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14.01pt"/>
    </style:style>
    <style:style style:name="co4" style:family="table-column">
      <style:table-column-properties fo:break-before="auto" style:column-width="114.7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95.24pt"/>
    </style:style>
    <style:style style:name="co7" style:family="table-column">
      <style:table-column-properties fo:break-before="auto" style:column-width="104.26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96.01pt"/>
    </style:style>
    <style:style style:name="co10" style:family="table-column">
      <style:table-column-properties fo:break-before="auto" style:column-width="176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avgTimes">
      <style:table-properties table:display="true" style:writing-mode="lr-tb"/>
    </style:style>
    <style:style style:name="ta3" style:family="table" style:master-page-name="PageStyle_5f_avgTimes_20_sertial_20_opt">
      <style:table-properties table:display="true" style:writing-mode="lr-tb"/>
    </style:style>
    <style:style style:name="ta4" style:family="table" style:master-page-name="PageStyle_5f_avgTimes_20_sertial_20_opt_20_buildOpt">
      <style:table-properties table:display="true" style:writing-mode="lr-tb"/>
    </style:style>
    <style:style style:name="ta5" style:family="table" style:master-page-name="PageStyle_5f_750ti">
      <style:table-properties table:display="true" style:writing-mode="lr-tb"/>
    </style:style>
    <style:style style:name="ta6" style:family="table" style:master-page-name="PageStyle_5f_1080ti_20_chunk_20_start_20_in_20_kernel">
      <style:table-properties table:display="true" style:writing-mode="lr-tb"/>
    </style:style>
    <style:style style:name="ta7" style:family="table" style:master-page-name="PageStyle_5f_i7_2c_1080ti_2c__20_arria10">
      <style:table-properties table:display="true" style:writing-mode="lr-tb"/>
    </style:style>
    <style:style style:name="ta8" style:family="table" style:master-page-name="PageStyle_5f_raw_20_results">
      <style:table-properties table:display="true" style:writing-mode="lr-tb"/>
    </style:style>
    <style:style style:name="ta9" style:family="table" style:master-page-name="PageStyle_5f_frontsiz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hpyergraphs</text:p>
          </table:table-cell>
          <table:table-cell table:style-name="ce2" office:value-type="string" calcext:value-type="string">
            <text:p><text:a xlink:href="https://zenodo.org/record/1156256#.WmPu5XWYV1M" xlink:type="simple">https://zenodo.org/record/1156256#.WmPu5XWYV1M</text:a>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i7-4790K</text:p>
          </table:table-cell>
          <table:table-cell table:style-name="ce1" office:value-type="string" calcext:value-type="string">
            <text:p>nvidia gtx 1080ti</text:p>
          </table:table-cell>
          <table:table-cell/>
          <table:table-cell table:style-name="ce1" office:value-type="string" calcext:value-type="string">
            <text:p>normaliz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vertices</text:p>
          </table:table-cell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/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153" calcext:value-type="float">
            <text:p>2153</text:p>
          </table:table-cell>
          <table:table-cell table:style-name="ce1" office:value-type="float" office:value="0.010512" calcext:value-type="float">
            <text:p>0.010512</text:p>
          </table:table-cell>
          <table:table-cell table:style-name="ce1" office:value-type="float" office:value="0.001139" calcext:value-type="float">
            <text:p>0.001139</text:p>
          </table:table-cell>
          <table:table-cell table:style-name="ce1" office:value-type="float" office:value="0.006377" calcext:value-type="float">
            <text:p>0.006377</text:p>
          </table:table-cell>
          <table:table-cell/>
          <table:table-cell table:style-name="ce1" office:value-type="float" office:value="2153" calcext:value-type="float">
            <text:p>2153</text:p>
          </table:table-cell>
          <table:table-cell table:formula="of:=[.C4]/[.$E$4]" office:value-type="float" office:value="1.64842402383566" calcext:value-type="float">
            <text:p>1.6484240238</text:p>
          </table:table-cell>
          <table:table-cell table:formula="of:=[.D4]/[.$E$4]" office:value-type="float" office:value="0.178610631958601" calcext:value-type="float">
            <text:p>0.178610632</text:p>
          </table:table-cell>
          <table:table-cell table:formula="of:=[.E4]/[.$E$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 office:value-type="float" office:value="0.007475" calcext:value-type="float">
            <text:p>0.007475</text:p>
          </table:table-cell>
          <table:table-cell table:style-name="ce1" office:value-type="float" office:value="0.001341" calcext:value-type="float">
            <text:p>0.001341</text:p>
          </table:table-cell>
          <table:table-cell table:style-name="ce1" office:value-type="float" office:value="0.002577" calcext:value-type="float">
            <text:p>0.002577</text:p>
          </table:table-cell>
          <table:table-cell/>
          <table:table-cell table:style-name="ce1" office:value-type="float" office:value="2118" calcext:value-type="float">
            <text:p>2118</text:p>
          </table:table-cell>
          <table:table-cell table:formula="of:=[.C5]/[.$E$5]" office:value-type="float" office:value="2.90065968180054" calcext:value-type="float">
            <text:p>2.9006596818</text:p>
          </table:table-cell>
          <table:table-cell table:formula="of:=[.D5]/[.$E$5]" office:value-type="float" office:value="0.520372526193248" calcext:value-type="float">
            <text:p>0.5203725262</text:p>
          </table:table-cell>
          <table:table-cell table:formula="of:=[.E5]/[.$E$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166" calcext:value-type="float">
            <text:p>2166</text:p>
          </table:table-cell>
          <table:table-cell table:style-name="ce1" office:value-type="float" office:value="0.007529" calcext:value-type="float">
            <text:p>0.007529</text:p>
          </table:table-cell>
          <table:table-cell table:style-name="ce1" office:value-type="float" office:value="0.001118" calcext:value-type="float">
            <text:p>0.001118</text:p>
          </table:table-cell>
          <table:table-cell table:style-name="ce1" office:value-type="float" office:value="0.008521" calcext:value-type="float">
            <text:p>0.008521</text:p>
          </table:table-cell>
          <table:table-cell/>
          <table:table-cell table:style-name="ce1" office:value-type="float" office:value="2166" calcext:value-type="float">
            <text:p>2166</text:p>
          </table:table-cell>
          <table:table-cell table:formula="of:=[.C6]/[.$E$6]" office:value-type="float" office:value="0.883581739232485" calcext:value-type="float">
            <text:p>0.8835817392</text:p>
          </table:table-cell>
          <table:table-cell table:formula="of:=[.D6]/[.$E$6]" office:value-type="float" office:value="0.131205257598873" calcext:value-type="float">
            <text:p>0.1312052576</text:p>
          </table:table-cell>
          <table:table-cell table:formula="of:=[.E6]/[.$E$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2132" calcext:value-type="float">
            <text:p>2132</text:p>
          </table:table-cell>
          <table:table-cell table:style-name="ce1" office:value-type="float" office:value="0.007339" calcext:value-type="float">
            <text:p>0.007339</text:p>
          </table:table-cell>
          <table:table-cell table:style-name="ce1" office:value-type="float" office:value="0.001343" calcext:value-type="float">
            <text:p>0.001343</text:p>
          </table:table-cell>
          <table:table-cell table:style-name="ce1" office:value-type="float" office:value="0.004724" calcext:value-type="float">
            <text:p>0.004724</text:p>
          </table:table-cell>
          <table:table-cell/>
          <table:table-cell table:style-name="ce1" office:value-type="float" office:value="2132" calcext:value-type="float">
            <text:p>2132</text:p>
          </table:table-cell>
          <table:table-cell table:formula="of:=[.C7]/[.$E$7]" office:value-type="float" office:value="1.55355630821338" calcext:value-type="float">
            <text:p>1.5535563082</text:p>
          </table:table-cell>
          <table:table-cell table:formula="of:=[.D7]/[.$E$7]" office:value-type="float" office:value="0.284292972057578" calcext:value-type="float">
            <text:p>0.2842929721</text:p>
          </table:table-cell>
          <table:table-cell table:formula="of:=[.E7]/[.$E$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458" calcext:value-type="float">
            <text:p>1458</text:p>
          </table:table-cell>
          <table:table-cell table:style-name="ce1" office:value-type="float" office:value="0.000607" calcext:value-type="float">
            <text:p>0.000607</text:p>
          </table:table-cell>
          <table:table-cell table:style-name="ce1" office:value-type="float" office:value="0.00032" calcext:value-type="float">
            <text:p>0.00032</text:p>
          </table:table-cell>
          <table:table-cell table:style-name="ce1" office:value-type="float" office:value="0.005209" calcext:value-type="float">
            <text:p>0.005209</text:p>
          </table:table-cell>
          <table:table-cell/>
          <table:table-cell table:style-name="ce1" office:value-type="float" office:value="1458" calcext:value-type="float">
            <text:p>1458</text:p>
          </table:table-cell>
          <table:table-cell table:formula="of:=[.C8]/[.$E$8]" office:value-type="float" office:value="0.116529084277213" calcext:value-type="float">
            <text:p>0.1165290843</text:p>
          </table:table-cell>
          <table:table-cell table:formula="of:=[.D8]/[.$E$8]" office:value-type="float" office:value="0.0614321366865041" calcext:value-type="float">
            <text:p>0.0614321367</text:p>
          </table:table-cell>
          <table:table-cell table:formula="of:=[.E8]/[.$E$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5697" calcext:value-type="float">
            <text:p>15697</text:p>
          </table:table-cell>
          <table:table-cell table:style-name="ce1" office:value-type="float" office:value="0.049793" calcext:value-type="float">
            <text:p>0.049793</text:p>
          </table:table-cell>
          <table:table-cell table:style-name="ce1" office:value-type="float" office:value="0.033225" calcext:value-type="float">
            <text:p>0.033225</text:p>
          </table:table-cell>
          <table:table-cell table:style-name="ce1" office:value-type="float" office:value="0.009869" calcext:value-type="float">
            <text:p>0.009869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0052" calcext:value-type="float">
            <text:p>40052</text:p>
          </table:table-cell>
          <table:table-cell table:style-name="ce1" office:value-type="float" office:value="0.155081" calcext:value-type="float">
            <text:p>0.155081</text:p>
          </table:table-cell>
          <table:table-cell table:style-name="ce1" office:value-type="float" office:value="0.14481" calcext:value-type="float">
            <text:p>0.14481</text:p>
          </table:table-cell>
          <table:table-cell table:style-name="ce1" office:value-type="float" office:value="0.017254" calcext:value-type="float">
            <text:p>0.017254</text:p>
          </table:table-cell>
          <table:table-cell/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88651" calcext:value-type="float">
            <text:p>88651</text:p>
          </table:table-cell>
          <table:table-cell table:style-name="ce1" office:value-type="float" office:value="0.313345" calcext:value-type="float">
            <text:p>0.313345</text:p>
          </table:table-cell>
          <table:table-cell table:style-name="ce1" office:value-type="float" office:value="0.360024" calcext:value-type="float">
            <text:p>0.360024</text:p>
          </table:table-cell>
          <table:table-cell table:style-name="ce1" office:value-type="float" office:value="0.017789" calcext:value-type="float">
            <text:p>0.017789</text:p>
          </table:table-cell>
          <table:table-cell/>
          <table:table-cell table:style-name="ce1" office:value-type="float" office:value="15697" calcext:value-type="float">
            <text:p>15697</text:p>
          </table:table-cell>
          <table:table-cell table:formula="of:=[.C9]/[.$E$9]" office:value-type="float" office:value="5.04539467017935" calcext:value-type="float">
            <text:p>5.0453946702</text:p>
          </table:table-cell>
          <table:table-cell table:formula="of:=[.D9]/[.$E$9]" office:value-type="float" office:value="3.36660249265376" calcext:value-type="float">
            <text:p>3.3666024927</text:p>
          </table:table-cell>
          <table:table-cell table:formula="of:=[.E9]/[.$E$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187380" calcext:value-type="float">
            <text:p>187380</text:p>
          </table:table-cell>
          <table:table-cell table:style-name="ce1" office:value-type="float" office:value="0.686108" calcext:value-type="float">
            <text:p>0.686108</text:p>
          </table:table-cell>
          <table:table-cell table:style-name="ce1" office:value-type="float" office:value="1.096573" calcext:value-type="float">
            <text:p>1.096573</text:p>
          </table:table-cell>
          <table:table-cell table:style-name="ce1" office:value-type="float" office:value="0.039965" calcext:value-type="float">
            <text:p>0.039965</text:p>
          </table:table-cell>
          <table:table-cell/>
          <table:table-cell table:style-name="ce1" office:value-type="float" office:value="40052" calcext:value-type="float">
            <text:p>40052</text:p>
          </table:table-cell>
          <table:table-cell table:formula="of:=[.C10]/[.$E$10]" office:value-type="float" office:value="8.98811869711371" calcext:value-type="float">
            <text:p>8.9881186971</text:p>
          </table:table-cell>
          <table:table-cell table:formula="of:=[.D10]/[.$E$10]" office:value-type="float" office:value="8.3928364437232" calcext:value-type="float">
            <text:p>8.3928364437</text:p>
          </table:table-cell>
          <table:table-cell table:formula="of:=[.E10]/[.$E$1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float" office:value="336215" calcext:value-type="float">
            <text:p>336215</text:p>
          </table:table-cell>
          <table:table-cell table:style-name="ce1" office:value-type="float" office:value="1.248462" calcext:value-type="float">
            <text:p>1.248462</text:p>
          </table:table-cell>
          <table:table-cell table:style-name="ce1" office:value-type="float" office:value="2.279811" calcext:value-type="float">
            <text:p>2.279811</text:p>
          </table:table-cell>
          <table:table-cell table:style-name="ce1" office:value-type="float" office:value="0.074525" calcext:value-type="float">
            <text:p>0.074525</text:p>
          </table:table-cell>
          <table:table-cell/>
          <table:table-cell table:style-name="ce1" office:value-type="float" office:value="88651" calcext:value-type="float">
            <text:p>88651</text:p>
          </table:table-cell>
          <table:table-cell table:formula="of:=[.C11]/[.$E$11]" office:value-type="float" office:value="17.6145370734724" calcext:value-type="float">
            <text:p>17.6145370735</text:p>
          </table:table-cell>
          <table:table-cell table:formula="of:=[.D11]/[.$E$11]" office:value-type="float" office:value="20.2385743999101" calcext:value-type="float">
            <text:p>20.2385743999</text:p>
          </table:table-cell>
          <table:table-cell table:formula="of:=[.E11]/[.$E$1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" office:value-type="float" office:value="187380" calcext:value-type="float">
            <text:p>187380</text:p>
          </table:table-cell>
          <table:table-cell table:formula="of:=[.C12]/[.$E$12]" office:value-type="float" office:value="17.167721756537" calcext:value-type="float">
            <text:p>17.1677217565</text:p>
          </table:table-cell>
          <table:table-cell table:formula="of:=[.D12]/[.$E$12]" office:value-type="float" office:value="27.4383335418491" calcext:value-type="float">
            <text:p>27.4383335418</text:p>
          </table:table-cell>
          <table:table-cell table:formula="of:=[.E12]/[.$E$1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 calcext:value-type="string">
            <text:p>scale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336215" calcext:value-type="float">
            <text:p>336215</text:p>
          </table:table-cell>
          <table:table-cell table:formula="of:=[.C13]/[.$E$13]" office:value-type="float" office:value="16.7522576316672" calcext:value-type="float">
            <text:p>16.7522576317</text:p>
          </table:table-cell>
          <table:table-cell table:formula="of:=[.D13]/[.$E$13]" office:value-type="float" office:value="30.5912244213351" calcext:value-type="float">
            <text:p>30.5912244213</text:p>
          </table:table-cell>
          <table:table-cell table:formula="of:=[.E13]/[.$E$1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push bfs </text:p>
          </table:table-cell>
          <table:table-cell table:style-name="ce1" office:value-type="string" calcext:value-type="string">
            <text:p>pull bfs </text:p>
          </table:table-cell>
          <table:table-cell table:style-name="ce1" office:value-type="string" calcext:value-type="string">
            <text:p>opencl bf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153" calcext:value-type="float">
            <text:p>2153</text:p>
          </table:table-cell>
          <table:table-cell table:formula="of:=[.C4]*[.$D$15]" office:value-type="float" office:value="10.512" calcext:value-type="float">
            <text:p>10.512</text:p>
          </table:table-cell>
          <table:table-cell table:formula="of:=[.D4]*[.$D$15]" office:value-type="float" office:value="1.139" calcext:value-type="float">
            <text:p>1.139</text:p>
          </table:table-cell>
          <table:table-cell table:formula="of:=[.E4]*[.$D$15]" office:value-type="float" office:value="6.377" calcext:value-type="float">
            <text:p>6.377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118" calcext:value-type="float">
            <text:p>2118</text:p>
          </table:table-cell>
          <table:table-cell table:formula="of:=[.C5]*[.$D$15]" office:value-type="float" office:value="7.475" calcext:value-type="float">
            <text:p>7.475</text:p>
          </table:table-cell>
          <table:table-cell table:formula="of:=[.D5]*[.$D$15]" office:value-type="float" office:value="1.341" calcext:value-type="float">
            <text:p>1.341</text:p>
          </table:table-cell>
          <table:table-cell table:formula="of:=[.E5]*[.$D$15]" office:value-type="float" office:value="2.577" calcext:value-type="float">
            <text:p>2.577</text:p>
          </table:table-cell>
          <table:table-cell table:number-columns-repeated="2"/>
          <table:table-cell>
            <draw:frame table:end-cell-address="Sheet1.M36" table:end-x="17.97pt" table:end-y="3.74pt" draw:z-index="2" draw:name="Chart 3" draw:style-name="gr1" draw:text-style-name="P1" svg:width="449.97pt" svg:height="278.22pt" svg:x="18pt" svg:y="9.01pt">
              <loext:p draw:notify-on-update-of-ranges="Sheet1.G2:Sheet1.G8 Sheet1.H2:Sheet1.H8 Sheet1.I2:Sheet1.I8 Sheet1.J2:Sheet1.J8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float" office:value="2166" calcext:value-type="float">
            <text:p>2166</text:p>
          </table:table-cell>
          <table:table-cell table:formula="of:=[.C6]*[.$D$15]" office:value-type="float" office:value="7.529" calcext:value-type="float">
            <text:p>7.529</text:p>
          </table:table-cell>
          <table:table-cell table:formula="of:=[.D6]*[.$D$15]" office:value-type="float" office:value="1.118" calcext:value-type="float">
            <text:p>1.118</text:p>
          </table:table-cell>
          <table:table-cell table:formula="of:=[.E6]*[.$D$15]" office:value-type="float" office:value="8.521" calcext:value-type="float">
            <text:p>8.521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132" calcext:value-type="float">
            <text:p>2132</text:p>
          </table:table-cell>
          <table:table-cell table:formula="of:=[.C7]*[.$D$15]" office:value-type="float" office:value="7.339" calcext:value-type="float">
            <text:p>7.339</text:p>
          </table:table-cell>
          <table:table-cell table:formula="of:=[.D7]*[.$D$15]" office:value-type="float" office:value="1.343" calcext:value-type="float">
            <text:p>1.343</text:p>
          </table:table-cell>
          <table:table-cell table:formula="of:=[.E7]*[.$D$15]" office:value-type="float" office:value="4.724" calcext:value-type="float">
            <text:p>4.72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458" calcext:value-type="float">
            <text:p>1458</text:p>
          </table:table-cell>
          <table:table-cell table:formula="of:=[.C8]*[.$D$15]" office:value-type="float" office:value="0.607" calcext:value-type="float">
            <text:p>0.607</text:p>
          </table:table-cell>
          <table:table-cell table:formula="of:=[.D8]*[.$D$15]" office:value-type="float" office:value="0.32" calcext:value-type="float">
            <text:p>0.32</text:p>
          </table:table-cell>
          <table:table-cell table:formula="of:=[.E8]*[.$D$15]" office:value-type="float" office:value="5.209" calcext:value-type="float">
            <text:p>5.20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push bfs </text:p>
          </table:table-cell>
          <table:table-cell table:style-name="ce1" office:value-type="string" calcext:value-type="string">
            <text:p>pull bfs </text:p>
          </table:table-cell>
          <table:table-cell table:style-name="ce1" office:value-type="string" calcext:value-type="string">
            <text:p>opencl bf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5697" calcext:value-type="float">
            <text:p>15697</text:p>
          </table:table-cell>
          <table:table-cell table:formula="of:=[.C9]*[.$D$15]" office:value-type="float" office:value="49.793" calcext:value-type="float">
            <text:p>49.793</text:p>
          </table:table-cell>
          <table:table-cell table:formula="of:=[.D9]*[.$D$15]" office:value-type="float" office:value="33.225" calcext:value-type="float">
            <text:p>33.225</text:p>
          </table:table-cell>
          <table:table-cell table:formula="of:=[.E9]*[.$D$15]" office:value-type="float" office:value="9.869" calcext:value-type="float">
            <text:p>9.869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0052" calcext:value-type="float">
            <text:p>40052</text:p>
          </table:table-cell>
          <table:table-cell table:formula="of:=[.C10]*[.$D$15]" office:value-type="float" office:value="155.081" calcext:value-type="float">
            <text:p>155.081</text:p>
          </table:table-cell>
          <table:table-cell table:formula="of:=[.D10]*[.$D$15]" office:value-type="float" office:value="144.81" calcext:value-type="float">
            <text:p>144.81</text:p>
          </table:table-cell>
          <table:table-cell table:formula="of:=[.E10]*[.$D$15]" office:value-type="float" office:value="17.254" calcext:value-type="float">
            <text:p>17.2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88651" calcext:value-type="float">
            <text:p>88651</text:p>
          </table:table-cell>
          <table:table-cell table:formula="of:=[.C11]*[.$D$15]" office:value-type="float" office:value="313.345" calcext:value-type="float">
            <text:p>313.345</text:p>
          </table:table-cell>
          <table:table-cell table:formula="of:=[.D11]*[.$D$15]" office:value-type="float" office:value="360.024" calcext:value-type="float">
            <text:p>360.024</text:p>
          </table:table-cell>
          <table:table-cell table:formula="of:=[.E11]*[.$D$15]" office:value-type="float" office:value="17.789" calcext:value-type="float">
            <text:p>17.789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87380" calcext:value-type="float">
            <text:p>187380</text:p>
          </table:table-cell>
          <table:table-cell table:formula="of:=[.C12]*[.$D$15]" office:value-type="float" office:value="686.108" calcext:value-type="float">
            <text:p>686.108</text:p>
          </table:table-cell>
          <table:table-cell table:formula="of:=[.D12]*[.$D$15]" office:value-type="float" office:value="1096.573" calcext:value-type="float">
            <text:p>1096.573</text:p>
          </table:table-cell>
          <table:table-cell table:formula="of:=[.E12]*[.$D$15]" office:value-type="float" office:value="39.965" calcext:value-type="float">
            <text:p>39.96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336215" calcext:value-type="float">
            <text:p>336215</text:p>
          </table:table-cell>
          <table:table-cell table:formula="of:=[.C13]*[.$D$15]" office:value-type="float" office:value="1248.462" calcext:value-type="float">
            <text:p>1248.462</text:p>
          </table:table-cell>
          <table:table-cell table:formula="of:=[.D13]*[.$D$15]" office:value-type="float" office:value="2279.811" calcext:value-type="float">
            <text:p>2279.811</text:p>
          </table:table-cell>
          <table:table-cell table:formula="of:=[.E13]*[.$D$15]" office:value-type="float" office:value="74.525" calcext:value-type="float">
            <text:p>74.5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Sheet1.G47" table:end-x="8.22pt" table:end-y="15pt" draw:z-index="0" draw:name="Chart 1" draw:style-name="gr1" draw:text-style-name="P1" svg:width="449.97pt" svg:height="278.22pt" svg:x="8.25pt" svg:y="4.51pt">
              <loext:p draw:notify-on-update-of-ranges="Sheet1.B17:Sheet1.B21 Sheet1.C16:Sheet1.C16 Sheet1.C17:Sheet1.C21 Sheet1.D16:Sheet1.D16 Sheet1.D17:Sheet1.D21 Sheet1.E16:Sheet1.E16 Sheet1.E17:Sheet1.E2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Sheet1.M56" table:end-x="19.47pt" table:end-y="8.99pt" draw:z-index="3" draw:name="Chart 4" draw:style-name="gr1" draw:text-style-name="P1" svg:width="449.97pt" svg:height="278.22pt" svg:x="19.5pt" svg:y="14.26pt">
              <loext:p draw:notify-on-update-of-ranges="Sheet1.G11:Sheet1.G15 Sheet1.H10:Sheet1.H10 Sheet1.H11:Sheet1.H15 Sheet1.I10:Sheet1.I10 Sheet1.I11:Sheet1.I15 Sheet1.J10:Sheet1.J10 Sheet1.J11:Sheet1.J1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/>
          <table:table-cell>
            <draw:frame table:end-cell-address="Sheet1.G66" table:end-x="7.48pt" table:end-y="15.73pt" draw:z-index="1" draw:name="Chart 2" draw:style-name="gr1" draw:text-style-name="P1" svg:width="449.97pt" svg:height="278.22pt" svg:x="7.51pt" svg:y="5.24pt">
              <loext:p draw:notify-on-update-of-ranges="Sheet1.B24:Sheet1.B28 Sheet1.C23:Sheet1.C23 Sheet1.C24:Sheet1.C28 Sheet1.D23:Sheet1.D23 Sheet1.D24:Sheet1.D28 Sheet1.E23:Sheet1.E23 Sheet1.E24:Sheet1.E2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gTimes" table:style-name="ta2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/C++ build flags: -g</text:p>
          </table:table-cell>
          <table:table-cell table:style-name="ce1"/>
          <table:table-cell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opencl kernel build flags: -cl-opt-disable</text:p>
          </table:table-cell>
          <table:table-cell table:style-name="ce1"/>
          <table:table-cell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engpar version</text:p>
          </table:table-cell>
          <table:table-cell table:style-name="ce1" office:value-type="string" calcext:value-type="string">
            <text:p>82fbd6555e93c0f33cdcabcce9554d7d8f1a8897</text:p>
          </table:table-cell>
          <table:table-cell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average of five runs</text:p>
          </table:table-cell>
          <table:table-cell table:number-columns-repeated="2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/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opencl fpga bfs (s)</text:p>
          </table:table-cell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1"/>
        </table:table-row>
        <table:table-row table:style-name="ro1">
          <table:table-cell table:style-name="ce1" office:value-type="float" office:value="9626" calcext:value-type="float">
            <text:p>9626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graph128Ki_88637</text:p>
          </table:table-cell>
          <table:table-cell table:style-name="ce1" office:value-type="float" office:value="0.007447" calcext:value-type="float">
            <text:p>0.007447</text:p>
          </table:table-cell>
          <table:table-cell table:style-name="ce1" office:value-type="float" office:value="0.00113814" calcext:value-type="float">
            <text:p>0.00113814</text:p>
          </table:table-cell>
          <table:table-cell table:style-name="ce1" office:value-type="float" office:value="0.004343" calcext:value-type="float">
            <text:p>0.004343</text:p>
          </table:table-cell>
          <table:table-cell table:style-name="ce1" office:value-type="string" calcext:value-type="string">
            <text:p>segfault</text:p>
          </table:table-cell>
          <table:table-cell table:formula="of:=([.B6]/(1000*1000*1000))/[.F6]" office:value-type="float" office:value="0.000495740271701589" calcext:value-type="float">
            <text:p>0.0004957403</text:p>
          </table:table-cell>
          <table:table-cell/>
          <table:table-cell table:style-name="ce1" office:value-type="string" calcext:value-type="string">
            <text:p>graph128Ki_88637</text:p>
          </table:table-cell>
          <table:table-cell table:formula="of:=[.D6]/[.$F6]" office:value-type="float" office:value="1.7147133317983" calcext:value-type="float">
            <text:p>1.7147133318</text:p>
          </table:table-cell>
          <table:table-cell table:formula="of:=[.E6]/[.$F6]" office:value-type="float" office:value="0.262063090029933" calcext:value-type="float">
            <text:p>0.26206309</text:p>
          </table:table-cell>
          <table:table-cell table:formula="of:=[.F6]/[.$F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9846" calcext:value-type="float">
            <text:p>9846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graph128Ki_25114</text:p>
          </table:table-cell>
          <table:table-cell table:style-name="ce1" office:value-type="float" office:value="0.00750371" calcext:value-type="float">
            <text:p>0.00750371</text:p>
          </table:table-cell>
          <table:table-cell table:style-name="ce1" office:value-type="float" office:value="0.00135814" calcext:value-type="float">
            <text:p>0.00135814</text:p>
          </table:table-cell>
          <table:table-cell table:style-name="ce1" office:value-type="float" office:value="0.002534" calcext:value-type="float">
            <text:p>0.002534</text:p>
          </table:table-cell>
          <table:table-cell table:style-name="ce1" office:value-type="float" office:value="0.0019102" calcext:value-type="float">
            <text:p>0.0019102</text:p>
          </table:table-cell>
          <table:table-cell table:formula="of:=([.B7]/(1000*1000*1000))/[.F7]" office:value-type="float" office:value="0.000835832675611681" calcext:value-type="float">
            <text:p>0.0008358327</text:p>
          </table:table-cell>
          <table:table-cell/>
          <table:table-cell table:style-name="ce1" office:value-type="string" calcext:value-type="string">
            <text:p>graph128Ki_25114</text:p>
          </table:table-cell>
          <table:table-cell table:formula="of:=[.D7]/[.$F7]" office:value-type="float" office:value="2.96121152328335" calcext:value-type="float">
            <text:p>2.9612115233</text:p>
          </table:table-cell>
          <table:table-cell table:formula="of:=[.E7]/[.$F7]" office:value-type="float" office:value="0.535966850828729" calcext:value-type="float">
            <text:p>0.5359668508</text:p>
          </table:table-cell>
          <table:table-cell table:formula="of:=[.F7]/[.$F7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9907" calcext:value-type="float">
            <text:p>9907</text:p>
          </table:table-cell>
          <table:table-cell table:style-name="ce1" office:value-type="float" office:value="2166" calcext:value-type="float">
            <text:p>2166</text:p>
          </table:table-cell>
          <table:table-cell table:style-name="ce1" office:value-type="string" calcext:value-type="string">
            <text:p>afterMigr_81334</text:p>
          </table:table-cell>
          <table:table-cell table:style-name="ce1" office:value-type="float" office:value="0.00765286" calcext:value-type="float">
            <text:p>0.00765286</text:p>
          </table:table-cell>
          <table:table-cell table:style-name="ce1" office:value-type="float" office:value="0.001129" calcext:value-type="float">
            <text:p>0.001129</text:p>
          </table:table-cell>
          <table:table-cell table:style-name="ce1" office:value-type="float" office:value="0.00631543" calcext:value-type="float">
            <text:p>0.00631543</text:p>
          </table:table-cell>
          <table:table-cell table:style-name="ce1" office:value-type="string" calcext:value-type="string">
            <text:p>segfault</text:p>
          </table:table-cell>
          <table:table-cell table:formula="of:=([.B8]/(1000*1000*1000))/[.F8]" office:value-type="float" office:value="0.000342969520681885" calcext:value-type="float">
            <text:p>0.0003429695</text:p>
          </table:table-cell>
          <table:table-cell/>
          <table:table-cell table:style-name="ce1" office:value-type="string" calcext:value-type="string">
            <text:p>afterMigr_81334</text:p>
          </table:table-cell>
          <table:table-cell table:formula="of:=[.D8]/[.$F8]" office:value-type="float" office:value="1.21177180334514" calcext:value-type="float">
            <text:p>1.2117718033</text:p>
          </table:table-cell>
          <table:table-cell table:formula="of:=[.E8]/[.$F8]" office:value-type="float" office:value="0.178768508240927" calcext:value-type="float">
            <text:p>0.1787685082</text:p>
          </table:table-cell>
          <table:table-cell table:formula="of:=[.F8]/[.$F8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9742" calcext:value-type="float">
            <text:p>9742</text:p>
          </table:table-cell>
          <table:table-cell table:style-name="ce1" office:value-type="float" office:value="2132" calcext:value-type="float">
            <text:p>2132</text:p>
          </table:table-cell>
          <table:table-cell table:style-name="ce1" office:value-type="string" calcext:value-type="string">
            <text:p>afterMigr_1457</text:p>
          </table:table-cell>
          <table:table-cell table:style-name="ce1" office:value-type="float" office:value="0.00738829" calcext:value-type="float">
            <text:p>0.00738829</text:p>
          </table:table-cell>
          <table:table-cell table:style-name="ce1" office:value-type="float" office:value="0.00133486" calcext:value-type="float">
            <text:p>0.00133486</text:p>
          </table:table-cell>
          <table:table-cell table:style-name="ce1" office:value-type="float" office:value="0.00478657" calcext:value-type="float">
            <text:p>0.00478657</text:p>
          </table:table-cell>
          <table:table-cell table:style-name="ce1" office:value-type="float" office:value="0.0018266" calcext:value-type="float">
            <text:p>0.0018266</text:p>
          </table:table-cell>
          <table:table-cell table:formula="of:=([.B9]/(1000*1000*1000))/[.F9]" office:value-type="float" office:value="0.000445412894828656" calcext:value-type="float">
            <text:p>0.0004454129</text:p>
          </table:table-cell>
          <table:table-cell/>
          <table:table-cell table:style-name="ce1" office:value-type="string" calcext:value-type="string">
            <text:p>afterMigr_1457</text:p>
          </table:table-cell>
          <table:table-cell table:formula="of:=[.D9]/[.$F9]" office:value-type="float" office:value="1.54354579584128" calcext:value-type="float">
            <text:p>1.5435457958</text:p>
          </table:table-cell>
          <table:table-cell table:formula="of:=[.E9]/[.$F9]" office:value-type="float" office:value="0.27887610543667" calcext:value-type="float">
            <text:p>0.2788761054</text:p>
          </table:table-cell>
          <table:table-cell table:formula="of:=[.F9]/[.$F9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float" office:value="0.000597714" calcext:value-type="float">
            <text:p>0.000597714</text:p>
          </table:table-cell>
          <table:table-cell table:style-name="ce1" office:value-type="float" office:value="0.000321429" calcext:value-type="float">
            <text:p>0.000321429</text:p>
          </table:table-cell>
          <table:table-cell table:style-name="ce1" office:value-type="float" office:value="0.00525" calcext:value-type="float">
            <text:p>0.00525</text:p>
          </table:table-cell>
          <table:table-cell table:style-name="ce1" office:value-type="float" office:value="0.0021136" calcext:value-type="float">
            <text:p>0.0021136</text:p>
          </table:table-cell>
          <table:table-cell table:formula="of:=([.B10]/(1000*1000*1000))/[.F10]" office:value-type="float" office:value="0.000277714285714286" calcext:value-type="float">
            <text:p>0.0002777143</text:p>
          </table:table-cell>
          <table:table-cell/>
          <table:table-cell table:style-name="ce1" office:value-type="string" calcext:value-type="string">
            <text:p>cube</text:p>
          </table:table-cell>
          <table:table-cell table:formula="of:=[.D10]/[.$F10]" office:value-type="float" office:value="0.113850285714286" calcext:value-type="float">
            <text:p>0.1138502857</text:p>
          </table:table-cell>
          <table:table-cell table:formula="of:=[.E10]/[.$F10]" office:value-type="float" office:value="0.0612245714285714" calcext:value-type="float">
            <text:p>0.0612245714</text:p>
          </table:table-cell>
          <table:table-cell table:formula="of:=[.F10]/[.$F10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/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/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1"/>
        </table:table-row>
        <table:table-row table:style-name="ro1">
          <table:table-cell table:style-name="ce1" office:value-type="float" office:value="66433" calcext:value-type="float">
            <text:p>66433</text:p>
          </table:table-cell>
          <table:table-cell table:style-name="ce1" office:value-type="float" office:value="15697" calcext:value-type="float">
            <text:p>15697</text:p>
          </table:table-cell>
          <table:table-cell table:style-name="ce1" office:value-type="string" calcext:value-type="string">
            <text:p>67k</text:p>
          </table:table-cell>
          <table:table-cell table:style-name="ce1" office:value-type="float" office:value="0.049906" calcext:value-type="float">
            <text:p>0.049906</text:p>
          </table:table-cell>
          <table:table-cell table:style-name="ce1" office:value-type="float" office:value="0.0329133" calcext:value-type="float">
            <text:p>0.0329133</text:p>
          </table:table-cell>
          <table:table-cell table:style-name="ce1" office:value-type="float" office:value="0.0121661" calcext:value-type="float">
            <text:p>0.0121661</text:p>
          </table:table-cell>
          <table:table-cell table:style-name="ce1" office:value-type="float" office:value="0.0291928" calcext:value-type="float">
            <text:p>0.0291928</text:p>
          </table:table-cell>
          <table:table-cell table:formula="of:=([.B12]/(1000*1000*1000))/[.F12]" office:value-type="float" office:value="0.00129022447620848" calcext:value-type="float">
            <text:p>0.0012902245</text:p>
          </table:table-cell>
          <table:table-cell/>
          <table:table-cell table:style-name="ce1" office:value-type="string" calcext:value-type="string">
            <text:p>67k</text:p>
          </table:table-cell>
          <table:table-cell table:formula="of:=[.D12]/[.$F12]" office:value-type="float" office:value="4.10205406827167" calcext:value-type="float">
            <text:p>4.1020540683</text:p>
          </table:table-cell>
          <table:table-cell table:formula="of:=[.E12]/[.$F12]" office:value-type="float" office:value="2.70532874133864" calcext:value-type="float">
            <text:p>2.7053287413</text:p>
          </table:table-cell>
          <table:table-cell table:formula="of:=[.F12]/[.$F12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92728" calcext:value-type="float">
            <text:p>192728</text:p>
          </table:table-cell>
          <table:table-cell table:style-name="ce1" office:value-type="float" office:value="40052" calcext:value-type="float">
            <text:p>40052</text:p>
          </table:table-cell>
          <table:table-cell table:style-name="ce1" office:value-type="string" calcext:value-type="string">
            <text:p>190k</text:p>
          </table:table-cell>
          <table:table-cell table:style-name="ce1" office:value-type="float" office:value="0.149972" calcext:value-type="float">
            <text:p>0.149972</text:p>
          </table:table-cell>
          <table:table-cell table:style-name="ce1" office:value-type="float" office:value="0.144892" calcext:value-type="float">
            <text:p>0.144892</text:p>
          </table:table-cell>
          <table:table-cell table:style-name="ce1" office:value-type="float" office:value="0.0218806" calcext:value-type="float">
            <text:p>0.0218806</text:p>
          </table:table-cell>
          <table:table-cell table:style-name="ce1" office:value-type="float" office:value="0.121112" calcext:value-type="float">
            <text:p>0.121112</text:p>
          </table:table-cell>
          <table:table-cell table:formula="of:=([.B13]/(1000*1000*1000))/[.F13]" office:value-type="float" office:value="0.00183047996855662" calcext:value-type="float">
            <text:p>0.00183048</text:p>
          </table:table-cell>
          <table:table-cell/>
          <table:table-cell table:style-name="ce1" office:value-type="string" calcext:value-type="string">
            <text:p>190k</text:p>
          </table:table-cell>
          <table:table-cell table:formula="of:=[.D13]/[.$F13]" office:value-type="float" office:value="6.85410820544226" calcext:value-type="float">
            <text:p>6.8541082054</text:p>
          </table:table-cell>
          <table:table-cell table:formula="of:=[.E13]/[.$F13]" office:value-type="float" office:value="6.62193906931254" calcext:value-type="float">
            <text:p>6.6219390693</text:p>
          </table:table-cell>
          <table:table-cell table:formula="of:=[.F13]/[.$F13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404613" calcext:value-type="float">
            <text:p>404613</text:p>
          </table:table-cell>
          <table:table-cell table:style-name="ce1" office:value-type="float" office:value="88651" calcext:value-type="float">
            <text:p>88651</text:p>
          </table:table-cell>
          <table:table-cell table:style-name="ce1" office:value-type="string" calcext:value-type="string">
            <text:p>400k</text:p>
          </table:table-cell>
          <table:table-cell table:style-name="ce1" office:value-type="float" office:value="0.316858" calcext:value-type="float">
            <text:p>0.316858</text:p>
          </table:table-cell>
          <table:table-cell table:style-name="ce1" office:value-type="float" office:value="0.362607" calcext:value-type="float">
            <text:p>0.362607</text:p>
          </table:table-cell>
          <table:table-cell table:style-name="ce1" office:value-type="float" office:value="0.0178157" calcext:value-type="float">
            <text:p>0.0178157</text:p>
          </table:table-cell>
          <table:table-cell table:style-name="ce1" office:value-type="float" office:value="0.295794" calcext:value-type="float">
            <text:p>0.295794</text:p>
          </table:table-cell>
          <table:table-cell table:formula="of:=([.B14]/(1000*1000*1000))/[.F14]" office:value-type="float" office:value="0.00497600431080452" calcext:value-type="float">
            <text:p>0.0049760043</text:p>
          </table:table-cell>
          <table:table-cell/>
          <table:table-cell table:style-name="ce1" office:value-type="string" calcext:value-type="string">
            <text:p>400k</text:p>
          </table:table-cell>
          <table:table-cell table:formula="of:=[.D14]/[.$F14]" office:value-type="float" office:value="17.7853241803578" calcext:value-type="float">
            <text:p>17.7853241804</text:p>
          </table:table-cell>
          <table:table-cell table:formula="of:=[.E14]/[.$F14]" office:value-type="float" office:value="20.353227771011" calcext:value-type="float">
            <text:p>20.353227771</text:p>
          </table:table-cell>
          <table:table-cell table:formula="of:=[.F14]/[.$F14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890925" calcext:value-type="float">
            <text:p>890925</text:p>
          </table:table-cell>
          <table:table-cell table:style-name="ce1" office:value-type="float" office:value="187380" calcext:value-type="float">
            <text:p>187380</text:p>
          </table:table-cell>
          <table:table-cell table:style-name="ce1" office:value-type="string" calcext:value-type="string">
            <text:p>890k</text:p>
          </table:table-cell>
          <table:table-cell table:style-name="ce1" office:value-type="float" office:value="0.697032" calcext:value-type="float">
            <text:p>0.697032</text:p>
          </table:table-cell>
          <table:table-cell table:style-name="ce1" office:value-type="float" office:value="1.11785" calcext:value-type="float">
            <text:p>1.11785</text:p>
          </table:table-cell>
          <table:table-cell table:style-name="ce1" office:value-type="float" office:value="0.0401333" calcext:value-type="float">
            <text:p>0.0401333</text:p>
          </table:table-cell>
          <table:table-cell table:style-name="ce1" office:value-type="float" office:value="0.926694" calcext:value-type="float">
            <text:p>0.926694</text:p>
          </table:table-cell>
          <table:table-cell table:formula="of:=([.B15]/(1000*1000*1000))/[.F15]" office:value-type="float" office:value="0.00466894075493418" calcext:value-type="float">
            <text:p>0.0046689408</text:p>
          </table:table-cell>
          <table:table-cell/>
          <table:table-cell table:style-name="ce1" office:value-type="string" calcext:value-type="string">
            <text:p>890k</text:p>
          </table:table-cell>
          <table:table-cell table:formula="of:=[.D15]/[.$F15]" office:value-type="float" office:value="17.3679214019281" calcext:value-type="float">
            <text:p>17.3679214019</text:p>
          </table:table-cell>
          <table:table-cell table:formula="of:=[.E15]/[.$F15]" office:value-type="float" office:value="27.8534284496914" calcext:value-type="float">
            <text:p>27.8534284497</text:p>
          </table:table-cell>
          <table:table-cell table:formula="of:=[.F15]/[.$F15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580611" calcext:value-type="float">
            <text:p>1580611</text:p>
          </table:table-cell>
          <table:table-cell table:style-name="ce1" office:value-type="float" office:value="336215" calcext:value-type="float">
            <text:p>336215</text:p>
          </table:table-cell>
          <table:table-cell table:style-name="ce1" office:value-type="string" calcext:value-type="string">
            <text:p>1.6M</text:p>
          </table:table-cell>
          <table:table-cell table:style-name="ce1" office:value-type="float" office:value="1.24768" calcext:value-type="float">
            <text:p>1.24768</text:p>
          </table:table-cell>
          <table:table-cell table:style-name="ce1" office:value-type="float" office:value="2.2956" calcext:value-type="float">
            <text:p>2.2956</text:p>
          </table:table-cell>
          <table:table-cell table:style-name="ce1" office:value-type="float" office:value="0.0746554" calcext:value-type="float">
            <text:p>0.0746554</text:p>
          </table:table-cell>
          <table:table-cell table:style-name="ce1" office:value-type="float" office:value="1.91231" calcext:value-type="float">
            <text:p>1.91231</text:p>
          </table:table-cell>
          <table:table-cell table:formula="of:=([.B16]/(1000*1000*1000))/[.F16]" office:value-type="float" office:value="0.00450355901917343" calcext:value-type="float">
            <text:p>0.004503559</text:p>
          </table:table-cell>
          <table:table-cell/>
          <table:table-cell table:style-name="ce1" office:value-type="string" calcext:value-type="string">
            <text:p>1.6M</text:p>
          </table:table-cell>
          <table:table-cell table:formula="of:=[.D16]/[.$F16]" office:value-type="float" office:value="16.7125218001645" calcext:value-type="float">
            <text:p>16.7125218002</text:p>
          </table:table-cell>
          <table:table-cell table:formula="of:=[.E16]/[.$F16]" office:value-type="float" office:value="30.7492827042652" calcext:value-type="float">
            <text:p>30.7492827043</text:p>
          </table:table-cell>
          <table:table-cell table:formula="of:=[.F16]/[.$F16]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3"/>
          <table:table-cell>
            <draw:frame table:end-cell-address="avgTimes.M36" table:end-x="49.46pt" table:end-y="4.48pt" draw:z-index="2" draw:name="Chart 7" draw:style-name="gr1" draw:text-style-name="P1" svg:width="449.97pt" svg:height="278.22pt" svg:x="73.5pt" svg:y="9.75pt">
              <loext:p draw:notify-on-update-of-ranges="avgTimes.J6:avgTimes.J10 avgTimes.K5:avgTimes.K5 avgTimes.K6:avgTimes.K10 avgTimes.L5:avgTimes.L5 avgTimes.L6:avgTimes.L10 avgTimes.M5:avgTimes.M5 avgTimes.M6:avgTimes.M10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3">
          <table:table-cell table:style-name="ce1" table:number-columns-repeated="4"/>
          <table:table-cell table:number-columns-repeated="1020"/>
        </table:table-row>
        <table:table-row table:style-name="ro1" table:number-rows-repeated="5">
          <table:table-cell table:style-name="ce1"/>
          <table:table-cell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/>
          <table:table-cell>
            <draw:frame table:end-cell-address="avgTimes.G46" table:end-x="79.48pt" table:end-y="8.96pt" draw:z-index="0" draw:name="Chart 5" draw:style-name="gr1" draw:text-style-name="P1" svg:width="449.97pt" svg:height="278.22pt" svg:x="5.24pt" svg:y="14.26pt">
              <loext:p draw:notify-on-update-of-ranges="avgTimes.C6:avgTimes.C10 avgTimes.D5:avgTimes.D5 avgTimes.D6:avgTimes.D10 avgTimes.E5:avgTimes.E5 avgTimes.E6:avgTimes.E10 avgTimes.F5:avgTimes.F5 avgTimes.F6:avgTimes.F10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6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>
            <draw:frame table:end-cell-address="avgTimes.F55" table:end-x="33.76pt" table:end-y="10.49pt" draw:z-index="1" draw:name="Chart 6" draw:style-name="gr1" draw:text-style-name="P1" svg:width="449.97pt" svg:height="278.22pt" svg:x="81.01pt" svg:y="0pt">
              <loext:p draw:notify-on-update-of-ranges="avgTimes.C12:avgTimes.C16 avgTimes.D11:avgTimes.D11 avgTimes.D12:avgTimes.D16 avgTimes.E11:avgTimes.E11 avgTimes.E12:avgTimes.E16 avgTimes.F11:avgTimes.F11 avgTimes.F12:avgTimes.F16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1"/>
          <table:table-cell table:number-columns-repeated="5"/>
          <table:table-cell>
            <draw:frame table:end-cell-address="avgTimes.M55" table:end-x="48.7pt" table:end-y="13.49pt" draw:z-index="3" draw:name="Chart 8" draw:style-name="gr1" draw:text-style-name="P1" svg:width="449.97pt" svg:height="278.22pt" svg:x="72.74pt" svg:y="3pt">
              <loext:p draw:notify-on-update-of-ranges="avgTimes.J12:avgTimes.J16 avgTimes.K11:avgTimes.K11 avgTimes.K12:avgTimes.K16 avgTimes.L11:avgTimes.L11 avgTimes.L12:avgTimes.L16 avgTimes.M11:avgTimes.M11 avgTimes.M12:avgTimes.M16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9">
          <table:table-cell table:style-name="ce1" table:number-columns-repeated="2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gTimes sertial opt" table:style-name="ta3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/C++ build flags: -g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opencl kernel build flags: -cl-opt-disable</text:p>
          </table:table-cell>
          <table:table-cell table:style-name="ce1"/>
          <table:table-cell/>
          <table:table-cell table:style-name="ce1" table:number-columns-repeated="3"/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engpar version</text:p>
          </table:table-cell>
          <table:table-cell table:style-name="ce1" office:value-type="string" calcext:value-type="string">
            <text:p>d80ae10ac086842635c7423a00c09f2f62125563</text:p>
          </table:table-cell>
          <table:table-cell/>
          <table:table-cell table:style-name="ce1" table:number-columns-repeated="3"/>
          <table:table-cell table:number-columns-repeated="2"/>
          <table:table-cell table:style-name="ce1" office:value-type="string" calcext:value-type="string">
            <text:p>normalize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verage of five runs</text:p>
          </table:table-cell>
          <table:table-cell table:number-columns-repeated="2"/>
          <table:table-cell table:style-name="ce1" table:number-columns-repeated="3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2"/>
        </table:table-row>
        <table:table-row table:style-name="ro1">
          <table:table-cell table:style-name="ce1" office:value-type="float" office:value="9626" calcext:value-type="float">
            <text:p>9626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graph128Ki_88637</text:p>
          </table:table-cell>
          <table:table-cell table:style-name="ce1" office:value-type="float" office:value="0.0027882" calcext:value-type="float">
            <text:p>0.0027882</text:p>
          </table:table-cell>
          <table:table-cell table:style-name="ce1" office:value-type="float" office:value="0.0006546" calcext:value-type="float">
            <text:p>0.0006546</text:p>
          </table:table-cell>
          <table:table-cell table:style-name="ce1" office:value-type="float" office:value="0.0042482" calcext:value-type="float">
            <text:p>0.0042482</text:p>
          </table:table-cell>
          <table:table-cell table:formula="of:=([.B6]/(1000*1000*1000))/[.F6]" office:value-type="float" office:value="0.000506802881220282" calcext:value-type="float">
            <text:p>0.0005068029</text:p>
          </table:table-cell>
          <table:table-cell/>
          <table:table-cell table:style-name="ce1" office:value-type="string" calcext:value-type="string">
            <text:p>graph128Ki_88637</text:p>
          </table:table-cell>
          <table:table-cell table:formula="of:=[.D6]/[.$F6]" office:value-type="float" office:value="0.656325031778165" calcext:value-type="float">
            <text:p>0.6563250318</text:p>
          </table:table-cell>
          <table:table-cell table:formula="of:=[.E6]/[.$F6]" office:value-type="float" office:value="0.154088790546584" calcext:value-type="float">
            <text:p>0.1540887905</text:p>
          </table:table-cell>
          <table:table-cell table:formula="of:=[.F6]/[.$F6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9846" calcext:value-type="float">
            <text:p>9846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graph128Ki_25114</text:p>
          </table:table-cell>
          <table:table-cell table:style-name="ce1" office:value-type="float" office:value="0.0027856" calcext:value-type="float">
            <text:p>0.0027856</text:p>
          </table:table-cell>
          <table:table-cell table:style-name="ce1" office:value-type="float" office:value="0.00071" calcext:value-type="float">
            <text:p>0.00071</text:p>
          </table:table-cell>
          <table:table-cell table:style-name="ce1" office:value-type="float" office:value="0.0026014" calcext:value-type="float">
            <text:p>0.0026014</text:p>
          </table:table-cell>
          <table:table-cell table:formula="of:=([.B7]/(1000*1000*1000))/[.F7]" office:value-type="float" office:value="0.000814176981625279" calcext:value-type="float">
            <text:p>0.000814177</text:p>
          </table:table-cell>
          <table:table-cell/>
          <table:table-cell table:style-name="ce1" office:value-type="string" calcext:value-type="string">
            <text:p>graph128Ki_25114</text:p>
          </table:table-cell>
          <table:table-cell table:formula="of:=[.D7]/[.$F7]" office:value-type="float" office:value="1.0708080264473" calcext:value-type="float">
            <text:p>1.0708080264</text:p>
          </table:table-cell>
          <table:table-cell table:formula="of:=[.E7]/[.$F7]" office:value-type="float" office:value="0.272929960790344" calcext:value-type="float">
            <text:p>0.2729299608</text:p>
          </table:table-cell>
          <table:table-cell table:formula="of:=[.F7]/[.$F7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9907" calcext:value-type="float">
            <text:p>9907</text:p>
          </table:table-cell>
          <table:table-cell table:style-name="ce1" office:value-type="float" office:value="2166" calcext:value-type="float">
            <text:p>2166</text:p>
          </table:table-cell>
          <table:table-cell table:style-name="ce1" office:value-type="string" calcext:value-type="string">
            <text:p>afterMigr_81334</text:p>
          </table:table-cell>
          <table:table-cell table:style-name="ce1" office:value-type="float" office:value="0.0028126" calcext:value-type="float">
            <text:p>0.0028126</text:p>
          </table:table-cell>
          <table:table-cell table:style-name="ce1" office:value-type="float" office:value="0.0006824" calcext:value-type="float">
            <text:p>0.0006824</text:p>
          </table:table-cell>
          <table:table-cell table:style-name="ce1" office:value-type="float" office:value="0.006302" calcext:value-type="float">
            <text:p>0.006302</text:p>
          </table:table-cell>
          <table:table-cell table:formula="of:=([.B8]/(1000*1000*1000))/[.F8]" office:value-type="float" office:value="0.000343700412567439" calcext:value-type="float">
            <text:p>0.0003437004</text:p>
          </table:table-cell>
          <table:table-cell/>
          <table:table-cell table:style-name="ce1" office:value-type="string" calcext:value-type="string">
            <text:p>afterMigr_81334</text:p>
          </table:table-cell>
          <table:table-cell table:formula="of:=[.D8]/[.$F8]" office:value-type="float" office:value="0.446302761028245" calcext:value-type="float">
            <text:p>0.446302761</text:p>
          </table:table-cell>
          <table:table-cell table:formula="of:=[.E8]/[.$F8]" office:value-type="float" office:value="0.108283084735005" calcext:value-type="float">
            <text:p>0.1082830847</text:p>
          </table:table-cell>
          <table:table-cell table:formula="of:=[.F8]/[.$F8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9742" calcext:value-type="float">
            <text:p>9742</text:p>
          </table:table-cell>
          <table:table-cell table:style-name="ce1" office:value-type="float" office:value="2132" calcext:value-type="float">
            <text:p>2132</text:p>
          </table:table-cell>
          <table:table-cell table:style-name="ce1" office:value-type="string" calcext:value-type="string">
            <text:p>afterMigr_1457</text:p>
          </table:table-cell>
          <table:table-cell table:style-name="ce1" office:value-type="float" office:value="0.002753" calcext:value-type="float">
            <text:p>0.002753</text:p>
          </table:table-cell>
          <table:table-cell table:style-name="ce1" office:value-type="float" office:value="0.0006798" calcext:value-type="float">
            <text:p>0.0006798</text:p>
          </table:table-cell>
          <table:table-cell table:style-name="ce1" office:value-type="float" office:value="0.0047898" calcext:value-type="float">
            <text:p>0.0047898</text:p>
          </table:table-cell>
          <table:table-cell table:formula="of:=([.B9]/(1000*1000*1000))/[.F9]" office:value-type="float" office:value="0.000445112530794605" calcext:value-type="float">
            <text:p>0.0004451125</text:p>
          </table:table-cell>
          <table:table-cell/>
          <table:table-cell table:style-name="ce1" office:value-type="string" calcext:value-type="string">
            <text:p>afterMigr_1457</text:p>
          </table:table-cell>
          <table:table-cell table:formula="of:=[.D9]/[.$F9]" office:value-type="float" office:value="0.574763038122677" calcext:value-type="float">
            <text:p>0.5747630381</text:p>
          </table:table-cell>
          <table:table-cell table:formula="of:=[.E9]/[.$F9]" office:value-type="float" office:value="0.141926594012276" calcext:value-type="float">
            <text:p>0.141926594</text:p>
          </table:table-cell>
          <table:table-cell table:formula="of:=[.F9]/[.$F9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float" office:value="0.0002704" calcext:value-type="float">
            <text:p>0.0002704</text:p>
          </table:table-cell>
          <table:table-cell table:style-name="ce1" office:value-type="float" office:value="0.000183" calcext:value-type="float">
            <text:p>0.000183</text:p>
          </table:table-cell>
          <table:table-cell table:style-name="ce1" office:value-type="float" office:value="0.0052628" calcext:value-type="float">
            <text:p>0.0052628</text:p>
          </table:table-cell>
          <table:table-cell table:formula="of:=([.B10]/(1000*1000*1000))/[.F10]" office:value-type="float" office:value="0.000277038838641028" calcext:value-type="float">
            <text:p>0.0002770388</text:p>
          </table:table-cell>
          <table:table-cell/>
          <table:table-cell table:style-name="ce1" office:value-type="string" calcext:value-type="string">
            <text:p>cube</text:p>
          </table:table-cell>
          <table:table-cell table:formula="of:=[.D10]/[.$F10]" office:value-type="float" office:value="0.0513794938055788" calcext:value-type="float">
            <text:p>0.0513794938</text:p>
          </table:table-cell>
          <table:table-cell table:formula="of:=[.E10]/[.$F10]" office:value-type="float" office:value="0.0347723645207874" calcext:value-type="float">
            <text:p>0.0347723645</text:p>
          </table:table-cell>
          <table:table-cell table:formula="of:=[.F10]/[.$F10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/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2"/>
        </table:table-row>
        <table:table-row table:style-name="ro1">
          <table:table-cell table:style-name="ce1" office:value-type="float" office:value="66433" calcext:value-type="float">
            <text:p>66433</text:p>
          </table:table-cell>
          <table:table-cell table:style-name="ce1" office:value-type="float" office:value="15697" calcext:value-type="float">
            <text:p>15697</text:p>
          </table:table-cell>
          <table:table-cell table:style-name="ce1" office:value-type="string" calcext:value-type="string">
            <text:p>67k</text:p>
          </table:table-cell>
          <table:table-cell table:style-name="ce1" office:value-type="float" office:value="0.0189546" calcext:value-type="float">
            <text:p>0.0189546</text:p>
          </table:table-cell>
          <table:table-cell table:style-name="ce1" office:value-type="float" office:value="0.0202648" calcext:value-type="float">
            <text:p>0.0202648</text:p>
          </table:table-cell>
          <table:table-cell table:style-name="ce1" office:value-type="float" office:value="0.013147" calcext:value-type="float">
            <text:p>0.013147</text:p>
          </table:table-cell>
          <table:table-cell table:formula="of:=([.B12]/(1000*1000*1000))/[.F12]" office:value-type="float" office:value="0.00119396059937628" calcext:value-type="float">
            <text:p>0.0011939606</text:p>
          </table:table-cell>
          <table:table-cell/>
          <table:table-cell table:style-name="ce1" office:value-type="string" calcext:value-type="string">
            <text:p>67k</text:p>
          </table:table-cell>
          <table:table-cell table:formula="of:=[.D12]/[.$F12]" office:value-type="float" office:value="1.44174336350498" calcext:value-type="float">
            <text:p>1.4417433635</text:p>
          </table:table-cell>
          <table:table-cell table:formula="of:=[.E12]/[.$F12]" office:value-type="float" office:value="1.54140108009432" calcext:value-type="float">
            <text:p>1.5414010801</text:p>
          </table:table-cell>
          <table:table-cell table:formula="of:=[.F12]/[.$F12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192728" calcext:value-type="float">
            <text:p>192728</text:p>
          </table:table-cell>
          <table:table-cell table:style-name="ce1" office:value-type="float" office:value="40052" calcext:value-type="float">
            <text:p>40052</text:p>
          </table:table-cell>
          <table:table-cell table:style-name="ce1" office:value-type="string" calcext:value-type="string">
            <text:p>190k</text:p>
          </table:table-cell>
          <table:table-cell table:style-name="ce1" office:value-type="float" office:value="0.0592774" calcext:value-type="float">
            <text:p>0.0592774</text:p>
          </table:table-cell>
          <table:table-cell table:style-name="ce1" office:value-type="float" office:value="0.0854904" calcext:value-type="float">
            <text:p>0.0854904</text:p>
          </table:table-cell>
          <table:table-cell table:style-name="ce1" office:value-type="float" office:value="0.0187118" calcext:value-type="float">
            <text:p>0.0187118</text:p>
          </table:table-cell>
          <table:table-cell table:formula="of:=([.B13]/(1000*1000*1000))/[.F13]" office:value-type="float" office:value="0.00214046751247876" calcext:value-type="float">
            <text:p>0.0021404675</text:p>
          </table:table-cell>
          <table:table-cell/>
          <table:table-cell table:style-name="ce1" office:value-type="string" calcext:value-type="string">
            <text:p>190k</text:p>
          </table:table-cell>
          <table:table-cell table:formula="of:=[.D13]/[.$F13]" office:value-type="float" office:value="3.16791543304225" calcext:value-type="float">
            <text:p>3.167915433</text:p>
          </table:table-cell>
          <table:table-cell table:formula="of:=[.E13]/[.$F13]" office:value-type="float" office:value="4.56879616071142" calcext:value-type="float">
            <text:p>4.5687961607</text:p>
          </table:table-cell>
          <table:table-cell table:formula="of:=[.F13]/[.$F13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404613" calcext:value-type="float">
            <text:p>404613</text:p>
          </table:table-cell>
          <table:table-cell table:style-name="ce1" office:value-type="float" office:value="88651" calcext:value-type="float">
            <text:p>88651</text:p>
          </table:table-cell>
          <table:table-cell table:style-name="ce1" office:value-type="string" calcext:value-type="string">
            <text:p>400k</text:p>
          </table:table-cell>
          <table:table-cell table:style-name="ce1" office:value-type="float" office:value="0.126511" calcext:value-type="float">
            <text:p>0.126511</text:p>
          </table:table-cell>
          <table:table-cell table:style-name="ce1" office:value-type="float" office:value="0.213205" calcext:value-type="float">
            <text:p>0.213205</text:p>
          </table:table-cell>
          <table:table-cell table:style-name="ce1" office:value-type="float" office:value="0.0179466" calcext:value-type="float">
            <text:p>0.0179466</text:p>
          </table:table-cell>
          <table:table-cell table:formula="of:=([.B14]/(1000*1000*1000))/[.F14]" office:value-type="float" office:value="0.00493971002864052" calcext:value-type="float">
            <text:p>0.00493971</text:p>
          </table:table-cell>
          <table:table-cell/>
          <table:table-cell table:style-name="ce1" office:value-type="string" calcext:value-type="string">
            <text:p>400k</text:p>
          </table:table-cell>
          <table:table-cell table:formula="of:=[.D14]/[.$F14]" office:value-type="float" office:value="7.04930181761448" calcext:value-type="float">
            <text:p>7.0493018176</text:p>
          </table:table-cell>
          <table:table-cell table:formula="of:=[.E14]/[.$F14]" office:value-type="float" office:value="11.8799661217166" calcext:value-type="float">
            <text:p>11.8799661217</text:p>
          </table:table-cell>
          <table:table-cell table:formula="of:=[.F14]/[.$F14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890925" calcext:value-type="float">
            <text:p>890925</text:p>
          </table:table-cell>
          <table:table-cell table:style-name="ce1" office:value-type="float" office:value="187380" calcext:value-type="float">
            <text:p>187380</text:p>
          </table:table-cell>
          <table:table-cell table:style-name="ce1" office:value-type="string" calcext:value-type="string">
            <text:p>890k</text:p>
          </table:table-cell>
          <table:table-cell table:style-name="ce1" office:value-type="float" office:value="0.279368" calcext:value-type="float">
            <text:p>0.279368</text:p>
          </table:table-cell>
          <table:table-cell table:style-name="ce1" office:value-type="float" office:value="0.693329" calcext:value-type="float">
            <text:p>0.693329</text:p>
          </table:table-cell>
          <table:table-cell table:style-name="ce1" office:value-type="float" office:value="0.0402936" calcext:value-type="float">
            <text:p>0.0402936</text:p>
          </table:table-cell>
          <table:table-cell table:formula="of:=([.B15]/(1000*1000*1000))/[.F15]" office:value-type="float" office:value="0.00465036631127524" calcext:value-type="float">
            <text:p>0.0046503663</text:p>
          </table:table-cell>
          <table:table-cell/>
          <table:table-cell table:style-name="ce1" office:value-type="string" calcext:value-type="string">
            <text:p>890k</text:p>
          </table:table-cell>
          <table:table-cell table:formula="of:=[.D15]/[.$F15]" office:value-type="float" office:value="6.93330950820974" calcext:value-type="float">
            <text:p>6.9333095082</text:p>
          </table:table-cell>
          <table:table-cell table:formula="of:=[.E15]/[.$F15]" office:value-type="float" office:value="17.2069261619711" calcext:value-type="float">
            <text:p>17.206926162</text:p>
          </table:table-cell>
          <table:table-cell table:formula="of:=[.F15]/[.$F15]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1580611" calcext:value-type="float">
            <text:p>1580611</text:p>
          </table:table-cell>
          <table:table-cell table:style-name="ce1" office:value-type="float" office:value="336215" calcext:value-type="float">
            <text:p>336215</text:p>
          </table:table-cell>
          <table:table-cell table:style-name="ce1" office:value-type="string" calcext:value-type="string">
            <text:p>1.6M</text:p>
          </table:table-cell>
          <table:table-cell table:style-name="ce1" office:value-type="float" office:value="0.504539" calcext:value-type="float">
            <text:p>0.504539</text:p>
          </table:table-cell>
          <table:table-cell table:style-name="ce1" office:value-type="float" office:value="1.42437" calcext:value-type="float">
            <text:p>1.42437</text:p>
          </table:table-cell>
          <table:table-cell table:style-name="ce1" office:value-type="float" office:value="0.0746508" calcext:value-type="float">
            <text:p>0.0746508</text:p>
          </table:table-cell>
          <table:table-cell table:formula="of:=([.B16]/(1000*1000*1000))/[.F16]" office:value-type="float" office:value="0.00450383652954824" calcext:value-type="float">
            <text:p>0.0045038365</text:p>
          </table:table-cell>
          <table:table-cell/>
          <table:table-cell table:style-name="ce1" office:value-type="string" calcext:value-type="string">
            <text:p>1.6M</text:p>
          </table:table-cell>
          <table:table-cell table:formula="of:=[.D16]/[.$F16]" office:value-type="float" office:value="6.75865496417989" calcext:value-type="float">
            <text:p>6.7586549642</text:p>
          </table:table-cell>
          <table:table-cell table:formula="of:=[.E16]/[.$F16]" office:value-type="float" office:value="19.0804385217573" calcext:value-type="float">
            <text:p>19.0804385218</text:p>
          </table:table-cell>
          <table:table-cell table:formula="of:=[.F16]/[.$F16]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avgTimes sertial opt'.E36" table:end-x="55.5pt" table:end-y="5.98pt" draw:z-index="0" draw:name="Chart 9" draw:style-name="gr1" draw:text-style-name="P1" svg:width="449.97pt" svg:height="278.22pt" svg:x="12.76pt" svg:y="11.25pt">
              <loext:p draw:notify-on-update-of-ranges="'avgTimes sertial opt'.C6:'avgTimes sertial opt'.C10 'avgTimes sertial opt'.D5:'avgTimes sertial opt'.D5 'avgTimes sertial opt'.D6:'avgTimes sertial opt'.D10 'avgTimes sertial opt'.E5:'avgTimes sertial opt'.E5 'avgTimes sertial opt'.E6:'avgTimes sertial opt'.E10 'avgTimes sertial opt'.F5:'avgTimes sertial opt'.F5 'avgTimes sertial opt'.F6:'avgTimes sertial opt'.F10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'avgTimes sertial opt'.L36" table:end-x="0.71pt" table:end-y="8.99pt" draw:z-index="2" draw:name="Chart 11" draw:style-name="gr1" draw:text-style-name="P1" svg:width="449.97pt" svg:height="278.22pt" svg:x="41.24pt" svg:y="14.26pt">
              <loext:p draw:notify-on-update-of-ranges="'avgTimes sertial opt'.I6:'avgTimes sertial opt'.I10 'avgTimes sertial opt'.J5:'avgTimes sertial opt'.J5 'avgTimes sertial opt'.J6:'avgTimes sertial opt'.J10 'avgTimes sertial opt'.K5:'avgTimes sertial opt'.K5 'avgTimes sertial opt'.K6:'avgTimes sertial opt'.K10 'avgTimes sertial opt'.L5:'avgTimes sertial opt'.L5 'avgTimes sertial opt'.L6:'avgTimes sertial opt'.L10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8"/>
        </table:table-row>
        <table:table-row table:style-name="ro1" table:number-rows-repeated="10"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1019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 table:number-rows-repeated="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>
            <draw:frame table:end-cell-address="'avgTimes sertial opt'.E55" table:end-x="60.75pt" table:end-y="10.49pt" draw:z-index="1" draw:name="Chart 10" draw:style-name="gr1" draw:text-style-name="P1" svg:width="449.97pt" svg:height="278.22pt" svg:x="18pt" svg:y="0pt">
              <loext:p draw:notify-on-update-of-ranges="'avgTimes sertial opt'.C12:'avgTimes sertial opt'.C16 'avgTimes sertial opt'.D11:'avgTimes sertial opt'.D11 'avgTimes sertial opt'.D12:'avgTimes sertial opt'.D16 'avgTimes sertial opt'.E11:'avgTimes sertial opt'.E11 'avgTimes sertial opt'.E12:'avgTimes sertial opt'.E16 'avgTimes sertial opt'.F11:'avgTimes sertial opt'.F11 'avgTimes sertial opt'.F12:'avgTimes sertial opt'.F16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ce1"/>
          <table:table-cell table:number-columns-repeated="4"/>
          <table:table-cell>
            <draw:frame table:end-cell-address="'avgTimes sertial opt'.K55" table:end-x="85.46pt" table:end-y="12.73pt" draw:z-index="3" draw:name="Chart 12" draw:style-name="gr1" draw:text-style-name="P1" svg:width="449.97pt" svg:height="278.22pt" svg:x="36pt" svg:y="2.24pt">
              <loext:p draw:notify-on-update-of-ranges="'avgTimes sertial opt'.I12:'avgTimes sertial opt'.I16 'avgTimes sertial opt'.J11:'avgTimes sertial opt'.J11 'avgTimes sertial opt'.J12:'avgTimes sertial opt'.J16 'avgTimes sertial opt'.K11:'avgTimes sertial opt'.K11 'avgTimes sertial opt'.K12:'avgTimes sertial opt'.K16 'avgTimes sertial opt'.L11:'avgTimes sertial opt'.L11 'avgTimes sertial opt'.L12:'avgTimes sertial opt'.L16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9">
          <table:table-cell table:style-name="ce1" table:number-columns-repeated="2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vgTimes sertial opt buildOpt" table:style-name="ta4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C/C++ build flags: -g -O2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opencl kernel build flags: NONE</text:p>
          </table:table-cell>
          <table:table-cell table:style-name="ce1"/>
          <table:table-cell/>
          <table:table-cell table:style-name="ce1" table:number-columns-repeated="3"/>
          <table:table-cell table:number-columns-repeated="4"/>
          <table:table-cell table:style-name="ce1"/>
          <table:table-cell table:number-columns-repeated="1013"/>
        </table:table-row>
        <table:table-row table:style-name="ro1">
          <table:table-cell table:style-name="ce1" office:value-type="string" calcext:value-type="string">
            <text:p>engpar version</text:p>
          </table:table-cell>
          <table:table-cell table:style-name="ce1" office:value-type="string" calcext:value-type="string">
            <text:p>d80ae10ac086842635c7423a00c09f2f62125563</text:p>
          </table:table-cell>
          <table:table-cell/>
          <table:table-cell table:style-name="ce1" table:number-columns-repeated="3"/>
          <table:table-cell table:number-columns-repeated="4"/>
          <table:table-cell table:style-name="ce1" office:value-type="string" calcext:value-type="string">
            <text:p>normalize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 of five runs</text:p>
          </table:table-cell>
          <table:table-cell table:number-columns-repeated="2"/>
          <table:table-cell table:style-name="ce1" table:number-columns-repeated="3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scg opencl bfs (s)</text:p>
          </table:table-cell>
          <table:table-cell table:style-name="ce1"/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0"/>
        </table:table-row>
        <table:table-row table:style-name="ro1">
          <table:table-cell table:style-name="ce1" office:value-type="float" office:value="9626" calcext:value-type="float">
            <text:p>9626</text:p>
          </table:table-cell>
          <table:table-cell table:style-name="ce1" office:value-type="float" office:value="2153" calcext:value-type="float">
            <text:p>2153</text:p>
          </table:table-cell>
          <table:table-cell table:style-name="ce1" office:value-type="string" calcext:value-type="string">
            <text:p>graph128Ki_88637</text:p>
          </table:table-cell>
          <table:table-cell table:style-name="ce1" office:value-type="float" office:value="0.0016126" calcext:value-type="float">
            <text:p>0.0016126</text:p>
          </table:table-cell>
          <table:table-cell table:style-name="ce1" office:value-type="float" office:value="0.0002496" calcext:value-type="float">
            <text:p>0.0002496</text:p>
          </table:table-cell>
          <table:table-cell table:style-name="ce1" office:value-type="float" office:value="0.0025942" calcext:value-type="float">
            <text:p>0.0025942</text:p>
          </table:table-cell>
          <table:table-cell table:number-columns-repeated="2"/>
          <table:table-cell table:formula="of:=([.B6]/(1000*1000*1000))/[.F6]" office:value-type="float" office:value="0.000829928301595868" calcext:value-type="float">
            <text:p>0.0008299283</text:p>
          </table:table-cell>
          <table:table-cell/>
          <table:table-cell table:style-name="ce1" office:value-type="string" calcext:value-type="string">
            <text:p>graph128Ki_88637</text:p>
          </table:table-cell>
          <table:table-cell table:formula="of:=[.D6]/[.$F6]" office:value-type="float" office:value="0.621617454321178" calcext:value-type="float">
            <text:p>0.6216174543</text:p>
          </table:table-cell>
          <table:table-cell table:formula="of:=[.E6]/[.$F6]" office:value-type="float" office:value="0.0962146326420477" calcext:value-type="float">
            <text:p>0.0962146326</text:p>
          </table:table-cell>
          <table:table-cell table:formula="of:=[.F6]/[.$F6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9846" calcext:value-type="float">
            <text:p>9846</text:p>
          </table:table-cell>
          <table:table-cell table:style-name="ce1" office:value-type="float" office:value="2118" calcext:value-type="float">
            <text:p>2118</text:p>
          </table:table-cell>
          <table:table-cell table:style-name="ce1" office:value-type="string" calcext:value-type="string">
            <text:p>graph128Ki_25114</text:p>
          </table:table-cell>
          <table:table-cell table:style-name="ce1" office:value-type="float" office:value="0.0015408" calcext:value-type="float">
            <text:p>0.0015408</text:p>
          </table:table-cell>
          <table:table-cell table:style-name="ce1" office:value-type="float" office:value="0.000273" calcext:value-type="float">
            <text:p>0.000273</text:p>
          </table:table-cell>
          <table:table-cell table:style-name="ce1" office:value-type="float" office:value="0.0025254" calcext:value-type="float">
            <text:p>0.0025254</text:p>
          </table:table-cell>
          <table:table-cell table:number-columns-repeated="2"/>
          <table:table-cell table:formula="of:=([.B7]/(1000*1000*1000))/[.F7]" office:value-type="float" office:value="0.000838679021145165" calcext:value-type="float">
            <text:p>0.000838679</text:p>
          </table:table-cell>
          <table:table-cell/>
          <table:table-cell table:style-name="ce1" office:value-type="string" calcext:value-type="string">
            <text:p>graph128Ki_25114</text:p>
          </table:table-cell>
          <table:table-cell table:formula="of:=[.D7]/[.$F7]" office:value-type="float" office:value="0.610121168923735" calcext:value-type="float">
            <text:p>0.6101211689</text:p>
          </table:table-cell>
          <table:table-cell table:formula="of:=[.E7]/[.$F7]" office:value-type="float" office:value="0.108101686861487" calcext:value-type="float">
            <text:p>0.1081016869</text:p>
          </table:table-cell>
          <table:table-cell table:formula="of:=[.F7]/[.$F7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9907" calcext:value-type="float">
            <text:p>9907</text:p>
          </table:table-cell>
          <table:table-cell table:style-name="ce1" office:value-type="float" office:value="2166" calcext:value-type="float">
            <text:p>2166</text:p>
          </table:table-cell>
          <table:table-cell table:style-name="ce1" office:value-type="string" calcext:value-type="string">
            <text:p>afterMigr_81334</text:p>
          </table:table-cell>
          <table:table-cell table:style-name="ce1" office:value-type="float" office:value="0.0015534" calcext:value-type="float">
            <text:p>0.0015534</text:p>
          </table:table-cell>
          <table:table-cell table:style-name="ce1" office:value-type="float" office:value="0.0002538" calcext:value-type="float">
            <text:p>0.0002538</text:p>
          </table:table-cell>
          <table:table-cell table:style-name="ce1" office:value-type="float" office:value="0.0028802" calcext:value-type="float">
            <text:p>0.0028802</text:p>
          </table:table-cell>
          <table:table-cell table:number-columns-repeated="2"/>
          <table:table-cell table:formula="of:=([.B8]/(1000*1000*1000))/[.F8]" office:value-type="float" office:value="0.000752031108950767" calcext:value-type="float">
            <text:p>0.0007520311</text:p>
          </table:table-cell>
          <table:table-cell/>
          <table:table-cell table:style-name="ce1" office:value-type="string" calcext:value-type="string">
            <text:p>afterMigr_81334</text:p>
          </table:table-cell>
          <table:table-cell table:formula="of:=[.D8]/[.$F8]" office:value-type="float" office:value="0.53933754600375" calcext:value-type="float">
            <text:p>0.539337546</text:p>
          </table:table-cell>
          <table:table-cell table:formula="of:=[.E8]/[.$F8]" office:value-type="float" office:value="0.0881188806332894" calcext:value-type="float">
            <text:p>0.0881188806</text:p>
          </table:table-cell>
          <table:table-cell table:formula="of:=[.F8]/[.$F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9742" calcext:value-type="float">
            <text:p>9742</text:p>
          </table:table-cell>
          <table:table-cell table:style-name="ce1" office:value-type="float" office:value="2132" calcext:value-type="float">
            <text:p>2132</text:p>
          </table:table-cell>
          <table:table-cell table:style-name="ce1" office:value-type="string" calcext:value-type="string">
            <text:p>afterMigr_1457</text:p>
          </table:table-cell>
          <table:table-cell table:style-name="ce1" office:value-type="float" office:value="0.001518" calcext:value-type="float">
            <text:p>0.001518</text:p>
          </table:table-cell>
          <table:table-cell table:style-name="ce1" office:value-type="float" office:value="0.0002678" calcext:value-type="float">
            <text:p>0.0002678</text:p>
          </table:table-cell>
          <table:table-cell table:style-name="ce1" office:value-type="float" office:value="0.0028196" calcext:value-type="float">
            <text:p>0.0028196</text:p>
          </table:table-cell>
          <table:table-cell table:number-columns-repeated="2"/>
          <table:table-cell table:formula="of:=([.B9]/(1000*1000*1000))/[.F9]" office:value-type="float" office:value="0.000756135622074053" calcext:value-type="float">
            <text:p>0.0007561356</text:p>
          </table:table-cell>
          <table:table-cell/>
          <table:table-cell table:style-name="ce1" office:value-type="string" calcext:value-type="string">
            <text:p>afterMigr_1457</text:p>
          </table:table-cell>
          <table:table-cell table:formula="of:=[.D9]/[.$F9]" office:value-type="float" office:value="0.538374237480494" calcext:value-type="float">
            <text:p>0.5383742375</text:p>
          </table:table-cell>
          <table:table-cell table:formula="of:=[.E9]/[.$F9]" office:value-type="float" office:value="0.0949780110653994" calcext:value-type="float">
            <text:p>0.0949780111</text:p>
          </table:table-cell>
          <table:table-cell table:formula="of:=[.F9]/[.$F9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458" calcext:value-type="float">
            <text:p>1458</text:p>
          </table:table-cell>
          <table:table-cell table:style-name="ce1" office:value-type="string" calcext:value-type="string">
            <text:p>cube</text:p>
          </table:table-cell>
          <table:table-cell table:style-name="ce1" office:value-type="float" office:value="0.0001648" calcext:value-type="float">
            <text:p>0.0001648</text:p>
          </table:table-cell>
          <table:table-cell table:style-name="ce3" office:value-type="float" office:value="0.0000642" calcext:value-type="float">
            <text:p>6.42E-05</text:p>
          </table:table-cell>
          <table:table-cell table:style-name="ce1" office:value-type="float" office:value="0.0027302" calcext:value-type="float">
            <text:p>0.0027302</text:p>
          </table:table-cell>
          <table:table-cell table:number-columns-repeated="2"/>
          <table:table-cell table:formula="of:=([.B10]/(1000*1000*1000))/[.F10]" office:value-type="float" office:value="0.000534026811222621" calcext:value-type="float">
            <text:p>0.0005340268</text:p>
          </table:table-cell>
          <table:table-cell/>
          <table:table-cell table:style-name="ce1" office:value-type="string" calcext:value-type="string">
            <text:p>cube</text:p>
          </table:table-cell>
          <table:table-cell table:formula="of:=[.D10]/[.$F10]" office:value-type="float" office:value="0.0603618782506776" calcext:value-type="float">
            <text:p>0.0603618783</text:p>
          </table:table-cell>
          <table:table-cell table:style-name="ce4" table:formula="of:=[.E10]/[.$F10]" office:value-type="float" office:value="0.0235147608233829" calcext:value-type="float">
            <text:p>2.35E-02</text:p>
          </table:table-cell>
          <table:table-cell table:formula="of:=[.F10]/[.$F10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vetices</text:p>
          </table:table-cell>
          <table:table-cell table:style-name="ce1" office:value-type="string" calcext:value-type="string">
            <text:p>hyperedges</text:p>
          </table:table-cell>
          <table:table-cell/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scg opencl bfs (s)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GTEPS</text:p>
          </table:table-cell>
          <table:table-cell/>
          <table:table-cell table:style-name="ce1"/>
          <table:table-cell table:style-name="ce1" office:value-type="string" calcext:value-type="string">
            <text:p>push bfs</text:p>
          </table:table-cell>
          <table:table-cell table:style-name="ce1" office:value-type="string" calcext:value-type="string">
            <text:p>pull bfs</text:p>
          </table:table-cell>
          <table:table-cell table:style-name="ce1" office:value-type="string" calcext:value-type="string">
            <text:p>opencl bfs</text:p>
          </table:table-cell>
          <table:table-cell table:number-columns-repeated="1010"/>
        </table:table-row>
        <table:table-row table:style-name="ro1">
          <table:table-cell table:style-name="ce1" office:value-type="float" office:value="66433" calcext:value-type="float">
            <text:p>66433</text:p>
          </table:table-cell>
          <table:table-cell table:style-name="ce1" office:value-type="float" office:value="15697" calcext:value-type="float">
            <text:p>15697</text:p>
          </table:table-cell>
          <table:table-cell table:style-name="ce1" office:value-type="string" calcext:value-type="string">
            <text:p>67k</text:p>
          </table:table-cell>
          <table:table-cell table:style-name="ce1" office:value-type="float" office:value="0.010786" calcext:value-type="float">
            <text:p>0.010786</text:p>
          </table:table-cell>
          <table:table-cell table:style-name="ce1" office:value-type="float" office:value="0.0062598" calcext:value-type="float">
            <text:p>0.0062598</text:p>
          </table:table-cell>
          <table:table-cell table:style-name="ce1" office:value-type="float" office:value="0.0076854" calcext:value-type="float">
            <text:p>0.0076854</text:p>
          </table:table-cell>
          <table:table-cell table:style-name="ce1"/>
          <table:table-cell table:formula="of:=[.G12]/[.F12]" office:value-type="float" office:value="0" calcext:value-type="float">
            <text:p>0</text:p>
          </table:table-cell>
          <table:table-cell table:formula="of:=([.B12]/(1000*1000*1000))/[.F12]" office:value-type="float" office:value="0.0020424441148151" calcext:value-type="float">
            <text:p>0.0020424441</text:p>
          </table:table-cell>
          <table:table-cell/>
          <table:table-cell table:style-name="ce1" office:value-type="string" calcext:value-type="string">
            <text:p>67k</text:p>
          </table:table-cell>
          <table:table-cell table:formula="of:=[.D12]/[.$F12]" office:value-type="float" office:value="1.40344028937986" calcext:value-type="float">
            <text:p>1.4034402894</text:p>
          </table:table-cell>
          <table:table-cell table:formula="of:=[.E12]/[.$F12]" office:value-type="float" office:value="0.814505425872433" calcext:value-type="float">
            <text:p>0.8145054259</text:p>
          </table:table-cell>
          <table:table-cell table:formula="of:=[.F12]/[.$F12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92728" calcext:value-type="float">
            <text:p>192728</text:p>
          </table:table-cell>
          <table:table-cell table:style-name="ce1" office:value-type="float" office:value="40052" calcext:value-type="float">
            <text:p>40052</text:p>
          </table:table-cell>
          <table:table-cell table:style-name="ce1" office:value-type="string" calcext:value-type="string">
            <text:p>190k</text:p>
          </table:table-cell>
          <table:table-cell table:style-name="ce1" office:value-type="float" office:value="0.0350374" calcext:value-type="float">
            <text:p>0.0350374</text:p>
          </table:table-cell>
          <table:table-cell table:style-name="ce1" office:value-type="float" office:value="0.0260724" calcext:value-type="float">
            <text:p>0.0260724</text:p>
          </table:table-cell>
          <table:table-cell table:style-name="ce1" office:value-type="float" office:value="0.0234406" calcext:value-type="float">
            <text:p>0.0234406</text:p>
          </table:table-cell>
          <table:table-cell table:style-name="ce1"/>
          <table:table-cell table:formula="of:=[.G13]/[.F13]" office:value-type="float" office:value="0" calcext:value-type="float">
            <text:p>0</text:p>
          </table:table-cell>
          <table:table-cell table:formula="of:=([.B13]/(1000*1000*1000))/[.F13]" office:value-type="float" office:value="0.00170865933465867" calcext:value-type="float">
            <text:p>0.0017086593</text:p>
          </table:table-cell>
          <table:table-cell/>
          <table:table-cell table:style-name="ce1" office:value-type="string" calcext:value-type="string">
            <text:p>190k</text:p>
          </table:table-cell>
          <table:table-cell table:formula="of:=[.D13]/[.$F13]" office:value-type="float" office:value="1.49473136353165" calcext:value-type="float">
            <text:p>1.4947313635</text:p>
          </table:table-cell>
          <table:table-cell table:formula="of:=[.E13]/[.$F13]" office:value-type="float" office:value="1.11227528305589" calcext:value-type="float">
            <text:p>1.1122752831</text:p>
          </table:table-cell>
          <table:table-cell table:formula="of:=[.F13]/[.$F13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404613" calcext:value-type="float">
            <text:p>404613</text:p>
          </table:table-cell>
          <table:table-cell table:style-name="ce1" office:value-type="float" office:value="88651" calcext:value-type="float">
            <text:p>88651</text:p>
          </table:table-cell>
          <table:table-cell table:style-name="ce1" office:value-type="string" calcext:value-type="string">
            <text:p>400k</text:p>
          </table:table-cell>
          <table:table-cell table:style-name="ce1" office:value-type="float" office:value="0.0777246" calcext:value-type="float">
            <text:p>0.0777246</text:p>
          </table:table-cell>
          <table:table-cell table:style-name="ce1" office:value-type="float" office:value="0.0613114" calcext:value-type="float">
            <text:p>0.0613114</text:p>
          </table:table-cell>
          <table:table-cell table:style-name="ce1" office:value-type="float" office:value="0.0204122" calcext:value-type="float">
            <text:p>0.0204122</text:p>
          </table:table-cell>
          <table:table-cell table:style-name="ce1"/>
          <table:table-cell table:formula="of:=[.G14]/[.F14]" office:value-type="float" office:value="0" calcext:value-type="float">
            <text:p>0</text:p>
          </table:table-cell>
          <table:table-cell table:formula="of:=([.B14]/(1000*1000*1000))/[.F14]" office:value-type="float" office:value="0.00434303994669854" calcext:value-type="float">
            <text:p>0.0043430399</text:p>
          </table:table-cell>
          <table:table-cell/>
          <table:table-cell table:style-name="ce1" office:value-type="string" calcext:value-type="string">
            <text:p>400k</text:p>
          </table:table-cell>
          <table:table-cell table:formula="of:=[.D14]/[.$F14]" office:value-type="float" office:value="3.80775222660958" calcext:value-type="float">
            <text:p>3.8077522266</text:p>
          </table:table-cell>
          <table:table-cell table:formula="of:=[.E14]/[.$F14]" office:value-type="float" office:value="3.00366447516681" calcext:value-type="float">
            <text:p>3.0036644752</text:p>
          </table:table-cell>
          <table:table-cell table:formula="of:=[.F14]/[.$F14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890925" calcext:value-type="float">
            <text:p>890925</text:p>
          </table:table-cell>
          <table:table-cell table:style-name="ce1" office:value-type="float" office:value="187380" calcext:value-type="float">
            <text:p>187380</text:p>
          </table:table-cell>
          <table:table-cell table:style-name="ce1" office:value-type="string" calcext:value-type="string">
            <text:p>890k</text:p>
          </table:table-cell>
          <table:table-cell table:style-name="ce1" office:value-type="float" office:value="0.162526" calcext:value-type="float">
            <text:p>0.162526</text:p>
          </table:table-cell>
          <table:table-cell table:style-name="ce1" office:value-type="float" office:value="0.207474" calcext:value-type="float">
            <text:p>0.207474</text:p>
          </table:table-cell>
          <table:table-cell table:style-name="ce1" office:value-type="float" office:value="0.0345342" calcext:value-type="float">
            <text:p>0.0345342</text:p>
          </table:table-cell>
          <table:table-cell table:style-name="ce1"/>
          <table:table-cell table:formula="of:=[.G15]/[.F15]" office:value-type="float" office:value="0" calcext:value-type="float">
            <text:p>0</text:p>
          </table:table-cell>
          <table:table-cell table:formula="of:=([.B15]/(1000*1000*1000))/[.F15]" office:value-type="float" office:value="0.00542592560418368" calcext:value-type="float">
            <text:p>0.0054259256</text:p>
          </table:table-cell>
          <table:table-cell/>
          <table:table-cell table:style-name="ce1" office:value-type="string" calcext:value-type="string">
            <text:p>890k</text:p>
          </table:table-cell>
          <table:table-cell table:formula="of:=[.D15]/[.$F15]" office:value-type="float" office:value="4.7062332412507" calcext:value-type="float">
            <text:p>4.7062332413</text:p>
          </table:table-cell>
          <table:table-cell table:formula="of:=[.E15]/[.$F15]" office:value-type="float" office:value="6.00778358844276" calcext:value-type="float">
            <text:p>6.0077835884</text:p>
          </table:table-cell>
          <table:table-cell table:formula="of:=[.F15]/[.$F15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office:value-type="float" office:value="1580611" calcext:value-type="float">
            <text:p>1580611</text:p>
          </table:table-cell>
          <table:table-cell table:style-name="ce1" office:value-type="float" office:value="336215" calcext:value-type="float">
            <text:p>336215</text:p>
          </table:table-cell>
          <table:table-cell table:style-name="ce1" office:value-type="string" calcext:value-type="string">
            <text:p>1.6M</text:p>
          </table:table-cell>
          <table:table-cell table:style-name="ce1" office:value-type="float" office:value="0.316703" calcext:value-type="float">
            <text:p>0.316703</text:p>
          </table:table-cell>
          <table:table-cell table:style-name="ce1" office:value-type="float" office:value="0.409707" calcext:value-type="float">
            <text:p>0.409707</text:p>
          </table:table-cell>
          <table:table-cell table:style-name="ce1" office:value-type="float" office:value="0.0609702" calcext:value-type="float">
            <text:p>0.0609702</text:p>
          </table:table-cell>
          <table:table-cell table:style-name="ce1"/>
          <table:table-cell table:formula="of:=[.G16]/[.F16]" office:value-type="float" office:value="0" calcext:value-type="float">
            <text:p>0</text:p>
          </table:table-cell>
          <table:table-cell table:formula="of:=([.B16]/(1000*1000*1000))/[.F16]" office:value-type="float" office:value="0.00551441523892" calcext:value-type="float">
            <text:p>0.0055144152</text:p>
          </table:table-cell>
          <table:table-cell/>
          <table:table-cell table:style-name="ce1" office:value-type="string" calcext:value-type="string">
            <text:p>1.6M</text:p>
          </table:table-cell>
          <table:table-cell table:formula="of:=[.D16]/[.$F16]" office:value-type="float" office:value="5.19439004628491" calcext:value-type="float">
            <text:p>5.1943900463</text:p>
          </table:table-cell>
          <table:table-cell table:formula="of:=[.E16]/[.$F16]" office:value-type="float" office:value="6.71979097985573" calcext:value-type="float">
            <text:p>6.7197909799</text:p>
          </table:table-cell>
          <table:table-cell table:formula="of:=[.F16]/[.$F16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>
            <draw:frame table:end-cell-address="'avgTimes sertial opt buildOpt'.N36" table:end-x="25.48pt" table:end-y="1.47pt" draw:z-index="1" draw:name="Chart 14" draw:style-name="gr1" draw:text-style-name="P1" svg:width="449.97pt" svg:height="278.22pt" svg:x="65.99pt" svg:y="6.75pt">
              <loext:p draw:notify-on-update-of-ranges="'avgTimes sertial opt buildOpt'.C12:'avgTimes sertial opt buildOpt'.C16 'avgTimes sertial opt buildOpt'.D11:'avgTimes sertial opt buildOpt'.D11 'avgTimes sertial opt buildOpt'.D12:'avgTimes sertial opt buildOpt'.D16 'avgTimes sertial opt buildOpt'.E11:'avgTimes sertial opt buildOpt'.E11 'avgTimes sertial opt buildOpt'.E12:'avgTimes sertial opt buildOpt'.E16 'avgTimes sertial opt buildOpt'.F11:'avgTimes sertial opt buildOpt'.F11 'avgTimes sertial opt buildOpt'.F12:'avgTimes sertial opt buildOpt'.F16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6"/>
          <table:table-cell>
            <draw:frame table:end-cell-address="'avgTimes sertial opt buildOpt'.U35" table:end-x="17.97pt" table:end-y="14.97pt" draw:z-index="2" draw:name="Chart 15" draw:style-name="gr1" draw:text-style-name="P1" svg:width="449.97pt" svg:height="278.22pt" svg:x="18pt" svg:y="4.51pt">
              <loext:p draw:notify-on-update-of-ranges="'avgTimes sertial opt buildOpt'.K6:'avgTimes sertial opt buildOpt'.K10 'avgTimes sertial opt buildOpt'.L5:'avgTimes sertial opt buildOpt'.L5 'avgTimes sertial opt buildOpt'.L6:'avgTimes sertial opt buildOpt'.L10 'avgTimes sertial opt buildOpt'.M5:'avgTimes sertial opt buildOpt'.M5 'avgTimes sertial opt buildOpt'.M6:'avgTimes sertial opt buildOpt'.M10 'avgTimes sertial opt buildOpt'.N5:'avgTimes sertial opt buildOpt'.N5 'avgTimes sertial opt buildOpt'.N6:'avgTimes sertial opt buildOpt'.N10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4">
          <table:table-cell table:number-columns-repeated="4"/>
          <table:table-cell table:style-name="ce1"/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5"/>
          <table:table-cell>
            <draw:frame table:end-cell-address="'avgTimes sertial opt buildOpt'.U55" table:end-x="21.71pt" table:end-y="8.22pt" draw:z-index="3" draw:name="Chart 16" draw:style-name="gr1" draw:text-style-name="P1" svg:width="449.97pt" svg:height="278.22pt" svg:x="21.74pt" svg:y="13.49pt">
              <loext:p draw:notify-on-update-of-ranges="'avgTimes sertial opt buildOpt'.K12:'avgTimes sertial opt buildOpt'.K16 'avgTimes sertial opt buildOpt'.L11:'avgTimes sertial opt buildOpt'.L11 'avgTimes sertial opt buildOpt'.L12:'avgTimes sertial opt buildOpt'.L16 'avgTimes sertial opt buildOpt'.M11:'avgTimes sertial opt buildOpt'.M11 'avgTimes sertial opt buildOpt'.M12:'avgTimes sertial opt buildOpt'.M16 'avgTimes sertial opt buildOpt'.N11:'avgTimes sertial opt buildOpt'.N11 'avgTimes sertial opt buildOpt'.N12:'avgTimes sertial opt buildOpt'.N16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08"/>
        </table:table-row>
        <table:table-row table:style-name="ro2">
          <table:table-cell table:number-columns-repeated="8"/>
          <table:table-cell>
            <draw:frame table:end-cell-address="'avgTimes sertial opt buildOpt'.N55" table:end-x="31.49pt" table:end-y="13.49pt" draw:z-index="0" draw:name="Chart 13" draw:style-name="gr1" draw:text-style-name="P1" svg:width="449.97pt" svg:height="278.22pt" svg:x="72pt" svg:y="3pt">
              <loext:p draw:notify-on-update-of-ranges="'avgTimes sertial opt buildOpt'.C6:'avgTimes sertial opt buildOpt'.C10 'avgTimes sertial opt buildOpt'.D5:'avgTimes sertial opt buildOpt'.D5 'avgTimes sertial opt buildOpt'.D6:'avgTimes sertial opt buildOpt'.D10 'avgTimes sertial opt buildOpt'.E5:'avgTimes sertial opt buildOpt'.E5 'avgTimes sertial opt buildOpt'.E6:'avgTimes sertial opt buildOpt'.E10 'avgTimes sertial opt buildOpt'.F5:'avgTimes sertial opt buildOpt'.F5 'avgTimes sertial opt buildOpt'.F6:'avgTimes sertial opt buildOpt'.F10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50ti" table:style-name="ta5"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ach case was executed three times, the average is reported be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750t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opencl bfs (s)</text:p>
          </table:table-cell>
          <table:table-cell table:style-name="ce1" office:value-type="string" calcext:value-type="string">
            <text:p>scg opencl bfs (s)</text:p>
          </table:table-cell>
          <table:table-cell table:style-name="ce1" office:value-type="string" calcext:value-type="string">
            <text:p>del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0.006626" calcext:value-type="float">
            <text:p>0.006626</text:p>
          </table:table-cell>
          <table:table-cell table:style-name="ce1" office:value-type="float" office:value="0.00786925" calcext:value-type="float">
            <text:p>0.00786925</text:p>
          </table:table-cell>
          <table:table-cell table:formula="of:=[.C4]/[.B4]" office:value-type="float" office:value="1.18763205553879" calcext:value-type="float">
            <text:p>1.18763205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0.0245147" calcext:value-type="float">
            <text:p>0.0245147</text:p>
          </table:table-cell>
          <table:table-cell table:style-name="ce1" office:value-type="float" office:value="0.0265063" calcext:value-type="float">
            <text:p>0.0265063</text:p>
          </table:table-cell>
          <table:table-cell table:formula="of:=[.C5]/[.B5]" office:value-type="float" office:value="1.08124105128759" calcext:value-type="float">
            <text:p>1.08124105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0.041774" calcext:value-type="float">
            <text:p>0.041774</text:p>
          </table:table-cell>
          <table:table-cell table:style-name="ce1" office:value-type="float" office:value="0.081089" calcext:value-type="float">
            <text:p>0.081089</text:p>
          </table:table-cell>
          <table:table-cell table:formula="of:=[.C6]/[.B6]" office:value-type="float" office:value="1.94113563460526" calcext:value-type="float">
            <text:p>1.941135634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0.098761" calcext:value-type="float">
            <text:p>0.098761</text:p>
          </table:table-cell>
          <table:table-cell table:style-name="ce1" office:value-type="float" office:value="0.410968" calcext:value-type="float">
            <text:p>0.410968</text:p>
          </table:table-cell>
          <table:table-cell table:formula="of:=[.C7]/[.B7]" office:value-type="float" office:value="4.16123773554338" calcext:value-type="float">
            <text:p>4.16123773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0.164005" calcext:value-type="float">
            <text:p>0.164005</text:p>
          </table:table-cell>
          <table:table-cell table:style-name="ce1" office:value-type="float" office:value="1.38098" calcext:value-type="float">
            <text:p>1.38098</text:p>
          </table:table-cell>
          <table:table-cell table:formula="of:=[.C8]/[.B8]" office:value-type="float" office:value="8.42035303801714" calcext:value-type="float">
            <text:p>8.420353038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time (s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00986" calcext:value-type="float">
            <text:p>0.1009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329532" calcext:value-type="float">
            <text:p>0.03295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169672" calcext:value-type="float">
            <text:p>0.016967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118318" calcext:value-type="float">
            <text:p>0.01183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0087975" calcext:value-type="float">
            <text:p>0.008797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67k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0.00786925" calcext:value-type="float">
            <text:p>0.007869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0.00793233" calcext:value-type="float">
            <text:p>0.007932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2048" calcext:value-type="float">
            <text:p>204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.2093" calcext:value-type="float">
            <text:p>1.209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315824" calcext:value-type="float">
            <text:p>0.3158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166677" calcext:value-type="float">
            <text:p>0.1666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0942002" calcext:value-type="float">
            <text:p>0.094200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0599698" calcext:value-type="float">
            <text:p>0.05996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0392695" calcext:value-type="float">
            <text:p>0.0392695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90k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0.0265063" calcext:value-type="float">
            <text:p>0.026506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.31796" calcext:value-type="float">
            <text:p>6.317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.59829" calcext:value-type="float">
            <text:p>1.59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807992" calcext:value-type="float">
            <text:p>0.8079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0.42068" calcext:value-type="float">
            <text:p>0.420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0.222621" calcext:value-type="float">
            <text:p>0.2226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129358" calcext:value-type="float">
            <text:p>0.129358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00k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0.081089" calcext:value-type="float">
            <text:p>0.08108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.6369" calcext:value-type="float">
            <text:p>44.636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.1278" calcext:value-type="float">
            <text:p>11.12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56259" calcext:value-type="float">
            <text:p>5.562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.80515" calcext:value-type="float">
            <text:p>2.8051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.42759" calcext:value-type="float">
            <text:p>1.427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759274" calcext:value-type="float">
            <text:p>0.75927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890k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0.410968" calcext:value-type="float">
            <text:p>0.4109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65.826" calcext:value-type="float">
            <text:p>165.8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1.1559" calcext:value-type="float">
            <text:p>41.155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0.5561" calcext:value-type="float">
            <text:p>20.556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.223" calcext:value-type="float">
            <text:p>10.2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.17246" calcext:value-type="float">
            <text:p>5.172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2.63699" calcext:value-type="float">
            <text:p>2.636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.38098" calcext:value-type="float">
            <text:p>1.3809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80ti chunk start in kernel" table:style-name="ta6">
        <table:table-column table:style-name="co2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scg has chunk start computed inside the kern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ch case was executed three times, the average is reported be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eForce GTX 1080 Ti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atomic_in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csr opencl bfs (s)</text:p>
          </table:table-cell>
          <table:table-cell table:number-columns-repeated="2" table:style-name="ce1" office:value-type="string" calcext:value-type="string">
            <text:p>scg opencl bfs (s)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delta CSR vs push</text:p>
          </table:table-cell>
          <table:table-cell table:style-name="ce1" office:value-type="string" calcext:value-type="string">
            <text:p>delta CSR vs pul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6" office:value-type="float" office:value="0.0108923" calcext:value-type="float">
            <text:p>0.01089230</text:p>
          </table:table-cell>
          <table:table-cell table:style-name="ce6" office:value-type="float" office:value="0.00628033" calcext:value-type="float">
            <text:p>0.00628033</text:p>
          </table:table-cell>
          <table:table-cell table:style-name="ce6" office:value-type="float" office:value="0.00651967" calcext:value-type="float">
            <text:p>0.00651967</text:p>
          </table:table-cell>
          <table:table-cell table:style-name="ce6" office:value-type="float" office:value="0.00954367" calcext:value-type="float">
            <text:p>0.00954367</text:p>
          </table:table-cell>
          <table:table-cell/>
          <table:table-cell table:formula="of:=[.E5]/[.D5]" office:value-type="float" office:value="1.46382715689598" calcext:value-type="float">
            <text:p>1.4638271569</text:p>
          </table:table-cell>
          <table:table-cell table:formula="of:=[.B5]/[.D5]" office:value-type="float" office:value="1.67068271860386" calcext:value-type="float">
            <text:p>1.6706827186</text:p>
          </table:table-cell>
          <table:table-cell table:formula="of:=[.C5]/[.D5]" office:value-type="float" office:value="0.963289552998848" calcext:value-type="float">
            <text:p>0.9632895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6" office:value-type="float" office:value="0.0338173" calcext:value-type="float">
            <text:p>0.03381730</text:p>
          </table:table-cell>
          <table:table-cell table:style-name="ce6" office:value-type="float" office:value="0.0248487" calcext:value-type="float">
            <text:p>0.02484870</text:p>
          </table:table-cell>
          <table:table-cell table:style-name="ce6" office:value-type="float" office:value="0.0167377" calcext:value-type="float">
            <text:p>0.01673770</text:p>
          </table:table-cell>
          <table:table-cell table:style-name="ce6" office:value-type="float" office:value="0.025326" calcext:value-type="float">
            <text:p>0.02532600</text:p>
          </table:table-cell>
          <table:table-cell/>
          <table:table-cell table:formula="of:=[.E6]/[.D6]" office:value-type="float" office:value="1.51311112040483" calcext:value-type="float">
            <text:p>1.5131111204</text:p>
          </table:table-cell>
          <table:table-cell table:formula="of:=[.B6]/[.D6]" office:value-type="float" office:value="2.0204269403801" calcext:value-type="float">
            <text:p>2.0204269404</text:p>
          </table:table-cell>
          <table:table-cell table:formula="of:=[.C6]/[.D6]" office:value-type="float" office:value="1.48459465756944" calcext:value-type="float">
            <text:p>1.484594657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6" office:value-type="float" office:value="0.0720533" calcext:value-type="float">
            <text:p>0.07205330</text:p>
          </table:table-cell>
          <table:table-cell table:style-name="ce6" office:value-type="float" office:value="0.0655177" calcext:value-type="float">
            <text:p>0.06551770</text:p>
          </table:table-cell>
          <table:table-cell table:style-name="ce6" office:value-type="float" office:value="0.0172323" calcext:value-type="float">
            <text:p>0.01723230</text:p>
          </table:table-cell>
          <table:table-cell table:style-name="ce6" office:value-type="float" office:value="0.0418887" calcext:value-type="float">
            <text:p>0.04188870</text:p>
          </table:table-cell>
          <table:table-cell/>
          <table:table-cell table:formula="of:=[.E7]/[.D7]" office:value-type="float" office:value="2.43082467227242" calcext:value-type="float">
            <text:p>2.4308246723</text:p>
          </table:table-cell>
          <table:table-cell table:formula="of:=[.B7]/[.D7]" office:value-type="float" office:value="4.18129326903547" calcext:value-type="float">
            <text:p>4.181293269</text:p>
          </table:table-cell>
          <table:table-cell table:formula="of:=[.C7]/[.D7]" office:value-type="float" office:value="3.80202874833888" calcext:value-type="float">
            <text:p>3.802028748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6" office:value-type="float" office:value="0.169386" calcext:value-type="float">
            <text:p>0.16938600</text:p>
          </table:table-cell>
          <table:table-cell table:style-name="ce6" office:value-type="float" office:value="0.197777" calcext:value-type="float">
            <text:p>0.19777700</text:p>
          </table:table-cell>
          <table:table-cell table:style-name="ce6" office:value-type="float" office:value="0.0345873" calcext:value-type="float">
            <text:p>0.03458730</text:p>
          </table:table-cell>
          <table:table-cell table:style-name="ce6" office:value-type="float" office:value="0.131451" calcext:value-type="float">
            <text:p>0.13145100</text:p>
          </table:table-cell>
          <table:table-cell/>
          <table:table-cell table:formula="of:=[.E8]/[.D8]" office:value-type="float" office:value="3.80055685179242" calcext:value-type="float">
            <text:p>3.8005568518</text:p>
          </table:table-cell>
          <table:table-cell table:formula="of:=[.B8]/[.D8]" office:value-type="float" office:value="4.89734671396726" calcext:value-type="float">
            <text:p>4.897346714</text:p>
          </table:table-cell>
          <table:table-cell table:formula="of:=[.C8]/[.D8]" office:value-type="float" office:value="5.71819714172543" calcext:value-type="float">
            <text:p>5.7181971417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6" office:value-type="float" office:value="0.294523" calcext:value-type="float">
            <text:p>0.29452300</text:p>
          </table:table-cell>
          <table:table-cell table:style-name="ce6" office:value-type="float" office:value="0.4115" calcext:value-type="float">
            <text:p>0.41150000</text:p>
          </table:table-cell>
          <table:table-cell table:style-name="ce6" office:value-type="float" office:value="0.061311" calcext:value-type="float">
            <text:p>0.06131100</text:p>
          </table:table-cell>
          <table:table-cell table:style-name="ce6" office:value-type="float" office:value="0.311597" calcext:value-type="float">
            <text:p>0.31159700</text:p>
          </table:table-cell>
          <table:table-cell/>
          <table:table-cell table:formula="of:=[.E9]/[.D9]" office:value-type="float" office:value="5.08223646653945" calcext:value-type="float">
            <text:p>5.0822364665</text:p>
          </table:table-cell>
          <table:table-cell table:formula="of:=[.B9]/[.D9]" office:value-type="float" office:value="4.80375462804391" calcext:value-type="float">
            <text:p>4.803754628</text:p>
          </table:table-cell>
          <table:table-cell table:formula="of:=[.C9]/[.D9]" office:value-type="float" office:value="6.711683058505" calcext:value-type="float">
            <text:p>6.711683058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office:value-type="float" office:value="2.541373" calcext:value-type="float">
            <text:p>2.541373</text:p>
          </table:table-cell>
          <table:table-cell table:style-name="ce1" office:value-type="float" office:value="7.135744" calcext:value-type="float">
            <text:p>7.135744</text:p>
          </table:table-cell>
          <table:table-cell table:style-name="ce1" office:value-type="float" office:value="0.698124" calcext:value-type="float">
            <text:p>0.698124</text:p>
          </table:table-cell>
          <table:table-cell table:style-name="ce1" office:value-type="float" office:value="26.561288" calcext:value-type="float">
            <text:p>26.561288</text:p>
          </table:table-cell>
          <table:table-cell table:style-name="ce1" office:value-type="float" office:value="26.642175" calcext:value-type="float">
            <text:p>26.642175</text:p>
          </table:table-cell>
          <table:table-cell table:formula="of:=[.E10]/[.D10]" office:value-type="float" office:value="38.0466621975466" calcext:value-type="float">
            <text:p>38.0466621975</text:p>
          </table:table-cell>
          <table:table-cell table:formula="of:=[.B10]/[.D10]" office:value-type="float" office:value="3.6402888312105" calcext:value-type="float">
            <text:p>3.6402888312</text:p>
          </table:table-cell>
          <table:table-cell table:formula="of:=[.C10]/[.D10]" office:value-type="float" office:value="10.2213131191593" calcext:value-type="float">
            <text:p>10.2213131192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scg opencl bfs (s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0.0690397" calcext:value-type="float">
            <text:p>0.06903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0442043" calcext:value-type="float">
            <text:p>0.044204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style-name="ce6" office:value-type="float" office:value="0.0296667" calcext:value-type="float">
            <text:p>0.029666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28" calcext:value-type="float">
            <text:p>128</text:p>
          </table:table-cell>
          <table:table-cell table:style-name="ce6" office:value-type="float" office:value="0.0192197" calcext:value-type="float">
            <text:p>0.01921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256" calcext:value-type="float">
            <text:p>256</text:p>
          </table:table-cell>
          <table:table-cell table:style-name="ce6" office:value-type="float" office:value="0.0143493" calcext:value-type="float">
            <text:p>0.014349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0.010218" calcext:value-type="float">
            <text:p>0.010218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67k</text:p>
          </table:table-cell>
          <table:table-cell table:style-name="ce5" office:value-type="float" office:value="1024" calcext:value-type="float">
            <text:p>1024</text:p>
          </table:table-cell>
          <table:table-cell table:style-name="ce7" office:value-type="float" office:value="0.00954367" calcext:value-type="float">
            <text:p>0.009543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2048" calcext:value-type="float">
            <text:p>204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0.506987" calcext:value-type="float">
            <text:p>0.506987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246016" calcext:value-type="float">
            <text:p>0.246016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style-name="ce6" office:value-type="float" office:value="0.0807747" calcext:value-type="float">
            <text:p>0.080774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28" calcext:value-type="float">
            <text:p>128</text:p>
          </table:table-cell>
          <table:table-cell table:style-name="ce6" office:value-type="float" office:value="0.0563367" calcext:value-type="float">
            <text:p>0.056336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256" calcext:value-type="float">
            <text:p>256</text:p>
          </table:table-cell>
          <table:table-cell table:style-name="ce6" office:value-type="float" office:value="0.0361397" calcext:value-type="float">
            <text:p>0.036139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0.0304667" calcext:value-type="float">
            <text:p>0.0304667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90k</text:p>
          </table:table-cell>
          <table:table-cell table:style-name="ce5" office:value-type="float" office:value="1024" calcext:value-type="float">
            <text:p>1024</text:p>
          </table:table-cell>
          <table:table-cell table:style-name="ce7" office:value-type="float" office:value="0.025326" calcext:value-type="float">
            <text:p>0.025326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1.05469" calcext:value-type="float">
            <text:p>1.05469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0.459326" calcext:value-type="float">
            <text:p>0.459326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64" calcext:value-type="float">
            <text:p>64</text:p>
          </table:table-cell>
          <table:table-cell table:style-name="ce6" office:value-type="float" office:value="0.238502" calcext:value-type="float">
            <text:p>0.23850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28" calcext:value-type="float">
            <text:p>128</text:p>
          </table:table-cell>
          <table:table-cell table:style-name="ce6" office:value-type="float" office:value="0.11337" calcext:value-type="float">
            <text:p>0.11337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256" calcext:value-type="float">
            <text:p>256</text:p>
          </table:table-cell>
          <table:table-cell table:style-name="ce6" office:value-type="float" office:value="0.0598977" calcext:value-type="float">
            <text:p>0.059897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0.0463583" calcext:value-type="float">
            <text:p>0.046358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400k</text:p>
          </table:table-cell>
          <table:table-cell table:style-name="ce5" office:value-type="float" office:value="1024" calcext:value-type="float">
            <text:p>1024</text:p>
          </table:table-cell>
          <table:table-cell table:style-name="ce7" office:value-type="float" office:value="0.0418887" calcext:value-type="float">
            <text:p>0.0418887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2048" calcext:value-type="float">
            <text:p>204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5.2546" calcext:value-type="float">
            <text:p>5.25460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1.55654" calcext:value-type="float">
            <text:p>1.5565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64" calcext:value-type="float">
            <text:p>64</text:p>
          </table:table-cell>
          <table:table-cell table:style-name="ce6" office:value-type="float" office:value="0.877588" calcext:value-type="float">
            <text:p>0.877588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28" calcext:value-type="float">
            <text:p>128</text:p>
          </table:table-cell>
          <table:table-cell table:style-name="ce6" office:value-type="float" office:value="0.495309" calcext:value-type="float">
            <text:p>0.495309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256" calcext:value-type="float">
            <text:p>256</text:p>
          </table:table-cell>
          <table:table-cell table:style-name="ce6" office:value-type="float" office:value="0.27931" calcext:value-type="float">
            <text:p>0.27931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0.174056" calcext:value-type="float">
            <text:p>0.174056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890k</text:p>
          </table:table-cell>
          <table:table-cell table:style-name="ce5" office:value-type="float" office:value="1024" calcext:value-type="float">
            <text:p>1024</text:p>
          </table:table-cell>
          <table:table-cell table:style-name="ce7" office:value-type="float" office:value="0.131451" calcext:value-type="float">
            <text:p>0.13145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6" calcext:value-type="float">
            <text:p>16</text:p>
          </table:table-cell>
          <table:table-cell table:style-name="ce6" office:value-type="float" office:value="19.0743" calcext:value-type="float">
            <text:p>19.07430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32" calcext:value-type="float">
            <text:p>32</text:p>
          </table:table-cell>
          <table:table-cell table:style-name="ce6" office:value-type="float" office:value="5.16344" calcext:value-type="float">
            <text:p>5.16344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64" calcext:value-type="float">
            <text:p>64</text:p>
          </table:table-cell>
          <table:table-cell table:style-name="ce6" office:value-type="float" office:value="2.64073" calcext:value-type="float">
            <text:p>2.64073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28" calcext:value-type="float">
            <text:p>128</text:p>
          </table:table-cell>
          <table:table-cell table:style-name="ce6" office:value-type="float" office:value="1.37126" calcext:value-type="float">
            <text:p>1.37126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256" calcext:value-type="float">
            <text:p>256</text:p>
          </table:table-cell>
          <table:table-cell table:style-name="ce6" office:value-type="float" office:value="0.753956" calcext:value-type="float">
            <text:p>0.753956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512" calcext:value-type="float">
            <text:p>512</text:p>
          </table:table-cell>
          <table:table-cell table:style-name="ce6" office:value-type="float" office:value="0.457138" calcext:value-type="float">
            <text:p>0.457138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.6M</text:p>
          </table:table-cell>
          <table:table-cell table:style-name="ce5" office:value-type="float" office:value="1024" calcext:value-type="float">
            <text:p>1024</text:p>
          </table:table-cell>
          <table:table-cell table:style-name="ce7" office:value-type="float" office:value="0.311597" calcext:value-type="float">
            <text:p>0.311597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7,1080ti, arria10" table:style-name="ta7">
        <table:table-column table:style-name="co8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number-columns-repeated="1004" table:default-cell-style-name="Default"/>
        <table:table-row table:style-name="ro1">
          <table:table-cell table:style-name="ce1" office:value-type="string" calcext:value-type="string">
            <text:p>scg has chunk start computed outside the kernel</text:p>
          </table:table-cell>
          <table:table-cell table:style-name="ce1" table:number-columns-repeated="7"/>
          <table:table-cell table:style-name="ce1" office:value-type="string" calcext:value-type="string">
            <text:p>engpar git hash </text:p>
          </table:table-cell>
          <table:table-cell table:style-name="ce1" office:value-type="string" calcext:value-type="string">
            <text:p>5dbf5ce</text:p>
          </table:table-cell>
          <table:table-cell table:style-name="ce1"/>
          <table:table-cell table:style-name="ce2" office:value-type="string" calcext:value-type="string">
            <text:p><text:a xlink:href="https://github.com/cwsmith/EnGPar/tree/opencl-slimsell" xlink:type="simple">https://github.com/cwsmith/EnGPar/tree/opencl-slimsell</text:a>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ach case was executed three times, the average is reported below</text:p>
          </table:table-cell>
          <table:table-cell table:style-name="ce1" table:number-columns-repeated="7"/>
          <table:table-cell table:style-name="ce1" office:value-type="string" calcext:value-type="string">
            <text:p>scg tet hack </text:p>
          </table:table-cell>
          <table:table-cell table:style-name="ce2" office:value-type="string" calcext:value-type="string">
            <text:p><text:a xlink:href="https://github.com/cwsmith/EnGPar/commit/f79d865c5f3f07477378377ae256e5f1cd486c84" xlink:type="simple">https://github.com/cwsmith/EnGPar/commit/f79d865c5f3f07477378377ae256e5f1cd486c84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ush and pull ran in serial on a Intel(R) Core(TM) i7-4790K CPU @ 4.00GHz</text:p>
          </table:table-cell>
          <table:table-cell table:style-name="ce1" table:number-columns-repeated="7"/>
          <table:table-cell table:style-name="ce1" office:value-type="string" calcext:value-type="string">
            <text:p>scg int</text:p>
          </table:table-cell>
          <table:table-cell table:style-name="ce2" office:value-type="string" calcext:value-type="string">
            <text:p><text:a xlink:href="https://github.com/cwsmith/EnGPar/commit/6278625477433f5c9907715fdbd1185af6a749ab" xlink:type="simple">https://github.com/cwsmith/EnGPar/commit/6278625477433f5c9907715fdbd1185af6a749ab</text:a></text:p>
          </table:table-cell>
          <table:table-cell table:style-name="ce1" table:number-columns-repeated="3"/>
          <table:table-cell table:number-columns-repeated="8"/>
          <table:table-cell table:style-name="ce1"/>
          <table:table-cell table:number-columns-repeated="1002"/>
        </table:table-row>
        <table:table-row table:style-name="ro1">
          <table:table-cell table:style-name="ce1" office:value-type="string" calcext:value-type="string">
            <text:p>csr and scg ran on GeForce GTX 1080 Ti</text:p>
          </table:table-cell>
          <table:table-cell table:style-name="ce1" table:number-columns-repeated="5"/>
          <table:table-cell/>
          <table:table-cell table:style-name="ce1"/>
          <table:table-cell table:style-name="ce1" office:value-type="string" calcext:value-type="string">
            <text:p>scg int unroll</text:p>
          </table:table-cell>
          <table:table-cell table:style-name="ce2" office:value-type="string" calcext:value-type="string">
            <text:p><text:a xlink:href="https://github.com/cwsmith/EnGPar/commit/23b0ac4477a93161d98da1b9a1241850e2aa9bd7" xlink:type="simple">https://github.com/cwsmith/EnGPar/commit/23b0ac4477a93161d98da1b9a1241850e2aa9bd7</text:a></text:p>
          </table:table-cell>
          <table:table-cell table:number-columns-repeated="1014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style-name="ce1" office:value-type="string" calcext:value-type="string">
            <text:p>push int</text:p>
          </table:table-cell>
          <table:table-cell table:style-name="ce2" office:value-type="string" calcext:value-type="string">
            <text:p><text:a xlink:href="https://github.com/SCOREC/EnGPar/commits/cwsmith_int_lidt" xlink:type="simple">https://github.com/SCOREC/EnGPar/commits/cwsmith_int_lidt</text:a></text:p>
          </table:table-cell>
          <table:table-cell table:number-columns-repeated="1014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style-name="ce1" office:value-type="string" calcext:value-type="string">
            <text:p>csr int</text:p>
          </table:table-cell>
          <table:table-cell table:style-name="ce2" office:value-type="string" calcext:value-type="string">
            <text:p><text:a xlink:href="https://github.com/cwsmith/EnGPar/commit/d53accf17a0f3560b6a82945a4da46913d4548ed" xlink:type="simple">https://github.com/cwsmith/EnGPar/commit/d53accf17a0f3560b6a82945a4da46913d4548ed</text:a></text:p>
          </table:table-cell>
          <table:table-cell table:number-columns-repeated="5"/>
          <table:table-cell table:style-name="ce1"/>
          <table:table-cell table:number-columns-repeated="1008"/>
        </table:table-row>
        <table:table-row table:style-name="ro1">
          <table:table-cell table:style-name="ce1" table:number-columns-repeated="6"/>
          <table:table-cell/>
          <table:table-cell table:style-name="ce1"/>
          <table:table-cell table:style-name="ce1" office:value-type="string" calcext:value-type="string">
            <text:p>csr int unroll</text:p>
          </table:table-cell>
          <table:table-cell table:style-name="ce2" office:value-type="string" calcext:value-type="string">
            <text:p><text:a xlink:href="https://github.com/cwsmith/EnGPar/commit/78dab332cc2b252147061d443f40e98f73237664" xlink:type="simple">https://github.com/cwsmith/EnGPar/commit/78dab332cc2b252147061d443f40e98f73237664</text:a>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office:value-type="string" calcext:value-type="string">
            <text:p>device</text:p>
          </table:table-cell>
          <table:table-cell table:number-columns-repeated="3" table:style-name="ce1" office:value-type="string" calcext:value-type="string">
            <text:p>i7</text:p>
          </table:table-cell>
          <table:table-cell table:number-columns-repeated="7" table:style-name="ce1" office:value-type="string" calcext:value-type="string">
            <text:p>1080ti</text:p>
          </table:table-cell>
          <table:table-cell table:style-name="ce1" office:value-type="string" calcext:value-type="string">
            <text:p>Arria 10</text:p>
          </table:table-cell>
          <table:table-cell table:style-name="ce1" office:value-type="string" calcext:value-type="string">
            <text:p>i3</text:p>
          </table:table-cell>
          <table:table-cell table:style-name="ce1" office:value-type="string" calcext:value-type="string">
            <text:p>1080ti</text:p>
          </table:table-cell>
          <table:table-cell table:number-columns-repeated="4"/>
          <table:table-cell table:style-name="ce1"/>
          <table:table-cell table:number-columns-repeated="1000"/>
        </table:table-row>
        <table:table-row table:style-name="ro1">
          <table:table-cell/>
          <table:table-cell table:style-name="ce1"/>
          <table:table-cell table:number-columns-repeated="3"/>
          <table:table-cell table:style-name="ce1" office:value-type="string" calcext:value-type="string">
            <text:p>chunk</text:p>
          </table:table-cell>
          <table:table-cell table:style-name="ce1"/>
          <table:table-cell/>
          <table:table-cell table:style-name="ce1" table:number-columns-repeated="3"/>
          <table:table-cell/>
          <table:table-cell table:style-name="ce1" office:value-type="float" office:value="1024" calcext:value-type="float">
            <text:p>1024</text:p>
          </table:table-cell>
          <table:table-cell/>
          <table:table-cell table:number-columns-repeated="5" table:style-name="ce1"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~GTEPS</text:p>
          </table:table-cell>
          <table: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vertices</text:p>
          </table:table-cell>
          <table:table-cell table:style-name="ce1" office:value-type="string" calcext:value-type="string">
            <text:p>hyperedges</text:p>
          </table:table-cell>
          <table:table-cell table:style-name="ce1" office:value-type="string" calcext:value-type="string">
            <text:p>bfs levels</text:p>
          </table:table-cell>
          <table:table-cell table:style-name="ce1" office:value-type="string" calcext:value-type="string">
            <text:p>traversed pins</text:p>
          </table:table-cell>
          <table:table-cell table:style-name="ce1" office:value-type="string" calcext:value-type="string">
            <text:p>max fronttier</text:p>
          </table:table-cell>
          <table:table-cell table:style-name="ce1" office:value-type="string" calcext:value-type="string">
            <text:p>push bfs (s)</text:p>
          </table:table-cell>
          <table:table-cell table:style-name="ce1" office:value-type="string" calcext:value-type="string">
            <text:p>push_int (s)</text:p>
          </table:table-cell>
          <table:table-cell table:style-name="ce1" office:value-type="string" calcext:value-type="string">
            <text:p>pull bfs (s)</text:p>
          </table:table-cell>
          <table:table-cell table:style-name="ce1" office:value-type="string" calcext:value-type="string">
            <text:p>csr opencl bfs (s)</text:p>
          </table:table-cell>
          <table:table-cell table:style-name="ce1" office:value-type="string" calcext:value-type="string">
            <text:p>csr int (s)</text:p>
          </table:table-cell>
          <table:table-cell table:style-name="ce1" office:value-type="string" calcext:value-type="string">
            <text:p>csr int unroll (s)</text:p>
          </table:table-cell>
          <table:table-cell table:style-name="ce1" office:value-type="string" calcext:value-type="string">
            <text:p>scg opencl bfs (s)</text:p>
          </table:table-cell>
          <table:table-cell table:style-name="ce1" office:value-type="string" calcext:value-type="string">
            <text:p>scg tet hack (s)</text:p>
          </table:table-cell>
          <table:table-cell table:style-name="ce1" office:value-type="string" calcext:value-type="string">
            <text:p>scg_int (s)</text:p>
          </table:table-cell>
          <table:table-cell table:number-columns-repeated="3" table:style-name="ce1" office:value-type="string" calcext:value-type="string">
            <text:p>scg_int_unroll (s)</text:p>
          </table:table-cell>
          <table:table-cell table:style-name="ce1" office:value-type="string" calcext:value-type="string">
            <text:p>scg_int_unroll traversed pins/sec</text:p>
          </table:table-cell>
          <table:table-cell/>
          <table:table-cell table:style-name="ce1" office:value-type="string" calcext:value-type="string">
            <text:p>pins/sec</text:p>
          </table:table-cell>
          <table:table-cell table:number-columns-repeated="2"/>
          <table:table-cell table:style-name="ce1"/>
          <table:table-cell table:number-columns-repeated="1000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office:value-type="float" office:value="66433" calcext:value-type="float">
            <text:p>66433</text:p>
          </table:table-cell>
          <table:table-cell table:style-name="ce1" office:value-type="float" office:value="15697" calcext:value-type="float">
            <text:p>15697</text:p>
          </table:table-cell>
          <table:table-cell table:style-name="ce1" office:value-type="float" office:value="25" calcext:value-type="float">
            <text:p>25</text:p>
          </table:table-cell>
          <table:table-cell table:formula="of:=[.D11]*[.B11]*4" office:value-type="float" office:value="6643300" calcext:value-type="float">
            <text:p>6643300</text:p>
          </table:table-cell>
          <table:table-cell table:style-name="ce1" office:value-type="float" office:value="4432" calcext:value-type="float">
            <text:p>4432</text:p>
          </table:table-cell>
          <table:table-cell table:style-name="ce11" office:value-type="float" office:value="0.0107603" calcext:value-type="float">
            <text:p>0.0108</text:p>
          </table:table-cell>
          <table:table-cell table:style-name="ce1" office:value-type="float" office:value="0.011431" calcext:value-type="float">
            <text:p>0.011431</text:p>
          </table:table-cell>
          <table:table-cell table:style-name="ce11" office:value-type="float" office:value="0.00628733" calcext:value-type="float">
            <text:p>0.0063</text:p>
          </table:table-cell>
          <table:table-cell table:style-name="ce11" office:value-type="float" office:value="0.00742033" calcext:value-type="float">
            <text:p>0.0074</text:p>
          </table:table-cell>
          <table:table-cell table:style-name="ce11" office:value-type="float" office:value="0.00546533" calcext:value-type="float">
            <text:p>0.0055</text:p>
          </table:table-cell>
          <table:table-cell table:style-name="ce11" office:value-type="float" office:value="0.00533867" calcext:value-type="float">
            <text:p>0.0053</text:p>
          </table:table-cell>
          <table:table-cell table:style-name="ce11" office:value-type="float" office:value="0.00577367" calcext:value-type="float">
            <text:p>0.0058</text:p>
          </table:table-cell>
          <table:table-cell/>
          <table:table-cell table:style-name="ce13" office:value-type="float" office:value="0.004551" calcext:value-type="float">
            <text:p>0.004551</text:p>
          </table:table-cell>
          <table:table-cell table:style-name="ce13" office:value-type="float" office:value="0.00541933" calcext:value-type="float">
            <text:p>0.005419</text:p>
          </table:table-cell>
          <table:table-cell table:style-name="ce13" office:value-type="float" office:value="0.0172943" calcext:value-type="float">
            <text:p>0.017294</text:p>
          </table:table-cell>
          <table:table-cell table:style-name="ce13" office:value-type="float" office:value="0.0126623" calcext:value-type="float">
            <text:p>0.012662</text:p>
          </table:table-cell>
          <table:table-cell table:formula="of:=[.E11]/(1000*1000*1000)/[.P11]" office:value-type="float" office:value="1.2258526423008" calcext:value-type="float">
            <text:p>1.2258526423</text:p>
          </table:table-cell>
          <table:table-cell/>
          <table:table-cell table:formula="of:=[.B11]*4/(1000*1000*1000)/[.P11]" office:value-type="float" office:value="0.049034105692032" calcext:value-type="float">
            <text:p>0.049034105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office:value-type="float" office:value="192728" calcext:value-type="float">
            <text:p>192728</text:p>
          </table:table-cell>
          <table:table-cell table:style-name="ce1" office:value-type="float" office:value="40052" calcext:value-type="float">
            <text:p>40052</text:p>
          </table:table-cell>
          <table:table-cell table:style-name="ce1" office:value-type="float" office:value="40" calcext:value-type="float">
            <text:p>40</text:p>
          </table:table-cell>
          <table:table-cell table:formula="of:=[.D12]*[.B12]*4" office:value-type="float" office:value="30836480" calcext:value-type="float">
            <text:p>30836480</text:p>
          </table:table-cell>
          <table:table-cell table:style-name="ce1" office:value-type="float" office:value="7992" calcext:value-type="float">
            <text:p>7992</text:p>
          </table:table-cell>
          <table:table-cell table:style-name="ce11" office:value-type="float" office:value="0.037091" calcext:value-type="float">
            <text:p>0.0371</text:p>
          </table:table-cell>
          <table:table-cell table:style-name="ce1" office:value-type="float" office:value="0.034357" calcext:value-type="float">
            <text:p>0.034357</text:p>
          </table:table-cell>
          <table:table-cell table:style-name="ce11" office:value-type="float" office:value="0.023725" calcext:value-type="float">
            <text:p>0.0237</text:p>
          </table:table-cell>
          <table:table-cell table:style-name="ce11" office:value-type="float" office:value="0.022258" calcext:value-type="float">
            <text:p>0.0223</text:p>
          </table:table-cell>
          <table:table-cell table:style-name="ce11" office:value-type="float" office:value="0.016308" calcext:value-type="float">
            <text:p>0.0163</text:p>
          </table:table-cell>
          <table:table-cell table:style-name="ce11" office:value-type="float" office:value="0.0140167" calcext:value-type="float">
            <text:p>0.0140</text:p>
          </table:table-cell>
          <table:table-cell table:style-name="ce11" office:value-type="float" office:value="0.0110533" calcext:value-type="float">
            <text:p>0.0111</text:p>
          </table:table-cell>
          <table:table-cell/>
          <table:table-cell table:style-name="ce13" office:value-type="float" office:value="0.00858733" calcext:value-type="float">
            <text:p>0.008587</text:p>
          </table:table-cell>
          <table:table-cell table:style-name="ce13" office:value-type="float" office:value="0.007402" calcext:value-type="float">
            <text:p>0.007402</text:p>
          </table:table-cell>
          <table:table-cell table:style-name="ce13" office:value-type="float" office:value="0.0621287" calcext:value-type="float">
            <text:p>0.062129</text:p>
          </table:table-cell>
          <table:table-cell table:style-name="ce13" office:value-type="float" office:value="0.069261" calcext:value-type="float">
            <text:p>0.069261</text:p>
          </table:table-cell>
          <table:table-cell table:formula="of:=[.E12]/(1000*1000*1000)/[.P12]" office:value-type="float" office:value="4.16596595514726" calcext:value-type="float">
            <text:p>4.1659659551</text:p>
          </table:table-cell>
          <table:table-cell/>
          <table:table-cell table:formula="of:=[.B12]*4/(1000*1000*1000)/[.P12]" office:value-type="float" office:value="0.104149148878681" calcext:value-type="float">
            <text:p>0.104149148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office:value-type="float" office:value="404613" calcext:value-type="float">
            <text:p>404613</text:p>
          </table:table-cell>
          <table:table-cell table:style-name="ce1" office:value-type="float" office:value="88651" calcext:value-type="float">
            <text:p>88651</text:p>
          </table:table-cell>
          <table:table-cell table:style-name="ce1" office:value-type="float" office:value="48" calcext:value-type="float">
            <text:p>48</text:p>
          </table:table-cell>
          <table:table-cell table:formula="of:=[.D13]*[.B13]*4" office:value-type="float" office:value="77685696" calcext:value-type="float">
            <text:p>77685696</text:p>
          </table:table-cell>
          <table:table-cell table:style-name="ce1" office:value-type="float" office:value="17316" calcext:value-type="float">
            <text:p>17316</text:p>
          </table:table-cell>
          <table:table-cell table:style-name="ce11" office:value-type="float" office:value="0.0761027" calcext:value-type="float">
            <text:p>0.0761</text:p>
          </table:table-cell>
          <table:table-cell table:style-name="ce1" office:value-type="float" office:value="0.073718" calcext:value-type="float">
            <text:p>0.073718</text:p>
          </table:table-cell>
          <table:table-cell table:style-name="ce11" office:value-type="float" office:value="0.065211" calcext:value-type="float">
            <text:p>0.0652</text:p>
          </table:table-cell>
          <table:table-cell table:style-name="ce11" office:value-type="float" office:value="0.0194883" calcext:value-type="float">
            <text:p>0.0195</text:p>
          </table:table-cell>
          <table:table-cell table:style-name="ce11" office:value-type="float" office:value="0.011963" calcext:value-type="float">
            <text:p>0.0120</text:p>
          </table:table-cell>
          <table:table-cell table:style-name="ce11" office:value-type="float" office:value="0.010384" calcext:value-type="float">
            <text:p>0.0104</text:p>
          </table:table-cell>
          <table:table-cell table:style-name="ce11" office:value-type="float" office:value="0.0126037" calcext:value-type="float">
            <text:p>0.0126</text:p>
          </table:table-cell>
          <table:table-cell/>
          <table:table-cell table:style-name="ce13" office:value-type="float" office:value="0.008399" calcext:value-type="float">
            <text:p>0.008399</text:p>
          </table:table-cell>
          <table:table-cell table:style-name="ce13" office:value-type="float" office:value="0.007828" calcext:value-type="float">
            <text:p>0.007828</text:p>
          </table:table-cell>
          <table:table-cell table:style-name="ce13" office:value-type="float" office:value="0.146642" calcext:value-type="float">
            <text:p>0.146642</text:p>
          </table:table-cell>
          <table:table-cell table:style-name="ce13" office:value-type="float" office:value="0.1502" calcext:value-type="float">
            <text:p>0.150200</text:p>
          </table:table-cell>
          <table:table-cell table:formula="of:=[.E13]/(1000*1000*1000)/[.P13]" office:value-type="float" office:value="9.92407971384773" calcext:value-type="float">
            <text:p>9.9240797138</text:p>
          </table:table-cell>
          <table:table-cell/>
          <table:table-cell table:formula="of:=[.B13]*4/(1000*1000*1000)/[.P13]" office:value-type="float" office:value="0.206751660705161" calcext:value-type="float">
            <text:p>0.2067516607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office:value-type="float" office:value="890925" calcext:value-type="float">
            <text:p>890925</text:p>
          </table:table-cell>
          <table:table-cell table:style-name="ce1" office:value-type="float" office:value="187380" calcext:value-type="float">
            <text:p>187380</text:p>
          </table:table-cell>
          <table:table-cell table:style-name="ce1" office:value-type="float" office:value="70" calcext:value-type="float">
            <text:p>70</text:p>
          </table:table-cell>
          <table:table-cell table:formula="of:=[.D14]*[.B14]*4" office:value-type="float" office:value="249459000" calcext:value-type="float">
            <text:p>249459000</text:p>
          </table:table-cell>
          <table:table-cell table:style-name="ce1" office:value-type="float" office:value="26664" calcext:value-type="float">
            <text:p>26664</text:p>
          </table:table-cell>
          <table:table-cell table:style-name="ce11" office:value-type="float" office:value="0.168607" calcext:value-type="float">
            <text:p>0.1686</text:p>
          </table:table-cell>
          <table:table-cell table:style-name="ce1" office:value-type="float" office:value="0.167719" calcext:value-type="float">
            <text:p>0.167719</text:p>
          </table:table-cell>
          <table:table-cell table:style-name="ce11" office:value-type="float" office:value="0.214073" calcext:value-type="float">
            <text:p>0.2141</text:p>
          </table:table-cell>
          <table:table-cell table:style-name="ce11" office:value-type="float" office:value="0.034283" calcext:value-type="float">
            <text:p>0.0343</text:p>
          </table:table-cell>
          <table:table-cell table:style-name="ce11" office:value-type="float" office:value="0.0220277" calcext:value-type="float">
            <text:p>0.0220</text:p>
          </table:table-cell>
          <table:table-cell table:style-name="ce11" office:value-type="float" office:value="0.021625" calcext:value-type="float">
            <text:p>0.0216</text:p>
          </table:table-cell>
          <table:table-cell table:style-name="ce11" office:value-type="float" office:value="0.0265527" calcext:value-type="float">
            <text:p>0.0266</text:p>
          </table:table-cell>
          <table:table-cell/>
          <table:table-cell table:style-name="ce13" office:value-type="float" office:value="0.0171493" calcext:value-type="float">
            <text:p>0.017149</text:p>
          </table:table-cell>
          <table:table-cell table:style-name="ce13" office:value-type="float" office:value="0.016077" calcext:value-type="float">
            <text:p>0.016077</text:p>
          </table:table-cell>
          <table:table-cell table:style-name="ce13" office:value-type="float" office:value="0.435515" calcext:value-type="float">
            <text:p>0.435515</text:p>
          </table:table-cell>
          <table:table-cell table:style-name="ce13" office:value-type="float" office:value="0.52969" calcext:value-type="float">
            <text:p>0.529690</text:p>
          </table:table-cell>
          <table:table-cell table:formula="of:=[.E14]/(1000*1000*1000)/[.P14]" office:value-type="float" office:value="15.5165142750513" calcext:value-type="float">
            <text:p>15.5165142751</text:p>
          </table:table-cell>
          <table:table-cell/>
          <table:table-cell table:formula="of:=[.B14]*4/(1000*1000*1000)/[.P14]" office:value-type="float" office:value="0.22166448964359" calcext:value-type="float">
            <text:p>0.221664489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office:value-type="float" office:value="1580611" calcext:value-type="float">
            <text:p>1580611</text:p>
          </table:table-cell>
          <table:table-cell table:style-name="ce1" office:value-type="float" office:value="336215" calcext:value-type="float">
            <text:p>336215</text:p>
          </table:table-cell>
          <table:table-cell table:style-name="ce1" office:value-type="float" office:value="82" calcext:value-type="float">
            <text:p>82</text:p>
          </table:table-cell>
          <table:table-cell table:formula="of:=[.D15]*[.B15]*4" office:value-type="float" office:value="518440408" calcext:value-type="float">
            <text:p>518440408</text:p>
          </table:table-cell>
          <table:table-cell table:style-name="ce1" office:value-type="float" office:value="45268" calcext:value-type="float">
            <text:p>45268</text:p>
          </table:table-cell>
          <table:table-cell table:style-name="ce11" office:value-type="float" office:value="0.292421" calcext:value-type="float">
            <text:p>0.2924</text:p>
          </table:table-cell>
          <table:table-cell table:style-name="ce1" office:value-type="float" office:value="0.291575" calcext:value-type="float">
            <text:p>0.291575</text:p>
          </table:table-cell>
          <table:table-cell table:style-name="ce11" office:value-type="float" office:value="0.408129" calcext:value-type="float">
            <text:p>0.4081</text:p>
          </table:table-cell>
          <table:table-cell table:style-name="ce11" office:value-type="float" office:value="0.0609373" calcext:value-type="float">
            <text:p>0.0609</text:p>
          </table:table-cell>
          <table:table-cell table:style-name="ce11" office:value-type="float" office:value="0.0367637" calcext:value-type="float">
            <text:p>0.0368</text:p>
          </table:table-cell>
          <table:table-cell table:style-name="ce11" office:value-type="float" office:value="0.0364503" calcext:value-type="float">
            <text:p>0.0365</text:p>
          </table:table-cell>
          <table:table-cell table:style-name="ce11" office:value-type="float" office:value="0.0461887" calcext:value-type="float">
            <text:p>0.0462</text:p>
          </table:table-cell>
          <table:table-cell table:style-name="ce11" office:value-type="float" office:value="0.05063" calcext:value-type="float">
            <text:p>0.0506</text:p>
          </table:table-cell>
          <table:table-cell table:style-name="ce13" office:value-type="float" office:value="0.0283437" calcext:value-type="float">
            <text:p>0.028344</text:p>
          </table:table-cell>
          <table:table-cell table:style-name="ce13" office:value-type="float" office:value="0.026247" calcext:value-type="float">
            <text:p>0.026247</text:p>
          </table:table-cell>
          <table:table-cell table:style-name="ce13" office:value-type="float" office:value="0.882789" calcext:value-type="float">
            <text:p>0.882789</text:p>
          </table:table-cell>
          <table:table-cell table:style-name="ce13" office:value-type="float" office:value="1.19607" calcext:value-type="float">
            <text:p>1.196070</text:p>
          </table:table-cell>
          <table:table-cell table:formula="of:=[.E15]/(1000*1000*1000)/[.P15]" office:value-type="float" office:value="19.7523681944603" calcext:value-type="float">
            <text:p>19.7523681945</text:p>
          </table:table-cell>
          <table:table-cell/>
          <table:table-cell table:formula="of:=[.B15]*4/(1000*1000*1000)/[.P15]" office:value-type="float" office:value="0.240882538956833" calcext:value-type="float">
            <text:p>0.240882539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office:value-type="float" office:value="12831104" calcext:value-type="float">
            <text:p>12831104</text:p>
          </table:table-cell>
          <table:table-cell table:style-name="ce1" office:value-type="float" office:value="2499193" calcext:value-type="float">
            <text:p>2499193</text:p>
          </table:table-cell>
          <table:table-cell table:style-name="ce1" office:value-type="float" office:value="210" calcext:value-type="float">
            <text:p>210</text:p>
          </table:table-cell>
          <table:table-cell table:formula="of:=[.D16]*[.B16]*4" office:value-type="float" office:value="10778127360" calcext:value-type="float">
            <text:p>10778127360</text:p>
          </table:table-cell>
          <table:table-cell table:style-name="ce1" office:value-type="float" office:value="95798" calcext:value-type="float">
            <text:p>95798</text:p>
          </table:table-cell>
          <table:table-cell table:style-name="ce11" office:value-type="float" office:value="2.53513" calcext:value-type="float">
            <text:p>2.5351</text:p>
          </table:table-cell>
          <table:table-cell table:style-name="ce1" office:value-type="float" office:value="2.50482" calcext:value-type="float">
            <text:p>2.50482</text:p>
          </table:table-cell>
          <table:table-cell table:style-name="ce11" office:value-type="float" office:value="7.13291" calcext:value-type="float">
            <text:p>7.1329</text:p>
          </table:table-cell>
          <table:table-cell table:style-name="ce11" office:value-type="float" office:value="0.703891" calcext:value-type="float">
            <text:p>0.7039</text:p>
          </table:table-cell>
          <table:table-cell table:style-name="ce11" office:value-type="float" office:value="0.391242" calcext:value-type="float">
            <text:p>0.3912</text:p>
          </table:table-cell>
          <table:table-cell table:style-name="ce11" office:value-type="float" office:value="0.375338" calcext:value-type="float">
            <text:p>0.3753</text:p>
          </table:table-cell>
          <table:table-cell table:style-name="ce11" office:value-type="float" office:value="0.515013" calcext:value-type="float">
            <text:p>0.5150</text:p>
          </table:table-cell>
          <table:table-cell table:style-name="ce11" office:value-type="float" office:value="0.590834" calcext:value-type="float">
            <text:p>0.5908</text:p>
          </table:table-cell>
          <table:table-cell table:style-name="ce13" office:value-type="float" office:value="0.327073" calcext:value-type="float">
            <text:p>0.327073</text:p>
          </table:table-cell>
          <table:table-cell table:style-name="ce13" office:value-type="float" office:value="0.281375" calcext:value-type="float">
            <text:p>0.281375</text:p>
          </table:table-cell>
          <table:table-cell table:style-name="ce13" office:value-type="float" office:value="16.274" calcext:value-type="float">
            <text:p>16.274000</text:p>
          </table:table-cell>
          <table:table-cell table:style-name="ce13" office:value-type="float" office:value="22.7265" calcext:value-type="float">
            <text:p>22.726500</text:p>
          </table:table-cell>
          <table:table-cell table:formula="of:=[.E16]/(1000*1000*1000)/[.P16]" office:value-type="float" office:value="38.305206077299" calcext:value-type="float">
            <text:p>38.3052060773</text:p>
          </table:table-cell>
          <table:table-cell/>
          <table:table-cell table:formula="of:=[.B16]*4/(1000*1000*1000)/[.P16]" office:value-type="float" office:value="0.182405743225233" calcext:value-type="float">
            <text:p>0.1824057432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" office:value-type="float" office:value="27943315" calcext:value-type="float">
            <text:p>27943315</text:p>
          </table:table-cell>
          <table:table-cell table:style-name="ce1" office:value-type="float" office:value="5190006" calcext:value-type="float">
            <text:p>5190006</text:p>
          </table:table-cell>
          <table:table-cell table:style-name="ce1" office:value-type="float" office:value="310" calcext:value-type="float">
            <text:p>310</text:p>
          </table:table-cell>
          <table:table-cell table:formula="of:=[.D17]*[.B17]*4" office:value-type="float" office:value="34649710600" calcext:value-type="float">
            <text:p>34649710600</text:p>
          </table:table-cell>
          <table:table-cell/>
          <table:table-cell table:style-name="ce11" office:value-type="float" office:value="5.63853" calcext:value-type="float">
            <text:p>5.6385</text:p>
          </table:table-cell>
          <table:table-cell table:style-name="ce1" office:value-type="float" office:value="5.58012" calcext:value-type="float">
            <text:p>5.58012</text:p>
          </table:table-cell>
          <table:table-cell table:style-name="ce11" office:value-type="float" office:value="21.7562" calcext:value-type="float">
            <text:p>21.7562</text:p>
          </table:table-cell>
          <table:table-cell table:style-name="ce11" office:value-type="float" office:value="3.36643" calcext:value-type="float">
            <text:p>3.3664</text:p>
          </table:table-cell>
          <table:table-cell table:style-name="ce11" office:value-type="float" office:value="2.97183" calcext:value-type="float">
            <text:p>2.9718</text:p>
          </table:table-cell>
          <table:table-cell table:style-name="ce11" office:value-type="float" office:value="2.78808" calcext:value-type="float">
            <text:p>2.7881</text:p>
          </table:table-cell>
          <table:table-cell table:style-name="ce11" office:value-type="float" office:value="1.37177" calcext:value-type="float">
            <text:p>1.3718</text:p>
          </table:table-cell>
          <table:table-cell/>
          <table:table-cell table:style-name="ce13" office:value-type="float" office:value="0.871432" calcext:value-type="float">
            <text:p>0.871432</text:p>
          </table:table-cell>
          <table:table-cell table:style-name="ce13" office:value-type="float" office:value="0.703791" calcext:value-type="float">
            <text:p>0.703791</text:p>
          </table:table-cell>
          <table:table-cell table:style-name="ce13" office:value-type="float" office:value="51.1865" calcext:value-type="float">
            <text:p>51.186500</text:p>
          </table:table-cell>
          <table:table-cell table:style-name="ce1" office:value-type="string" calcext:value-type="string">
            <text:p>OOM</text:p>
          </table:table-cell>
          <table:table-cell table:formula="of:=[.E17]/(1000*1000*1000)/[.P17]" office:value-type="float" office:value="49.2329549539565" calcext:value-type="float">
            <text:p>49.232954954</text:p>
          </table:table-cell>
          <table:table-cell/>
          <table:table-cell table:formula="of:=[.B17]*4/(1000*1000*1000)/[.P17]" office:value-type="float" office:value="0.15881598372244" calcext:value-type="float">
            <text:p>0.1588159837</text:p>
          </table:table-cell>
          <table:table-cell table:number-columns-repeated="1003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1"/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cg int unroll <text:s/>is X times faster than [push|pull|csr|csr_int_unroll] - higher is better</text:p>
          </table:table-cell>
          <table:table-cell table:number-columns-repeated="10"/>
          <table:table-cell table:number-columns-repeated="2" table:style-name="ce1" office:value-type="string" calcext:value-type="string">
            <text:p>power (W)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push/scg_int_unroll</text:p>
          </table:table-cell>
          <table:table-cell table:style-name="ce1" office:value-type="string" calcext:value-type="string">
            <text:p>pull/scg_int_unroll</text:p>
          </table:table-cell>
          <table:table-cell table:style-name="ce1" office:value-type="string" calcext:value-type="string">
            <text:p>csr/scg_int_unroll</text:p>
          </table:table-cell>
          <table:table-cell table:style-name="ce1" office:value-type="string" calcext:value-type="string">
            <text:p>csr_int_unroll/scg_int_unroll</text:p>
          </table:table-cell>
          <table:table-cell table:style-name="ce1" office:value-type="string" calcext:value-type="string">
            <text:p>scg/scg_int_unroll</text:p>
          </table:table-cell>
          <table:table-cell table:style-name="ce1" office:value-type="string" calcext:value-type="string">
            <text:p>scg_int/scg_int_unroll</text:p>
          </table:table-cell>
          <table:table-cell table:style-name="ce1" office:value-type="string" calcext:value-type="string">
            <text:p>scg/scg_int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9" table:formula="of:=[.$G11]/[.$P11]" office:value-type="float" office:value="1.98554064801368" calcext:value-type="float">
            <text:p>1.99</text:p>
          </table:table-cell>
          <table:table-cell table:style-name="ce9" table:formula="of:=[.$I11]/[.$P11]" office:value-type="float" office:value="1.16016740076725" calcext:value-type="float">
            <text:p>1.16</text:p>
          </table:table-cell>
          <table:table-cell table:style-name="ce9" table:formula="of:=[.$J11]/[.$P11]" office:value-type="float" office:value="1.36923383517889" calcext:value-type="float">
            <text:p>1.37</text:p>
          </table:table-cell>
          <table:table-cell table:style-name="ce9" table:formula="of:=[.$L11]/[.$P11]" office:value-type="float" office:value="0.985116241306582" calcext:value-type="float">
            <text:p>0.99</text:p>
          </table:table-cell>
          <table:table-cell table:style-name="ce9" table:formula="of:=[.$M11]/[.$P11]" office:value-type="float" office:value="1.06538446634547" calcext:value-type="float">
            <text:p>1.07</text:p>
          </table:table-cell>
          <table:table-cell table:style-name="ce9" table:formula="of:=[.$O11]/[.$P11]" office:value-type="float" office:value="0.83977170609651" calcext:value-type="float">
            <text:p>0.84</text:p>
          </table:table-cell>
          <table:table-cell table:style-name="ce9" table:formula="of:=[.$M11]/[.$O11]" office:value-type="float" office:value="1.268659635245" calcext:value-type="float">
            <text:p>1.27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9" table:formula="of:=[.$G12]/[.$P12]" office:value-type="float" office:value="5.01094298838152" calcext:value-type="float">
            <text:p>5.01</text:p>
          </table:table-cell>
          <table:table-cell table:style-name="ce9" table:formula="of:=[.$I12]/[.$P12]" office:value-type="float" office:value="3.20521480680897" calcext:value-type="float">
            <text:p>3.21</text:p>
          </table:table-cell>
          <table:table-cell table:style-name="ce9" table:formula="of:=[.$J12]/[.$P12]" office:value-type="float" office:value="3.00702512834369" calcext:value-type="float">
            <text:p>3.01</text:p>
          </table:table-cell>
          <table:table-cell table:style-name="ce9" table:formula="of:=[.$L12]/[.$P12]" office:value-type="float" office:value="1.89363685490408" calcext:value-type="float">
            <text:p>1.89</text:p>
          </table:table-cell>
          <table:table-cell table:style-name="ce9" table:formula="of:=[.$M12]/[.$P12]" office:value-type="float" office:value="1.4932855984869" calcext:value-type="float">
            <text:p>1.49</text:p>
          </table:table-cell>
          <table:table-cell table:style-name="ce9" table:formula="of:=[.$O12]/[.$P12]" office:value-type="float" office:value="1.16013644960821" calcext:value-type="float">
            <text:p>1.16</text:p>
          </table:table-cell>
          <table:table-cell table:style-name="ce9" table:formula="of:=[.$M12]/[.$O12]" office:value-type="float" office:value="1.28716376335834" calcext:value-type="float">
            <text:p>1.29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9" table:formula="of:=[.$G13]/[.$P13]" office:value-type="float" office:value="9.72185743484926" calcext:value-type="float">
            <text:p>9.72</text:p>
          </table:table-cell>
          <table:table-cell table:style-name="ce9" table:formula="of:=[.$I13]/[.$P13]" office:value-type="float" office:value="8.33048032703117" calcext:value-type="float">
            <text:p>8.33</text:p>
          </table:table-cell>
          <table:table-cell table:style-name="ce9" table:formula="of:=[.$J13]/[.$P13]" office:value-type="float" office:value="2.48956310679612" calcext:value-type="float">
            <text:p>2.49</text:p>
          </table:table-cell>
          <table:table-cell table:style-name="ce9" table:formula="of:=[.$L13]/[.$P13]" office:value-type="float" office:value="1.32652018395503" calcext:value-type="float">
            <text:p>1.33</text:p>
          </table:table-cell>
          <table:table-cell table:style-name="ce9" table:formula="of:=[.$M13]/[.$P13]" office:value-type="float" office:value="1.61007920286152" calcext:value-type="float">
            <text:p>1.61</text:p>
          </table:table-cell>
          <table:table-cell table:style-name="ce9" table:formula="of:=[.$O13]/[.$P13]" office:value-type="float" office:value="1.07294328053143" calcext:value-type="float">
            <text:p>1.07</text:p>
          </table:table-cell>
          <table:table-cell table:style-name="ce9" table:formula="of:=[.$M13]/[.$O13]" office:value-type="float" office:value="1.50061912132397" calcext:value-type="float">
            <text:p>1.50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9" table:formula="of:=[.$G14]/[.$P14]" office:value-type="float" office:value="10.4874665671456" calcext:value-type="float">
            <text:p>10.49</text:p>
          </table:table-cell>
          <table:table-cell table:style-name="ce9" table:formula="of:=[.$I14]/[.$P14]" office:value-type="float" office:value="13.3154817441065" calcext:value-type="float">
            <text:p>13.32</text:p>
          </table:table-cell>
          <table:table-cell table:style-name="ce9" table:formula="of:=[.$J14]/[.$P14]" office:value-type="float" office:value="2.13242520370716" calcext:value-type="float">
            <text:p>2.13</text:p>
          </table:table-cell>
          <table:table-cell table:style-name="ce9" table:formula="of:=[.$L14]/[.$P14]" office:value-type="float" office:value="1.34508925794613" calcext:value-type="float">
            <text:p>1.35</text:p>
          </table:table-cell>
          <table:table-cell table:style-name="ce9" table:formula="of:=[.$M14]/[.$P14]" office:value-type="float" office:value="1.65159544691174" calcext:value-type="float">
            <text:p>1.65</text:p>
          </table:table-cell>
          <table:table-cell table:style-name="ce9" table:formula="of:=[.$O14]/[.$P14]" office:value-type="float" office:value="1.06669776699633" calcext:value-type="float">
            <text:p>1.07</text:p>
          </table:table-cell>
          <table:table-cell table:style-name="ce9" table:formula="of:=[.$M14]/[.$O14]" office:value-type="float" office:value="1.54832558763331" calcext:value-type="float">
            <text:p>1.55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9" table:formula="of:=[.$G15]/[.$P15]" office:value-type="float" office:value="11.1411208900065" calcext:value-type="float">
            <text:p>11.14</text:p>
          </table:table-cell>
          <table:table-cell table:style-name="ce9" table:formula="of:=[.$I15]/[.$P15]" office:value-type="float" office:value="15.5495485198308" calcext:value-type="float">
            <text:p>15.55</text:p>
          </table:table-cell>
          <table:table-cell table:style-name="ce9" table:formula="of:=[.$J15]/[.$P15]" office:value-type="float" office:value="2.32168628795672" calcext:value-type="float">
            <text:p>2.32</text:p>
          </table:table-cell>
          <table:table-cell table:style-name="ce9" table:formula="of:=[.$L15]/[.$P15]" office:value-type="float" office:value="1.3887415704652" calcext:value-type="float">
            <text:p>1.39</text:p>
          </table:table-cell>
          <table:table-cell table:style-name="ce9" table:formula="of:=[.$M15]/[.$P15]" office:value-type="float" office:value="1.75977064045415" calcext:value-type="float">
            <text:p>1.76</text:p>
          </table:table-cell>
          <table:table-cell table:style-name="ce9" table:formula="of:=[.$O15]/[.$P15]" office:value-type="float" office:value="1.07988341524746" calcext:value-type="float">
            <text:p>1.08</text:p>
          </table:table-cell>
          <table:table-cell table:style-name="ce9" table:formula="of:=[.$M15]/[.$O15]" office:value-type="float" office:value="1.62959317238046" calcext:value-type="float">
            <text:p>1.63</text:p>
          </table:table-cell>
          <table:table-cell table:number-columns-repeated="4"/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9" table:formula="of:=[.$G16]/[.$P16]" office:value-type="float" office:value="9.00979120390937" calcext:value-type="float">
            <text:p>9.01</text:p>
          </table:table-cell>
          <table:table-cell table:style-name="ce9" table:formula="of:=[.$I16]/[.$P16]" office:value-type="float" office:value="25.3501910262106" calcext:value-type="float">
            <text:p>25.35</text:p>
          </table:table-cell>
          <table:table-cell table:style-name="ce9" table:formula="of:=[.$J16]/[.$P16]" office:value-type="float" office:value="2.50161172812084" calcext:value-type="float">
            <text:p>2.50</text:p>
          </table:table-cell>
          <table:table-cell table:style-name="ce9" table:formula="of:=[.$L16]/[.$P16]" office:value-type="float" office:value="1.33394224788983" calcext:value-type="float">
            <text:p>1.33</text:p>
          </table:table-cell>
          <table:table-cell table:style-name="ce9" table:formula="of:=[.$M16]/[.$P16]" office:value-type="float" office:value="1.83034384717903" calcext:value-type="float">
            <text:p>1.83</text:p>
          </table:table-cell>
          <table:table-cell table:style-name="ce9" table:formula="of:=[.$O16]/[.$P16]" office:value-type="float" office:value="1.16240959573523" calcext:value-type="float">
            <text:p>1.16</text:p>
          </table:table-cell>
          <table:table-cell table:style-name="ce9" table:formula="of:=[.$M16]/[.$O16]" office:value-type="float" office:value="1.57461178391368" calcext:value-type="float">
            <text:p>1.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9" table:formula="of:=[.$G17]/[.$P17]" office:value-type="float" office:value="8.01165402797137" calcext:value-type="float">
            <text:p>8.01</text:p>
          </table:table-cell>
          <table:table-cell table:style-name="ce9" table:formula="of:=[.$I17]/[.$P17]" office:value-type="float" office:value="30.9128704402301" calcext:value-type="float">
            <text:p>30.91</text:p>
          </table:table-cell>
          <table:table-cell table:style-name="ce9" table:formula="of:=[.$J17]/[.$P17]" office:value-type="float" office:value="4.78328083195153" calcext:value-type="float">
            <text:p>4.78</text:p>
          </table:table-cell>
          <table:table-cell table:style-name="ce9" table:formula="of:=[.$L17]/[.$P17]" office:value-type="float" office:value="3.96151698444567" calcext:value-type="float">
            <text:p>3.96</text:p>
          </table:table-cell>
          <table:table-cell table:style-name="ce9" table:formula="of:=[.$M17]/[.$P17]" office:value-type="float" office:value="1.94911557550466" calcext:value-type="float">
            <text:p>1.95</text:p>
          </table:table-cell>
          <table:table-cell table:style-name="ce9" table:formula="of:=[.$O17]/[.$P17]" office:value-type="float" office:value="1.23819713522907" calcext:value-type="float">
            <text:p>1.24</text:p>
          </table:table-cell>
          <table:table-cell table:style-name="ce9" table:formula="of:=[.$M17]/[.$O17]" office:value-type="float" office:value="1.57415610168091" calcext:value-type="float">
            <text:p>1.57</text:p>
          </table:table-cell>
          <table:table-cell table:number-columns-repeated="4"/>
          <table:table-cell table:number-columns-repeated="2" table:style-name="ce1" office:value-type="string" calcext:value-type="string">
            <text:p>total power (W)</text:p>
          </table:table-cell>
          <table:table-cell table:style-name="ce1" office:value-type="string" calcext:value-type="string">
            <text:p>arria10/1080i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2" table:formula="of:=[.P11]*[.M20]" office:value-type="float" office:value="1.16515595" calcext:value-type="float">
            <text:p>1.165</text:p>
          </table:table-cell>
          <table:table-cell table:style-name="ce12" table:formula="of:=[.Q11]*[.N20]" office:value-type="float" office:value="0.518829" calcext:value-type="float">
            <text:p>0.519</text:p>
          </table:table-cell>
          <table:table-cell table:style-name="ce9" table:formula="of:=[.N29]/[.M29]" office:value-type="float" office:value="0.445287173789912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12" table:formula="of:=[.P12]*[.M21]" office:value-type="float" office:value="1.59143" calcext:value-type="float">
            <text:p>1.591</text:p>
          </table:table-cell>
          <table:table-cell table:style-name="ce12" table:formula="of:=[.Q12]*[.N21]" office:value-type="float" office:value="1.863861" calcext:value-type="float">
            <text:p>1.864</text:p>
          </table:table-cell>
          <table:table-cell table:style-name="ce9" table:formula="of:=[.N30]/[.M30]" office:value-type="float" office:value="1.17118629157424" calcext:value-type="float">
            <text:p>1.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cg int is X times faster than [push|pull|csr]</text:p>
          </table:table-cell>
          <table:table-cell table:number-columns-repeated="4"/>
          <table:table-cell table:style-name="ce1"/>
          <table:table-cell table:style-name="ce1" office:value-type="string" calcext:value-type="string">
            <text:p>scg is X times faster than [push|pull|csr]</text:p>
          </table:table-cell>
          <table:table-cell table:number-columns-repeated="5"/>
          <table:table-cell table:style-name="ce12" table:formula="of:=[.P13]*[.M22]" office:value-type="float" office:value="1.68302" calcext:value-type="float">
            <text:p>1.683</text:p>
          </table:table-cell>
          <table:table-cell table:style-name="ce12" table:formula="of:=[.Q13]*[.N22]" office:value-type="float" office:value="4.39926" calcext:value-type="float">
            <text:p>4.399</text:p>
          </table:table-cell>
          <table:table-cell table:style-name="ce9" table:formula="of:=[.N31]/[.M31]" office:value-type="float" office:value="2.61390833145179" calcext:value-type="float">
            <text:p>2.6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ush/scg_int</text:p>
          </table:table-cell>
          <table:table-cell table:style-name="ce1" office:value-type="string" calcext:value-type="string">
            <text:p>pull/scg_int</text:p>
          </table:table-cell>
          <table:table-cell table:style-name="ce1"/>
          <table:table-cell table:style-name="ce1" office:value-type="string" calcext:value-type="string">
            <text:p>csr/scg_int</text:p>
          </table:table-cell>
          <table:table-cell table:style-name="ce1" office:value-type="string" calcext:value-type="string">
            <text:p>scg/scg_int</text:p>
          </table:table-cell>
          <table:table-cell table:style-name="ce1"/>
          <table:table-cell table:style-name="ce1" office:value-type="string" calcext:value-type="string">
            <text:p>push/scg</text:p>
          </table:table-cell>
          <table:table-cell table:style-name="ce1" office:value-type="string" calcext:value-type="string">
            <text:p>pull/scg</text:p>
          </table:table-cell>
          <table:table-cell table:style-name="ce1" office:value-type="string" calcext:value-type="string">
            <text:p>csr/scg</text:p>
          </table:table-cell>
          <table:table-cell table:number-columns-repeated="3"/>
          <table:table-cell table:style-name="ce12" table:formula="of:=[.P14]*[.M23]" office:value-type="float" office:value="3.456555" calcext:value-type="float">
            <text:p>3.457</text:p>
          </table:table-cell>
          <table:table-cell table:style-name="ce12" table:formula="of:=[.Q14]*[.N23]" office:value-type="float" office:value="13.06545" calcext:value-type="float">
            <text:p>13.065</text:p>
          </table:table-cell>
          <table:table-cell table:style-name="ce9" table:formula="of:=[.N32]/[.M32]" office:value-type="float" office:value="3.77990513676189" calcext:value-type="float">
            <text:p>3.78</text:p>
          </table:table-cell>
          <table:table-cell table:number-columns-repeated="1009"/>
        </table:table-row>
        <table:table-row table:style-name="ro1">
          <table:table-cell table:style-name="ce9" table:formula="of:=[.G11]/[.$O11]" office:value-type="float" office:value="2.36438145462536" calcext:value-type="float">
            <text:p>2.36</text:p>
          </table:table-cell>
          <table:table-cell table:style-name="ce9" table:formula="of:=[.I11]/[.$O11]" office:value-type="float" office:value="1.38152713689299" calcext:value-type="float">
            <text:p>1.38</text:p>
          </table:table-cell>
          <table:table-cell table:style-name="ce9"/>
          <table:table-cell table:style-name="ce9" table:formula="of:=[.J11]/[.$O11]" office:value-type="float" office:value="1.63048341023951" calcext:value-type="float">
            <text:p>1.63</text:p>
          </table:table-cell>
          <table:table-cell table:style-name="ce9" table:formula="of:=[.M11]/[.$O11]" office:value-type="float" office:value="1.268659635245" calcext:value-type="float">
            <text:p>1.27</text:p>
          </table:table-cell>
          <table:table-cell table:style-name="ce9"/>
          <table:table-cell table:style-name="ce9" table:formula="of:=[.G11]/[.$M11]" office:value-type="float" office:value="1.86368462347173" calcext:value-type="float">
            <text:p>1.86</text:p>
          </table:table-cell>
          <table:table-cell table:style-name="ce9" table:formula="of:=[.I11]/[.$M11]" office:value-type="float" office:value="1.08896594367188" calcext:value-type="float">
            <text:p>1.09</text:p>
          </table:table-cell>
          <table:table-cell table:style-name="ce9" table:formula="of:=[.J11]/[.$M11]" office:value-type="float" office:value="1.28520161353177" calcext:value-type="float">
            <text:p>1.29</text:p>
          </table:table-cell>
          <table:table-cell table:number-columns-repeated="3"/>
          <table:table-cell table:style-name="ce12" table:formula="of:=[.P15]*[.M24]" office:value-type="float" office:value="5.643105" calcext:value-type="float">
            <text:p>5.643</text:p>
          </table:table-cell>
          <table:table-cell table:style-name="ce12" table:formula="of:=[.Q15]*[.N24]" office:value-type="float" office:value="26.48367" calcext:value-type="float">
            <text:p>26.484</text:p>
          </table:table-cell>
          <table:table-cell table:style-name="ce9" table:formula="of:=[.N33]/[.M33]" office:value-type="float" office:value="4.69310246752453" calcext:value-type="float">
            <text:p>4.69</text:p>
          </table:table-cell>
          <table:table-cell table:number-columns-repeated="1009"/>
        </table:table-row>
        <table:table-row table:style-name="ro1">
          <table:table-cell table:style-name="ce9" table:formula="of:=[.G12]/[.$O12]" office:value-type="float" office:value="4.31927036692429" calcext:value-type="float">
            <text:p>4.32</text:p>
          </table:table-cell>
          <table:table-cell table:style-name="ce9" table:formula="of:=[.I12]/[.$O12]" office:value-type="float" office:value="2.76279122847264" calcext:value-type="float">
            <text:p>2.76</text:p>
          </table:table-cell>
          <table:table-cell table:style-name="ce9"/>
          <table:table-cell table:style-name="ce9" table:formula="of:=[.J12]/[.$O12]" office:value-type="float" office:value="2.59195815230112" calcext:value-type="float">
            <text:p>2.59</text:p>
          </table:table-cell>
          <table:table-cell table:style-name="ce9" table:formula="of:=[.M12]/[.$O12]" office:value-type="float" office:value="1.28716376335834" calcext:value-type="float">
            <text:p>1.29</text:p>
          </table:table-cell>
          <table:table-cell table:style-name="ce9"/>
          <table:table-cell table:style-name="ce9" table:formula="of:=[.G12]/[.$M12]" office:value-type="float" office:value="3.35564944405743" calcext:value-type="float">
            <text:p>3.36</text:p>
          </table:table-cell>
          <table:table-cell table:style-name="ce9" table:formula="of:=[.I12]/[.$M12]" office:value-type="float" office:value="2.14641781187519" calcext:value-type="float">
            <text:p>2.15</text:p>
          </table:table-cell>
          <table:table-cell table:style-name="ce9" table:formula="of:=[.J12]/[.$M12]" office:value-type="float" office:value="2.01369726687957" calcext:value-type="float">
            <text:p>2.01</text:p>
          </table:table-cell>
          <table:table-cell table:number-columns-repeated="3"/>
          <table:table-cell table:style-name="ce12" table:formula="of:=[.P16]*[.M25]" office:value-type="float" office:value="60.495625" calcext:value-type="float">
            <text:p>60.496</text:p>
          </table:table-cell>
          <table:table-cell table:style-name="ce12" table:formula="of:=[.Q16]*[.N25]" office:value-type="float" office:value="488.22" calcext:value-type="float">
            <text:p>488.220</text:p>
          </table:table-cell>
          <table:table-cell table:style-name="ce9" table:formula="of:=[.N34]/[.M34]" office:value-type="float" office:value="8.07033566476915" calcext:value-type="float">
            <text:p>8.07</text:p>
          </table:table-cell>
          <table:table-cell table:number-columns-repeated="1009"/>
        </table:table-row>
        <table:table-row table:style-name="ro1">
          <table:table-cell table:style-name="ce9" table:formula="of:=[.G13]/[.$O13]" office:value-type="float" office:value="9.06092391951423" calcext:value-type="float">
            <text:p>9.06</text:p>
          </table:table-cell>
          <table:table-cell table:style-name="ce9" table:formula="of:=[.I13]/[.$O13]" office:value-type="float" office:value="7.76413858792713" calcext:value-type="float">
            <text:p>7.76</text:p>
          </table:table-cell>
          <table:table-cell table:style-name="ce9"/>
          <table:table-cell table:style-name="ce9" table:formula="of:=[.J13]/[.$O13]" office:value-type="float" office:value="2.32031194189784" calcext:value-type="float">
            <text:p>2.32</text:p>
          </table:table-cell>
          <table:table-cell table:style-name="ce9" table:formula="of:=[.M13]/[.$O13]" office:value-type="float" office:value="1.50061912132397" calcext:value-type="float">
            <text:p>1.50</text:p>
          </table:table-cell>
          <table:table-cell table:style-name="ce9"/>
          <table:table-cell table:style-name="ce9" table:formula="of:=[.G13]/[.$M13]" office:value-type="float" office:value="6.03812372557265" calcext:value-type="float">
            <text:p>6.04</text:p>
          </table:table-cell>
          <table:table-cell table:style-name="ce9" table:formula="of:=[.I13]/[.$M13]" office:value-type="float" office:value="5.17395685393972" calcext:value-type="float">
            <text:p>5.17</text:p>
          </table:table-cell>
          <table:table-cell table:style-name="ce9" table:formula="of:=[.J13]/[.$M13]" office:value-type="float" office:value="1.5462364226378" calcext:value-type="float">
            <text:p>1.55</text:p>
          </table:table-cell>
          <table:table-cell table:number-columns-repeated="3"/>
          <table:table-cell table:style-name="ce12" table:formula="of:=[.P17]*[.M26]" office:value-type="float" office:value="151.315065" calcext:value-type="float">
            <text:p>151.315</text:p>
          </table:table-cell>
          <table:table-cell table:style-name="ce12" table:formula="of:=[.Q17]*[.N26]" office:value-type="float" office:value="1535.595" calcext:value-type="float">
            <text:p>1535.595</text:p>
          </table:table-cell>
          <table:table-cell table:style-name="ce9" table:formula="of:=[.N35]/[.M35]" office:value-type="float" office:value="10.1483285884324" calcext:value-type="float">
            <text:p>10.15</text:p>
          </table:table-cell>
          <table:table-cell table:number-columns-repeated="1009"/>
        </table:table-row>
        <table:table-row table:style-name="ro1">
          <table:table-cell table:style-name="ce9" table:formula="of:=[.G14]/[.$O14]" office:value-type="float" office:value="9.83171324777105" calcext:value-type="float">
            <text:p>9.83</text:p>
          </table:table-cell>
          <table:table-cell table:style-name="ce9" table:formula="of:=[.I14]/[.$O14]" office:value-type="float" office:value="12.4829001766836" calcext:value-type="float">
            <text:p>12.48</text:p>
          </table:table-cell>
          <table:table-cell table:style-name="ce9"/>
          <table:table-cell table:style-name="ce9" table:formula="of:=[.J14]/[.$O14]" office:value-type="float" office:value="1.99909034187984" calcext:value-type="float">
            <text:p>2.00</text:p>
          </table:table-cell>
          <table:table-cell table:style-name="ce9" table:formula="of:=[.M14]/[.$O14]" office:value-type="float" office:value="1.54832558763331" calcext:value-type="float">
            <text:p>1.55</text:p>
          </table:table-cell>
          <table:table-cell table:style-name="ce9"/>
          <table:table-cell table:style-name="ce9" table:formula="of:=[.G14]/[.$M14]" office:value-type="float" office:value="6.34990038677799" calcext:value-type="float">
            <text:p>6.35</text:p>
          </table:table-cell>
          <table:table-cell table:style-name="ce9" table:formula="of:=[.I14]/[.$M14]" office:value-type="float" office:value="8.06219329860993" calcext:value-type="float">
            <text:p>8.06</text:p>
          </table:table-cell>
          <table:table-cell table:style-name="ce9" table:formula="of:=[.J14]/[.$M14]" office:value-type="float" office:value="1.29113046884121" calcext:value-type="float">
            <text:p>1.29</text:p>
          </table:table-cell>
          <table:table-cell table:number-columns-repeated="1015"/>
        </table:table-row>
        <table:table-row table:style-name="ro1">
          <table:table-cell table:style-name="ce9" table:formula="of:=[.G15]/[.$O15]" office:value-type="float" office:value="10.3169663805361" calcext:value-type="float">
            <text:p>10.32</text:p>
          </table:table-cell>
          <table:table-cell table:style-name="ce9" table:formula="of:=[.I15]/[.$O15]" office:value-type="float" office:value="14.399284497084" calcext:value-type="float">
            <text:p>14.40</text:p>
          </table:table-cell>
          <table:table-cell table:style-name="ce9"/>
          <table:table-cell table:style-name="ce9" table:formula="of:=[.J15]/[.$O15]" office:value-type="float" office:value="2.14994160959931" calcext:value-type="float">
            <text:p>2.15</text:p>
          </table:table-cell>
          <table:table-cell table:style-name="ce9" table:formula="of:=[.M15]/[.$O15]" office:value-type="float" office:value="1.62959317238046" calcext:value-type="float">
            <text:p>1.63</text:p>
          </table:table-cell>
          <table:table-cell table:style-name="ce9"/>
          <table:table-cell table:style-name="ce9" table:formula="of:=[.G15]/[.$M15]" office:value-type="float" office:value="6.3310073676029" calcext:value-type="float">
            <text:p>6.33</text:p>
          </table:table-cell>
          <table:table-cell table:style-name="ce9" table:formula="of:=[.I15]/[.$M15]" office:value-type="float" office:value="8.83612225501043" calcext:value-type="float">
            <text:p>8.84</text:p>
          </table:table-cell>
          <table:table-cell table:style-name="ce9" table:formula="of:=[.J15]/[.$M15]" office:value-type="float" office:value="1.31931186632228" calcext:value-type="float">
            <text:p>1.32</text:p>
          </table:table-cell>
          <table:table-cell table:number-columns-repeated="1015"/>
        </table:table-row>
        <table:table-row table:style-name="ro1">
          <table:table-cell table:style-name="ce9" table:formula="of:=[.G16]/[.$O16]" office:value-type="float" office:value="7.75096079468498" calcext:value-type="float">
            <text:p>7.75</text:p>
          </table:table-cell>
          <table:table-cell table:style-name="ce9" table:formula="of:=[.I16]/[.$O16]" office:value-type="float" office:value="21.8083119059048" calcext:value-type="float">
            <text:p>21.81</text:p>
          </table:table-cell>
          <table:table-cell table:style-name="ce9"/>
          <table:table-cell table:style-name="ce9" table:formula="of:=[.J16]/[.$O16]" office:value-type="float" office:value="2.1520914291305" calcext:value-type="float">
            <text:p>2.15</text:p>
          </table:table-cell>
          <table:table-cell table:style-name="ce9" table:formula="of:=[.M16]/[.$O16]" office:value-type="float" office:value="1.57461178391368" calcext:value-type="float">
            <text:p>1.57</text:p>
          </table:table-cell>
          <table:table-cell table:style-name="ce9"/>
          <table:table-cell table:style-name="ce9" table:formula="of:=[.G16]/[.$M16]" office:value-type="float" office:value="4.92245826804372" calcext:value-type="float">
            <text:p>4.92</text:p>
          </table:table-cell>
          <table:table-cell table:style-name="ce9" table:formula="of:=[.I16]/[.$M16]" office:value-type="float" office:value="13.8499610689439" calcext:value-type="float">
            <text:p>13.85</text:p>
          </table:table-cell>
          <table:table-cell table:style-name="ce9" table:formula="of:=[.J16]/[.$M16]" office:value-type="float" office:value="1.36674414043917" calcext:value-type="float">
            <text:p>1.37</text:p>
          </table:table-cell>
          <table:table-cell table:number-columns-repeated="1015"/>
        </table:table-row>
        <table:table-row table:style-name="ro1">
          <table:table-cell table:style-name="ce9" table:formula="of:=[.G17]/[.$O17]" office:value-type="float" office:value="6.47041880490962" calcext:value-type="float">
            <text:p>6.47</text:p>
          </table:table-cell>
          <table:table-cell table:style-name="ce9" table:formula="of:=[.I17]/[.$O17]" office:value-type="float" office:value="24.9660329205262" calcext:value-type="float">
            <text:p>24.97</text:p>
          </table:table-cell>
          <table:table-cell table:style-name="ce9"/>
          <table:table-cell table:style-name="ce9" table:formula="of:=[.J17]/[.$O17]" office:value-type="float" office:value="3.86310119435596" calcext:value-type="float">
            <text:p>3.86</text:p>
          </table:table-cell>
          <table:table-cell table:style-name="ce9" table:formula="of:=[.M17]/[.$O17]" office:value-type="float" office:value="1.57415610168091" calcext:value-type="float">
            <text:p>1.57</text:p>
          </table:table-cell>
          <table:table-cell table:style-name="ce9"/>
          <table:table-cell table:style-name="ce9" table:formula="of:=[.G17]/[.$M17]" office:value-type="float" office:value="4.1104048054703" calcext:value-type="float">
            <text:p>4.11</text:p>
          </table:table-cell>
          <table:table-cell table:style-name="ce9" table:formula="of:=[.I17]/[.$M17]" office:value-type="float" office:value="15.85994736727" calcext:value-type="float">
            <text:p>15.86</text:p>
          </table:table-cell>
          <table:table-cell table:style-name="ce9" table:formula="of:=[.J17]/[.$M17]" office:value-type="float" office:value="2.45407757860283" calcext:value-type="float">
            <text:p>2.4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i7,1080ti, arria10'.L73" table:end-x="27.72pt" table:end-y="6.69pt" draw:z-index="0" draw:name="Chart 17" draw:style-name="gr1" draw:text-style-name="P1" svg:width="801.72pt" svg:height="494.22pt" svg:x="70.5pt" svg:y="0.74pt">
              <loext:p draw:notify-on-update-of-ranges="'i7,1080ti, arria10'.A22:'i7,1080ti, arria10'.A28 'i7,1080ti, arria10'.B21:'i7,1080ti, arria10'.B21 'i7,1080ti, arria10'.B22:'i7,1080ti, arria10'.B28 'i7,1080ti, arria10'.D21:'i7,1080ti, arria10'.D21 'i7,1080ti, arria10'.D22:'i7,1080ti, arria10'.D28 'i7,1080ti, arria10'.E21:'i7,1080ti, arria10'.E21 'i7,1080ti, arria10'.E22:'i7,1080ti, arria10'.E28 'i7,1080ti, arria10'.F21:'i7,1080ti, arria10'.F21 'i7,1080ti, arria10'.F22:'i7,1080ti, arria10'.F28 'i7,1080ti, arria10'.G21:'i7,1080ti, arria10'.G21 'i7,1080ti, arria10'.G22:'i7,1080ti, arria10'.G28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  <table:table-cell office:value-type="string" calcext:value-type="string">
            <text:p>scg int unroll <text:s/>is X times faster than [push|pull|csr|csr_int_unroll] - higher is better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graph</text:p>
          </table:table-cell>
          <table:table-cell table:style-name="ce1" office:value-type="string" calcext:value-type="string">
            <text:p>csr/csr_int</text:p>
          </table:table-cell>
          <table:table-cell table:style-name="ce1" office:value-type="string" calcext:value-type="string">
            <text:p>csr/csr_int_unroll</text:p>
          </table:table-cell>
          <table:table-cell table:style-name="ce1" office:value-type="string" calcext:value-type="string">
            <text:p>csr/scg</text:p>
          </table:table-cell>
          <table:table-cell table:style-name="ce1" office:value-type="string" calcext:value-type="string">
            <text:p>csr/scg_int</text:p>
          </table:table-cell>
          <table:table-cell table:style-name="ce1" office:value-type="string" calcext:value-type="string">
            <text:p>csr/scg_int_unroll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67k</text:p>
          </table:table-cell>
          <table:table-cell table:style-name="ce9" table:formula="of:=[.$J11]/[.$K11]" office:value-type="float" office:value="1.35770941553392" calcext:value-type="float">
            <text:p>1.36</text:p>
          </table:table-cell>
          <table:table-cell table:style-name="ce9" table:formula="of:=[.$J11]/[.$L11]" office:value-type="float" office:value="1.38992108521411" calcext:value-type="float">
            <text:p>1.39</text:p>
          </table:table-cell>
          <table:table-cell table:style-name="ce9" table:formula="of:=[.$J11]/[.$M11]" office:value-type="float" office:value="1.28520161353177" calcext:value-type="float">
            <text:p>1.29</text:p>
          </table:table-cell>
          <table:table-cell table:style-name="ce9" table:formula="of:=[.$J11]/[.$O11]" office:value-type="float" office:value="1.63048341023951" calcext:value-type="float">
            <text:p>1.63</text:p>
          </table:table-cell>
          <table:table-cell table:style-name="ce9" table:formula="of:=[.$J11]/[.$P11]" office:value-type="float" office:value="1.36923383517889" calcext:value-type="float">
            <text:p>1.37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190k</text:p>
          </table:table-cell>
          <table:table-cell table:style-name="ce9" table:formula="of:=[.$J12]/[.$K12]" office:value-type="float" office:value="1.36485160657346" calcext:value-type="float">
            <text:p>1.36</text:p>
          </table:table-cell>
          <table:table-cell table:style-name="ce9" table:formula="of:=[.$J12]/[.$L12]" office:value-type="float" office:value="1.58796292993358" calcext:value-type="float">
            <text:p>1.59</text:p>
          </table:table-cell>
          <table:table-cell table:style-name="ce9" table:formula="of:=[.$J12]/[.$M12]" office:value-type="float" office:value="2.01369726687957" calcext:value-type="float">
            <text:p>2.01</text:p>
          </table:table-cell>
          <table:table-cell table:style-name="ce9" table:formula="of:=[.$J12]/[.$O12]" office:value-type="float" office:value="2.59195815230112" calcext:value-type="float">
            <text:p>2.59</text:p>
          </table:table-cell>
          <table:table-cell table:style-name="ce9" table:formula="of:=[.$J12]/[.$P12]" office:value-type="float" office:value="3.00702512834369" calcext:value-type="float">
            <text:p>3.01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400k</text:p>
          </table:table-cell>
          <table:table-cell table:style-name="ce9" table:formula="of:=[.$J13]/[.$K13]" office:value-type="float" office:value="1.62904789768453" calcext:value-type="float">
            <text:p>1.63</text:p>
          </table:table-cell>
          <table:table-cell table:style-name="ce9" table:formula="of:=[.$J13]/[.$L13]" office:value-type="float" office:value="1.87676232665639" calcext:value-type="float">
            <text:p>1.88</text:p>
          </table:table-cell>
          <table:table-cell table:style-name="ce9" table:formula="of:=[.$J13]/[.$M13]" office:value-type="float" office:value="1.5462364226378" calcext:value-type="float">
            <text:p>1.55</text:p>
          </table:table-cell>
          <table:table-cell table:style-name="ce9" table:formula="of:=[.$J13]/[.$O13]" office:value-type="float" office:value="2.32031194189784" calcext:value-type="float">
            <text:p>2.32</text:p>
          </table:table-cell>
          <table:table-cell table:style-name="ce9" table:formula="of:=[.$J13]/[.$P13]" office:value-type="float" office:value="2.48956310679612" calcext:value-type="float">
            <text:p>2.4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890k</text:p>
          </table:table-cell>
          <table:table-cell table:style-name="ce9" table:formula="of:=[.$J14]/[.$K14]" office:value-type="float" office:value="1.55635858487268" calcext:value-type="float">
            <text:p>1.56</text:p>
          </table:table-cell>
          <table:table-cell table:style-name="ce9" table:formula="of:=[.$J14]/[.$L14]" office:value-type="float" office:value="1.58534104046243" calcext:value-type="float">
            <text:p>1.59</text:p>
          </table:table-cell>
          <table:table-cell table:style-name="ce9" table:formula="of:=[.$J14]/[.$M14]" office:value-type="float" office:value="1.29113046884121" calcext:value-type="float">
            <text:p>1.29</text:p>
          </table:table-cell>
          <table:table-cell table:style-name="ce9" table:formula="of:=[.$J14]/[.$O14]" office:value-type="float" office:value="1.99909034187984" calcext:value-type="float">
            <text:p>2.00</text:p>
          </table:table-cell>
          <table:table-cell table:style-name="ce9" table:formula="of:=[.$J14]/[.$P14]" office:value-type="float" office:value="2.13242520370716" calcext:value-type="float">
            <text:p>2.13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1.6M</text:p>
          </table:table-cell>
          <table:table-cell table:style-name="ce9" table:formula="of:=[.$J15]/[.$K15]" office:value-type="float" office:value="1.65753991029195" calcext:value-type="float">
            <text:p>1.66</text:p>
          </table:table-cell>
          <table:table-cell table:style-name="ce9" table:formula="of:=[.$J15]/[.$L15]" office:value-type="float" office:value="1.67179145301959" calcext:value-type="float">
            <text:p>1.67</text:p>
          </table:table-cell>
          <table:table-cell table:style-name="ce9" table:formula="of:=[.$J15]/[.$M15]" office:value-type="float" office:value="1.31931186632228" calcext:value-type="float">
            <text:p>1.32</text:p>
          </table:table-cell>
          <table:table-cell table:style-name="ce9" table:formula="of:=[.$J15]/[.$O15]" office:value-type="float" office:value="2.14994160959931" calcext:value-type="float">
            <text:p>2.15</text:p>
          </table:table-cell>
          <table:table-cell table:style-name="ce9" table:formula="of:=[.$J15]/[.$P15]" office:value-type="float" office:value="2.32168628795672" calcext:value-type="float">
            <text:p>2.3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13M</text:p>
          </table:table-cell>
          <table:table-cell table:style-name="ce9" table:formula="of:=[.$J16]/[.$K16]" office:value-type="float" office:value="1.79911921521718" calcext:value-type="float">
            <text:p>1.80</text:p>
          </table:table-cell>
          <table:table-cell table:style-name="ce9" table:formula="of:=[.$J16]/[.$L16]" office:value-type="float" office:value="1.87535234908269" calcext:value-type="float">
            <text:p>1.88</text:p>
          </table:table-cell>
          <table:table-cell table:style-name="ce9" table:formula="of:=[.$J16]/[.$M16]" office:value-type="float" office:value="1.36674414043917" calcext:value-type="float">
            <text:p>1.37</text:p>
          </table:table-cell>
          <table:table-cell table:style-name="ce9" table:formula="of:=[.$J16]/[.$O16]" office:value-type="float" office:value="2.1520914291305" calcext:value-type="float">
            <text:p>2.15</text:p>
          </table:table-cell>
          <table:table-cell table:style-name="ce9" table:formula="of:=[.$J16]/[.$P16]" office:value-type="float" office:value="2.50161172812084" calcext:value-type="float">
            <text:p>2.50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string" calcext:value-type="string">
            <text:p>28M</text:p>
          </table:table-cell>
          <table:table-cell table:style-name="ce9" table:formula="of:=[.$J17]/[.$K17]" office:value-type="float" office:value="1.13278013883701" calcext:value-type="float">
            <text:p>1.13</text:p>
          </table:table-cell>
          <table:table-cell table:style-name="ce9" table:formula="of:=[.$J17]/[.$L17]" office:value-type="float" office:value="1.2074366589194" calcext:value-type="float">
            <text:p>1.21</text:p>
          </table:table-cell>
          <table:table-cell table:style-name="ce9" table:formula="of:=[.$J17]/[.$M17]" office:value-type="float" office:value="2.45407757860283" calcext:value-type="float">
            <text:p>2.45</text:p>
          </table:table-cell>
          <table:table-cell table:style-name="ce9" table:formula="of:=[.$J17]/[.$O17]" office:value-type="float" office:value="3.86310119435596" calcext:value-type="float">
            <text:p>3.86</text:p>
          </table:table-cell>
          <table:table-cell table:style-name="ce9" table:formula="of:=[.$J17]/[.$P17]" office:value-type="float" office:value="4.78328083195153" calcext:value-type="float">
            <text:p>4.78</text:p>
          </table:table-cell>
          <table:table-cell table:number-columns-repeated="100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5"/>
          <table:table-cell>
            <draw:frame table:end-cell-address="'i7,1080ti, arria10'.AA113" table:end-x="11.96pt" table:end-y="6.72pt" draw:z-index="2" draw:name="Chart 19" draw:style-name="gr1" draw:text-style-name="P1" svg:width="1080.71pt" svg:height="668.21pt" svg:x="32.26pt" svg:y="0.03pt">
              <loext:p draw:notify-on-update-of-ranges="'i7,1080ti, arria10'.A22:'i7,1080ti, arria10'.A28 'i7,1080ti, arria10'.P44:'i7,1080ti, arria10'.P44 'i7,1080ti, arria10'.P45:'i7,1080ti, arria10'.P51 'i7,1080ti, arria10'.Q44:'i7,1080ti, arria10'.Q44 'i7,1080ti, arria10'.Q45:'i7,1080ti, arria10'.Q51 'i7,1080ti, arria10'.R44:'i7,1080ti, arria10'.R44 'i7,1080ti, arria10'.R45:'i7,1080ti, arria10'.R51 'i7,1080ti, arria10'.S44:'i7,1080ti, arria10'.S44 'i7,1080ti, arria10'.S45:'i7,1080ti, arria10'.S51 'i7,1080ti, arria10'.T44:'i7,1080ti, arria10'.T44 'i7,1080ti, arria10'.T45:'i7,1080ti, arria10'.T51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" table:number-columns-repeated="2"/>
          <table:table-cell table:style-name="ce14" table:number-columns-repeated="19"/>
          <table:table-cell table:number-columns-repeated="988"/>
        </table:table-row>
        <table:table-row table:style-name="ro1">
          <table:table-cell table:number-columns-repeated="15"/>
          <table:table-cell table:style-name="ce1" table:number-columns-repeated="2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9" table:number-columns-repeated="2"/>
          <table:table-cell table:number-columns-repeated="1007"/>
        </table:table-row>
        <table:table-row table:style-name="ro1">
          <table:table-cell>
            <draw:frame table:end-cell-address="'i7,1080ti, arria10'.M119" table:end-x="21.74pt" table:end-y="1.45pt" draw:z-index="1" draw:name="Chart 18" draw:style-name="gr1" draw:text-style-name="P1" svg:width="1080.71pt" svg:height="668.21pt" svg:x="78.01pt" svg:y="10.49pt">
              <loext:p draw:notify-on-update-of-ranges="'i7,1080ti, arria10'.A22:'i7,1080ti, arria10'.A28 'i7,1080ti, arria10'.D21:'i7,1080ti, arria10'.D21 'i7,1080ti, arria10'.D22:'i7,1080ti, arria10'.D28 'i7,1080ti, arria10'.E21:'i7,1080ti, arria10'.E21 'i7,1080ti, arria10'.E22:'i7,1080ti, arria10'.E28 'i7,1080ti, arria10'.H21:'i7,1080ti, arria10'.H21 'i7,1080ti, arria10'.H22:'i7,1080ti, arria10'.H28 'i7,1080ti, arria10'.G21:'i7,1080ti, arria10'.G21 'i7,1080ti, arria10'.G22:'i7,1080ti, arria10'.G28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4"/>
          <table:table-cell table:style-name="ce9" table:number-columns-repeated="2"/>
          <table:table-cell table:number-columns-repeated="1007"/>
        </table:table-row>
        <table:table-row table:style-name="ro1" table:number-rows-repeated="4">
          <table:table-cell table:number-columns-repeated="15"/>
          <table:table-cell table:style-name="ce9" table:number-columns-repeated="2"/>
          <table:table-cell table:number-columns-repeated="1007"/>
        </table:table-row>
        <table:table-row table:style-name="ro1" table:number-rows-repeated="3">
          <table:table-cell table:style-name="ce1" table:number-columns-repeated="3"/>
          <table:table-cell table:number-columns-repeated="2"/>
          <table:table-cell table:style-name="ce9" table:number-columns-repeated="9"/>
          <table:table-cell/>
          <table:table-cell table:style-name="ce9" table:number-columns-repeated="2"/>
          <table:table-cell table:number-columns-repeated="1007"/>
        </table:table-row>
        <table:table-row table:style-name="ro1" table:number-rows-repeated="3">
          <table:table-cell table:style-name="ce1" table:number-columns-repeated="3"/>
          <table:table-cell table:number-columns-repeated="2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400k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890k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1.6M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 office:value-type="string" calcext:value-type="string">
            <text:p>13M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018"/>
        </table:table-row>
        <table:table-row table:style-name="ro2" table:number-rows-repeated="15">
          <table:table-cell table:number-columns-repeated="102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2" table:number-rows-repeated="40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1080ti</text:p>
          </table:table-cell>
          <table:table-cell table:style-name="ce1" office:value-type="string" calcext:value-type="string">
            <text:p>Arria 10</text:p>
          </table:table-cell>
          <table:table-cell table:number-columns-repeated="1021"/>
        </table:table-row>
        <table:table-row table:style-name="ro1">
          <table:table-cell/>
          <table:table-cell table:number-columns-repeated="2" table:style-name="ce1" office:value-type="string" calcext:value-type="string">
            <text:p>scg_int_unroll (s)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number-columns-repeated="2" table:style-name="ce1" office:value-type="string" calcext:value-type="string">
            <text:p>total power (W)</text:p>
          </table:table-cell>
          <table:table-cell table:style-name="ce1" office:value-type="string" calcext:value-type="string">
            <text:p>arria10/1080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9" office:value-type="float" office:value="1.16515595" calcext:value-type="float">
            <text:p>1.17</text:p>
          </table:table-cell>
          <table:table-cell table:style-name="ce9" office:value-type="float" office:value="0.518829" calcext:value-type="float">
            <text:p>0.52</text:p>
          </table:table-cell>
          <table:table-cell table:style-name="ce9" office:value-type="float" office:value="0.445287173789912" calcext:value-type="float">
            <text:p>0.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9" office:value-type="float" office:value="1.59143" calcext:value-type="float">
            <text:p>1.59</text:p>
          </table:table-cell>
          <table:table-cell table:style-name="ce9" office:value-type="float" office:value="1.863861" calcext:value-type="float">
            <text:p>1.86</text:p>
          </table:table-cell>
          <table:table-cell table:style-name="ce9" office:value-type="float" office:value="1.17118629157424" calcext:value-type="float">
            <text:p>1.1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9" office:value-type="float" office:value="1.68302" calcext:value-type="float">
            <text:p>1.68</text:p>
          </table:table-cell>
          <table:table-cell table:style-name="ce9" office:value-type="float" office:value="4.39926" calcext:value-type="float">
            <text:p>4.40</text:p>
          </table:table-cell>
          <table:table-cell table:style-name="ce9" office:value-type="float" office:value="2.6139083314518" calcext:value-type="float">
            <text:p>2.6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9" office:value-type="float" office:value="3.456555" calcext:value-type="float">
            <text:p>3.46</text:p>
          </table:table-cell>
          <table:table-cell table:style-name="ce9" office:value-type="float" office:value="13.06545" calcext:value-type="float">
            <text:p>13.07</text:p>
          </table:table-cell>
          <table:table-cell table:style-name="ce9" office:value-type="float" office:value="3.77990513676189" calcext:value-type="float">
            <text:p>3.7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9" office:value-type="float" office:value="5.643105" calcext:value-type="float">
            <text:p>5.64</text:p>
          </table:table-cell>
          <table:table-cell table:style-name="ce9" office:value-type="float" office:value="26.48367" calcext:value-type="float">
            <text:p>26.48</text:p>
          </table:table-cell>
          <table:table-cell table:style-name="ce9" office:value-type="float" office:value="4.69310246752453" calcext:value-type="float">
            <text:p>4.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9" office:value-type="float" office:value="60.495625" calcext:value-type="float">
            <text:p>60.50</text:p>
          </table:table-cell>
          <table:table-cell table:style-name="ce9" office:value-type="float" office:value="488.22" calcext:value-type="float">
            <text:p>488.22</text:p>
          </table:table-cell>
          <table:table-cell table:style-name="ce9" office:value-type="float" office:value="8.07033566476915" calcext:value-type="float">
            <text:p>8.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9" office:value-type="float" office:value="151.315065" calcext:value-type="float">
            <text:p>151.32</text:p>
          </table:table-cell>
          <table:table-cell table:style-name="ce9" office:value-type="float" office:value="1535.595" calcext:value-type="float">
            <text:p>1535.60</text:p>
          </table:table-cell>
          <table:table-cell table:style-name="ce9" office:value-type="float" office:value="10.1483285884324" calcext:value-type="float">
            <text:p>10.1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7</text:p>
          </table:table-cell>
          <table:table-cell table:style-name="ce1" office:value-type="string" calcext:value-type="string">
            <text:p>1080ti</text:p>
          </table:table-cell>
          <table:table-cell table:style-name="ce1" office:value-type="string" calcext:value-type="string">
            <text:p>Arria 10</text:p>
          </table:table-cell>
          <table:table-cell table:style-name="ce1" office:value-type="string" calcext:value-type="string">
            <text:p>i3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3" table:style-name="ce1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push bfs (s)</text:p>
          </table:table-cell>
          <table:table-cell table:number-columns-repeated="3" table:style-name="ce1" office:value-type="string" calcext:value-type="string">
            <text:p>scg_int_unroll (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0" office:value-type="float" office:value="0.0107603" calcext:value-type="float">
            <text:p>0.011</text:p>
          </table:table-cell>
          <table:table-cell table:style-name="ce10" office:value-type="float" office:value="0.00541933" calcext:value-type="float">
            <text:p>0.005</text:p>
          </table:table-cell>
          <table:table-cell table:style-name="ce10" office:value-type="float" office:value="0.0172943" calcext:value-type="float">
            <text:p>0.017</text:p>
          </table:table-cell>
          <table:table-cell table:style-name="ce10" office:value-type="float" office:value="0.0126623" calcext:value-type="float">
            <text:p>0.01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0" office:value-type="float" office:value="0.037091" calcext:value-type="float">
            <text:p>0.037</text:p>
          </table:table-cell>
          <table:table-cell table:style-name="ce10" office:value-type="float" office:value="0.007402" calcext:value-type="float">
            <text:p>0.007</text:p>
          </table:table-cell>
          <table:table-cell table:style-name="ce10" office:value-type="float" office:value="0.0621287" calcext:value-type="float">
            <text:p>0.062</text:p>
          </table:table-cell>
          <table:table-cell table:style-name="ce10" office:value-type="float" office:value="0.069261" calcext:value-type="float">
            <text:p>0.0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0" office:value-type="float" office:value="0.0761027" calcext:value-type="float">
            <text:p>0.076</text:p>
          </table:table-cell>
          <table:table-cell table:style-name="ce10" office:value-type="float" office:value="0.007828" calcext:value-type="float">
            <text:p>0.008</text:p>
          </table:table-cell>
          <table:table-cell table:style-name="ce10" office:value-type="float" office:value="0.146642" calcext:value-type="float">
            <text:p>0.147</text:p>
          </table:table-cell>
          <table:table-cell table:style-name="ce10" office:value-type="float" office:value="0.1502" calcext:value-type="float">
            <text:p>0.1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0" office:value-type="float" office:value="0.168607" calcext:value-type="float">
            <text:p>0.169</text:p>
          </table:table-cell>
          <table:table-cell table:style-name="ce10" office:value-type="float" office:value="0.016077" calcext:value-type="float">
            <text:p>0.016</text:p>
          </table:table-cell>
          <table:table-cell table:style-name="ce10" office:value-type="float" office:value="0.435515" calcext:value-type="float">
            <text:p>0.436</text:p>
          </table:table-cell>
          <table:table-cell table:style-name="ce10" office:value-type="float" office:value="0.52969" calcext:value-type="float">
            <text:p>0.53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0" office:value-type="float" office:value="0.292421" calcext:value-type="float">
            <text:p>0.292</text:p>
          </table:table-cell>
          <table:table-cell table:style-name="ce10" office:value-type="float" office:value="0.026247" calcext:value-type="float">
            <text:p>0.026</text:p>
          </table:table-cell>
          <table:table-cell table:style-name="ce10" office:value-type="float" office:value="0.882789" calcext:value-type="float">
            <text:p>0.883</text:p>
          </table:table-cell>
          <table:table-cell table:style-name="ce10" office:value-type="float" office:value="1.19607" calcext:value-type="float">
            <text:p>1.19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0" office:value-type="float" office:value="2.53513" calcext:value-type="float">
            <text:p>2.535</text:p>
          </table:table-cell>
          <table:table-cell table:style-name="ce10" office:value-type="float" office:value="0.281375" calcext:value-type="float">
            <text:p>0.281</text:p>
          </table:table-cell>
          <table:table-cell table:style-name="ce10" office:value-type="float" office:value="16.274" calcext:value-type="float">
            <text:p>16.274</text:p>
          </table:table-cell>
          <table:table-cell table:style-name="ce10" office:value-type="float" office:value="22.7265" calcext:value-type="float">
            <text:p>22.72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0" office:value-type="float" office:value="5.63853" calcext:value-type="float">
            <text:p>5.639</text:p>
          </table:table-cell>
          <table:table-cell table:style-name="ce10" office:value-type="float" office:value="0.703791" calcext:value-type="float">
            <text:p>0.704</text:p>
          </table:table-cell>
          <table:table-cell table:style-name="ce10" office:value-type="float" office:value="51.1865" calcext:value-type="float">
            <text:p>51.187</text:p>
          </table:table-cell>
          <table:table-cell table:style-name="ce10" office:value-type="string" calcext:value-type="string">
            <text:p>OOM</text:p>
          </table:table-cell>
          <table:table-cell table:number-columns-repeated="1019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w results" table:style-name="ta8">
        <table:table-column table:style-name="co2" table:number-columns-repeated="1024" table:default-cell-style-name="Default"/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cg opencl bfs (s)</text:p>
          </table:table-cell>
          <table:table-cell table:number-columns-repeated="4"/>
          <table:table-cell table:style-name="ce1" office:value-type="string" calcext:value-type="string">
            <text:p>scg_int</text:p>
          </table:table-cell>
          <table:table-cell table:number-columns-repeated="3"/>
          <table:table-cell table:style-name="ce1" office:value-type="string" calcext:value-type="string">
            <text:p>scg_int_unroll</text:p>
          </table:table-cell>
          <table:table-cell table:number-columns-repeated="3"/>
          <table:table-cell table:style-name="ce1" office:value-type="string" calcext:value-type="string">
            <text:p>scg_int_unroll Arria10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i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00652933" calcext:value-type="float">
            <text:p>0.00652933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0567667" calcext:value-type="float">
            <text:p>0.005677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0525033" calcext:value-type="float">
            <text:p>0.00525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174877" calcext:value-type="float">
            <text:p>0.017488</text:p>
          </table:table-cell>
          <table:table-cell/>
          <table:table-cell table:style-name="ce1" table:number-columns-repeated="2"/>
          <table:table-cell table:style-name="ce1" office:value-type="string" calcext:value-type="string">
            <text:p>scg pipelined (s)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00656" calcext:value-type="float">
            <text:p>0.00656000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04551" calcext:value-type="float">
            <text:p>0.004551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0541933" calcext:value-type="float">
            <text:p>0.005419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172943" calcext:value-type="float">
            <text:p>0.017294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0.013448" calcext:value-type="float">
            <text:p>0.013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00741267" calcext:value-type="float">
            <text:p>0.00741267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0476467" calcext:value-type="float">
            <text:p>0.004765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0424367" calcext:value-type="float">
            <text:p>0.004244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17129" calcext:value-type="float">
            <text:p>0.017129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0.0123357" calcext:value-type="float">
            <text:p>0.01234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67k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00577367" calcext:value-type="float">
            <text:p>0.00577367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5143" calcext:value-type="float">
            <text:p>0.005143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5054" calcext:value-type="float">
            <text:p>0.005054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1733" calcext:value-type="float">
            <text:p>0.01733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0.0146727" calcext:value-type="float">
            <text:p>0.0146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67k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5" office:value-type="string" calcext:value-type="string">
            <text:p>67k</text:p>
          </table:table-cell>
          <table:table-cell table:style-name="ce5"/>
          <table:table-cell table:style-name="ce5" office:value-type="float" office:value="512" calcext:value-type="float">
            <text:p>512</text:p>
          </table:table-cell>
          <table:table-cell table:style-name="ce18" office:value-type="float" office:value="0.00444033" calcext:value-type="float">
            <text:p>0.00444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0472767" calcext:value-type="float">
            <text:p>0.004728</text:p>
          </table:table-cell>
          <table:table-cell/>
          <table:table-cell table:style-name="ce5" office:value-type="string" calcext:value-type="string">
            <text:p>67k</text:p>
          </table:table-cell>
          <table:table-cell table:style-name="ce5" office:value-type="float" office:value="512" calcext:value-type="float">
            <text:p>512</text:p>
          </table:table-cell>
          <table:table-cell table:style-name="ce18" office:value-type="float" office:value="0.0169307" calcext:value-type="float">
            <text:p>0.016931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0.0123993" calcext:value-type="float">
            <text:p>0.0124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010195" calcext:value-type="float">
            <text:p>0.010195000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05159" calcext:value-type="float">
            <text:p>0.005159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5" office:value-type="float" office:value="1024" calcext:value-type="float">
            <text:p>1024</text:p>
          </table:table-cell>
          <table:table-cell table:style-name="ce18" office:value-type="float" office:value="0.00421767" calcext:value-type="float">
            <text:p>0.004218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175007" calcext:value-type="float">
            <text:p>0.017501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float" office:value="0.0143547" calcext:value-type="float">
            <text:p>0.0143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0108633" calcext:value-type="float">
            <text:p>0.010863300</text:p>
          </table:table-cell>
          <table:table-cell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0.0171773" calcext:value-type="float">
            <text:p>0.017177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0.0142563" calcext:value-type="float">
            <text:p>0.0142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00982267" calcext:value-type="float">
            <text:p>0.00982267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0825167" calcext:value-type="float">
            <text:p>0.008252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5" office:value-type="float" office:value="32" calcext:value-type="float">
            <text:p>32</text:p>
          </table:table-cell>
          <table:table-cell table:style-name="ce18" office:value-type="float" office:value="0.007113" calcext:value-type="float">
            <text:p>0.007113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615777" calcext:value-type="float">
            <text:p>0.061578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256" calcext:value-type="float">
            <text:p>256</text:p>
          </table:table-cell>
          <table:table-cell table:style-name="ce20" office:value-type="float" office:value="0.012841" calcext:value-type="float">
            <text:p>0.01284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190k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0110533" calcext:value-type="float">
            <text:p>0.01105330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/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0858733" calcext:value-type="float">
            <text:p>0.008587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07402" calcext:value-type="float">
            <text:p>0.007402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0621287" calcext:value-type="float">
            <text:p>0.062129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0.01583" calcext:value-type="float">
            <text:p>0.0158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90k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5" office:value-type="string" calcext:value-type="string">
            <text:p>190k</text:p>
          </table:table-cell>
          <table:table-cell table:style-name="ce5"/>
          <table:table-cell table:style-name="ce5" office:value-type="float" office:value="128" calcext:value-type="float">
            <text:p>128</text:p>
          </table:table-cell>
          <table:table-cell table:style-name="ce18" office:value-type="float" office:value="0.006931" calcext:value-type="float">
            <text:p>0.006931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07285" calcext:value-type="float">
            <text:p>0.007285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605583" calcext:value-type="float">
            <text:p>0.060558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1024" calcext:value-type="float">
            <text:p>1024</text:p>
          </table:table-cell>
          <table:table-cell table:style-name="ce20" office:value-type="float" office:value="0.011252" calcext:value-type="float">
            <text:p>0.0112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0124433" calcext:value-type="float">
            <text:p>0.01244330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789133" calcext:value-type="float">
            <text:p>0.007891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824067" calcext:value-type="float">
            <text:p>0.008241</text:p>
          </table:table-cell>
          <table:table-cell/>
          <table:table-cell table:style-name="ce5" office:value-type="string" calcext:value-type="string">
            <text:p>190k</text:p>
          </table:table-cell>
          <table:table-cell table:style-name="ce5" office:value-type="float" office:value="256" calcext:value-type="float">
            <text:p>256</text:p>
          </table:table-cell>
          <table:table-cell table:style-name="ce18" office:value-type="float" office:value="0.0594657" calcext:value-type="float">
            <text:p>0.059466</text:p>
          </table:table-cell>
          <table:table-cell/>
          <table:table-cell table:style-name="ce1" office:value-type="string" calcext:value-type="string">
            <text:p>67k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0.011266" calcext:value-type="float">
            <text:p>0.0112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01259" calcext:value-type="float">
            <text:p>0.01259000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09078" calcext:value-type="float">
            <text:p>0.009078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5" office:value-type="float" office:value="512" calcext:value-type="float">
            <text:p>512</text:p>
          </table:table-cell>
          <table:table-cell table:style-name="ce18" office:value-type="float" office:value="0.00711233" calcext:value-type="float">
            <text:p>0.007112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621807" calcext:value-type="float">
            <text:p>0.062181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0.0573947" calcext:value-type="float">
            <text:p>0.0573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0125187" calcext:value-type="float">
            <text:p>0.01251870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0925533" calcext:value-type="float">
            <text:p>0.009255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0745333" calcext:value-type="float">
            <text:p>0.007453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612533" calcext:value-type="float">
            <text:p>0.061253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0.05319" calcext:value-type="float">
            <text:p>0.05319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400k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0126037" calcext:value-type="float">
            <text:p>0.012603700</text:p>
          </table:table-cell>
          <table:table-cell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0.06152" calcext:value-type="float">
            <text:p>0.061520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0.0577217" calcext:value-type="float">
            <text:p>0.0577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0k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1" office:value-type="string" calcext:value-type="string">
            <text:p>400k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0908633" calcext:value-type="float">
            <text:p>0.009086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0800967" calcext:value-type="float">
            <text:p>0.008010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147163" calcext:value-type="float">
            <text:p>0.147163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0.0626837" calcext:value-type="float">
            <text:p>0.0626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0262267" calcext:value-type="float">
            <text:p>0.026226700</text:p>
          </table:table-cell>
          <table:table-cell/>
          <table:table-cell table:style-name="ce5" office:value-type="string" calcext:value-type="string">
            <text:p>400k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08399" calcext:value-type="float">
            <text:p>0.008399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07828" calcext:value-type="float">
            <text:p>0.007828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146642" calcext:value-type="float">
            <text:p>0.146642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float" office:value="0.0575393" calcext:value-type="float">
            <text:p>0.0575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0261947" calcext:value-type="float">
            <text:p>0.026194700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0876267" calcext:value-type="float">
            <text:p>0.008763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0872833" calcext:value-type="float">
            <text:p>0.008728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143002" calcext:value-type="float">
            <text:p>0.143002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0.057092" calcext:value-type="float">
            <text:p>0.0570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026395" calcext:value-type="float">
            <text:p>0.026395000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8885" calcext:value-type="float">
            <text:p>0.008885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0869033" calcext:value-type="float">
            <text:p>0.008690</text:p>
          </table:table-cell>
          <table:table-cell/>
          <table:table-cell table:style-name="ce5" office:value-type="string" calcext:value-type="string">
            <text:p>400k</text:p>
          </table:table-cell>
          <table:table-cell table:style-name="ce5" office:value-type="float" office:value="256" calcext:value-type="float">
            <text:p>256</text:p>
          </table:table-cell>
          <table:table-cell table:style-name="ce18" office:value-type="float" office:value="0.141329" calcext:value-type="float">
            <text:p>0.141329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256" calcext:value-type="float">
            <text:p>256</text:p>
          </table:table-cell>
          <table:table-cell table:style-name="ce20" office:value-type="float" office:value="0.0586793" calcext:value-type="float">
            <text:p>0.05868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890k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0265527" calcext:value-type="float">
            <text:p>0.026552700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0896633" calcext:value-type="float">
            <text:p>0.008966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0868867" calcext:value-type="float">
            <text:p>0.008689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146377" calcext:value-type="float">
            <text:p>0.146377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0.0549413" calcext:value-type="float">
            <text:p>0.0549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890k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1" office:value-type="string" calcext:value-type="string">
            <text:p>400k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09377" calcext:value-type="float">
            <text:p>0.009377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0873567" calcext:value-type="float">
            <text:p>0.008736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148035" calcext:value-type="float">
            <text:p>0.148035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20" office:value-type="float" office:value="0.054471" calcext:value-type="float">
            <text:p>0.05447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0453613" calcext:value-type="float">
            <text:p>0.045361300</text:p>
          </table:table-cell>
          <table:table-cell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0.147614" calcext:value-type="float">
            <text:p>0.147614</text:p>
          </table:table-cell>
          <table:table-cell/>
          <table:table-cell table:style-name="ce1" office:value-type="string" calcext:value-type="string">
            <text:p>1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0.054451" calcext:value-type="float">
            <text:p>0.0544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0460347" calcext:value-type="float">
            <text:p>0.0460347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194623" calcext:value-type="float">
            <text:p>0.019462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165837" calcext:value-type="float">
            <text:p>0.016584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433853" calcext:value-type="float">
            <text:p>0.433853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0.182646" calcext:value-type="float">
            <text:p>0.1826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046028" calcext:value-type="float">
            <text:p>0.046028000</text:p>
          </table:table-cell>
          <table:table-cell/>
          <table:table-cell table:style-name="ce5" office:value-type="string" calcext:value-type="string">
            <text:p>890k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171493" calcext:value-type="float">
            <text:p>0.017149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16077" calcext:value-type="float">
            <text:p>0.016077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435515" calcext:value-type="float">
            <text:p>0.435515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0.168372" calcext:value-type="float">
            <text:p>0.16837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1.6M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0461887" calcext:value-type="float">
            <text:p>0.046188700</text:p>
          </table:table-cell>
          <table:table-cell/>
          <table:table-cell table:style-name="ce5" office:value-type="string" calcext:value-type="string">
            <text:p>890k</text:p>
          </table:table-cell>
          <table:table-cell table:style-name="ce5"/>
          <table:table-cell table:style-name="ce5" office:value-type="float" office:value="128" calcext:value-type="float">
            <text:p>128</text:p>
          </table:table-cell>
          <table:table-cell table:style-name="ce18" office:value-type="float" office:value="0.0171193" calcext:value-type="float">
            <text:p>0.017119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160953" calcext:value-type="float">
            <text:p>0.016095</text:p>
          </table:table-cell>
          <table:table-cell/>
          <table:table-cell table:style-name="ce5" office:value-type="string" calcext:value-type="string">
            <text:p>890k</text:p>
          </table:table-cell>
          <table:table-cell table:style-name="ce5" office:value-type="float" office:value="128" calcext:value-type="float">
            <text:p>128</text:p>
          </table:table-cell>
          <table:table-cell table:style-name="ce18" office:value-type="float" office:value="0.418735" calcext:value-type="float">
            <text:p>0.418735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0.133553" calcext:value-type="float">
            <text:p>0.1335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.6M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1" office:value-type="string" calcext:value-type="string">
            <text:p>890k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186117" calcext:value-type="float">
            <text:p>0.018612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178897" calcext:value-type="float">
            <text:p>0.01789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420493" calcext:value-type="float">
            <text:p>0.420493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0.162678" calcext:value-type="float">
            <text:p>0.1626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0.517948" calcext:value-type="float">
            <text:p>0.5179480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188663" calcext:value-type="float">
            <text:p>0.018866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17741" calcext:value-type="float">
            <text:p>0.017741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435729" calcext:value-type="float">
            <text:p>0.435729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float" office:value="0.133887" calcext:value-type="float">
            <text:p>0.1338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0.516804" calcext:value-type="float">
            <text:p>0.5168040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189827" calcext:value-type="float">
            <text:p>0.018983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178347" calcext:value-type="float">
            <text:p>0.017835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433411" calcext:value-type="float">
            <text:p>0.433411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0.180422" calcext:value-type="float">
            <text:p>0.1804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0.522304" calcext:value-type="float">
            <text:p>0.522304000</text:p>
          </table:table-cell>
          <table:table-cell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0.435261" calcext:value-type="float">
            <text:p>0.435261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256" calcext:value-type="float">
            <text:p>256</text:p>
          </table:table-cell>
          <table:table-cell table:style-name="ce20" office:value-type="float" office:value="0.142649" calcext:value-type="float">
            <text:p>0.14265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13M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0.515013" calcext:value-type="float">
            <text:p>0.5150130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33067" calcext:value-type="float">
            <text:p>0.033067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027062" calcext:value-type="float">
            <text:p>0.027062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885523" calcext:value-type="float">
            <text:p>0.885523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0.138587" calcext:value-type="float">
            <text:p>0.1385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13M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style-name="ce17"/>
          <table:table-cell/>
          <table:table-cell table:style-name="ce5" office:value-type="string" calcext:value-type="string">
            <text:p>1.6M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283437" calcext:value-type="float">
            <text:p>0.028344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026247" calcext:value-type="float">
            <text:p>0.026247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0.882789" calcext:value-type="float">
            <text:p>0.882789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1024" calcext:value-type="float">
            <text:p>1024</text:p>
          </table:table-cell>
          <table:table-cell table:style-name="ce20" office:value-type="float" office:value="0.156622" calcext:value-type="float">
            <text:p>0.15662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" table:number-columns-repeated="2"/>
          <table:table-cell table:style-name="ce1" office:value-type="float" office:value="128" calcext:value-type="float">
            <text:p>128</text:p>
          </table:table-cell>
          <table:table-cell table:style-name="ce15" office:value-type="float" office:value="1.41668" calcext:value-type="float">
            <text:p>1.416680000</text:p>
          </table:table-cell>
          <table:table-cell/>
          <table:table-cell table:style-name="ce5" office:value-type="string" calcext:value-type="string">
            <text:p>1.6M</text:p>
          </table:table-cell>
          <table:table-cell table:style-name="ce5"/>
          <table:table-cell table:style-name="ce5" office:value-type="float" office:value="128" calcext:value-type="float">
            <text:p>128</text:p>
          </table:table-cell>
          <table:table-cell table:style-name="ce18" office:value-type="float" office:value="0.028404" calcext:value-type="float">
            <text:p>0.028404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02626" calcext:value-type="float">
            <text:p>0.02626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850181" calcext:value-type="float">
            <text:p>0.850181</text:p>
          </table:table-cell>
          <table:table-cell/>
          <table:table-cell table:style-name="ce1" office:value-type="string" calcext:value-type="string">
            <text:p>400k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0.145764" calcext:value-type="float">
            <text:p>0.14576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" table:number-columns-repeated="2"/>
          <table:table-cell table:style-name="ce1" office:value-type="float" office:value="256" calcext:value-type="float">
            <text:p>256</text:p>
          </table:table-cell>
          <table:table-cell table:style-name="ce15" office:value-type="float" office:value="1.38812" calcext:value-type="float">
            <text:p>1.3881200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311753" calcext:value-type="float">
            <text:p>0.031175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02898" calcext:value-type="float">
            <text:p>0.028980</text:p>
          </table:table-cell>
          <table:table-cell/>
          <table:table-cell table:style-name="ce5" office:value-type="string" calcext:value-type="string">
            <text:p>1.6M</text:p>
          </table:table-cell>
          <table:table-cell table:style-name="ce5" office:value-type="float" office:value="256" calcext:value-type="float">
            <text:p>256</text:p>
          </table:table-cell>
          <table:table-cell table:style-name="ce18" office:value-type="float" office:value="0.84872" calcext:value-type="float">
            <text:p>0.84872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0.490848" calcext:value-type="float">
            <text:p>0.49085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" table:number-columns-repeated="2"/>
          <table:table-cell table:style-name="ce1" office:value-type="float" office:value="512" calcext:value-type="float">
            <text:p>512</text:p>
          </table:table-cell>
          <table:table-cell table:style-name="ce15" office:value-type="float" office:value="1.39866" calcext:value-type="float">
            <text:p>1.3986600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314307" calcext:value-type="float">
            <text:p>0.031431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0289653" calcext:value-type="float">
            <text:p>0.028965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889278" calcext:value-type="float">
            <text:p>0.889278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0.510032" calcext:value-type="float">
            <text:p>0.51003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28M</text:p>
          </table:table-cell>
          <table:table-cell table:style-name="ce5" table:number-columns-repeated="2"/>
          <table:table-cell table:style-name="ce5" office:value-type="float" office:value="1024" calcext:value-type="float">
            <text:p>1024</text:p>
          </table:table-cell>
          <table:table-cell table:style-name="ce16" office:value-type="float" office:value="1.37177" calcext:value-type="float">
            <text:p>1.3717700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318743" calcext:value-type="float">
            <text:p>0.031874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0293047" calcext:value-type="float">
            <text:p>0.029305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886345" calcext:value-type="float">
            <text:p>0.886345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0.49463" calcext:value-type="float">
            <text:p>0.49463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28M</text:p>
          </table:table-cell>
          <table:table-cell table:style-name="ce1" table:number-columns-repeated="2"/>
          <table:table-cell table:style-name="ce1" office:value-type="float" office:value="2048" calcext:value-type="float">
            <text:p>2048</text:p>
          </table:table-cell>
          <table:table-cell table:number-columns-repeated="2"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0.886969" calcext:value-type="float">
            <text:p>0.886969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0.499848" calcext:value-type="float">
            <text:p>0.4998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13M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429096" calcext:value-type="float">
            <text:p>0.429096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307162" calcext:value-type="float">
            <text:p>0.307162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16.2755" calcext:value-type="float">
            <text:p>16.2755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float" office:value="0.543018" calcext:value-type="float">
            <text:p>0.5430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office:value-type="string" calcext:value-type="string">
            <text:p>13M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327073" calcext:value-type="float">
            <text:p>0.327073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281375" calcext:value-type="float">
            <text:p>0.281375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64" calcext:value-type="float">
            <text:p>64</text:p>
          </table:table-cell>
          <table:table-cell table:style-name="ce13" office:value-type="float" office:value="16.274" calcext:value-type="float">
            <text:p>16.2740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0.440051" calcext:value-type="float">
            <text:p>0.4400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13M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337247" calcext:value-type="float">
            <text:p>0.337247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281568" calcext:value-type="float">
            <text:p>0.281568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15.5316" calcext:value-type="float">
            <text:p>15.5316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256" calcext:value-type="float">
            <text:p>256</text:p>
          </table:table-cell>
          <table:table-cell table:style-name="ce20" office:value-type="float" office:value="0.419253" calcext:value-type="float">
            <text:p>0.4192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13M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352477" calcext:value-type="float">
            <text:p>0.352477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302059" calcext:value-type="float">
            <text:p>0.302059</text:p>
          </table:table-cell>
          <table:table-cell/>
          <table:table-cell table:style-name="ce5" office:value-type="string" calcext:value-type="string">
            <text:p>13M</text:p>
          </table:table-cell>
          <table:table-cell table:style-name="ce5" office:value-type="float" office:value="256" calcext:value-type="float">
            <text:p>256</text:p>
          </table:table-cell>
          <table:table-cell table:style-name="ce18" office:value-type="float" office:value="15.52" calcext:value-type="float">
            <text:p>15.5200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0.469151" calcext:value-type="float">
            <text:p>0.4691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13M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361568" calcext:value-type="float">
            <text:p>0.361568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306552" calcext:value-type="float">
            <text:p>0.306552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16.2724" calcext:value-type="float">
            <text:p>16.2724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1024" calcext:value-type="float">
            <text:p>1024</text:p>
          </table:table-cell>
          <table:table-cell table:style-name="ce20" office:value-type="float" office:value="0.540598" calcext:value-type="float">
            <text:p>0.54060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13M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368774" calcext:value-type="float">
            <text:p>0.368774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304221" calcext:value-type="float">
            <text:p>0.304221</text:p>
          </table:table-cell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16.2801" calcext:value-type="float">
            <text:p>16.280100</text:p>
          </table:table-cell>
          <table:table-cell/>
          <table:table-cell table:style-name="ce1" office:value-type="string" calcext:value-type="string">
            <text:p>890k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0.482317" calcext:value-type="float">
            <text:p>0.4823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table:number-columns-repeated="3"/>
          <table:table-cell table:style-name="ce13"/>
          <table:table-cell/>
          <table:table-cell table:style-name="ce1" table:number-columns-repeated="2"/>
          <table:table-cell table:style-name="ce19"/>
          <table:table-cell/>
          <table:table-cell table:style-name="ce1" office:value-type="string" calcext:value-type="string">
            <text:p>13M</text:p>
          </table:table-cell>
          <table:table-cell table:style-name="ce1" office:value-type="float" office:value="2048" calcext:value-type="float">
            <text:p>2048</text:p>
          </table:table-cell>
          <table:table-cell table:style-name="ce13" office:value-type="float" office:value="16.2319" calcext:value-type="float">
            <text:p>16.2319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1.36612" calcext:value-type="float">
            <text:p>1.36612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28M</text:p>
          </table:table-cell>
          <table:table-cell table:style-name="ce1"/>
          <table:table-cell table:style-name="ce1" office:value-type="float" office:value="32" calcext:value-type="float">
            <text:p>32</text:p>
          </table:table-cell>
          <table:table-cell table:style-name="ce13" office:value-type="float" office:value="1.17615" calcext:value-type="float">
            <text:p>1.176150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0.783446" calcext:value-type="float">
            <text:p>0.783446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32" calcext:value-type="float">
            <text:p>32</text:p>
          </table:table-cell>
          <table:table-cell table:style-name="ce13" office:value-type="float" office:value="51.3565" calcext:value-type="float">
            <text:p>51.3565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1.01099" calcext:value-type="float">
            <text:p>1.01099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5" office:value-type="string" calcext:value-type="string">
            <text:p>28M</text:p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871432" calcext:value-type="float">
            <text:p>0.871432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0.703791" calcext:value-type="float">
            <text:p>0.703791</text:p>
          </table:table-cell>
          <table:table-cell/>
          <table:table-cell table:style-name="ce5" office:value-type="string" calcext:value-type="string">
            <text:p>28M</text:p>
          </table:table-cell>
          <table:table-cell table:style-name="ce5" office:value-type="float" office:value="64" calcext:value-type="float">
            <text:p>64</text:p>
          </table:table-cell>
          <table:table-cell table:style-name="ce18" office:value-type="float" office:value="51.1865" calcext:value-type="float">
            <text:p>51.186500</text:p>
          </table:table-cell>
          <table:table-cell/>
          <table:table-cell table:style-name="ce1" office:value-type="string" calcext:value-type="string">
            <text:p>1.6M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1.09907" calcext:value-type="float">
            <text:p>1.09907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28M</text:p>
          </table:table-cell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946442" calcext:value-type="float">
            <text:p>0.946442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128" calcext:value-type="float">
            <text:p>128</text:p>
          </table:table-cell>
          <table:table-cell table:style-name="ce13" office:value-type="float" office:value="0.73841" calcext:value-type="float">
            <text:p>0.738410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/>
          <table:table-cell table:style-name="ce1" office:value-type="string" calcext:value-type="string">
            <text:p>1.6M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1.028" calcext:value-type="float">
            <text:p>1.02800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28M</text:p>
          </table:table-cell>
          <table:table-cell table:style-name="ce1"/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950036" calcext:value-type="float">
            <text:p>0.950036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256" calcext:value-type="float">
            <text:p>256</text:p>
          </table:table-cell>
          <table:table-cell table:style-name="ce13" office:value-type="float" office:value="0.734354" calcext:value-type="float">
            <text:p>0.734354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256" calcext:value-type="float">
            <text:p>256</text:p>
          </table:table-cell>
          <table:table-cell table:number-columns-repeated="2"/>
          <table:table-cell table:style-name="ce1" office:value-type="string" calcext:value-type="string">
            <text:p>1.6M</text:p>
          </table:table-cell>
          <table:table-cell table:style-name="ce1" office:value-type="float" office:value="64" calcext:value-type="float">
            <text:p>64</text:p>
          </table:table-cell>
          <table:table-cell table:style-name="ce20" office:value-type="float" office:value="1.07106" calcext:value-type="float">
            <text:p>1.07106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28M</text:p>
          </table:table-cell>
          <table:table-cell table:style-name="ce1"/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940791" calcext:value-type="float">
            <text:p>0.940791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512" calcext:value-type="float">
            <text:p>512</text:p>
          </table:table-cell>
          <table:table-cell table:style-name="ce13" office:value-type="float" office:value="0.737844" calcext:value-type="float">
            <text:p>0.737844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1.6M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1.10225" calcext:value-type="float">
            <text:p>1.10225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ce1" office:value-type="string" calcext:value-type="string">
            <text:p>28M</text:p>
          </table:table-cell>
          <table:table-cell table:style-name="ce1"/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94341" calcext:value-type="float">
            <text:p>0.943410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1024" calcext:value-type="float">
            <text:p>1024</text:p>
          </table:table-cell>
          <table:table-cell table:style-name="ce13" office:value-type="float" office:value="0.747118" calcext:value-type="float">
            <text:p>0.747118</text:p>
          </table:table-cell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1024" calcext:value-type="float">
            <text:p>1024</text:p>
          </table:table-cell>
          <table:table-cell table:number-columns-repeated="2"/>
          <table:table-cell table:style-name="ce1" office:value-type="string" calcext:value-type="string">
            <text:p>1.6M</text:p>
          </table:table-cell>
          <table:table-cell table:style-name="ce1" office:value-type="float" office:value="256" calcext:value-type="float">
            <text:p>256</text:p>
          </table:table-cell>
          <table:table-cell table:style-name="ce20" office:value-type="float" office:value="0.950164" calcext:value-type="float">
            <text:p>0.95016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ce1" table:number-columns-repeated="2"/>
          <table:table-cell/>
          <table:table-cell table:style-name="ce1" office:value-type="string" calcext:value-type="string">
            <text:p>28M</text:p>
          </table:table-cell>
          <table:table-cell table:style-name="ce1" office:value-type="float" office:value="2048" calcext:value-type="float">
            <text:p>2048</text:p>
          </table:table-cell>
          <table:table-cell table:number-columns-repeated="2"/>
          <table:table-cell table:style-name="ce1" office:value-type="string" calcext:value-type="string">
            <text:p>1.6M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1.05865" calcext:value-type="float">
            <text:p>1.05865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.6M</text:p>
          </table:table-cell>
          <table:table-cell table:style-name="ce1" office:value-type="float" office:value="1024" calcext:value-type="float">
            <text:p>1024</text:p>
          </table:table-cell>
          <table:table-cell table:style-name="ce20" office:value-type="float" office:value="1.02654" calcext:value-type="float">
            <text:p>1.02654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.6M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1.0201" calcext:value-type="float">
            <text:p>1.0201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4" calcext:value-type="float">
            <text:p>4</text:p>
          </table:table-cell>
          <table:table-cell table:style-name="ce20" office:value-type="float" office:value="21.8591" calcext:value-type="float">
            <text:p>21.8591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23.5495" calcext:value-type="float">
            <text:p>23.5495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16" calcext:value-type="float">
            <text:p>16</text:p>
          </table:table-cell>
          <table:table-cell table:style-name="ce20" office:value-type="float" office:value="27.9603" calcext:value-type="float">
            <text:p>27.9603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32" calcext:value-type="float">
            <text:p>32</text:p>
          </table:table-cell>
          <table:table-cell table:style-name="ce20" office:value-type="float" office:value="26.6013" calcext:value-type="float">
            <text:p>26.6013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64" calcext:value-type="float">
            <text:p>64</text:p>
          </table:table-cell>
          <table:table-cell table:style-name="ce21"/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128" calcext:value-type="float">
            <text:p>128</text:p>
          </table:table-cell>
          <table:table-cell table:style-name="ce20" office:value-type="float" office:value="19.8765" calcext:value-type="float">
            <text:p>19.8765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256" calcext:value-type="float">
            <text:p>256</text:p>
          </table:table-cell>
          <table:table-cell table:style-name="ce21"/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512" calcext:value-type="float">
            <text:p>512</text:p>
          </table:table-cell>
          <table:table-cell table:style-name="ce20" office:value-type="float" office:value="24.1435" calcext:value-type="float">
            <text:p>24.1435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1024" calcext:value-type="float">
            <text:p>1024</text:p>
          </table:table-cell>
          <table:table-cell table:style-name="ce21"/>
          <table:table-cell table:number-columns-repeated="1002"/>
        </table:table-row>
        <table:table-row table:style-name="ro1">
          <table:table-cell table:number-columns-repeated="19"/>
          <table:table-cell table:style-name="ce1" office:value-type="string" calcext:value-type="string">
            <text:p>13M</text:p>
          </table:table-cell>
          <table:table-cell table:style-name="ce1" office:value-type="float" office:value="2048" calcext:value-type="float">
            <text:p>2048</text:p>
          </table:table-cell>
          <table:table-cell table:style-name="ce20" office:value-type="float" office:value="25.1703" calcext:value-type="float">
            <text:p>25.17030</text:p>
          </table:table-cell>
          <table:table-cell table:number-columns-repeated="1002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ntsize" table:style-name="ta9">
        <table:table-column table:style-name="co2" table:number-columns-repeated="102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" table:formula="of:=[.A1]+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style-name="ce1" table:formula="of:=[.A2]+1" office:value-type="float" office:value="3" calcext:value-type="float">
            <text:p>3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style-name="ce1" table:formula="of:=[.A3]+1" office:value-type="float" office:value="4" calcext:value-type="float">
            <text:p>4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table:style-name="ce1" table:formula="of:=[.A4]+1" office:value-type="float" office:value="5" calcext:value-type="float">
            <text:p>5</text:p>
          </table:table-cell>
          <table:table-cell table:style-name="ce1"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 table:style-name="ce1" table:formula="of:=[.A5]+1" office:value-type="float" office:value="6" calcext:value-type="float">
            <text:p>6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table:style-name="ce1" table:formula="of:=[.A6]+1" office:value-type="float" office:value="7" calcext:value-type="float">
            <text:p>7</text:p>
          </table:table-cell>
          <table:table-cell table:style-name="ce1"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table:style-name="ce1" table:formula="of:=[.A7]+1" office:value-type="float" office:value="8" calcext:value-type="float">
            <text:p>8</text:p>
          </table:table-cell>
          <table:table-cell table:style-name="ce1" office:value-type="float" office:value="1023" calcext:value-type="float">
            <text:p>1023</text:p>
          </table:table-cell>
          <table:table-cell table:number-columns-repeated="1022"/>
        </table:table-row>
        <table:table-row table:style-name="ro1">
          <table:table-cell table:style-name="ce1" table:formula="of:=[.A8]+1" office:value-type="float" office:value="9" calcext:value-type="float">
            <text:p>9</text:p>
          </table:table-cell>
          <table:table-cell table:style-name="ce1" office:value-type="float" office:value="1408" calcext:value-type="float">
            <text:p>1408</text:p>
          </table:table-cell>
          <table:table-cell table:number-columns-repeated="1022"/>
        </table:table-row>
        <table:table-row table:style-name="ro1">
          <table:table-cell table:style-name="ce1" table:formula="of:=[.A9]+1" office:value-type="float" office:value="10" calcext:value-type="float">
            <text:p>10</text:p>
          </table:table-cell>
          <table:table-cell table:style-name="ce1" office:value-type="float" office:value="1687" calcext:value-type="float">
            <text:p>1687</text:p>
          </table:table-cell>
          <table:table-cell table:number-columns-repeated="1022"/>
        </table:table-row>
        <table:table-row table:style-name="ro1">
          <table:table-cell table:style-name="ce1" table:formula="of:=[.A10]+1" office:value-type="float" office:value="11" calcext:value-type="float">
            <text:p>11</text:p>
          </table:table-cell>
          <table:table-cell table:style-name="ce1" office:value-type="float" office:value="1984" calcext:value-type="float">
            <text:p>1984</text:p>
          </table:table-cell>
          <table:table-cell table:number-columns-repeated="1022"/>
        </table:table-row>
        <table:table-row table:style-name="ro1">
          <table:table-cell table:style-name="ce1" table:formula="of:=[.A11]+1" office:value-type="float" office:value="12" calcext:value-type="float">
            <text:p>12</text:p>
          </table:table-cell>
          <table:table-cell table:style-name="ce1" office:value-type="float" office:value="2207" calcext:value-type="float">
            <text:p>2207</text:p>
          </table:table-cell>
          <table:table-cell table:number-columns-repeated="1022"/>
        </table:table-row>
        <table:table-row table:style-name="ro1">
          <table:table-cell table:style-name="ce1" table:formula="of:=[.A12]+1" office:value-type="float" office:value="13" calcext:value-type="float">
            <text:p>13</text:p>
          </table:table-cell>
          <table:table-cell table:style-name="ce1" office:value-type="float" office:value="2792" calcext:value-type="float">
            <text:p>2792</text:p>
          </table:table-cell>
          <table:table-cell table:number-columns-repeated="1022"/>
        </table:table-row>
        <table:table-row table:style-name="ro1">
          <table:table-cell table:style-name="ce1" table:formula="of:=[.A13]+1" office:value-type="float" office:value="14" calcext:value-type="float">
            <text:p>14</text:p>
          </table:table-cell>
          <table:table-cell table:style-name="ce1" office:value-type="float" office:value="3054" calcext:value-type="float">
            <text:p>3054</text:p>
          </table:table-cell>
          <table:table-cell table:number-columns-repeated="1022"/>
        </table:table-row>
        <table:table-row table:style-name="ro1">
          <table:table-cell table:style-name="ce1" table:formula="of:=[.A14]+1" office:value-type="float" office:value="15" calcext:value-type="float">
            <text:p>15</text:p>
          </table:table-cell>
          <table:table-cell table:style-name="ce1" office:value-type="float" office:value="3537" calcext:value-type="float">
            <text:p>3537</text:p>
          </table:table-cell>
          <table:table-cell table:number-columns-repeated="1022"/>
        </table:table-row>
        <table:table-row table:style-name="ro1">
          <table:table-cell table:style-name="ce1" table:formula="of:=[.A15]+1" office:value-type="float" office:value="16" calcext:value-type="float">
            <text:p>16</text:p>
          </table:table-cell>
          <table:table-cell table:style-name="ce1" office:value-type="float" office:value="4038" calcext:value-type="float">
            <text:p>4038</text:p>
          </table:table-cell>
          <table:table-cell table:number-columns-repeated="1022"/>
        </table:table-row>
        <table:table-row table:style-name="ro1">
          <table:table-cell table:style-name="ce1" table:formula="of:=[.A16]+1" office:value-type="float" office:value="17" calcext:value-type="float">
            <text:p>17</text:p>
          </table:table-cell>
          <table:table-cell table:style-name="ce1" office:value-type="float" office:value="4858" calcext:value-type="float">
            <text:p>4858</text:p>
          </table:table-cell>
          <table:table-cell table:number-columns-repeated="1022"/>
        </table:table-row>
        <table:table-row table:style-name="ro1">
          <table:table-cell table:style-name="ce1" table:formula="of:=[.A17]+1" office:value-type="float" office:value="18" calcext:value-type="float">
            <text:p>18</text:p>
          </table:table-cell>
          <table:table-cell table:style-name="ce1" office:value-type="float" office:value="4573" calcext:value-type="float">
            <text:p>4573</text:p>
          </table:table-cell>
          <table:table-cell table:number-columns-repeated="1022"/>
        </table:table-row>
        <table:table-row table:style-name="ro1">
          <table:table-cell table:style-name="ce1" table:formula="of:=[.A18]+1" office:value-type="float" office:value="19" calcext:value-type="float">
            <text:p>19</text:p>
          </table:table-cell>
          <table:table-cell table:style-name="ce1" office:value-type="float" office:value="4863" calcext:value-type="float">
            <text:p>4863</text:p>
          </table:table-cell>
          <table:table-cell table:number-columns-repeated="1022"/>
        </table:table-row>
        <table:table-row table:style-name="ro1">
          <table:table-cell table:style-name="ce1" table:formula="of:=[.A19]+1" office:value-type="float" office:value="20" calcext:value-type="float">
            <text:p>20</text:p>
          </table:table-cell>
          <table:table-cell table:style-name="ce1" office:value-type="float" office:value="5274" calcext:value-type="float">
            <text:p>5274</text:p>
          </table:table-cell>
          <table:table-cell table:number-columns-repeated="1022"/>
        </table:table-row>
        <table:table-row table:style-name="ro1">
          <table:table-cell table:style-name="ce1" table:formula="of:=[.A20]+1" office:value-type="float" office:value="21" calcext:value-type="float">
            <text:p>21</text:p>
          </table:table-cell>
          <table:table-cell table:style-name="ce1" office:value-type="float" office:value="5611" calcext:value-type="float">
            <text:p>5611</text:p>
          </table:table-cell>
          <table:table-cell table:number-columns-repeated="1022"/>
        </table:table-row>
        <table:table-row table:style-name="ro1">
          <table:table-cell table:style-name="ce1" table:formula="of:=[.A21]+1" office:value-type="float" office:value="22" calcext:value-type="float">
            <text:p>22</text:p>
          </table:table-cell>
          <table:table-cell table:style-name="ce1" office:value-type="float" office:value="6019" calcext:value-type="float">
            <text:p>6019</text:p>
          </table:table-cell>
          <table:table-cell table:number-columns-repeated="1022"/>
        </table:table-row>
        <table:table-row table:style-name="ro1">
          <table:table-cell table:style-name="ce1" table:formula="of:=[.A22]+1" office:value-type="float" office:value="23" calcext:value-type="float">
            <text:p>23</text:p>
          </table:table-cell>
          <table:table-cell table:style-name="ce1" office:value-type="float" office:value="6602" calcext:value-type="float">
            <text:p>6602</text:p>
          </table:table-cell>
          <table:table-cell table:number-columns-repeated="1022"/>
        </table:table-row>
        <table:table-row table:style-name="ro1">
          <table:table-cell table:style-name="ce1" table:formula="of:=[.A23]+1" office:value-type="float" office:value="24" calcext:value-type="float">
            <text:p>24</text:p>
          </table:table-cell>
          <table:table-cell table:style-name="ce1" office:value-type="float" office:value="7019" calcext:value-type="float">
            <text:p>7019</text:p>
          </table:table-cell>
          <table:table-cell table:number-columns-repeated="1022"/>
        </table:table-row>
        <table:table-row table:style-name="ro1">
          <table:table-cell table:style-name="ce1" table:formula="of:=[.A24]+1" office:value-type="float" office:value="25" calcext:value-type="float">
            <text:p>25</text:p>
          </table:table-cell>
          <table:table-cell table:style-name="ce1" office:value-type="float" office:value="7760" calcext:value-type="float">
            <text:p>7760</text:p>
          </table:table-cell>
          <table:table-cell table:number-columns-repeated="1022"/>
        </table:table-row>
        <table:table-row table:style-name="ro1">
          <table:table-cell table:style-name="ce1" table:formula="of:=[.A25]+1" office:value-type="float" office:value="26" calcext:value-type="float">
            <text:p>26</text:p>
          </table:table-cell>
          <table:table-cell table:style-name="ce1" office:value-type="float" office:value="7784" calcext:value-type="float">
            <text:p>7784</text:p>
          </table:table-cell>
          <table:table-cell table:number-columns-repeated="1022"/>
        </table:table-row>
        <table:table-row table:style-name="ro1">
          <table:table-cell table:style-name="ce1" table:formula="of:=[.A26]+1" office:value-type="float" office:value="27" calcext:value-type="float">
            <text:p>27</text:p>
          </table:table-cell>
          <table:table-cell table:style-name="ce1" office:value-type="float" office:value="8401" calcext:value-type="float">
            <text:p>8401</text:p>
          </table:table-cell>
          <table:table-cell table:number-columns-repeated="1022"/>
        </table:table-row>
        <table:table-row table:style-name="ro1">
          <table:table-cell table:style-name="ce1" table:formula="of:=[.A27]+1" office:value-type="float" office:value="28" calcext:value-type="float">
            <text:p>28</text:p>
          </table:table-cell>
          <table:table-cell table:style-name="ce1" office:value-type="float" office:value="8953" calcext:value-type="float">
            <text:p>8953</text:p>
          </table:table-cell>
          <table:table-cell table:number-columns-repeated="1022"/>
        </table:table-row>
        <table:table-row table:style-name="ro1">
          <table:table-cell table:style-name="ce1" table:formula="of:=[.A28]+1" office:value-type="float" office:value="29" calcext:value-type="float">
            <text:p>29</text:p>
          </table:table-cell>
          <table:table-cell table:style-name="ce1" office:value-type="float" office:value="9155" calcext:value-type="float">
            <text:p>9155</text:p>
          </table:table-cell>
          <table:table-cell table:number-columns-repeated="1022"/>
        </table:table-row>
        <table:table-row table:style-name="ro1">
          <table:table-cell table:style-name="ce1" table:formula="of:=[.A29]+1" office:value-type="float" office:value="30" calcext:value-type="float">
            <text:p>30</text:p>
          </table:table-cell>
          <table:table-cell table:style-name="ce1" office:value-type="float" office:value="9894" calcext:value-type="float">
            <text:p>9894</text:p>
          </table:table-cell>
          <table:table-cell table:number-columns-repeated="1022"/>
        </table:table-row>
        <table:table-row table:style-name="ro1">
          <table:table-cell table:style-name="ce1" table:formula="of:=[.A30]+1" office:value-type="float" office:value="31" calcext:value-type="float">
            <text:p>31</text:p>
          </table:table-cell>
          <table:table-cell table:style-name="ce1" office:value-type="float" office:value="10837" calcext:value-type="float">
            <text:p>10837</text:p>
          </table:table-cell>
          <table:table-cell table:number-columns-repeated="1022"/>
        </table:table-row>
        <table:table-row table:style-name="ro1">
          <table:table-cell table:style-name="ce1" table:formula="of:=[.A31]+1" office:value-type="float" office:value="32" calcext:value-type="float">
            <text:p>32</text:p>
          </table:table-cell>
          <table:table-cell table:style-name="ce1" office:value-type="float" office:value="11426" calcext:value-type="float">
            <text:p>11426</text:p>
          </table:table-cell>
          <table:table-cell table:number-columns-repeated="1022"/>
        </table:table-row>
        <table:table-row table:style-name="ro1">
          <table:table-cell table:style-name="ce1" table:formula="of:=[.A32]+1" office:value-type="float" office:value="33" calcext:value-type="float">
            <text:p>33</text:p>
          </table:table-cell>
          <table:table-cell table:style-name="ce1" office:value-type="float" office:value="12430" calcext:value-type="float">
            <text:p>12430</text:p>
          </table:table-cell>
          <table:table-cell table:number-columns-repeated="1022"/>
        </table:table-row>
        <table:table-row table:style-name="ro1">
          <table:table-cell table:style-name="ce1" table:formula="of:=[.A33]+1" office:value-type="float" office:value="34" calcext:value-type="float">
            <text:p>34</text:p>
          </table:table-cell>
          <table:table-cell table:style-name="ce1" office:value-type="float" office:value="13354" calcext:value-type="float">
            <text:p>13354</text:p>
          </table:table-cell>
          <table:table-cell table:number-columns-repeated="1022"/>
        </table:table-row>
        <table:table-row table:style-name="ro1">
          <table:table-cell table:style-name="ce1" table:formula="of:=[.A34]+1" office:value-type="float" office:value="35" calcext:value-type="float">
            <text:p>35</text:p>
          </table:table-cell>
          <table:table-cell table:style-name="ce1" office:value-type="float" office:value="14340" calcext:value-type="float">
            <text:p>14340</text:p>
          </table:table-cell>
          <table:table-cell table:number-columns-repeated="1022"/>
        </table:table-row>
        <table:table-row table:style-name="ro1">
          <table:table-cell table:style-name="ce1" table:formula="of:=[.A35]+1" office:value-type="float" office:value="36" calcext:value-type="float">
            <text:p>36</text:p>
          </table:table-cell>
          <table:table-cell table:style-name="ce1" office:value-type="float" office:value="15831" calcext:value-type="float">
            <text:p>15831</text:p>
          </table:table-cell>
          <table:table-cell table:number-columns-repeated="1022"/>
        </table:table-row>
        <table:table-row table:style-name="ro1">
          <table:table-cell table:style-name="ce1" table:formula="of:=[.A36]+1" office:value-type="float" office:value="37" calcext:value-type="float">
            <text:p>37</text:p>
          </table:table-cell>
          <table:table-cell table:style-name="ce1" office:value-type="float" office:value="18030" calcext:value-type="float">
            <text:p>18030</text:p>
          </table:table-cell>
          <table:table-cell table:number-columns-repeated="1022"/>
        </table:table-row>
        <table:table-row table:style-name="ro1">
          <table:table-cell table:style-name="ce1" table:formula="of:=[.A37]+1" office:value-type="float" office:value="38" calcext:value-type="float">
            <text:p>38</text:p>
          </table:table-cell>
          <table:table-cell table:style-name="ce1" office:value-type="float" office:value="21261" calcext:value-type="float">
            <text:p>21261</text:p>
          </table:table-cell>
          <table:table-cell table:number-columns-repeated="1022"/>
        </table:table-row>
        <table:table-row table:style-name="ro1">
          <table:table-cell table:style-name="ce1" table:formula="of:=[.A38]+1" office:value-type="float" office:value="39" calcext:value-type="float">
            <text:p>39</text:p>
          </table:table-cell>
          <table:table-cell table:style-name="ce1" office:value-type="float" office:value="22741" calcext:value-type="float">
            <text:p>22741</text:p>
          </table:table-cell>
          <table:table-cell table:number-columns-repeated="1022"/>
        </table:table-row>
        <table:table-row table:style-name="ro1">
          <table:table-cell table:style-name="ce1" table:formula="of:=[.A39]+1" office:value-type="float" office:value="40" calcext:value-type="float">
            <text:p>40</text:p>
          </table:table-cell>
          <table:table-cell table:style-name="ce1" office:value-type="float" office:value="24126" calcext:value-type="float">
            <text:p>24126</text:p>
          </table:table-cell>
          <table:table-cell table:number-columns-repeated="1022"/>
        </table:table-row>
        <table:table-row table:style-name="ro1">
          <table:table-cell table:style-name="ce1" table:formula="of:=[.A40]+1" office:value-type="float" office:value="41" calcext:value-type="float">
            <text:p>41</text:p>
          </table:table-cell>
          <table:table-cell table:style-name="ce1" office:value-type="float" office:value="23640" calcext:value-type="float">
            <text:p>23640</text:p>
          </table:table-cell>
          <table:table-cell table:number-columns-repeated="1022"/>
        </table:table-row>
        <table:table-row table:style-name="ro1">
          <table:table-cell table:style-name="ce1" table:formula="of:=[.A41]+1" office:value-type="float" office:value="42" calcext:value-type="float">
            <text:p>42</text:p>
          </table:table-cell>
          <table:table-cell table:style-name="ce1" office:value-type="float" office:value="24015" calcext:value-type="float">
            <text:p>24015</text:p>
          </table:table-cell>
          <table:table-cell table:number-columns-repeated="1022"/>
        </table:table-row>
        <table:table-row table:style-name="ro1">
          <table:table-cell table:style-name="ce1" table:formula="of:=[.A42]+1" office:value-type="float" office:value="43" calcext:value-type="float">
            <text:p>43</text:p>
          </table:table-cell>
          <table:table-cell table:style-name="ce1" office:value-type="float" office:value="24190" calcext:value-type="float">
            <text:p>24190</text:p>
          </table:table-cell>
          <table:table-cell table:number-columns-repeated="1022"/>
        </table:table-row>
        <table:table-row table:style-name="ro1">
          <table:table-cell table:style-name="ce1" table:formula="of:=[.A43]+1" office:value-type="float" office:value="44" calcext:value-type="float">
            <text:p>44</text:p>
          </table:table-cell>
          <table:table-cell table:style-name="ce1" office:value-type="float" office:value="25586" calcext:value-type="float">
            <text:p>25586</text:p>
          </table:table-cell>
          <table:table-cell table:number-columns-repeated="1022"/>
        </table:table-row>
        <table:table-row table:style-name="ro1">
          <table:table-cell table:style-name="ce1" table:formula="of:=[.A44]+1" office:value-type="float" office:value="45" calcext:value-type="float">
            <text:p>45</text:p>
          </table:table-cell>
          <table:table-cell table:style-name="ce1" office:value-type="float" office:value="26613" calcext:value-type="float">
            <text:p>26613</text:p>
          </table:table-cell>
          <table:table-cell table:number-columns-repeated="1022"/>
        </table:table-row>
        <table:table-row table:style-name="ro1">
          <table:table-cell table:style-name="ce1" table:formula="of:=[.A45]+1" office:value-type="float" office:value="46" calcext:value-type="float">
            <text:p>46</text:p>
          </table:table-cell>
          <table:table-cell table:style-name="ce1" office:value-type="float" office:value="29060" calcext:value-type="float">
            <text:p>29060</text:p>
          </table:table-cell>
          <table:table-cell table:number-columns-repeated="1022"/>
        </table:table-row>
        <table:table-row table:style-name="ro1">
          <table:table-cell table:style-name="ce1" table:formula="of:=[.A46]+1" office:value-type="float" office:value="47" calcext:value-type="float">
            <text:p>47</text:p>
          </table:table-cell>
          <table:table-cell table:style-name="ce1" office:value-type="float" office:value="29459" calcext:value-type="float">
            <text:p>29459</text:p>
          </table:table-cell>
          <table:table-cell table:number-columns-repeated="1022"/>
        </table:table-row>
        <table:table-row table:style-name="ro1">
          <table:table-cell table:style-name="ce1" table:formula="of:=[.A47]+1" office:value-type="float" office:value="48" calcext:value-type="float">
            <text:p>48</text:p>
          </table:table-cell>
          <table:table-cell table:style-name="ce1" office:value-type="float" office:value="31573" calcext:value-type="float">
            <text:p>31573</text:p>
          </table:table-cell>
          <table:table-cell table:number-columns-repeated="1022"/>
        </table:table-row>
        <table:table-row table:style-name="ro1">
          <table:table-cell table:style-name="ce1" table:formula="of:=[.A48]+1" office:value-type="float" office:value="49" calcext:value-type="float">
            <text:p>49</text:p>
          </table:table-cell>
          <table:table-cell table:style-name="ce1" office:value-type="float" office:value="32739" calcext:value-type="float">
            <text:p>32739</text:p>
          </table:table-cell>
          <table:table-cell table:number-columns-repeated="1022"/>
        </table:table-row>
        <table:table-row table:style-name="ro1">
          <table:table-cell table:style-name="ce1" table:formula="of:=[.A49]+1" office:value-type="float" office:value="50" calcext:value-type="float">
            <text:p>50</text:p>
          </table:table-cell>
          <table:table-cell table:style-name="ce1" office:value-type="float" office:value="34274" calcext:value-type="float">
            <text:p>34274</text:p>
          </table:table-cell>
          <table:table-cell table:number-columns-repeated="1022"/>
        </table:table-row>
        <table:table-row table:style-name="ro1">
          <table:table-cell table:style-name="ce1" table:formula="of:=[.A50]+1" office:value-type="float" office:value="51" calcext:value-type="float">
            <text:p>51</text:p>
          </table:table-cell>
          <table:table-cell table:style-name="ce1" office:value-type="float" office:value="33572" calcext:value-type="float">
            <text:p>33572</text:p>
          </table:table-cell>
          <table:table-cell table:number-columns-repeated="1022"/>
        </table:table-row>
        <table:table-row table:style-name="ro1">
          <table:table-cell table:style-name="ce1" table:formula="of:=[.A51]+1" office:value-type="float" office:value="52" calcext:value-type="float">
            <text:p>52</text:p>
          </table:table-cell>
          <table:table-cell table:style-name="ce1" office:value-type="float" office:value="35836" calcext:value-type="float">
            <text:p>35836</text:p>
          </table:table-cell>
          <table:table-cell table:number-columns-repeated="1022"/>
        </table:table-row>
        <table:table-row table:style-name="ro1">
          <table:table-cell table:style-name="ce1" table:formula="of:=[.A52]+1" office:value-type="float" office:value="53" calcext:value-type="float">
            <text:p>53</text:p>
          </table:table-cell>
          <table:table-cell table:style-name="ce1" office:value-type="float" office:value="34778" calcext:value-type="float">
            <text:p>34778</text:p>
          </table:table-cell>
          <table:table-cell table:number-columns-repeated="1022"/>
        </table:table-row>
        <table:table-row table:style-name="ro1">
          <table:table-cell table:style-name="ce1" table:formula="of:=[.A53]+1" office:value-type="float" office:value="54" calcext:value-type="float">
            <text:p>54</text:p>
          </table:table-cell>
          <table:table-cell table:style-name="ce1" office:value-type="float" office:value="34303" calcext:value-type="float">
            <text:p>34303</text:p>
          </table:table-cell>
          <table:table-cell table:number-columns-repeated="1022"/>
        </table:table-row>
        <table:table-row table:style-name="ro1">
          <table:table-cell table:style-name="ce1" table:formula="of:=[.A54]+1" office:value-type="float" office:value="55" calcext:value-type="float">
            <text:p>55</text:p>
          </table:table-cell>
          <table:table-cell table:style-name="ce1" office:value-type="float" office:value="34881" calcext:value-type="float">
            <text:p>34881</text:p>
          </table:table-cell>
          <table:table-cell table:number-columns-repeated="1022"/>
        </table:table-row>
        <table:table-row table:style-name="ro1">
          <table:table-cell table:style-name="ce1" table:formula="of:=[.A55]+1" office:value-type="float" office:value="56" calcext:value-type="float">
            <text:p>56</text:p>
          </table:table-cell>
          <table:table-cell table:style-name="ce1" office:value-type="float" office:value="34461" calcext:value-type="float">
            <text:p>34461</text:p>
          </table:table-cell>
          <table:table-cell table:number-columns-repeated="1022"/>
        </table:table-row>
        <table:table-row table:style-name="ro1">
          <table:table-cell table:style-name="ce1" table:formula="of:=[.A56]+1" office:value-type="float" office:value="57" calcext:value-type="float">
            <text:p>57</text:p>
          </table:table-cell>
          <table:table-cell table:style-name="ce1" office:value-type="float" office:value="34980" calcext:value-type="float">
            <text:p>34980</text:p>
          </table:table-cell>
          <table:table-cell table:number-columns-repeated="1022"/>
        </table:table-row>
        <table:table-row table:style-name="ro1">
          <table:table-cell table:style-name="ce1" table:formula="of:=[.A57]+1" office:value-type="float" office:value="58" calcext:value-type="float">
            <text:p>58</text:p>
          </table:table-cell>
          <table:table-cell table:style-name="ce1" office:value-type="float" office:value="34623" calcext:value-type="float">
            <text:p>34623</text:p>
          </table:table-cell>
          <table:table-cell table:number-columns-repeated="1022"/>
        </table:table-row>
        <table:table-row table:style-name="ro1">
          <table:table-cell table:style-name="ce1" table:formula="of:=[.A58]+1" office:value-type="float" office:value="59" calcext:value-type="float">
            <text:p>59</text:p>
          </table:table-cell>
          <table:table-cell table:style-name="ce1" office:value-type="float" office:value="35376" calcext:value-type="float">
            <text:p>35376</text:p>
          </table:table-cell>
          <table:table-cell table:number-columns-repeated="1022"/>
        </table:table-row>
        <table:table-row table:style-name="ro1">
          <table:table-cell table:style-name="ce1" table:formula="of:=[.A59]+1" office:value-type="float" office:value="60" calcext:value-type="float">
            <text:p>60</text:p>
          </table:table-cell>
          <table:table-cell table:style-name="ce1" office:value-type="float" office:value="36039" calcext:value-type="float">
            <text:p>36039</text:p>
          </table:table-cell>
          <table:table-cell table:number-columns-repeated="1022"/>
        </table:table-row>
        <table:table-row table:style-name="ro1">
          <table:table-cell table:style-name="ce1" table:formula="of:=[.A60]+1" office:value-type="float" office:value="61" calcext:value-type="float">
            <text:p>61</text:p>
          </table:table-cell>
          <table:table-cell table:style-name="ce1" office:value-type="float" office:value="36190" calcext:value-type="float">
            <text:p>36190</text:p>
          </table:table-cell>
          <table:table-cell table:number-columns-repeated="1022"/>
        </table:table-row>
        <table:table-row table:style-name="ro1">
          <table:table-cell table:style-name="ce1" table:formula="of:=[.A61]+1" office:value-type="float" office:value="62" calcext:value-type="float">
            <text:p>62</text:p>
          </table:table-cell>
          <table:table-cell table:style-name="ce1" office:value-type="float" office:value="36069" calcext:value-type="float">
            <text:p>36069</text:p>
          </table:table-cell>
          <table:table-cell table:number-columns-repeated="1022"/>
        </table:table-row>
        <table:table-row table:style-name="ro1">
          <table:table-cell table:style-name="ce1" table:formula="of:=[.A62]+1" office:value-type="float" office:value="63" calcext:value-type="float">
            <text:p>63</text:p>
          </table:table-cell>
          <table:table-cell table:style-name="ce1" office:value-type="float" office:value="36854" calcext:value-type="float">
            <text:p>36854</text:p>
          </table:table-cell>
          <table:table-cell table:number-columns-repeated="1022"/>
        </table:table-row>
        <table:table-row table:style-name="ro1">
          <table:table-cell table:style-name="ce1" table:formula="of:=[.A63]+1" office:value-type="float" office:value="64" calcext:value-type="float">
            <text:p>64</text:p>
          </table:table-cell>
          <table:table-cell table:style-name="ce1" office:value-type="float" office:value="37624" calcext:value-type="float">
            <text:p>37624</text:p>
          </table:table-cell>
          <table:table-cell table:number-columns-repeated="1022"/>
        </table:table-row>
        <table:table-row table:style-name="ro1">
          <table:table-cell table:style-name="ce1" table:formula="of:=[.A64]+1" office:value-type="float" office:value="65" calcext:value-type="float">
            <text:p>65</text:p>
          </table:table-cell>
          <table:table-cell table:style-name="ce1" office:value-type="float" office:value="38689" calcext:value-type="float">
            <text:p>38689</text:p>
          </table:table-cell>
          <table:table-cell table:number-columns-repeated="1022"/>
        </table:table-row>
        <table:table-row table:style-name="ro1">
          <table:table-cell table:style-name="ce1" table:formula="of:=[.A65]+1" office:value-type="float" office:value="66" calcext:value-type="float">
            <text:p>66</text:p>
          </table:table-cell>
          <table:table-cell table:style-name="ce1" office:value-type="float" office:value="37143" calcext:value-type="float">
            <text:p>37143</text:p>
          </table:table-cell>
          <table:table-cell table:number-columns-repeated="1022"/>
        </table:table-row>
        <table:table-row table:style-name="ro1">
          <table:table-cell table:style-name="ce1" table:formula="of:=[.A66]+1" office:value-type="float" office:value="67" calcext:value-type="float">
            <text:p>67</text:p>
          </table:table-cell>
          <table:table-cell table:style-name="ce1" office:value-type="float" office:value="37614" calcext:value-type="float">
            <text:p>37614</text:p>
          </table:table-cell>
          <table:table-cell table:number-columns-repeated="1022"/>
        </table:table-row>
        <table:table-row table:style-name="ro1">
          <table:table-cell table:style-name="ce1" table:formula="of:=[.A67]+1" office:value-type="float" office:value="68" calcext:value-type="float">
            <text:p>68</text:p>
          </table:table-cell>
          <table:table-cell table:style-name="ce1" office:value-type="float" office:value="35836" calcext:value-type="float">
            <text:p>35836</text:p>
          </table:table-cell>
          <table:table-cell table:number-columns-repeated="1022"/>
        </table:table-row>
        <table:table-row table:style-name="ro1">
          <table:table-cell table:style-name="ce1" table:formula="of:=[.A68]+1" office:value-type="float" office:value="69" calcext:value-type="float">
            <text:p>69</text:p>
          </table:table-cell>
          <table:table-cell table:style-name="ce1" office:value-type="float" office:value="34463" calcext:value-type="float">
            <text:p>34463</text:p>
          </table:table-cell>
          <table:table-cell table:number-columns-repeated="1022"/>
        </table:table-row>
        <table:table-row table:style-name="ro1">
          <table:table-cell table:style-name="ce1" table:formula="of:=[.A69]+1" office:value-type="float" office:value="70" calcext:value-type="float">
            <text:p>70</text:p>
          </table:table-cell>
          <table:table-cell table:style-name="ce1" office:value-type="float" office:value="34202" calcext:value-type="float">
            <text:p>34202</text:p>
          </table:table-cell>
          <table:table-cell table:number-columns-repeated="1022"/>
        </table:table-row>
        <table:table-row table:style-name="ro1">
          <table:table-cell table:style-name="ce1" table:formula="of:=[.A70]+1" office:value-type="float" office:value="71" calcext:value-type="float">
            <text:p>71</text:p>
          </table:table-cell>
          <table:table-cell table:style-name="ce1" office:value-type="float" office:value="33757" calcext:value-type="float">
            <text:p>33757</text:p>
          </table:table-cell>
          <table:table-cell table:number-columns-repeated="1022"/>
        </table:table-row>
        <table:table-row table:style-name="ro1">
          <table:table-cell table:style-name="ce1" table:formula="of:=[.A71]+1" office:value-type="float" office:value="72" calcext:value-type="float">
            <text:p>72</text:p>
          </table:table-cell>
          <table:table-cell table:style-name="ce1" office:value-type="float" office:value="32585" calcext:value-type="float">
            <text:p>32585</text:p>
          </table:table-cell>
          <table:table-cell table:number-columns-repeated="1022"/>
        </table:table-row>
        <table:table-row table:style-name="ro1">
          <table:table-cell table:style-name="ce1" table:formula="of:=[.A72]+1" office:value-type="float" office:value="73" calcext:value-type="float">
            <text:p>73</text:p>
          </table:table-cell>
          <table:table-cell table:style-name="ce1" office:value-type="float" office:value="32870" calcext:value-type="float">
            <text:p>32870</text:p>
          </table:table-cell>
          <table:table-cell table:number-columns-repeated="1022"/>
        </table:table-row>
        <table:table-row table:style-name="ro1">
          <table:table-cell table:style-name="ce1" table:formula="of:=[.A73]+1" office:value-type="float" office:value="74" calcext:value-type="float">
            <text:p>74</text:p>
          </table:table-cell>
          <table:table-cell table:style-name="ce1" office:value-type="float" office:value="32257" calcext:value-type="float">
            <text:p>32257</text:p>
          </table:table-cell>
          <table:table-cell table:number-columns-repeated="1022"/>
        </table:table-row>
        <table:table-row table:style-name="ro1">
          <table:table-cell table:style-name="ce1" table:formula="of:=[.A74]+1" office:value-type="float" office:value="75" calcext:value-type="float">
            <text:p>75</text:p>
          </table:table-cell>
          <table:table-cell table:style-name="ce1" office:value-type="float" office:value="32728" calcext:value-type="float">
            <text:p>32728</text:p>
          </table:table-cell>
          <table:table-cell table:number-columns-repeated="1022"/>
        </table:table-row>
        <table:table-row table:style-name="ro1">
          <table:table-cell table:style-name="ce1" table:formula="of:=[.A75]+1" office:value-type="float" office:value="76" calcext:value-type="float">
            <text:p>76</text:p>
          </table:table-cell>
          <table:table-cell table:style-name="ce1" office:value-type="float" office:value="31954" calcext:value-type="float">
            <text:p>31954</text:p>
          </table:table-cell>
          <table:table-cell table:number-columns-repeated="1022"/>
        </table:table-row>
        <table:table-row table:style-name="ro1">
          <table:table-cell table:style-name="ce1" table:formula="of:=[.A76]+1" office:value-type="float" office:value="77" calcext:value-type="float">
            <text:p>77</text:p>
          </table:table-cell>
          <table:table-cell table:style-name="ce1" office:value-type="float" office:value="32255" calcext:value-type="float">
            <text:p>32255</text:p>
          </table:table-cell>
          <table:table-cell table:number-columns-repeated="1022"/>
        </table:table-row>
        <table:table-row table:style-name="ro1">
          <table:table-cell table:style-name="ce1" table:formula="of:=[.A77]+1" office:value-type="float" office:value="78" calcext:value-type="float">
            <text:p>78</text:p>
          </table:table-cell>
          <table:table-cell table:style-name="ce1" office:value-type="float" office:value="32704" calcext:value-type="float">
            <text:p>32704</text:p>
          </table:table-cell>
          <table:table-cell table:number-columns-repeated="1022"/>
        </table:table-row>
        <table:table-row table:style-name="ro1">
          <table:table-cell table:style-name="ce1" table:formula="of:=[.A78]+1" office:value-type="float" office:value="79" calcext:value-type="float">
            <text:p>79</text:p>
          </table:table-cell>
          <table:table-cell table:style-name="ce1" office:value-type="float" office:value="32390" calcext:value-type="float">
            <text:p>32390</text:p>
          </table:table-cell>
          <table:table-cell table:number-columns-repeated="1022"/>
        </table:table-row>
        <table:table-row table:style-name="ro1">
          <table:table-cell table:style-name="ce1" table:formula="of:=[.A79]+1" office:value-type="float" office:value="80" calcext:value-type="float">
            <text:p>80</text:p>
          </table:table-cell>
          <table:table-cell table:style-name="ce1" office:value-type="float" office:value="32497" calcext:value-type="float">
            <text:p>32497</text:p>
          </table:table-cell>
          <table:table-cell table:number-columns-repeated="1022"/>
        </table:table-row>
        <table:table-row table:style-name="ro1">
          <table:table-cell table:style-name="ce1" table:formula="of:=[.A80]+1" office:value-type="float" office:value="81" calcext:value-type="float">
            <text:p>81</text:p>
          </table:table-cell>
          <table:table-cell table:style-name="ce1" office:value-type="float" office:value="34111" calcext:value-type="float">
            <text:p>34111</text:p>
          </table:table-cell>
          <table:table-cell table:number-columns-repeated="1022"/>
        </table:table-row>
        <table:table-row table:style-name="ro1">
          <table:table-cell table:style-name="ce1" table:formula="of:=[.A81]+1" office:value-type="float" office:value="82" calcext:value-type="float">
            <text:p>82</text:p>
          </table:table-cell>
          <table:table-cell table:style-name="ce1" office:value-type="float" office:value="34969" calcext:value-type="float">
            <text:p>34969</text:p>
          </table:table-cell>
          <table:table-cell table:number-columns-repeated="1022"/>
        </table:table-row>
        <table:table-row table:style-name="ro1">
          <table:table-cell table:style-name="ce1" table:formula="of:=[.A82]+1" office:value-type="float" office:value="83" calcext:value-type="float">
            <text:p>83</text:p>
          </table:table-cell>
          <table:table-cell table:style-name="ce1" office:value-type="float" office:value="36446" calcext:value-type="float">
            <text:p>36446</text:p>
          </table:table-cell>
          <table:table-cell table:number-columns-repeated="1022"/>
        </table:table-row>
        <table:table-row table:style-name="ro1">
          <table:table-cell table:style-name="ce1" table:formula="of:=[.A83]+1" office:value-type="float" office:value="84" calcext:value-type="float">
            <text:p>84</text:p>
          </table:table-cell>
          <table:table-cell table:style-name="ce1" office:value-type="float" office:value="37204" calcext:value-type="float">
            <text:p>37204</text:p>
          </table:table-cell>
          <table:table-cell table:number-columns-repeated="1022"/>
        </table:table-row>
        <table:table-row table:style-name="ro1">
          <table:table-cell table:style-name="ce1" table:formula="of:=[.A84]+1" office:value-type="float" office:value="85" calcext:value-type="float">
            <text:p>85</text:p>
          </table:table-cell>
          <table:table-cell table:style-name="ce1" office:value-type="float" office:value="37252" calcext:value-type="float">
            <text:p>37252</text:p>
          </table:table-cell>
          <table:table-cell table:number-columns-repeated="1022"/>
        </table:table-row>
        <table:table-row table:style-name="ro1">
          <table:table-cell table:style-name="ce1" table:formula="of:=[.A85]+1" office:value-type="float" office:value="86" calcext:value-type="float">
            <text:p>86</text:p>
          </table:table-cell>
          <table:table-cell table:style-name="ce1" office:value-type="float" office:value="38350" calcext:value-type="float">
            <text:p>38350</text:p>
          </table:table-cell>
          <table:table-cell table:number-columns-repeated="1022"/>
        </table:table-row>
        <table:table-row table:style-name="ro1">
          <table:table-cell table:style-name="ce1" table:formula="of:=[.A86]+1" office:value-type="float" office:value="87" calcext:value-type="float">
            <text:p>87</text:p>
          </table:table-cell>
          <table:table-cell table:style-name="ce1" office:value-type="float" office:value="39512" calcext:value-type="float">
            <text:p>39512</text:p>
          </table:table-cell>
          <table:table-cell table:number-columns-repeated="1022"/>
        </table:table-row>
        <table:table-row table:style-name="ro1">
          <table:table-cell table:style-name="ce1" table:formula="of:=[.A87]+1" office:value-type="float" office:value="88" calcext:value-type="float">
            <text:p>88</text:p>
          </table:table-cell>
          <table:table-cell table:style-name="ce1" office:value-type="float" office:value="40664" calcext:value-type="float">
            <text:p>40664</text:p>
          </table:table-cell>
          <table:table-cell table:number-columns-repeated="1022"/>
        </table:table-row>
        <table:table-row table:style-name="ro1">
          <table:table-cell table:style-name="ce1" table:formula="of:=[.A88]+1" office:value-type="float" office:value="89" calcext:value-type="float">
            <text:p>89</text:p>
          </table:table-cell>
          <table:table-cell table:style-name="ce1" office:value-type="float" office:value="40204" calcext:value-type="float">
            <text:p>40204</text:p>
          </table:table-cell>
          <table:table-cell table:number-columns-repeated="1022"/>
        </table:table-row>
        <table:table-row table:style-name="ro1">
          <table:table-cell table:style-name="ce1" table:formula="of:=[.A89]+1" office:value-type="float" office:value="90" calcext:value-type="float">
            <text:p>90</text:p>
          </table:table-cell>
          <table:table-cell table:style-name="ce1" office:value-type="float" office:value="41348" calcext:value-type="float">
            <text:p>41348</text:p>
          </table:table-cell>
          <table:table-cell table:number-columns-repeated="1022"/>
        </table:table-row>
        <table:table-row table:style-name="ro1">
          <table:table-cell table:style-name="ce1" table:formula="of:=[.A90]+1" office:value-type="float" office:value="91" calcext:value-type="float">
            <text:p>91</text:p>
          </table:table-cell>
          <table:table-cell table:style-name="ce1" office:value-type="float" office:value="41360" calcext:value-type="float">
            <text:p>41360</text:p>
          </table:table-cell>
          <table:table-cell table:number-columns-repeated="1022"/>
        </table:table-row>
        <table:table-row table:style-name="ro1">
          <table:table-cell table:style-name="ce1" table:formula="of:=[.A91]+1" office:value-type="float" office:value="92" calcext:value-type="float">
            <text:p>92</text:p>
          </table:table-cell>
          <table:table-cell table:style-name="ce1" office:value-type="float" office:value="42339" calcext:value-type="float">
            <text:p>42339</text:p>
          </table:table-cell>
          <table:table-cell table:number-columns-repeated="1022"/>
        </table:table-row>
        <table:table-row table:style-name="ro1">
          <table:table-cell table:style-name="ce1" table:formula="of:=[.A92]+1" office:value-type="float" office:value="93" calcext:value-type="float">
            <text:p>93</text:p>
          </table:table-cell>
          <table:table-cell table:style-name="ce1" office:value-type="float" office:value="43248" calcext:value-type="float">
            <text:p>43248</text:p>
          </table:table-cell>
          <table:table-cell table:number-columns-repeated="1022"/>
        </table:table-row>
        <table:table-row table:style-name="ro1">
          <table:table-cell table:style-name="ce1" table:formula="of:=[.A93]+1" office:value-type="float" office:value="94" calcext:value-type="float">
            <text:p>94</text:p>
          </table:table-cell>
          <table:table-cell table:style-name="ce1" office:value-type="float" office:value="43829" calcext:value-type="float">
            <text:p>43829</text:p>
          </table:table-cell>
          <table:table-cell table:number-columns-repeated="1022"/>
        </table:table-row>
        <table:table-row table:style-name="ro1">
          <table:table-cell table:style-name="ce1" table:formula="of:=[.A94]+1" office:value-type="float" office:value="95" calcext:value-type="float">
            <text:p>95</text:p>
          </table:table-cell>
          <table:table-cell table:style-name="ce1" office:value-type="float" office:value="41913" calcext:value-type="float">
            <text:p>41913</text:p>
          </table:table-cell>
          <table:table-cell table:number-columns-repeated="1022"/>
        </table:table-row>
        <table:table-row table:style-name="ro1">
          <table:table-cell table:style-name="ce1" table:formula="of:=[.A95]+1" office:value-type="float" office:value="96" calcext:value-type="float">
            <text:p>96</text:p>
          </table:table-cell>
          <table:table-cell table:style-name="ce1" office:value-type="float" office:value="41319" calcext:value-type="float">
            <text:p>41319</text:p>
          </table:table-cell>
          <table:table-cell table:number-columns-repeated="1022"/>
        </table:table-row>
        <table:table-row table:style-name="ro1">
          <table:table-cell table:style-name="ce1" table:formula="of:=[.A96]+1" office:value-type="float" office:value="97" calcext:value-type="float">
            <text:p>97</text:p>
          </table:table-cell>
          <table:table-cell table:style-name="ce1" office:value-type="float" office:value="40936" calcext:value-type="float">
            <text:p>40936</text:p>
          </table:table-cell>
          <table:table-cell table:number-columns-repeated="1022"/>
        </table:table-row>
        <table:table-row table:style-name="ro1">
          <table:table-cell table:style-name="ce1" table:formula="of:=[.A97]+1" office:value-type="float" office:value="98" calcext:value-type="float">
            <text:p>98</text:p>
          </table:table-cell>
          <table:table-cell table:style-name="ce1" office:value-type="float" office:value="41182" calcext:value-type="float">
            <text:p>41182</text:p>
          </table:table-cell>
          <table:table-cell table:number-columns-repeated="1022"/>
        </table:table-row>
        <table:table-row table:style-name="ro1">
          <table:table-cell table:style-name="ce1" table:formula="of:=[.A98]+1" office:value-type="float" office:value="99" calcext:value-type="float">
            <text:p>99</text:p>
          </table:table-cell>
          <table:table-cell table:style-name="ce1" office:value-type="float" office:value="42367" calcext:value-type="float">
            <text:p>42367</text:p>
          </table:table-cell>
          <table:table-cell table:number-columns-repeated="1022"/>
        </table:table-row>
        <table:table-row table:style-name="ro1">
          <table:table-cell table:style-name="ce1" table:formula="of:=[.A99]+1" office:value-type="float" office:value="100" calcext:value-type="float">
            <text:p>100</text:p>
          </table:table-cell>
          <table:table-cell table:style-name="ce1" office:value-type="float" office:value="42740" calcext:value-type="float">
            <text:p>42740</text:p>
          </table:table-cell>
          <table:table-cell table:number-columns-repeated="1022"/>
        </table:table-row>
        <table:table-row table:style-name="ro1">
          <table:table-cell table:style-name="ce1" table:formula="of:=[.A100]+1" office:value-type="float" office:value="101" calcext:value-type="float">
            <text:p>101</text:p>
          </table:table-cell>
          <table:table-cell table:style-name="ce1" office:value-type="float" office:value="44284" calcext:value-type="float">
            <text:p>44284</text:p>
          </table:table-cell>
          <table:table-cell table:number-columns-repeated="1022"/>
        </table:table-row>
        <table:table-row table:style-name="ro1">
          <table:table-cell table:style-name="ce1" table:formula="of:=[.A101]+1" office:value-type="float" office:value="102" calcext:value-type="float">
            <text:p>102</text:p>
          </table:table-cell>
          <table:table-cell table:style-name="ce1" office:value-type="float" office:value="44790" calcext:value-type="float">
            <text:p>44790</text:p>
          </table:table-cell>
          <table:table-cell table:number-columns-repeated="1022"/>
        </table:table-row>
        <table:table-row table:style-name="ro1">
          <table:table-cell table:style-name="ce1" table:formula="of:=[.A102]+1" office:value-type="float" office:value="103" calcext:value-type="float">
            <text:p>103</text:p>
          </table:table-cell>
          <table:table-cell table:style-name="ce1" office:value-type="float" office:value="45245" calcext:value-type="float">
            <text:p>45245</text:p>
          </table:table-cell>
          <table:table-cell table:number-columns-repeated="1022"/>
        </table:table-row>
        <table:table-row table:style-name="ro1">
          <table:table-cell table:style-name="ce1" table:formula="of:=[.A103]+1" office:value-type="float" office:value="104" calcext:value-type="float">
            <text:p>104</text:p>
          </table:table-cell>
          <table:table-cell table:style-name="ce1" office:value-type="float" office:value="44740" calcext:value-type="float">
            <text:p>44740</text:p>
          </table:table-cell>
          <table:table-cell table:number-columns-repeated="1022"/>
        </table:table-row>
        <table:table-row table:style-name="ro1">
          <table:table-cell table:style-name="ce1" table:formula="of:=[.A104]+1" office:value-type="float" office:value="105" calcext:value-type="float">
            <text:p>105</text:p>
          </table:table-cell>
          <table:table-cell table:style-name="ce1" office:value-type="float" office:value="44859" calcext:value-type="float">
            <text:p>44859</text:p>
          </table:table-cell>
          <table:table-cell table:number-columns-repeated="1022"/>
        </table:table-row>
        <table:table-row table:style-name="ro1">
          <table:table-cell table:style-name="ce1" table:formula="of:=[.A105]+1" office:value-type="float" office:value="106" calcext:value-type="float">
            <text:p>106</text:p>
          </table:table-cell>
          <table:table-cell table:style-name="ce1" office:value-type="float" office:value="45480" calcext:value-type="float">
            <text:p>45480</text:p>
          </table:table-cell>
          <table:table-cell table:number-columns-repeated="1022"/>
        </table:table-row>
        <table:table-row table:style-name="ro1">
          <table:table-cell table:style-name="ce1" table:formula="of:=[.A106]+1" office:value-type="float" office:value="107" calcext:value-type="float">
            <text:p>107</text:p>
          </table:table-cell>
          <table:table-cell table:style-name="ce1" office:value-type="float" office:value="45816" calcext:value-type="float">
            <text:p>45816</text:p>
          </table:table-cell>
          <table:table-cell table:number-columns-repeated="1022"/>
        </table:table-row>
        <table:table-row table:style-name="ro1">
          <table:table-cell table:style-name="ce1" table:formula="of:=[.A107]+1" office:value-type="float" office:value="108" calcext:value-type="float">
            <text:p>108</text:p>
          </table:table-cell>
          <table:table-cell table:style-name="ce1" office:value-type="float" office:value="47317" calcext:value-type="float">
            <text:p>47317</text:p>
          </table:table-cell>
          <table:table-cell table:number-columns-repeated="1022"/>
        </table:table-row>
        <table:table-row table:style-name="ro1">
          <table:table-cell table:style-name="ce1" table:formula="of:=[.A108]+1" office:value-type="float" office:value="109" calcext:value-type="float">
            <text:p>109</text:p>
          </table:table-cell>
          <table:table-cell table:style-name="ce1" office:value-type="float" office:value="48386" calcext:value-type="float">
            <text:p>48386</text:p>
          </table:table-cell>
          <table:table-cell table:number-columns-repeated="1022"/>
        </table:table-row>
        <table:table-row table:style-name="ro1">
          <table:table-cell table:style-name="ce1" table:formula="of:=[.A109]+1" office:value-type="float" office:value="110" calcext:value-type="float">
            <text:p>110</text:p>
          </table:table-cell>
          <table:table-cell table:style-name="ce1" office:value-type="float" office:value="49985" calcext:value-type="float">
            <text:p>49985</text:p>
          </table:table-cell>
          <table:table-cell table:number-columns-repeated="1022"/>
        </table:table-row>
        <table:table-row table:style-name="ro1">
          <table:table-cell table:style-name="ce1" table:formula="of:=[.A110]+1" office:value-type="float" office:value="111" calcext:value-type="float">
            <text:p>111</text:p>
          </table:table-cell>
          <table:table-cell table:style-name="ce1" office:value-type="float" office:value="51216" calcext:value-type="float">
            <text:p>51216</text:p>
          </table:table-cell>
          <table:table-cell table:number-columns-repeated="1022"/>
        </table:table-row>
        <table:table-row table:style-name="ro1">
          <table:table-cell table:style-name="ce1" table:formula="of:=[.A111]+1" office:value-type="float" office:value="112" calcext:value-type="float">
            <text:p>112</text:p>
          </table:table-cell>
          <table:table-cell table:style-name="ce1" office:value-type="float" office:value="52544" calcext:value-type="float">
            <text:p>52544</text:p>
          </table:table-cell>
          <table:table-cell table:number-columns-repeated="1022"/>
        </table:table-row>
        <table:table-row table:style-name="ro1">
          <table:table-cell table:style-name="ce1" table:formula="of:=[.A112]+1" office:value-type="float" office:value="113" calcext:value-type="float">
            <text:p>113</text:p>
          </table:table-cell>
          <table:table-cell table:style-name="ce1" office:value-type="float" office:value="56602" calcext:value-type="float">
            <text:p>56602</text:p>
          </table:table-cell>
          <table:table-cell table:number-columns-repeated="1022"/>
        </table:table-row>
        <table:table-row table:style-name="ro1">
          <table:table-cell table:style-name="ce1" table:formula="of:=[.A113]+1" office:value-type="float" office:value="114" calcext:value-type="float">
            <text:p>114</text:p>
          </table:table-cell>
          <table:table-cell table:style-name="ce1" office:value-type="float" office:value="61678" calcext:value-type="float">
            <text:p>61678</text:p>
          </table:table-cell>
          <table:table-cell table:number-columns-repeated="1022"/>
        </table:table-row>
        <table:table-row table:style-name="ro1">
          <table:table-cell table:style-name="ce1" table:formula="of:=[.A114]+1" office:value-type="float" office:value="115" calcext:value-type="float">
            <text:p>115</text:p>
          </table:table-cell>
          <table:table-cell table:style-name="ce1" office:value-type="float" office:value="60934" calcext:value-type="float">
            <text:p>60934</text:p>
          </table:table-cell>
          <table:table-cell table:number-columns-repeated="1022"/>
        </table:table-row>
        <table:table-row table:style-name="ro1">
          <table:table-cell table:style-name="ce1" table:formula="of:=[.A115]+1" office:value-type="float" office:value="116" calcext:value-type="float">
            <text:p>116</text:p>
          </table:table-cell>
          <table:table-cell table:style-name="ce1" office:value-type="float" office:value="57572" calcext:value-type="float">
            <text:p>57572</text:p>
          </table:table-cell>
          <table:table-cell table:number-columns-repeated="1022"/>
        </table:table-row>
        <table:table-row table:style-name="ro1">
          <table:table-cell table:style-name="ce1" table:formula="of:=[.A116]+1" office:value-type="float" office:value="117" calcext:value-type="float">
            <text:p>117</text:p>
          </table:table-cell>
          <table:table-cell table:style-name="ce1" office:value-type="float" office:value="54830" calcext:value-type="float">
            <text:p>54830</text:p>
          </table:table-cell>
          <table:table-cell table:number-columns-repeated="1022"/>
        </table:table-row>
        <table:table-row table:style-name="ro1">
          <table:table-cell table:style-name="ce1" table:formula="of:=[.A117]+1" office:value-type="float" office:value="118" calcext:value-type="float">
            <text:p>118</text:p>
          </table:table-cell>
          <table:table-cell table:style-name="ce1" office:value-type="float" office:value="54544" calcext:value-type="float">
            <text:p>54544</text:p>
          </table:table-cell>
          <table:table-cell table:number-columns-repeated="1022"/>
        </table:table-row>
        <table:table-row table:style-name="ro1">
          <table:table-cell table:style-name="ce1" table:formula="of:=[.A118]+1" office:value-type="float" office:value="119" calcext:value-type="float">
            <text:p>119</text:p>
          </table:table-cell>
          <table:table-cell table:style-name="ce1" office:value-type="float" office:value="54290" calcext:value-type="float">
            <text:p>54290</text:p>
          </table:table-cell>
          <table:table-cell table:number-columns-repeated="1022"/>
        </table:table-row>
        <table:table-row table:style-name="ro1">
          <table:table-cell table:style-name="ce1" table:formula="of:=[.A119]+1" office:value-type="float" office:value="120" calcext:value-type="float">
            <text:p>120</text:p>
          </table:table-cell>
          <table:table-cell table:style-name="ce1" office:value-type="float" office:value="56240" calcext:value-type="float">
            <text:p>56240</text:p>
          </table:table-cell>
          <table:table-cell table:number-columns-repeated="1022"/>
        </table:table-row>
        <table:table-row table:style-name="ro1">
          <table:table-cell table:style-name="ce1" table:formula="of:=[.A120]+1" office:value-type="float" office:value="121" calcext:value-type="float">
            <text:p>121</text:p>
          </table:table-cell>
          <table:table-cell table:style-name="ce1" office:value-type="float" office:value="60998" calcext:value-type="float">
            <text:p>60998</text:p>
          </table:table-cell>
          <table:table-cell table:number-columns-repeated="1022"/>
        </table:table-row>
        <table:table-row table:style-name="ro1">
          <table:table-cell table:style-name="ce1" table:formula="of:=[.A121]+1" office:value-type="float" office:value="122" calcext:value-type="float">
            <text:p>122</text:p>
          </table:table-cell>
          <table:table-cell table:style-name="ce1" office:value-type="float" office:value="64343" calcext:value-type="float">
            <text:p>64343</text:p>
          </table:table-cell>
          <table:table-cell table:number-columns-repeated="1022"/>
        </table:table-row>
        <table:table-row table:style-name="ro1">
          <table:table-cell table:style-name="ce1" table:formula="of:=[.A122]+1" office:value-type="float" office:value="123" calcext:value-type="float">
            <text:p>123</text:p>
          </table:table-cell>
          <table:table-cell table:style-name="ce1" office:value-type="float" office:value="64254" calcext:value-type="float">
            <text:p>64254</text:p>
          </table:table-cell>
          <table:table-cell table:number-columns-repeated="1022"/>
        </table:table-row>
        <table:table-row table:style-name="ro1">
          <table:table-cell table:style-name="ce1" table:formula="of:=[.A123]+1" office:value-type="float" office:value="124" calcext:value-type="float">
            <text:p>124</text:p>
          </table:table-cell>
          <table:table-cell table:style-name="ce1" office:value-type="float" office:value="67753" calcext:value-type="float">
            <text:p>67753</text:p>
          </table:table-cell>
          <table:table-cell table:number-columns-repeated="1022"/>
        </table:table-row>
        <table:table-row table:style-name="ro1">
          <table:table-cell table:style-name="ce1" table:formula="of:=[.A124]+1" office:value-type="float" office:value="125" calcext:value-type="float">
            <text:p>125</text:p>
          </table:table-cell>
          <table:table-cell table:style-name="ce1" office:value-type="float" office:value="62840" calcext:value-type="float">
            <text:p>62840</text:p>
          </table:table-cell>
          <table:table-cell table:number-columns-repeated="1022"/>
        </table:table-row>
        <table:table-row table:style-name="ro1">
          <table:table-cell table:style-name="ce1" table:formula="of:=[.A125]+1" office:value-type="float" office:value="126" calcext:value-type="float">
            <text:p>126</text:p>
          </table:table-cell>
          <table:table-cell table:style-name="ce1" office:value-type="float" office:value="63574" calcext:value-type="float">
            <text:p>63574</text:p>
          </table:table-cell>
          <table:table-cell table:number-columns-repeated="1022"/>
        </table:table-row>
        <table:table-row table:style-name="ro1">
          <table:table-cell table:style-name="ce1" table:formula="of:=[.A126]+1" office:value-type="float" office:value="127" calcext:value-type="float">
            <text:p>127</text:p>
          </table:table-cell>
          <table:table-cell table:style-name="ce1" office:value-type="float" office:value="63934" calcext:value-type="float">
            <text:p>63934</text:p>
          </table:table-cell>
          <table:table-cell table:number-columns-repeated="1022"/>
        </table:table-row>
        <table:table-row table:style-name="ro1">
          <table:table-cell table:style-name="ce1" table:formula="of:=[.A127]+1" office:value-type="float" office:value="128" calcext:value-type="float">
            <text:p>128</text:p>
          </table:table-cell>
          <table:table-cell table:style-name="ce1" office:value-type="float" office:value="65830" calcext:value-type="float">
            <text:p>65830</text:p>
          </table:table-cell>
          <table:table-cell table:number-columns-repeated="1022"/>
        </table:table-row>
        <table:table-row table:style-name="ro1">
          <table:table-cell table:style-name="ce1" table:formula="of:=[.A128]+1" office:value-type="float" office:value="129" calcext:value-type="float">
            <text:p>129</text:p>
          </table:table-cell>
          <table:table-cell table:style-name="ce1" office:value-type="float" office:value="66958" calcext:value-type="float">
            <text:p>66958</text:p>
          </table:table-cell>
          <table:table-cell table:number-columns-repeated="1022"/>
        </table:table-row>
        <table:table-row table:style-name="ro1">
          <table:table-cell table:style-name="ce1" table:formula="of:=[.A129]+1" office:value-type="float" office:value="130" calcext:value-type="float">
            <text:p>130</text:p>
          </table:table-cell>
          <table:table-cell table:style-name="ce1" office:value-type="float" office:value="68151" calcext:value-type="float">
            <text:p>68151</text:p>
          </table:table-cell>
          <table:table-cell table:number-columns-repeated="1022"/>
        </table:table-row>
        <table:table-row table:style-name="ro1">
          <table:table-cell table:style-name="ce1" table:formula="of:=[.A130]+1" office:value-type="float" office:value="131" calcext:value-type="float">
            <text:p>131</text:p>
          </table:table-cell>
          <table:table-cell table:style-name="ce1" office:value-type="float" office:value="70228" calcext:value-type="float">
            <text:p>70228</text:p>
          </table:table-cell>
          <table:table-cell table:number-columns-repeated="1022"/>
        </table:table-row>
        <table:table-row table:style-name="ro1">
          <table:table-cell table:style-name="ce1" table:formula="of:=[.A131]+1" office:value-type="float" office:value="132" calcext:value-type="float">
            <text:p>132</text:p>
          </table:table-cell>
          <table:table-cell table:style-name="ce1" office:value-type="float" office:value="70321" calcext:value-type="float">
            <text:p>70321</text:p>
          </table:table-cell>
          <table:table-cell table:number-columns-repeated="1022"/>
        </table:table-row>
        <table:table-row table:style-name="ro1">
          <table:table-cell table:style-name="ce1" table:formula="of:=[.A132]+1" office:value-type="float" office:value="133" calcext:value-type="float">
            <text:p>133</text:p>
          </table:table-cell>
          <table:table-cell table:style-name="ce1" office:value-type="float" office:value="73262" calcext:value-type="float">
            <text:p>73262</text:p>
          </table:table-cell>
          <table:table-cell table:number-columns-repeated="1022"/>
        </table:table-row>
        <table:table-row table:style-name="ro1">
          <table:table-cell table:style-name="ce1" table:formula="of:=[.A133]+1" office:value-type="float" office:value="134" calcext:value-type="float">
            <text:p>134</text:p>
          </table:table-cell>
          <table:table-cell table:style-name="ce1" office:value-type="float" office:value="74431" calcext:value-type="float">
            <text:p>74431</text:p>
          </table:table-cell>
          <table:table-cell table:number-columns-repeated="1022"/>
        </table:table-row>
        <table:table-row table:style-name="ro1">
          <table:table-cell table:style-name="ce1" table:formula="of:=[.A134]+1" office:value-type="float" office:value="135" calcext:value-type="float">
            <text:p>135</text:p>
          </table:table-cell>
          <table:table-cell table:style-name="ce1" office:value-type="float" office:value="75803" calcext:value-type="float">
            <text:p>75803</text:p>
          </table:table-cell>
          <table:table-cell table:number-columns-repeated="1022"/>
        </table:table-row>
        <table:table-row table:style-name="ro1">
          <table:table-cell table:style-name="ce1" table:formula="of:=[.A135]+1" office:value-type="float" office:value="136" calcext:value-type="float">
            <text:p>136</text:p>
          </table:table-cell>
          <table:table-cell table:style-name="ce1" office:value-type="float" office:value="76725" calcext:value-type="float">
            <text:p>76725</text:p>
          </table:table-cell>
          <table:table-cell table:number-columns-repeated="1022"/>
        </table:table-row>
        <table:table-row table:style-name="ro1">
          <table:table-cell table:style-name="ce1" table:formula="of:=[.A136]+1" office:value-type="float" office:value="137" calcext:value-type="float">
            <text:p>137</text:p>
          </table:table-cell>
          <table:table-cell table:style-name="ce1" office:value-type="float" office:value="79743" calcext:value-type="float">
            <text:p>79743</text:p>
          </table:table-cell>
          <table:table-cell table:number-columns-repeated="1022"/>
        </table:table-row>
        <table:table-row table:style-name="ro1">
          <table:table-cell table:style-name="ce1" table:formula="of:=[.A137]+1" office:value-type="float" office:value="138" calcext:value-type="float">
            <text:p>138</text:p>
          </table:table-cell>
          <table:table-cell table:style-name="ce1" office:value-type="float" office:value="79719" calcext:value-type="float">
            <text:p>79719</text:p>
          </table:table-cell>
          <table:table-cell table:number-columns-repeated="1022"/>
        </table:table-row>
        <table:table-row table:style-name="ro1">
          <table:table-cell table:style-name="ce1" table:formula="of:=[.A138]+1" office:value-type="float" office:value="139" calcext:value-type="float">
            <text:p>139</text:p>
          </table:table-cell>
          <table:table-cell table:style-name="ce1" office:value-type="float" office:value="81193" calcext:value-type="float">
            <text:p>81193</text:p>
          </table:table-cell>
          <table:table-cell table:number-columns-repeated="1022"/>
        </table:table-row>
        <table:table-row table:style-name="ro1">
          <table:table-cell table:style-name="ce1" table:formula="of:=[.A139]+1" office:value-type="float" office:value="140" calcext:value-type="float">
            <text:p>140</text:p>
          </table:table-cell>
          <table:table-cell table:style-name="ce1" office:value-type="float" office:value="81588" calcext:value-type="float">
            <text:p>81588</text:p>
          </table:table-cell>
          <table:table-cell table:number-columns-repeated="1022"/>
        </table:table-row>
        <table:table-row table:style-name="ro1">
          <table:table-cell table:style-name="ce1" table:formula="of:=[.A140]+1" office:value-type="float" office:value="141" calcext:value-type="float">
            <text:p>141</text:p>
          </table:table-cell>
          <table:table-cell table:style-name="ce1" office:value-type="float" office:value="82394" calcext:value-type="float">
            <text:p>82394</text:p>
          </table:table-cell>
          <table:table-cell table:number-columns-repeated="1022"/>
        </table:table-row>
        <table:table-row table:style-name="ro1">
          <table:table-cell table:style-name="ce1" table:formula="of:=[.A141]+1" office:value-type="float" office:value="142" calcext:value-type="float">
            <text:p>142</text:p>
          </table:table-cell>
          <table:table-cell table:style-name="ce1" office:value-type="float" office:value="85303" calcext:value-type="float">
            <text:p>85303</text:p>
          </table:table-cell>
          <table:table-cell table:number-columns-repeated="1022"/>
        </table:table-row>
        <table:table-row table:style-name="ro1">
          <table:table-cell table:style-name="ce1" table:formula="of:=[.A142]+1" office:value-type="float" office:value="143" calcext:value-type="float">
            <text:p>143</text:p>
          </table:table-cell>
          <table:table-cell table:style-name="ce1" office:value-type="float" office:value="82863" calcext:value-type="float">
            <text:p>82863</text:p>
          </table:table-cell>
          <table:table-cell table:number-columns-repeated="1022"/>
        </table:table-row>
        <table:table-row table:style-name="ro1">
          <table:table-cell table:style-name="ce1" table:formula="of:=[.A143]+1" office:value-type="float" office:value="144" calcext:value-type="float">
            <text:p>144</text:p>
          </table:table-cell>
          <table:table-cell table:style-name="ce1" office:value-type="float" office:value="81166" calcext:value-type="float">
            <text:p>81166</text:p>
          </table:table-cell>
          <table:table-cell table:number-columns-repeated="1022"/>
        </table:table-row>
        <table:table-row table:style-name="ro1">
          <table:table-cell table:style-name="ce1" table:formula="of:=[.A144]+1" office:value-type="float" office:value="145" calcext:value-type="float">
            <text:p>145</text:p>
          </table:table-cell>
          <table:table-cell table:style-name="ce1" office:value-type="float" office:value="80987" calcext:value-type="float">
            <text:p>80987</text:p>
          </table:table-cell>
          <table:table-cell table:number-columns-repeated="1022"/>
        </table:table-row>
        <table:table-row table:style-name="ro1">
          <table:table-cell table:style-name="ce1" table:formula="of:=[.A145]+1" office:value-type="float" office:value="146" calcext:value-type="float">
            <text:p>146</text:p>
          </table:table-cell>
          <table:table-cell table:style-name="ce1" office:value-type="float" office:value="82067" calcext:value-type="float">
            <text:p>82067</text:p>
          </table:table-cell>
          <table:table-cell table:number-columns-repeated="1022"/>
        </table:table-row>
        <table:table-row table:style-name="ro1">
          <table:table-cell table:style-name="ce1" table:formula="of:=[.A146]+1" office:value-type="float" office:value="147" calcext:value-type="float">
            <text:p>147</text:p>
          </table:table-cell>
          <table:table-cell table:style-name="ce1" office:value-type="float" office:value="84075" calcext:value-type="float">
            <text:p>84075</text:p>
          </table:table-cell>
          <table:table-cell table:number-columns-repeated="1022"/>
        </table:table-row>
        <table:table-row table:style-name="ro1">
          <table:table-cell table:style-name="ce1" table:formula="of:=[.A147]+1" office:value-type="float" office:value="148" calcext:value-type="float">
            <text:p>148</text:p>
          </table:table-cell>
          <table:table-cell table:style-name="ce1" office:value-type="float" office:value="87133" calcext:value-type="float">
            <text:p>87133</text:p>
          </table:table-cell>
          <table:table-cell table:number-columns-repeated="1022"/>
        </table:table-row>
        <table:table-row table:style-name="ro1">
          <table:table-cell table:style-name="ce1" table:formula="of:=[.A148]+1" office:value-type="float" office:value="149" calcext:value-type="float">
            <text:p>149</text:p>
          </table:table-cell>
          <table:table-cell table:style-name="ce1" office:value-type="float" office:value="89405" calcext:value-type="float">
            <text:p>89405</text:p>
          </table:table-cell>
          <table:table-cell table:number-columns-repeated="1022"/>
        </table:table-row>
        <table:table-row table:style-name="ro1">
          <table:table-cell table:style-name="ce1" table:formula="of:=[.A149]+1" office:value-type="float" office:value="150" calcext:value-type="float">
            <text:p>150</text:p>
          </table:table-cell>
          <table:table-cell table:style-name="ce1" office:value-type="float" office:value="89605" calcext:value-type="float">
            <text:p>89605</text:p>
          </table:table-cell>
          <table:table-cell table:number-columns-repeated="1022"/>
        </table:table-row>
        <table:table-row table:style-name="ro1">
          <table:table-cell table:style-name="ce1" table:formula="of:=[.A150]+1" office:value-type="float" office:value="151" calcext:value-type="float">
            <text:p>151</text:p>
          </table:table-cell>
          <table:table-cell table:style-name="ce1" office:value-type="float" office:value="90770" calcext:value-type="float">
            <text:p>90770</text:p>
          </table:table-cell>
          <table:table-cell table:number-columns-repeated="1022"/>
        </table:table-row>
        <table:table-row table:style-name="ro1">
          <table:table-cell table:style-name="ce1" table:formula="of:=[.A151]+1" office:value-type="float" office:value="152" calcext:value-type="float">
            <text:p>152</text:p>
          </table:table-cell>
          <table:table-cell table:style-name="ce1" office:value-type="float" office:value="90785" calcext:value-type="float">
            <text:p>90785</text:p>
          </table:table-cell>
          <table:table-cell table:number-columns-repeated="1022"/>
        </table:table-row>
        <table:table-row table:style-name="ro1">
          <table:table-cell table:style-name="ce1" table:formula="of:=[.A152]+1" office:value-type="float" office:value="153" calcext:value-type="float">
            <text:p>153</text:p>
          </table:table-cell>
          <table:table-cell table:style-name="ce1" office:value-type="float" office:value="91404" calcext:value-type="float">
            <text:p>91404</text:p>
          </table:table-cell>
          <table:table-cell table:number-columns-repeated="1022"/>
        </table:table-row>
        <table:table-row table:style-name="ro1">
          <table:table-cell table:style-name="ce1" table:formula="of:=[.A153]+1" office:value-type="float" office:value="154" calcext:value-type="float">
            <text:p>154</text:p>
          </table:table-cell>
          <table:table-cell table:style-name="ce1" office:value-type="float" office:value="93100" calcext:value-type="float">
            <text:p>93100</text:p>
          </table:table-cell>
          <table:table-cell table:number-columns-repeated="1022"/>
        </table:table-row>
        <table:table-row table:style-name="ro1">
          <table:table-cell table:style-name="ce1" table:formula="of:=[.A154]+1" office:value-type="float" office:value="155" calcext:value-type="float">
            <text:p>155</text:p>
          </table:table-cell>
          <table:table-cell table:style-name="ce1" office:value-type="float" office:value="94678" calcext:value-type="float">
            <text:p>94678</text:p>
          </table:table-cell>
          <table:table-cell table:number-columns-repeated="1022"/>
        </table:table-row>
        <table:table-row table:style-name="ro1">
          <table:table-cell table:style-name="ce1" table:formula="of:=[.A155]+1" office:value-type="float" office:value="156" calcext:value-type="float">
            <text:p>156</text:p>
          </table:table-cell>
          <table:table-cell table:style-name="ce1" office:value-type="float" office:value="95798" calcext:value-type="float">
            <text:p>95798</text:p>
          </table:table-cell>
          <table:table-cell table:number-columns-repeated="1022"/>
        </table:table-row>
        <table:table-row table:style-name="ro1">
          <table:table-cell table:style-name="ce1" table:formula="of:=[.A156]+1" office:value-type="float" office:value="157" calcext:value-type="float">
            <text:p>157</text:p>
          </table:table-cell>
          <table:table-cell table:style-name="ce1" office:value-type="float" office:value="94250" calcext:value-type="float">
            <text:p>94250</text:p>
          </table:table-cell>
          <table:table-cell table:number-columns-repeated="1022"/>
        </table:table-row>
        <table:table-row table:style-name="ro1">
          <table:table-cell table:style-name="ce1" table:formula="of:=[.A157]+1" office:value-type="float" office:value="158" calcext:value-type="float">
            <text:p>158</text:p>
          </table:table-cell>
          <table:table-cell table:style-name="ce1" office:value-type="float" office:value="92874" calcext:value-type="float">
            <text:p>92874</text:p>
          </table:table-cell>
          <table:table-cell table:number-columns-repeated="1022"/>
        </table:table-row>
        <table:table-row table:style-name="ro1">
          <table:table-cell table:style-name="ce1" table:formula="of:=[.A158]+1" office:value-type="float" office:value="159" calcext:value-type="float">
            <text:p>159</text:p>
          </table:table-cell>
          <table:table-cell table:style-name="ce1" office:value-type="float" office:value="89162" calcext:value-type="float">
            <text:p>89162</text:p>
          </table:table-cell>
          <table:table-cell table:number-columns-repeated="1022"/>
        </table:table-row>
        <table:table-row table:style-name="ro1">
          <table:table-cell table:style-name="ce1" table:formula="of:=[.A159]+1" office:value-type="float" office:value="160" calcext:value-type="float">
            <text:p>160</text:p>
          </table:table-cell>
          <table:table-cell table:style-name="ce1" office:value-type="float" office:value="88086" calcext:value-type="float">
            <text:p>88086</text:p>
          </table:table-cell>
          <table:table-cell table:number-columns-repeated="1022"/>
        </table:table-row>
        <table:table-row table:style-name="ro1">
          <table:table-cell table:style-name="ce1" table:formula="of:=[.A160]+1" office:value-type="float" office:value="161" calcext:value-type="float">
            <text:p>161</text:p>
          </table:table-cell>
          <table:table-cell table:style-name="ce1" office:value-type="float" office:value="87618" calcext:value-type="float">
            <text:p>87618</text:p>
          </table:table-cell>
          <table:table-cell table:number-columns-repeated="1022"/>
        </table:table-row>
        <table:table-row table:style-name="ro1">
          <table:table-cell table:style-name="ce1" table:formula="of:=[.A161]+1" office:value-type="float" office:value="162" calcext:value-type="float">
            <text:p>162</text:p>
          </table:table-cell>
          <table:table-cell table:style-name="ce1" office:value-type="float" office:value="89587" calcext:value-type="float">
            <text:p>89587</text:p>
          </table:table-cell>
          <table:table-cell table:number-columns-repeated="1022"/>
        </table:table-row>
        <table:table-row table:style-name="ro1">
          <table:table-cell table:style-name="ce1" table:formula="of:=[.A162]+1" office:value-type="float" office:value="163" calcext:value-type="float">
            <text:p>163</text:p>
          </table:table-cell>
          <table:table-cell table:style-name="ce1" office:value-type="float" office:value="90531" calcext:value-type="float">
            <text:p>90531</text:p>
          </table:table-cell>
          <table:table-cell table:number-columns-repeated="1022"/>
        </table:table-row>
        <table:table-row table:style-name="ro1">
          <table:table-cell table:style-name="ce1" table:formula="of:=[.A163]+1" office:value-type="float" office:value="164" calcext:value-type="float">
            <text:p>164</text:p>
          </table:table-cell>
          <table:table-cell table:style-name="ce1" office:value-type="float" office:value="92710" calcext:value-type="float">
            <text:p>92710</text:p>
          </table:table-cell>
          <table:table-cell table:number-columns-repeated="1022"/>
        </table:table-row>
        <table:table-row table:style-name="ro1">
          <table:table-cell table:style-name="ce1" table:formula="of:=[.A164]+1" office:value-type="float" office:value="165" calcext:value-type="float">
            <text:p>165</text:p>
          </table:table-cell>
          <table:table-cell table:style-name="ce1" office:value-type="float" office:value="91812" calcext:value-type="float">
            <text:p>91812</text:p>
          </table:table-cell>
          <table:table-cell table:number-columns-repeated="1022"/>
        </table:table-row>
        <table:table-row table:style-name="ro1">
          <table:table-cell table:style-name="ce1" table:formula="of:=[.A165]+1" office:value-type="float" office:value="166" calcext:value-type="float">
            <text:p>166</text:p>
          </table:table-cell>
          <table:table-cell table:style-name="ce1" office:value-type="float" office:value="88372" calcext:value-type="float">
            <text:p>88372</text:p>
          </table:table-cell>
          <table:table-cell table:number-columns-repeated="1022"/>
        </table:table-row>
        <table:table-row table:style-name="ro1">
          <table:table-cell table:style-name="ce1" table:formula="of:=[.A166]+1" office:value-type="float" office:value="167" calcext:value-type="float">
            <text:p>167</text:p>
          </table:table-cell>
          <table:table-cell table:style-name="ce1" office:value-type="float" office:value="84793" calcext:value-type="float">
            <text:p>84793</text:p>
            <draw:frame table:end-cell-address="frontsize.L202" table:end-x="35.97pt" table:end-y="6.72pt" draw:z-index="0" draw:name="Chart 20" draw:style-name="gr1" draw:text-style-name="P1" svg:width="890.22pt" svg:height="550.46pt" svg:x="45.75pt" svg:y="7.51pt">
              <loext:p draw:notify-on-update-of-ranges="frontsize.A1:frontsize.A211 frontsize.B1:frontsize.B211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style-name="ce1" table:formula="of:=[.A167]+1" office:value-type="float" office:value="168" calcext:value-type="float">
            <text:p>168</text:p>
          </table:table-cell>
          <table:table-cell table:style-name="ce1" office:value-type="float" office:value="79940" calcext:value-type="float">
            <text:p>79940</text:p>
          </table:table-cell>
          <table:table-cell table:number-columns-repeated="1022"/>
        </table:table-row>
        <table:table-row table:style-name="ro1">
          <table:table-cell table:style-name="ce1" table:formula="of:=[.A168]+1" office:value-type="float" office:value="169" calcext:value-type="float">
            <text:p>169</text:p>
          </table:table-cell>
          <table:table-cell table:style-name="ce1" office:value-type="float" office:value="77926" calcext:value-type="float">
            <text:p>77926</text:p>
          </table:table-cell>
          <table:table-cell table:number-columns-repeated="1022"/>
        </table:table-row>
        <table:table-row table:style-name="ro1">
          <table:table-cell table:style-name="ce1" table:formula="of:=[.A169]+1" office:value-type="float" office:value="170" calcext:value-type="float">
            <text:p>170</text:p>
          </table:table-cell>
          <table:table-cell table:style-name="ce1" office:value-type="float" office:value="76526" calcext:value-type="float">
            <text:p>76526</text:p>
          </table:table-cell>
          <table:table-cell table:number-columns-repeated="1022"/>
        </table:table-row>
        <table:table-row table:style-name="ro1">
          <table:table-cell table:style-name="ce1" table:formula="of:=[.A170]+1" office:value-type="float" office:value="171" calcext:value-type="float">
            <text:p>171</text:p>
          </table:table-cell>
          <table:table-cell table:style-name="ce1" office:value-type="float" office:value="76647" calcext:value-type="float">
            <text:p>76647</text:p>
          </table:table-cell>
          <table:table-cell table:number-columns-repeated="1022"/>
        </table:table-row>
        <table:table-row table:style-name="ro1">
          <table:table-cell table:style-name="ce1" table:formula="of:=[.A171]+1" office:value-type="float" office:value="172" calcext:value-type="float">
            <text:p>172</text:p>
          </table:table-cell>
          <table:table-cell table:style-name="ce1" office:value-type="float" office:value="73337" calcext:value-type="float">
            <text:p>73337</text:p>
          </table:table-cell>
          <table:table-cell table:number-columns-repeated="1022"/>
        </table:table-row>
        <table:table-row table:style-name="ro1">
          <table:table-cell table:style-name="ce1" table:formula="of:=[.A172]+1" office:value-type="float" office:value="173" calcext:value-type="float">
            <text:p>173</text:p>
          </table:table-cell>
          <table:table-cell table:style-name="ce1" office:value-type="float" office:value="70631" calcext:value-type="float">
            <text:p>70631</text:p>
          </table:table-cell>
          <table:table-cell table:number-columns-repeated="1022"/>
        </table:table-row>
        <table:table-row table:style-name="ro1">
          <table:table-cell table:style-name="ce1" table:formula="of:=[.A173]+1" office:value-type="float" office:value="174" calcext:value-type="float">
            <text:p>174</text:p>
          </table:table-cell>
          <table:table-cell table:style-name="ce1" office:value-type="float" office:value="62449" calcext:value-type="float">
            <text:p>62449</text:p>
          </table:table-cell>
          <table:table-cell table:number-columns-repeated="1022"/>
        </table:table-row>
        <table:table-row table:style-name="ro1">
          <table:table-cell table:style-name="ce1" table:formula="of:=[.A174]+1" office:value-type="float" office:value="175" calcext:value-type="float">
            <text:p>175</text:p>
          </table:table-cell>
          <table:table-cell table:style-name="ce1" office:value-type="float" office:value="55327" calcext:value-type="float">
            <text:p>55327</text:p>
          </table:table-cell>
          <table:table-cell table:number-columns-repeated="1022"/>
        </table:table-row>
        <table:table-row table:style-name="ro1">
          <table:table-cell table:style-name="ce1" table:formula="of:=[.A175]+1" office:value-type="float" office:value="176" calcext:value-type="float">
            <text:p>176</text:p>
          </table:table-cell>
          <table:table-cell table:style-name="ce1" office:value-type="float" office:value="50901" calcext:value-type="float">
            <text:p>50901</text:p>
          </table:table-cell>
          <table:table-cell table:number-columns-repeated="1022"/>
        </table:table-row>
        <table:table-row table:style-name="ro1">
          <table:table-cell table:style-name="ce1" table:formula="of:=[.A176]+1" office:value-type="float" office:value="177" calcext:value-type="float">
            <text:p>177</text:p>
          </table:table-cell>
          <table:table-cell table:style-name="ce1" office:value-type="float" office:value="48650" calcext:value-type="float">
            <text:p>48650</text:p>
          </table:table-cell>
          <table:table-cell table:number-columns-repeated="1022"/>
        </table:table-row>
        <table:table-row table:style-name="ro1">
          <table:table-cell table:style-name="ce1" table:formula="of:=[.A177]+1" office:value-type="float" office:value="178" calcext:value-type="float">
            <text:p>178</text:p>
          </table:table-cell>
          <table:table-cell table:style-name="ce1" office:value-type="float" office:value="44199" calcext:value-type="float">
            <text:p>44199</text:p>
          </table:table-cell>
          <table:table-cell table:number-columns-repeated="1022"/>
        </table:table-row>
        <table:table-row table:style-name="ro1">
          <table:table-cell table:style-name="ce1" table:formula="of:=[.A178]+1" office:value-type="float" office:value="179" calcext:value-type="float">
            <text:p>179</text:p>
          </table:table-cell>
          <table:table-cell table:style-name="ce1" office:value-type="float" office:value="40735" calcext:value-type="float">
            <text:p>40735</text:p>
          </table:table-cell>
          <table:table-cell table:number-columns-repeated="1022"/>
        </table:table-row>
        <table:table-row table:style-name="ro1">
          <table:table-cell table:style-name="ce1" table:formula="of:=[.A179]+1" office:value-type="float" office:value="180" calcext:value-type="float">
            <text:p>180</text:p>
          </table:table-cell>
          <table:table-cell table:style-name="ce1" office:value-type="float" office:value="38033" calcext:value-type="float">
            <text:p>38033</text:p>
          </table:table-cell>
          <table:table-cell table:number-columns-repeated="1022"/>
        </table:table-row>
        <table:table-row table:style-name="ro1">
          <table:table-cell table:style-name="ce1" table:formula="of:=[.A180]+1" office:value-type="float" office:value="181" calcext:value-type="float">
            <text:p>181</text:p>
          </table:table-cell>
          <table:table-cell table:style-name="ce1" office:value-type="float" office:value="34827" calcext:value-type="float">
            <text:p>34827</text:p>
          </table:table-cell>
          <table:table-cell table:number-columns-repeated="1022"/>
        </table:table-row>
        <table:table-row table:style-name="ro1">
          <table:table-cell table:style-name="ce1" table:formula="of:=[.A181]+1" office:value-type="float" office:value="182" calcext:value-type="float">
            <text:p>182</text:p>
          </table:table-cell>
          <table:table-cell table:style-name="ce1" office:value-type="float" office:value="32012" calcext:value-type="float">
            <text:p>32012</text:p>
          </table:table-cell>
          <table:table-cell table:number-columns-repeated="1022"/>
        </table:table-row>
        <table:table-row table:style-name="ro1">
          <table:table-cell table:style-name="ce1" table:formula="of:=[.A182]+1" office:value-type="float" office:value="183" calcext:value-type="float">
            <text:p>183</text:p>
          </table:table-cell>
          <table:table-cell table:style-name="ce1" office:value-type="float" office:value="30936" calcext:value-type="float">
            <text:p>30936</text:p>
          </table:table-cell>
          <table:table-cell table:number-columns-repeated="1022"/>
        </table:table-row>
        <table:table-row table:style-name="ro1">
          <table:table-cell table:style-name="ce1" table:formula="of:=[.A183]+1" office:value-type="float" office:value="184" calcext:value-type="float">
            <text:p>184</text:p>
          </table:table-cell>
          <table:table-cell table:style-name="ce1" office:value-type="float" office:value="29790" calcext:value-type="float">
            <text:p>29790</text:p>
          </table:table-cell>
          <table:table-cell table:number-columns-repeated="1022"/>
        </table:table-row>
        <table:table-row table:style-name="ro1">
          <table:table-cell table:style-name="ce1" table:formula="of:=[.A184]+1" office:value-type="float" office:value="185" calcext:value-type="float">
            <text:p>185</text:p>
          </table:table-cell>
          <table:table-cell table:style-name="ce1" office:value-type="float" office:value="27013" calcext:value-type="float">
            <text:p>27013</text:p>
          </table:table-cell>
          <table:table-cell table:number-columns-repeated="1022"/>
        </table:table-row>
        <table:table-row table:style-name="ro1">
          <table:table-cell table:style-name="ce1" table:formula="of:=[.A185]+1" office:value-type="float" office:value="186" calcext:value-type="float">
            <text:p>186</text:p>
          </table:table-cell>
          <table:table-cell table:style-name="ce1" office:value-type="float" office:value="25489" calcext:value-type="float">
            <text:p>25489</text:p>
          </table:table-cell>
          <table:table-cell table:number-columns-repeated="1022"/>
        </table:table-row>
        <table:table-row table:style-name="ro1">
          <table:table-cell table:style-name="ce1" table:formula="of:=[.A186]+1" office:value-type="float" office:value="187" calcext:value-type="float">
            <text:p>187</text:p>
          </table:table-cell>
          <table:table-cell table:style-name="ce1" office:value-type="float" office:value="24725" calcext:value-type="float">
            <text:p>24725</text:p>
          </table:table-cell>
          <table:table-cell table:number-columns-repeated="1022"/>
        </table:table-row>
        <table:table-row table:style-name="ro1">
          <table:table-cell table:style-name="ce1" table:formula="of:=[.A187]+1" office:value-type="float" office:value="188" calcext:value-type="float">
            <text:p>188</text:p>
          </table:table-cell>
          <table:table-cell table:style-name="ce1" office:value-type="float" office:value="23923" calcext:value-type="float">
            <text:p>23923</text:p>
          </table:table-cell>
          <table:table-cell table:number-columns-repeated="1022"/>
        </table:table-row>
        <table:table-row table:style-name="ro1">
          <table:table-cell table:style-name="ce1" table:formula="of:=[.A188]+1" office:value-type="float" office:value="189" calcext:value-type="float">
            <text:p>189</text:p>
          </table:table-cell>
          <table:table-cell table:style-name="ce1" office:value-type="float" office:value="24046" calcext:value-type="float">
            <text:p>24046</text:p>
          </table:table-cell>
          <table:table-cell table:number-columns-repeated="1022"/>
        </table:table-row>
        <table:table-row table:style-name="ro1">
          <table:table-cell table:style-name="ce1" table:formula="of:=[.A189]+1" office:value-type="float" office:value="190" calcext:value-type="float">
            <text:p>190</text:p>
          </table:table-cell>
          <table:table-cell table:style-name="ce1" office:value-type="float" office:value="22245" calcext:value-type="float">
            <text:p>22245</text:p>
          </table:table-cell>
          <table:table-cell table:number-columns-repeated="1022"/>
        </table:table-row>
        <table:table-row table:style-name="ro1">
          <table:table-cell table:style-name="ce1" table:formula="of:=[.A190]+1" office:value-type="float" office:value="191" calcext:value-type="float">
            <text:p>191</text:p>
          </table:table-cell>
          <table:table-cell table:style-name="ce1" office:value-type="float" office:value="21985" calcext:value-type="float">
            <text:p>21985</text:p>
          </table:table-cell>
          <table:table-cell table:number-columns-repeated="1022"/>
        </table:table-row>
        <table:table-row table:style-name="ro1">
          <table:table-cell table:style-name="ce1" table:formula="of:=[.A191]+1" office:value-type="float" office:value="192" calcext:value-type="float">
            <text:p>192</text:p>
          </table:table-cell>
          <table:table-cell table:style-name="ce1" office:value-type="float" office:value="21241" calcext:value-type="float">
            <text:p>21241</text:p>
          </table:table-cell>
          <table:table-cell table:number-columns-repeated="1022"/>
        </table:table-row>
        <table:table-row table:style-name="ro1">
          <table:table-cell table:style-name="ce1" table:formula="of:=[.A192]+1" office:value-type="float" office:value="193" calcext:value-type="float">
            <text:p>193</text:p>
          </table:table-cell>
          <table:table-cell table:style-name="ce1" office:value-type="float" office:value="19248" calcext:value-type="float">
            <text:p>19248</text:p>
          </table:table-cell>
          <table:table-cell table:number-columns-repeated="1022"/>
        </table:table-row>
        <table:table-row table:style-name="ro1">
          <table:table-cell table:style-name="ce1" table:formula="of:=[.A193]+1" office:value-type="float" office:value="194" calcext:value-type="float">
            <text:p>194</text:p>
          </table:table-cell>
          <table:table-cell table:style-name="ce1" office:value-type="float" office:value="15124" calcext:value-type="float">
            <text:p>15124</text:p>
          </table:table-cell>
          <table:table-cell table:number-columns-repeated="1022"/>
        </table:table-row>
        <table:table-row table:style-name="ro1">
          <table:table-cell table:style-name="ce1" table:formula="of:=[.A194]+1" office:value-type="float" office:value="195" calcext:value-type="float">
            <text:p>195</text:p>
          </table:table-cell>
          <table:table-cell table:style-name="ce1" office:value-type="float" office:value="10952" calcext:value-type="float">
            <text:p>10952</text:p>
          </table:table-cell>
          <table:table-cell table:number-columns-repeated="1022"/>
        </table:table-row>
        <table:table-row table:style-name="ro1">
          <table:table-cell table:style-name="ce1" table:formula="of:=[.A195]+1" office:value-type="float" office:value="196" calcext:value-type="float">
            <text:p>196</text:p>
          </table:table-cell>
          <table:table-cell table:style-name="ce1" office:value-type="float" office:value="7961" calcext:value-type="float">
            <text:p>7961</text:p>
          </table:table-cell>
          <table:table-cell table:number-columns-repeated="1022"/>
        </table:table-row>
        <table:table-row table:style-name="ro1">
          <table:table-cell table:style-name="ce1" table:formula="of:=[.A196]+1" office:value-type="float" office:value="197" calcext:value-type="float">
            <text:p>197</text:p>
          </table:table-cell>
          <table:table-cell table:style-name="ce1" office:value-type="float" office:value="6037" calcext:value-type="float">
            <text:p>6037</text:p>
          </table:table-cell>
          <table:table-cell table:number-columns-repeated="1022"/>
        </table:table-row>
        <table:table-row table:style-name="ro1">
          <table:table-cell table:style-name="ce1" table:formula="of:=[.A197]+1" office:value-type="float" office:value="198" calcext:value-type="float">
            <text:p>198</text:p>
          </table:table-cell>
          <table:table-cell table:style-name="ce1" office:value-type="float" office:value="5127" calcext:value-type="float">
            <text:p>5127</text:p>
          </table:table-cell>
          <table:table-cell table:number-columns-repeated="1022"/>
        </table:table-row>
        <table:table-row table:style-name="ro1">
          <table:table-cell table:style-name="ce1" table:formula="of:=[.A198]+1" office:value-type="float" office:value="199" calcext:value-type="float">
            <text:p>199</text:p>
          </table:table-cell>
          <table:table-cell table:style-name="ce1" office:value-type="float" office:value="4541" calcext:value-type="float">
            <text:p>4541</text:p>
          </table:table-cell>
          <table:table-cell table:number-columns-repeated="1022"/>
        </table:table-row>
        <table:table-row table:style-name="ro1">
          <table:table-cell table:style-name="ce1" table:formula="of:=[.A199]+1" office:value-type="float" office:value="200" calcext:value-type="float">
            <text:p>200</text:p>
          </table:table-cell>
          <table:table-cell table:style-name="ce1" office:value-type="float" office:value="4096" calcext:value-type="float">
            <text:p>4096</text:p>
          </table:table-cell>
          <table:table-cell table:number-columns-repeated="1022"/>
        </table:table-row>
        <table:table-row table:style-name="ro1">
          <table:table-cell table:style-name="ce1" table:formula="of:=[.A200]+1" office:value-type="float" office:value="201" calcext:value-type="float">
            <text:p>201</text:p>
          </table:table-cell>
          <table:table-cell table:style-name="ce1" office:value-type="float" office:value="3703" calcext:value-type="float">
            <text:p>3703</text:p>
          </table:table-cell>
          <table:table-cell table:number-columns-repeated="1022"/>
        </table:table-row>
        <table:table-row table:style-name="ro1">
          <table:table-cell table:style-name="ce1" table:formula="of:=[.A201]+1" office:value-type="float" office:value="202" calcext:value-type="float">
            <text:p>202</text:p>
          </table:table-cell>
          <table:table-cell table:style-name="ce1" office:value-type="float" office:value="2996" calcext:value-type="float">
            <text:p>2996</text:p>
          </table:table-cell>
          <table:table-cell table:number-columns-repeated="1022"/>
        </table:table-row>
        <table:table-row table:style-name="ro1">
          <table:table-cell table:style-name="ce1" table:formula="of:=[.A202]+1" office:value-type="float" office:value="203" calcext:value-type="float">
            <text:p>203</text:p>
          </table:table-cell>
          <table:table-cell table:style-name="ce1" office:value-type="float" office:value="2408" calcext:value-type="float">
            <text:p>2408</text:p>
          </table:table-cell>
          <table:table-cell table:number-columns-repeated="1022"/>
        </table:table-row>
        <table:table-row table:style-name="ro1">
          <table:table-cell table:style-name="ce1" table:formula="of:=[.A203]+1" office:value-type="float" office:value="204" calcext:value-type="float">
            <text:p>204</text:p>
          </table:table-cell>
          <table:table-cell table:style-name="ce1" office:value-type="float" office:value="1740" calcext:value-type="float">
            <text:p>1740</text:p>
          </table:table-cell>
          <table:table-cell table:number-columns-repeated="1022"/>
        </table:table-row>
        <table:table-row table:style-name="ro1">
          <table:table-cell table:style-name="ce1" table:formula="of:=[.A204]+1" office:value-type="float" office:value="205" calcext:value-type="float">
            <text:p>205</text:p>
          </table:table-cell>
          <table:table-cell table:style-name="ce1" office:value-type="float" office:value="1055" calcext:value-type="float">
            <text:p>1055</text:p>
          </table:table-cell>
          <table:table-cell table:number-columns-repeated="1022"/>
        </table:table-row>
        <table:table-row table:style-name="ro1">
          <table:table-cell table:style-name="ce1" table:formula="of:=[.A205]+1" office:value-type="float" office:value="206" calcext:value-type="float">
            <text:p>206</text:p>
          </table:table-cell>
          <table:table-cell table:style-name="ce1" office:value-type="float" office:value="616" calcext:value-type="float">
            <text:p>616</text:p>
          </table:table-cell>
          <table:table-cell table:number-columns-repeated="1022"/>
        </table:table-row>
        <table:table-row table:style-name="ro1">
          <table:table-cell table:style-name="ce1" table:formula="of:=[.A206]+1" office:value-type="float" office:value="207" calcext:value-type="float">
            <text:p>207</text:p>
          </table:table-cell>
          <table:table-cell table:style-name="ce1"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 table:style-name="ce1" table:formula="of:=[.A207]+1" office:value-type="float" office:value="208" calcext:value-type="float">
            <text:p>208</text:p>
          </table:table-cell>
          <table:table-cell table:style-name="ce1"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table:style-name="ce1" table:formula="of:=[.A208]+1" office:value-type="float" office:value="209" calcext:value-type="float">
            <text:p>209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style-name="ce1" table:formula="of:=[.A209]+1" office:value-type="float" office:value="210" calcext:value-type="float">
            <text:p>21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table:formula="of:=[.A210]+1" office:value-type="float" office:value="211" calcext:value-type="float">
            <text:p>21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gTimes" style:display-name="PageStyle_avgTi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gTimes_20_sertial_20_opt" style:display-name="PageStyle_avgTimes sertial 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gTimes_20_sertial_20_opt_20_buildOpt" style:display-name="PageStyle_avgTimes sertial opt build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ti" style:display-name="PageStyle_750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0ti_20_chunk_20_start_20_in_20_kernel" style:display-name="PageStyle_1080ti chunk start in ker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7_2c_1080ti_2c__20_arria10" style:display-name="PageStyle_i7,1080ti, arria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results" style:display-name="PageStyle_raw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size" style:display-name="PageStyle_frontsiz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2514" meta:object-count="20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27cm" svg:y="4.111cm" style:legend-expansion="high" chart:style-name="ch2"/>
        <chart:plot-area chart:style-name="ch3" table:cell-range-address="Sheet1.B16:Sheet1.E21" chart:data-source-has-labels="both" svg:x="0.317cm" svg:y="0.196cm" svg:width="12.793cm" svg:height="8.394cm">
          <chartooo:coordinate-region svg:x="0.991cm" svg:y="0.395cm" svg:width="12.119cm" svg:height="7.548cm"/>
          <chart:axis chart:dimension="x" chart:name="primary-x" chart:style-name="ch4" chartooo:axis-type="text">
            <chart:title svg:x="5.709cm" svg:y="8.787cm" chart:style-name="ch5">
              <text:p>hyperedges</text:p>
            </chart:title>
            <chart:categories table:cell-range-address="Sheet1.B17:Sheet1.B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7:Sheet1.C21" chart:label-cell-address="Sheet1.C16:Sheet1.C16" chart:class="chart:bar">
            <chart:data-point chart:repeated="5"/>
          </chart:series>
          <chart:series chart:style-name="ch9" chart:values-cell-range-address="Sheet1.D17:Sheet1.D21" chart:label-cell-address="Sheet1.D16:Sheet1.D16" chart:class="chart:bar">
            <chart:data-point chart:repeated="5"/>
          </chart:series>
          <chart:series chart:style-name="ch10" chart:values-cell-range-address="Sheet1.E17:Sheet1.E21" chart:label-cell-address="Sheet1.E16:Sheet1.E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</text:p>
                <draw:g>
                  <svg:desc>Sheet1.C16:Sheet1.C16</svg:desc>
                </draw:g>
              </table:table-cell>
              <table:table-cell office:value-type="string">
                <text:p>pull bfs </text:p>
                <draw:g>
                  <svg:desc>Sheet1.D16:Sheet1.D16</svg:desc>
                </draw:g>
              </table:table-cell>
              <table:table-cell office:value-type="string">
                <text:p>opencl bf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2153">
                <text:p>2153</text:p>
                <draw:g>
                  <svg:desc>Sheet1.B17:Sheet1.B21</svg:desc>
                </draw:g>
              </table:table-cell>
              <table:table-cell office:value-type="float" office:value="10.512">
                <text:p>10.512</text:p>
                <draw:g>
                  <svg:desc>Sheet1.C17:Sheet1.C21</svg:desc>
                </draw:g>
              </table:table-cell>
              <table:table-cell office:value-type="float" office:value="1.139">
                <text:p>1.139</text:p>
                <draw:g>
                  <svg:desc>Sheet1.D17:Sheet1.D21</svg:desc>
                </draw:g>
              </table:table-cell>
              <table:table-cell office:value-type="float" office:value="6.377">
                <text:p>6.377</text:p>
                <draw:g>
                  <svg:desc>Sheet1.E17:Sheet1.E21</svg:desc>
                </draw:g>
              </table:table-cell>
            </table:table-row>
            <table:table-row>
              <table:table-cell office:value-type="float" office:value="2118">
                <text:p>2118</text:p>
              </table:table-cell>
              <table:table-cell office:value-type="float" office:value="7.475">
                <text:p>7.475</text:p>
              </table:table-cell>
              <table:table-cell office:value-type="float" office:value="1.341">
                <text:p>1.341</text:p>
              </table:table-cell>
              <table:table-cell office:value-type="float" office:value="2.577">
                <text:p>2.577</text:p>
              </table:table-cell>
            </table:table-row>
            <table:table-row>
              <table:table-cell office:value-type="float" office:value="2166">
                <text:p>2166</text:p>
              </table:table-cell>
              <table:table-cell office:value-type="float" office:value="7.529">
                <text:p>7.529</text:p>
              </table:table-cell>
              <table:table-cell office:value-type="float" office:value="1.118">
                <text:p>1.118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float" office:value="2132">
                <text:p>2132</text:p>
              </table:table-cell>
              <table:table-cell office:value-type="float" office:value="7.339">
                <text:p>7.339</text:p>
              </table:table-cell>
              <table:table-cell office:value-type="float" office:value="1.343">
                <text:p>1.343</text:p>
              </table:table-cell>
              <table:table-cell office:value-type="float" office:value="4.724">
                <text:p>4.724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607">
                <text:p>0.607</text:p>
              </table:table-cell>
              <table:table-cell office:value-type="float" office:value="0.32">
                <text:p>0.32</text:p>
              </table:table-cell>
              <table:table-cell office:value-type="float" office:value="5.209">
                <text:p>5.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'avgTimes sertial opt'.C11:'avgTimes sertial opt'.F16" chart:data-source-has-labels="both" svg:x="0.317cm" svg:y="0.979cm" svg:width="15.241cm" svg:height="8.641cm">
          <chartooo:coordinate-region svg:x="1.071cm" svg:y="1.178cm" svg:width="14.487cm" svg:height="7.795cm"/>
          <chart:axis chart:dimension="x" chart:name="primary-x" chart:style-name="ch4" chartooo:axis-type="text">
            <chart:categories table:cell-range-address="'avgTimes sertial opt'.C12:'avgTimes sertial opt'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'.D12:'avgTimes sertial opt'.D16" chart:label-cell-address="'avgTimes sertial opt'.D11:'avgTimes sertial opt'.D11" chart:class="chart:bar">
            <chart:data-point chart:repeated="5"/>
          </chart:series>
          <chart:series chart:style-name="ch8" chart:values-cell-range-address="'avgTimes sertial opt'.E12:'avgTimes sertial opt'.E16" chart:label-cell-address="'avgTimes sertial opt'.E11:'avgTimes sertial opt'.E11" chart:class="chart:bar">
            <chart:data-point chart:repeated="5"/>
          </chart:series>
          <chart:series chart:style-name="ch9" chart:values-cell-range-address="'avgTimes sertial opt'.F12:'avgTimes sertial opt'.F16" chart:label-cell-address="'avgTimes sertial opt'.F11:'avgTimes sertial opt'.F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'avgTimes sertial opt'.D11:'avgTimes sertial opt'.D11</svg:desc>
                </draw:g>
              </table:table-cell>
              <table:table-cell office:value-type="string">
                <text:p>pull bfs (s)</text:p>
                <draw:g>
                  <svg:desc>'avgTimes sertial opt'.E11:'avgTimes sertial opt'.E11</svg:desc>
                </draw:g>
              </table:table-cell>
              <table:table-cell office:value-type="string">
                <text:p>opencl bfs (s)</text:p>
                <draw:g>
                  <svg:desc>'avgTimes sertial opt'.F11:'avgTimes sertial opt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avgTimes sertial opt'.C12:'avgTimes sertial opt'.C16</svg:desc>
                </draw:g>
              </table:table-cell>
              <table:table-cell office:value-type="float" office:value="0.0189546">
                <text:p>0.0189546</text:p>
                <draw:g>
                  <svg:desc>'avgTimes sertial opt'.D12:'avgTimes sertial opt'.D16</svg:desc>
                </draw:g>
              </table:table-cell>
              <table:table-cell office:value-type="float" office:value="0.0202648">
                <text:p>0.0202648</text:p>
                <draw:g>
                  <svg:desc>'avgTimes sertial opt'.E12:'avgTimes sertial opt'.E16</svg:desc>
                </draw:g>
              </table:table-cell>
              <table:table-cell office:value-type="float" office:value="0.013147">
                <text:p>0.013147</text:p>
                <draw:g>
                  <svg:desc>'avgTimes sertial opt'.F12:'avgTimes sertial opt'.F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0.0592774">
                <text:p>0.0592774</text:p>
              </table:table-cell>
              <table:table-cell office:value-type="float" office:value="0.0854904">
                <text:p>0.0854904</text:p>
              </table:table-cell>
              <table:table-cell office:value-type="float" office:value="0.0187118">
                <text:p>0.0187118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0.126511">
                <text:p>0.126511</text:p>
              </table:table-cell>
              <table:table-cell office:value-type="float" office:value="0.213205">
                <text:p>0.213205</text:p>
              </table:table-cell>
              <table:table-cell office:value-type="float" office:value="0.0179466">
                <text:p>0.0179466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0.279368">
                <text:p>0.279368</text:p>
              </table:table-cell>
              <table:table-cell office:value-type="float" office:value="0.693329">
                <text:p>0.693329</text:p>
              </table:table-cell>
              <table:table-cell office:value-type="float" office:value="0.0402936">
                <text:p>0.0402936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0.504539">
                <text:p>0.504539</text:p>
              </table:table-cell>
              <table:table-cell office:value-type="float" office:value="1.42437">
                <text:p>1.42437</text:p>
              </table:table-cell>
              <table:table-cell office:value-type="float" office:value="0.0746508">
                <text:p>0.07465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963cm" svg:y="0.185cm" style:legend-expansion="wide" chart:style-name="ch2"/>
        <chart:plot-area chart:style-name="ch3" table:cell-range-address="'avgTimes sertial opt'.I5:'avgTimes sertial opt'.L10" chart:data-source-has-labels="both" svg:x="0.317cm" svg:y="0.979cm" svg:width="15.241cm" svg:height="8.641cm">
          <chartooo:coordinate-region svg:x="1.269cm" svg:y="0.979cm" svg:width="14.289cm" svg:height="5.683cm"/>
          <chart:axis chart:dimension="x" chart:name="primary-x" chart:style-name="ch4" chartooo:axis-type="text">
            <chart:categories table:cell-range-address="'avgTimes sertial opt'.I6:'avgTimes sertial opt'.I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'.J6:'avgTimes sertial opt'.J10" chart:label-cell-address="'avgTimes sertial opt'.J5:'avgTimes sertial opt'.J5" chart:class="chart:bar">
            <chart:data-point chart:repeated="5"/>
          </chart:series>
          <chart:series chart:style-name="ch8" chart:values-cell-range-address="'avgTimes sertial opt'.K6:'avgTimes sertial opt'.K10" chart:label-cell-address="'avgTimes sertial opt'.K5:'avgTimes sertial opt'.K5" chart:class="chart:bar">
            <chart:data-point chart:repeated="5"/>
          </chart:series>
          <chart:series chart:style-name="ch9" chart:values-cell-range-address="'avgTimes sertial opt'.L6:'avgTimes sertial opt'.L10" chart:label-cell-address="'avgTimes sertial opt'.L5:'avgTimes sertial opt'.L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'avgTimes sertial opt'.J5:'avgTimes sertial opt'.J5</svg:desc>
                </draw:g>
              </table:table-cell>
              <table:table-cell office:value-type="string">
                <text:p>pull bfs</text:p>
                <draw:g>
                  <svg:desc>'avgTimes sertial opt'.K5:'avgTimes sertial opt'.K5</svg:desc>
                </draw:g>
              </table:table-cell>
              <table:table-cell office:value-type="string">
                <text:p>opencl bfs</text:p>
                <draw:g>
                  <svg:desc>'avgTimes sertial opt'.L5:'avgTimes sertial opt'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'avgTimes sertial opt'.I6:'avgTimes sertial opt'.I10</svg:desc>
                </draw:g>
              </table:table-cell>
              <table:table-cell office:value-type="float" office:value="0.656325031778165">
                <text:p>0.656325031778165</text:p>
                <draw:g>
                  <svg:desc>'avgTimes sertial opt'.J6:'avgTimes sertial opt'.J10</svg:desc>
                </draw:g>
              </table:table-cell>
              <table:table-cell office:value-type="float" office:value="0.154088790546584">
                <text:p>0.154088790546584</text:p>
                <draw:g>
                  <svg:desc>'avgTimes sertial opt'.K6:'avgTimes sertial opt'.K10</svg:desc>
                </draw:g>
              </table:table-cell>
              <table:table-cell office:value-type="float" office:value="1">
                <text:p>1</text:p>
                <draw:g>
                  <svg:desc>'avgTimes sertial opt'.L6:'avgTimes sertial opt'.L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1.0708080264473">
                <text:p>1.0708080264473</text:p>
              </table:table-cell>
              <table:table-cell office:value-type="float" office:value="0.272929960790344">
                <text:p>0.272929960790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0.446302761028245">
                <text:p>0.446302761028245</text:p>
              </table:table-cell>
              <table:table-cell office:value-type="float" office:value="0.108283084735005">
                <text:p>0.108283084735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0.574763038122677">
                <text:p>0.574763038122677</text:p>
              </table:table-cell>
              <table:table-cell office:value-type="float" office:value="0.141926594012276">
                <text:p>0.141926594012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0513794938055788">
                <text:p>0.0513794938055788</text:p>
              </table:table-cell>
              <table:table-cell office:value-type="float" office:value="0.0347723645207874">
                <text:p>0.03477236452078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963cm" svg:y="0.185cm" style:legend-expansion="wide" chart:style-name="ch2"/>
        <chart:plot-area chart:style-name="ch3" table:cell-range-address="'avgTimes sertial opt'.I11:'avgTimes sertial opt'.L16" chart:data-source-has-labels="both" svg:x="0.317cm" svg:y="0.979cm" svg:width="15.241cm" svg:height="8.641cm">
          <chartooo:coordinate-region svg:x="0.991cm" svg:y="1.178cm" svg:width="14.567cm" svg:height="7.795cm"/>
          <chart:axis chart:dimension="x" chart:name="primary-x" chart:style-name="ch4" chartooo:axis-type="text">
            <chart:categories table:cell-range-address="'avgTimes sertial opt'.I12:'avgTimes sertial opt'.I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'.J12:'avgTimes sertial opt'.J16" chart:label-cell-address="'avgTimes sertial opt'.J11:'avgTimes sertial opt'.J11" chart:class="chart:bar">
            <chart:data-point chart:repeated="5"/>
          </chart:series>
          <chart:series chart:style-name="ch8" chart:values-cell-range-address="'avgTimes sertial opt'.K12:'avgTimes sertial opt'.K16" chart:label-cell-address="'avgTimes sertial opt'.K11:'avgTimes sertial opt'.K11" chart:class="chart:bar">
            <chart:data-point chart:repeated="5"/>
          </chart:series>
          <chart:series chart:style-name="ch9" chart:values-cell-range-address="'avgTimes sertial opt'.L12:'avgTimes sertial opt'.L16" chart:label-cell-address="'avgTimes sertial opt'.L11:'avgTimes sertial opt'.L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'avgTimes sertial opt'.J11:'avgTimes sertial opt'.J11</svg:desc>
                </draw:g>
              </table:table-cell>
              <table:table-cell office:value-type="string">
                <text:p>pull bfs</text:p>
                <draw:g>
                  <svg:desc>'avgTimes sertial opt'.K11:'avgTimes sertial opt'.K11</svg:desc>
                </draw:g>
              </table:table-cell>
              <table:table-cell office:value-type="string">
                <text:p>opencl bfs</text:p>
                <draw:g>
                  <svg:desc>'avgTimes sertial opt'.L11:'avgTimes sertial opt'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avgTimes sertial opt'.I12:'avgTimes sertial opt'.I16</svg:desc>
                </draw:g>
              </table:table-cell>
              <table:table-cell office:value-type="float" office:value="1.44174336350498">
                <text:p>1.44174336350498</text:p>
                <draw:g>
                  <svg:desc>'avgTimes sertial opt'.J12:'avgTimes sertial opt'.J16</svg:desc>
                </draw:g>
              </table:table-cell>
              <table:table-cell office:value-type="float" office:value="1.54140108009432">
                <text:p>1.54140108009432</text:p>
                <draw:g>
                  <svg:desc>'avgTimes sertial opt'.K12:'avgTimes sertial opt'.K16</svg:desc>
                </draw:g>
              </table:table-cell>
              <table:table-cell office:value-type="float" office:value="1">
                <text:p>1</text:p>
                <draw:g>
                  <svg:desc>'avgTimes sertial opt'.L12:'avgTimes sertial opt'.L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3.16791543304225">
                <text:p>3.16791543304225</text:p>
              </table:table-cell>
              <table:table-cell office:value-type="float" office:value="4.56879616071142">
                <text:p>4.5687961607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7.04930181761448">
                <text:p>7.04930181761448</text:p>
              </table:table-cell>
              <table:table-cell office:value-type="float" office:value="11.8799661217166">
                <text:p>11.8799661217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6.93330950820974">
                <text:p>6.93330950820974</text:p>
              </table:table-cell>
              <table:table-cell office:value-type="float" office:value="17.2069261619711">
                <text:p>17.2069261619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6.75865496417989">
                <text:p>6.75865496417989</text:p>
              </table:table-cell>
              <table:table-cell office:value-type="float" office:value="19.0804385217573">
                <text:p>19.08043852175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'avgTimes sertial opt buildOpt'.C5:'avgTimes sertial opt buildOpt'.F10" chart:data-source-has-labels="both" svg:x="0.317cm" svg:y="0.979cm" svg:width="15.241cm" svg:height="8.641cm">
          <chartooo:coordinate-region svg:x="1.706cm" svg:y="0.979cm" svg:width="13.852cm" svg:height="5.684cm"/>
          <chart:axis chart:dimension="x" chart:name="primary-x" chart:style-name="ch4" chartooo:axis-type="text">
            <chart:categories table:cell-range-address="'avgTimes sertial opt buildOpt'.C6:'avgTimes sertial opt buildOpt'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 buildOpt'.D6:'avgTimes sertial opt buildOpt'.D10" chart:label-cell-address="'avgTimes sertial opt buildOpt'.D5:'avgTimes sertial opt buildOpt'.D5" chart:class="chart:bar">
            <chart:data-point chart:repeated="5"/>
          </chart:series>
          <chart:series chart:style-name="ch8" chart:values-cell-range-address="'avgTimes sertial opt buildOpt'.E6:'avgTimes sertial opt buildOpt'.E10" chart:label-cell-address="'avgTimes sertial opt buildOpt'.E5:'avgTimes sertial opt buildOpt'.E5" chart:class="chart:bar">
            <chart:data-point chart:repeated="5"/>
          </chart:series>
          <chart:series chart:style-name="ch9" chart:values-cell-range-address="'avgTimes sertial opt buildOpt'.F6:'avgTimes sertial opt buildOpt'.F10" chart:label-cell-address="'avgTimes sertial opt buildOpt'.F5:'avgTimes sertial opt buildOpt'.F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'avgTimes sertial opt buildOpt'.D5:'avgTimes sertial opt buildOpt'.D5</svg:desc>
                </draw:g>
              </table:table-cell>
              <table:table-cell office:value-type="string">
                <text:p>pull bfs (s)</text:p>
                <draw:g>
                  <svg:desc>'avgTimes sertial opt buildOpt'.E5:'avgTimes sertial opt buildOpt'.E5</svg:desc>
                </draw:g>
              </table:table-cell>
              <table:table-cell office:value-type="string">
                <text:p>opencl bfs (s)</text:p>
                <draw:g>
                  <svg:desc>'avgTimes sertial opt buildOpt'.F5:'avgTimes sertial opt buildOpt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'avgTimes sertial opt buildOpt'.C6:'avgTimes sertial opt buildOpt'.C10</svg:desc>
                </draw:g>
              </table:table-cell>
              <table:table-cell office:value-type="float" office:value="0.0016126">
                <text:p>0.0016126</text:p>
                <draw:g>
                  <svg:desc>'avgTimes sertial opt buildOpt'.D6:'avgTimes sertial opt buildOpt'.D10</svg:desc>
                </draw:g>
              </table:table-cell>
              <table:table-cell office:value-type="float" office:value="0.0002496">
                <text:p>0.0002496</text:p>
                <draw:g>
                  <svg:desc>'avgTimes sertial opt buildOpt'.E6:'avgTimes sertial opt buildOpt'.E10</svg:desc>
                </draw:g>
              </table:table-cell>
              <table:table-cell office:value-type="float" office:value="0.0025942">
                <text:p>0.0025942</text:p>
                <draw:g>
                  <svg:desc>'avgTimes sertial opt buildOpt'.F6:'avgTimes sertial opt buildOpt'.F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0.0015408">
                <text:p>0.0015408</text:p>
              </table:table-cell>
              <table:table-cell office:value-type="float" office:value="0.000273">
                <text:p>0.000273</text:p>
              </table:table-cell>
              <table:table-cell office:value-type="float" office:value="0.0025254">
                <text:p>0.0025254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0.0015534">
                <text:p>0.0015534</text:p>
              </table:table-cell>
              <table:table-cell office:value-type="float" office:value="0.0002538">
                <text:p>0.0002538</text:p>
              </table:table-cell>
              <table:table-cell office:value-type="float" office:value="0.0028802">
                <text:p>0.0028802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0.001518">
                <text:p>0.001518</text:p>
              </table:table-cell>
              <table:table-cell office:value-type="float" office:value="0.0002678">
                <text:p>0.0002678</text:p>
              </table:table-cell>
              <table:table-cell office:value-type="float" office:value="0.0028196">
                <text:p>0.0028196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0001648">
                <text:p>0.0001648</text:p>
              </table:table-cell>
              <table:table-cell office:value-type="float" office:value="0.0000642">
                <text:p>0.0000642</text:p>
              </table:table-cell>
              <table:table-cell office:value-type="float" office:value="0.0027302">
                <text:p>0.00273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'avgTimes sertial opt buildOpt'.C11:'avgTimes sertial opt buildOpt'.F16" chart:data-source-has-labels="both" svg:x="0.317cm" svg:y="0.979cm" svg:width="15.241cm" svg:height="8.641cm">
          <chartooo:coordinate-region svg:x="1.282cm" svg:y="1.179cm" svg:width="14.276cm" svg:height="7.794cm"/>
          <chart:axis chart:dimension="x" chart:name="primary-x" chart:style-name="ch4" chartooo:axis-type="text">
            <chart:categories table:cell-range-address="'avgTimes sertial opt buildOpt'.C12:'avgTimes sertial opt buildOpt'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 buildOpt'.D12:'avgTimes sertial opt buildOpt'.D16" chart:label-cell-address="'avgTimes sertial opt buildOpt'.D11:'avgTimes sertial opt buildOpt'.D11" chart:class="chart:bar">
            <chart:data-point chart:repeated="5"/>
          </chart:series>
          <chart:series chart:style-name="ch8" chart:values-cell-range-address="'avgTimes sertial opt buildOpt'.E12:'avgTimes sertial opt buildOpt'.E16" chart:label-cell-address="'avgTimes sertial opt buildOpt'.E11:'avgTimes sertial opt buildOpt'.E11" chart:class="chart:bar">
            <chart:data-point chart:repeated="5"/>
          </chart:series>
          <chart:series chart:style-name="ch9" chart:values-cell-range-address="'avgTimes sertial opt buildOpt'.F12:'avgTimes sertial opt buildOpt'.F16" chart:label-cell-address="'avgTimes sertial opt buildOpt'.F11:'avgTimes sertial opt buildOpt'.F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'avgTimes sertial opt buildOpt'.D11:'avgTimes sertial opt buildOpt'.D11</svg:desc>
                </draw:g>
              </table:table-cell>
              <table:table-cell office:value-type="string">
                <text:p>pull bfs (s)</text:p>
                <draw:g>
                  <svg:desc>'avgTimes sertial opt buildOpt'.E11:'avgTimes sertial opt buildOpt'.E11</svg:desc>
                </draw:g>
              </table:table-cell>
              <table:table-cell office:value-type="string">
                <text:p>opencl bfs (s)</text:p>
                <draw:g>
                  <svg:desc>'avgTimes sertial opt buildOpt'.F11:'avgTimes sertial opt buildOpt'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avgTimes sertial opt buildOpt'.C12:'avgTimes sertial opt buildOpt'.C16</svg:desc>
                </draw:g>
              </table:table-cell>
              <table:table-cell office:value-type="float" office:value="0.010786">
                <text:p>0.010786</text:p>
                <draw:g>
                  <svg:desc>'avgTimes sertial opt buildOpt'.D12:'avgTimes sertial opt buildOpt'.D16</svg:desc>
                </draw:g>
              </table:table-cell>
              <table:table-cell office:value-type="float" office:value="0.0062598">
                <text:p>0.0062598</text:p>
                <draw:g>
                  <svg:desc>'avgTimes sertial opt buildOpt'.E12:'avgTimes sertial opt buildOpt'.E16</svg:desc>
                </draw:g>
              </table:table-cell>
              <table:table-cell office:value-type="float" office:value="0.0076854">
                <text:p>0.0076854</text:p>
                <draw:g>
                  <svg:desc>'avgTimes sertial opt buildOpt'.F12:'avgTimes sertial opt buildOpt'.F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0.0350374">
                <text:p>0.0350374</text:p>
              </table:table-cell>
              <table:table-cell office:value-type="float" office:value="0.0260724">
                <text:p>0.0260724</text:p>
              </table:table-cell>
              <table:table-cell office:value-type="float" office:value="0.0234406">
                <text:p>0.023440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0.0777246">
                <text:p>0.0777246</text:p>
              </table:table-cell>
              <table:table-cell office:value-type="float" office:value="0.0613114">
                <text:p>0.0613114</text:p>
              </table:table-cell>
              <table:table-cell office:value-type="float" office:value="0.0204122">
                <text:p>0.0204122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0.162526">
                <text:p>0.162526</text:p>
              </table:table-cell>
              <table:table-cell office:value-type="float" office:value="0.207474">
                <text:p>0.207474</text:p>
              </table:table-cell>
              <table:table-cell office:value-type="float" office:value="0.0345342">
                <text:p>0.0345342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0.316703">
                <text:p>0.316703</text:p>
              </table:table-cell>
              <table:table-cell office:value-type="float" office:value="0.409707">
                <text:p>0.409707</text:p>
              </table:table-cell>
              <table:table-cell office:value-type="float" office:value="0.0609702">
                <text:p>0.060970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963cm" svg:y="0.185cm" style:legend-expansion="wide" chart:style-name="ch2"/>
        <chart:plot-area chart:style-name="ch3" table:cell-range-address="'avgTimes sertial opt buildOpt'.K5:'avgTimes sertial opt buildOpt'.N10" chart:data-source-has-labels="both" svg:x="0.317cm" svg:y="0.979cm" svg:width="15.241cm" svg:height="8.641cm">
          <chartooo:coordinate-region svg:x="1.269cm" svg:y="0.979cm" svg:width="14.289cm" svg:height="5.683cm"/>
          <chart:axis chart:dimension="x" chart:name="primary-x" chart:style-name="ch4" chartooo:axis-type="text">
            <chart:categories table:cell-range-address="'avgTimes sertial opt buildOpt'.K6:'avgTimes sertial opt buildOpt'.K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 buildOpt'.L6:'avgTimes sertial opt buildOpt'.L10" chart:label-cell-address="'avgTimes sertial opt buildOpt'.L5:'avgTimes sertial opt buildOpt'.L5" chart:class="chart:bar">
            <chart:data-point chart:repeated="5"/>
          </chart:series>
          <chart:series chart:style-name="ch8" chart:values-cell-range-address="'avgTimes sertial opt buildOpt'.M6:'avgTimes sertial opt buildOpt'.M10" chart:label-cell-address="'avgTimes sertial opt buildOpt'.M5:'avgTimes sertial opt buildOpt'.M5" chart:class="chart:bar">
            <chart:data-point chart:repeated="5"/>
          </chart:series>
          <chart:series chart:style-name="ch9" chart:values-cell-range-address="'avgTimes sertial opt buildOpt'.N6:'avgTimes sertial opt buildOpt'.N10" chart:label-cell-address="'avgTimes sertial opt buildOpt'.N5:'avgTimes sertial opt buildOpt'.N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'avgTimes sertial opt buildOpt'.L5:'avgTimes sertial opt buildOpt'.L5</svg:desc>
                </draw:g>
              </table:table-cell>
              <table:table-cell office:value-type="string">
                <text:p>pull bfs</text:p>
                <draw:g>
                  <svg:desc>'avgTimes sertial opt buildOpt'.M5:'avgTimes sertial opt buildOpt'.M5</svg:desc>
                </draw:g>
              </table:table-cell>
              <table:table-cell office:value-type="string">
                <text:p>opencl bfs</text:p>
                <draw:g>
                  <svg:desc>'avgTimes sertial opt buildOpt'.N5:'avgTimes sertial opt buildOpt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'avgTimes sertial opt buildOpt'.K6:'avgTimes sertial opt buildOpt'.K10</svg:desc>
                </draw:g>
              </table:table-cell>
              <table:table-cell office:value-type="float" office:value="0.621617454321178">
                <text:p>0.621617454321178</text:p>
                <draw:g>
                  <svg:desc>'avgTimes sertial opt buildOpt'.L6:'avgTimes sertial opt buildOpt'.L10</svg:desc>
                </draw:g>
              </table:table-cell>
              <table:table-cell office:value-type="float" office:value="0.0962146326420477">
                <text:p>0.0962146326420477</text:p>
                <draw:g>
                  <svg:desc>'avgTimes sertial opt buildOpt'.M6:'avgTimes sertial opt buildOpt'.M10</svg:desc>
                </draw:g>
              </table:table-cell>
              <table:table-cell office:value-type="float" office:value="1">
                <text:p>1</text:p>
                <draw:g>
                  <svg:desc>'avgTimes sertial opt buildOpt'.N6:'avgTimes sertial opt buildOpt'.N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0.610121168923735">
                <text:p>0.610121168923735</text:p>
              </table:table-cell>
              <table:table-cell office:value-type="float" office:value="0.108101686861487">
                <text:p>0.108101686861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0.53933754600375">
                <text:p>0.53933754600375</text:p>
              </table:table-cell>
              <table:table-cell office:value-type="float" office:value="0.0881188806332894">
                <text:p>0.0881188806332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0.538374237480494">
                <text:p>0.538374237480494</text:p>
              </table:table-cell>
              <table:table-cell office:value-type="float" office:value="0.0949780110653994">
                <text:p>0.0949780110653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0603618782506776">
                <text:p>0.0603618782506776</text:p>
              </table:table-cell>
              <table:table-cell office:value-type="float" office:value="0.0235147608233829">
                <text:p>0.02351476082338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963cm" svg:y="0.185cm" style:legend-expansion="wide" chart:style-name="ch2"/>
        <chart:plot-area chart:style-name="ch3" table:cell-range-address="'avgTimes sertial opt buildOpt'.K11:'avgTimes sertial opt buildOpt'.N16" chart:data-source-has-labels="both" svg:x="0.317cm" svg:y="0.979cm" svg:width="15.241cm" svg:height="8.641cm">
          <chartooo:coordinate-region svg:x="0.78cm" svg:y="1.178cm" svg:width="14.778cm" svg:height="7.795cm"/>
          <chart:axis chart:dimension="x" chart:name="primary-x" chart:style-name="ch4" chartooo:axis-type="text">
            <chart:categories table:cell-range-address="'avgTimes sertial opt buildOpt'.K12:'avgTimes sertial opt buildOpt'.K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 buildOpt'.L12:'avgTimes sertial opt buildOpt'.L16" chart:label-cell-address="'avgTimes sertial opt buildOpt'.L11:'avgTimes sertial opt buildOpt'.L11" chart:class="chart:bar">
            <chart:data-point chart:repeated="5"/>
          </chart:series>
          <chart:series chart:style-name="ch8" chart:values-cell-range-address="'avgTimes sertial opt buildOpt'.M12:'avgTimes sertial opt buildOpt'.M16" chart:label-cell-address="'avgTimes sertial opt buildOpt'.M11:'avgTimes sertial opt buildOpt'.M11" chart:class="chart:bar">
            <chart:data-point chart:repeated="5"/>
          </chart:series>
          <chart:series chart:style-name="ch9" chart:values-cell-range-address="'avgTimes sertial opt buildOpt'.N12:'avgTimes sertial opt buildOpt'.N16" chart:label-cell-address="'avgTimes sertial opt buildOpt'.N11:'avgTimes sertial opt buildOpt'.N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'avgTimes sertial opt buildOpt'.L11:'avgTimes sertial opt buildOpt'.L11</svg:desc>
                </draw:g>
              </table:table-cell>
              <table:table-cell office:value-type="string">
                <text:p>pull bfs</text:p>
                <draw:g>
                  <svg:desc>'avgTimes sertial opt buildOpt'.M11:'avgTimes sertial opt buildOpt'.M11</svg:desc>
                </draw:g>
              </table:table-cell>
              <table:table-cell office:value-type="string">
                <text:p>opencl bfs</text:p>
                <draw:g>
                  <svg:desc>'avgTimes sertial opt buildOpt'.N11:'avgTimes sertial opt buildOpt'.N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avgTimes sertial opt buildOpt'.K12:'avgTimes sertial opt buildOpt'.K16</svg:desc>
                </draw:g>
              </table:table-cell>
              <table:table-cell office:value-type="float" office:value="1.40344028937986">
                <text:p>1.40344028937986</text:p>
                <draw:g>
                  <svg:desc>'avgTimes sertial opt buildOpt'.L12:'avgTimes sertial opt buildOpt'.L16</svg:desc>
                </draw:g>
              </table:table-cell>
              <table:table-cell office:value-type="float" office:value="0.814505425872433">
                <text:p>0.814505425872433</text:p>
                <draw:g>
                  <svg:desc>'avgTimes sertial opt buildOpt'.M12:'avgTimes sertial opt buildOpt'.M16</svg:desc>
                </draw:g>
              </table:table-cell>
              <table:table-cell office:value-type="float" office:value="1">
                <text:p>1</text:p>
                <draw:g>
                  <svg:desc>'avgTimes sertial opt buildOpt'.N12:'avgTimes sertial opt buildOpt'.N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1.49473136353165">
                <text:p>1.49473136353165</text:p>
              </table:table-cell>
              <table:table-cell office:value-type="float" office:value="1.11227528305589">
                <text:p>1.11227528305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3.80775222660958">
                <text:p>3.80775222660958</text:p>
              </table:table-cell>
              <table:table-cell office:value-type="float" office:value="3.00366447516681">
                <text:p>3.00366447516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4.7062332412507">
                <text:p>4.7062332412507</text:p>
              </table:table-cell>
              <table:table-cell office:value-type="float" office:value="6.00778358844276">
                <text:p>6.00778358844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5.19439004628491">
                <text:p>5.19439004628491</text:p>
              </table:table-cell>
              <table:table-cell office:value-type="float" office:value="6.71979097985573">
                <text:p>6.7197909798557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24pt" style:font-size-asian="24pt" style:font-size-complex="24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24pt" style:font-size-asian="24pt" style:font-size-complex="24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12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24pt" style:font-size-asian="24pt" style:font-size-complex="24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6aa84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90099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8.284cm" svg:height="17.436cm" xlink:href=".." xlink:type="simple" chart:class="chart:bar" chart:style-name="ch1">
        <chart:legend chart:legend-position="bottom" svg:x="3.654cm" svg:y="13.635cm" style:legend-expansion="wide" chart:style-name="ch2"/>
        <chart:plot-area chart:style-name="ch3" table:cell-range-address="'i7,1080ti, arria10'.A22:'i7,1080ti, arria10'.B28 'i7,1080ti, arria10'.A21:'i7,1080ti, arria10'.B21 'i7,1080ti, arria10'.D21:'i7,1080ti, arria10'.G28" chart:data-source-has-labels="both" svg:x="0.565cm" svg:y="0.348cm" svg:width="27.154cm" svg:height="11.909cm">
          <chartooo:coordinate-region svg:x="1.821cm" svg:y="0.839cm" svg:width="25.898cm" svg:height="10.189cm"/>
          <chart:axis chart:dimension="x" chart:name="primary-x" chart:style-name="ch4" chartooo:axis-type="text">
            <chart:title svg:x="13.588cm" svg:y="12.606cm" chart:style-name="ch5">
              <text:p>graph</text:p>
            </chart:title>
            <chart:categories table:cell-range-address="'i7,1080ti, arria10'.A22:'i7,1080ti, arria10'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7,1080ti, arria10'.B22:'i7,1080ti, arria10'.B28" chart:label-cell-address="'i7,1080ti, arria10'.B21:'i7,1080ti, arria10'.B21" chart:class="chart:bar">
            <chart:data-point chart:repeated="7"/>
          </chart:series>
          <chart:series chart:style-name="ch9" chart:values-cell-range-address="'i7,1080ti, arria10'.D22:'i7,1080ti, arria10'.D28" chart:label-cell-address="'i7,1080ti, arria10'.D21:'i7,1080ti, arria10'.D21" chart:class="chart:bar">
            <chart:data-point chart:repeated="7"/>
          </chart:series>
          <chart:series chart:style-name="ch10" chart:values-cell-range-address="'i7,1080ti, arria10'.E22:'i7,1080ti, arria10'.E28" chart:label-cell-address="'i7,1080ti, arria10'.E21:'i7,1080ti, arria10'.E21" chart:class="chart:bar">
            <chart:data-point chart:repeated="7"/>
          </chart:series>
          <chart:series chart:style-name="ch11" chart:values-cell-range-address="'i7,1080ti, arria10'.F22:'i7,1080ti, arria10'.F28" chart:label-cell-address="'i7,1080ti, arria10'.F21:'i7,1080ti, arria10'.F21" chart:class="chart:bar">
            <chart:data-point chart:repeated="7"/>
          </chart:series>
          <chart:series chart:style-name="ch12" chart:values-cell-range-address="'i7,1080ti, arria10'.G22:'i7,1080ti, arria10'.G28" chart:label-cell-address="'i7,1080ti, arria10'.G21:'i7,1080ti, arria10'.G2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/scg_int_unroll</text:p>
                <draw:g>
                  <svg:desc>'i7,1080ti, arria10'.B21:'i7,1080ti, arria10'.B21</svg:desc>
                </draw:g>
              </table:table-cell>
              <table:table-cell office:value-type="string">
                <text:p>csr/scg_int_unroll</text:p>
                <draw:g>
                  <svg:desc>'i7,1080ti, arria10'.D21:'i7,1080ti, arria10'.D21</svg:desc>
                </draw:g>
              </table:table-cell>
              <table:table-cell office:value-type="string">
                <text:p>csr_int_unroll/scg_int_unroll</text:p>
                <draw:g>
                  <svg:desc>'i7,1080ti, arria10'.E21:'i7,1080ti, arria10'.E21</svg:desc>
                </draw:g>
              </table:table-cell>
              <table:table-cell office:value-type="string">
                <text:p>scg/scg_int_unroll</text:p>
                <draw:g>
                  <svg:desc>'i7,1080ti, arria10'.F21:'i7,1080ti, arria10'.F21</svg:desc>
                </draw:g>
              </table:table-cell>
              <table:table-cell office:value-type="string">
                <text:p>scg_int/scg_int_unroll</text:p>
                <draw:g>
                  <svg:desc>'i7,1080ti, arria10'.G21:'i7,1080ti, arria10'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i7,1080ti, arria10'.A22:'i7,1080ti, arria10'.A28</svg:desc>
                </draw:g>
              </table:table-cell>
              <table:table-cell office:value-type="float" office:value="1.98554064801368">
                <text:p>1.98554064801368</text:p>
                <draw:g>
                  <svg:desc>'i7,1080ti, arria10'.B22:'i7,1080ti, arria10'.B28</svg:desc>
                </draw:g>
              </table:table-cell>
              <table:table-cell office:value-type="float" office:value="1.36923383517889">
                <text:p>1.36923383517889</text:p>
                <draw:g>
                  <svg:desc>'i7,1080ti, arria10'.D22:'i7,1080ti, arria10'.D28</svg:desc>
                </draw:g>
              </table:table-cell>
              <table:table-cell office:value-type="float" office:value="0.985116241306582">
                <text:p>0.985116241306582</text:p>
                <draw:g>
                  <svg:desc>'i7,1080ti, arria10'.E22:'i7,1080ti, arria10'.E28</svg:desc>
                </draw:g>
              </table:table-cell>
              <table:table-cell office:value-type="float" office:value="1.06538446634547">
                <text:p>1.06538446634547</text:p>
                <draw:g>
                  <svg:desc>'i7,1080ti, arria10'.F22:'i7,1080ti, arria10'.F28</svg:desc>
                </draw:g>
              </table:table-cell>
              <table:table-cell office:value-type="float" office:value="0.83977170609651">
                <text:p>0.83977170609651</text:p>
                <draw:g>
                  <svg:desc>'i7,1080ti, arria10'.G22:'i7,1080ti, arria10'.G28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5.01094298838152">
                <text:p>5.01094298838152</text:p>
              </table:table-cell>
              <table:table-cell office:value-type="float" office:value="3.00702512834369">
                <text:p>3.00702512834369</text:p>
              </table:table-cell>
              <table:table-cell office:value-type="float" office:value="1.89363685490408">
                <text:p>1.89363685490408</text:p>
              </table:table-cell>
              <table:table-cell office:value-type="float" office:value="1.4932855984869">
                <text:p>1.4932855984869</text:p>
              </table:table-cell>
              <table:table-cell office:value-type="float" office:value="1.16013644960821">
                <text:p>1.16013644960821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9.72185743484926">
                <text:p>9.72185743484926</text:p>
              </table:table-cell>
              <table:table-cell office:value-type="float" office:value="2.48956310679612">
                <text:p>2.48956310679612</text:p>
              </table:table-cell>
              <table:table-cell office:value-type="float" office:value="1.32652018395503">
                <text:p>1.32652018395503</text:p>
              </table:table-cell>
              <table:table-cell office:value-type="float" office:value="1.61007920286152">
                <text:p>1.61007920286152</text:p>
              </table:table-cell>
              <table:table-cell office:value-type="float" office:value="1.07294328053143">
                <text:p>1.07294328053143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10.4874665671456">
                <text:p>10.4874665671456</text:p>
              </table:table-cell>
              <table:table-cell office:value-type="float" office:value="2.13242520370716">
                <text:p>2.13242520370716</text:p>
              </table:table-cell>
              <table:table-cell office:value-type="float" office:value="1.34508925794613">
                <text:p>1.34508925794613</text:p>
              </table:table-cell>
              <table:table-cell office:value-type="float" office:value="1.65159544691174">
                <text:p>1.65159544691174</text:p>
              </table:table-cell>
              <table:table-cell office:value-type="float" office:value="1.06669776699633">
                <text:p>1.06669776699633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11.1411208900065">
                <text:p>11.1411208900065</text:p>
              </table:table-cell>
              <table:table-cell office:value-type="float" office:value="2.32168628795672">
                <text:p>2.32168628795672</text:p>
              </table:table-cell>
              <table:table-cell office:value-type="float" office:value="1.3887415704652">
                <text:p>1.3887415704652</text:p>
              </table:table-cell>
              <table:table-cell office:value-type="float" office:value="1.75977064045415">
                <text:p>1.75977064045415</text:p>
              </table:table-cell>
              <table:table-cell office:value-type="float" office:value="1.07988341524746">
                <text:p>1.07988341524746</text:p>
              </table:table-cell>
            </table:table-row>
            <table:table-row>
              <table:table-cell office:value-type="string">
                <text:p>13M</text:p>
              </table:table-cell>
              <table:table-cell office:value-type="float" office:value="9.00979120390937">
                <text:p>9.00979120390937</text:p>
              </table:table-cell>
              <table:table-cell office:value-type="float" office:value="2.50161172812084">
                <text:p>2.50161172812084</text:p>
              </table:table-cell>
              <table:table-cell office:value-type="float" office:value="1.33394224788983">
                <text:p>1.33394224788983</text:p>
              </table:table-cell>
              <table:table-cell office:value-type="float" office:value="1.83034384717903">
                <text:p>1.83034384717903</text:p>
              </table:table-cell>
              <table:table-cell office:value-type="float" office:value="1.16240959573523">
                <text:p>1.16240959573523</text:p>
              </table:table-cell>
            </table:table-row>
            <table:table-row>
              <table:table-cell office:value-type="string">
                <text:p>28M</text:p>
              </table:table-cell>
              <table:table-cell office:value-type="float" office:value="8.01165402797137">
                <text:p>8.01165402797137</text:p>
              </table:table-cell>
              <table:table-cell office:value-type="float" office:value="4.78328083195153">
                <text:p>4.78328083195153</text:p>
              </table:table-cell>
              <table:table-cell office:value-type="float" office:value="3.96151698444567">
                <text:p>3.96151698444567</text:p>
              </table:table-cell>
              <table:table-cell office:value-type="float" office:value="1.94911557550466">
                <text:p>1.94911557550466</text:p>
              </table:table-cell>
              <table:table-cell office:value-type="float" office:value="1.23819713522907">
                <text:p>1.2381971352290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24pt" style:font-size-asian="24pt" style:font-size-complex="24pt"/>
    </style:style>
    <style:style style:name="ch3" style:family="chart">
      <style:chart-properties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24pt" style:font-size-asian="24pt" style:font-size-complex="24pt"/>
    </style:style>
    <style:style style:name="ch5" style:family="chart">
      <style:chart-properties chart:auto-position="true" style:rotation-angle="0"/>
      <style:text-properties style:text-position="0% 100%" fo:font-size="24pt" style:font-size-asian="24pt" style:font-size-complex="24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24pt" style:font-size-asian="24pt" style:font-size-complex="24pt"/>
    </style:style>
    <style:style style:name="ch7" style:family="chart">
      <style:chart-properties chart:auto-position="true" style:rotation-angle="90"/>
      <style:text-properties style:text-position="0% 100%" fo:font-size="24pt" style:font-size-asian="24pt" style:font-size-complex="24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0000" fo:wrap-option="wrap"/>
      <style:text-properties fo:color="#000000" style:text-position="0% 100%" fo:font-size="20pt" style:font-size-asian="20pt" style:font-size-complex="2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66666" fo:wrap-option="wrap"/>
      <style:text-properties fo:color="#000000" style:text-position="0% 100%" fo:font-size="20pt" style:font-size-asian="20pt" style:font-size-complex="2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size="20pt" style:font-size-asian="20pt" style:font-size-complex="2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d9d9d9" fo:wrap-option="wrap"/>
      <style:text-properties fo:color="#000000" style:text-position="0% 100%" fo:font-size="20pt" style:font-size-asian="20pt" style:font-size-complex="2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38.126cm" svg:height="23.574cm" xlink:href=".." xlink:type="simple" chart:class="chart:bar" chart:column-mapping="0 1 3 2" chart:style-name="ch1">
        <chart:legend chart:legend-position="bottom" svg:x="8.614cm" svg:y="20.922cm" style:legend-expansion="wide" chart:style-name="ch2"/>
        <chart:plot-area chart:style-name="ch3" table:cell-range-address="'i7,1080ti, arria10'.A22:'i7,1080ti, arria10'.A28 'i7,1080ti, arria10'.D21:'i7,1080ti, arria10'.E28 'i7,1080ti, arria10'.G21:'i7,1080ti, arria10'.H28" chart:data-source-has-labels="both" svg:x="4.044cm" svg:y="5.754cm" svg:width="31.824cm" svg:height="14.261cm">
          <chartooo:coordinate-region svg:x="4.798cm" svg:y="6.244cm" svg:width="31.07cm" svg:height="12.542cm"/>
          <chart:axis chart:dimension="x" chart:name="primary-x" chart:style-name="ch4" chartooo:axis-type="text">
            <chart:title svg:x="18.64cm" svg:y="20.487cm" chart:style-name="ch5">
              <text:p>graph</text:p>
            </chart:title>
            <chart:categories table:cell-range-address="'i7,1080ti, arria10'.A22:'i7,1080ti, arria10'.A28"/>
          </chart:axis>
          <chart:axis chart:dimension="y" chart:name="primary-y" chart:style-name="ch6">
            <chart:title svg:x="1.795cm" svg:y="21.834cm" chart:style-name="ch7">
              <text:p>Performance Improvement (higher is better)</text:p>
            </chart:title>
            <chart:grid chart:style-name="ch8" chart:class="major"/>
          </chart:axis>
          <chart:series chart:style-name="ch9" chart:values-cell-range-address="'i7,1080ti, arria10'.D22:'i7,1080ti, arria10'.D28" chart:label-cell-address="'i7,1080ti, arria10'.D21:'i7,1080ti, arria10'.D21" chart:class="chart:bar">
            <chart:data-point chart:repeated="7"/>
          </chart:series>
          <chart:series chart:style-name="ch10" chart:values-cell-range-address="'i7,1080ti, arria10'.E22:'i7,1080ti, arria10'.E28" chart:label-cell-address="'i7,1080ti, arria10'.E21:'i7,1080ti, arria10'.E21" chart:class="chart:bar">
            <chart:data-point chart:repeated="7"/>
          </chart:series>
          <chart:series chart:style-name="ch11" chart:values-cell-range-address="'i7,1080ti, arria10'.H22:'i7,1080ti, arria10'.H28" chart:label-cell-address="'i7,1080ti, arria10'.H21:'i7,1080ti, arria10'.H21" chart:class="chart:bar">
            <chart:data-point chart:repeated="7"/>
          </chart:series>
          <chart:series chart:style-name="ch12" chart:values-cell-range-address="'i7,1080ti, arria10'.G22:'i7,1080ti, arria10'.G28" chart:label-cell-address="'i7,1080ti, arria10'.G21:'i7,1080ti, arria10'.G2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r/scg_int_unroll</text:p>
                <draw:g>
                  <svg:desc>'i7,1080ti, arria10'.D21:'i7,1080ti, arria10'.D21</svg:desc>
                </draw:g>
              </table:table-cell>
              <table:table-cell office:value-type="string">
                <text:p>csr_int_unroll/scg_int_unroll</text:p>
                <draw:g>
                  <svg:desc>'i7,1080ti, arria10'.E21:'i7,1080ti, arria10'.E21</svg:desc>
                </draw:g>
              </table:table-cell>
              <table:table-cell office:value-type="string">
                <text:p>scg/scg_int</text:p>
                <draw:g>
                  <svg:desc>'i7,1080ti, arria10'.H21:'i7,1080ti, arria10'.H21</svg:desc>
                </draw:g>
              </table:table-cell>
              <table:table-cell office:value-type="string">
                <text:p>scg_int/scg_int_unroll</text:p>
                <draw:g>
                  <svg:desc>'i7,1080ti, arria10'.G21:'i7,1080ti, arria10'.G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i7,1080ti, arria10'.A22:'i7,1080ti, arria10'.A28</svg:desc>
                </draw:g>
              </table:table-cell>
              <table:table-cell office:value-type="float" office:value="1.36923383517889">
                <text:p>1.36923383517889</text:p>
                <draw:g>
                  <svg:desc>'i7,1080ti, arria10'.D22:'i7,1080ti, arria10'.D28</svg:desc>
                </draw:g>
              </table:table-cell>
              <table:table-cell office:value-type="float" office:value="0.985116241306582">
                <text:p>0.985116241306582</text:p>
                <draw:g>
                  <svg:desc>'i7,1080ti, arria10'.E22:'i7,1080ti, arria10'.E28</svg:desc>
                </draw:g>
              </table:table-cell>
              <table:table-cell office:value-type="float" office:value="1.268659635245">
                <text:p>1.268659635245</text:p>
                <draw:g>
                  <svg:desc>'i7,1080ti, arria10'.H22:'i7,1080ti, arria10'.H28</svg:desc>
                </draw:g>
              </table:table-cell>
              <table:table-cell office:value-type="float" office:value="0.83977170609651">
                <text:p>0.83977170609651</text:p>
                <draw:g>
                  <svg:desc>'i7,1080ti, arria10'.G22:'i7,1080ti, arria10'.G28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3.00702512834369">
                <text:p>3.00702512834369</text:p>
              </table:table-cell>
              <table:table-cell office:value-type="float" office:value="1.89363685490408">
                <text:p>1.89363685490408</text:p>
              </table:table-cell>
              <table:table-cell office:value-type="float" office:value="1.28716376335834">
                <text:p>1.28716376335834</text:p>
              </table:table-cell>
              <table:table-cell office:value-type="float" office:value="1.16013644960821">
                <text:p>1.16013644960821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2.48956310679612">
                <text:p>2.48956310679612</text:p>
              </table:table-cell>
              <table:table-cell office:value-type="float" office:value="1.32652018395503">
                <text:p>1.32652018395503</text:p>
              </table:table-cell>
              <table:table-cell office:value-type="float" office:value="1.50061912132397">
                <text:p>1.50061912132397</text:p>
              </table:table-cell>
              <table:table-cell office:value-type="float" office:value="1.07294328053143">
                <text:p>1.07294328053143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2.13242520370716">
                <text:p>2.13242520370716</text:p>
              </table:table-cell>
              <table:table-cell office:value-type="float" office:value="1.34508925794613">
                <text:p>1.34508925794613</text:p>
              </table:table-cell>
              <table:table-cell office:value-type="float" office:value="1.54832558763331">
                <text:p>1.54832558763331</text:p>
              </table:table-cell>
              <table:table-cell office:value-type="float" office:value="1.06669776699633">
                <text:p>1.06669776699633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2.32168628795672">
                <text:p>2.32168628795672</text:p>
              </table:table-cell>
              <table:table-cell office:value-type="float" office:value="1.3887415704652">
                <text:p>1.3887415704652</text:p>
              </table:table-cell>
              <table:table-cell office:value-type="float" office:value="1.62959317238046">
                <text:p>1.62959317238046</text:p>
              </table:table-cell>
              <table:table-cell office:value-type="float" office:value="1.07988341524746">
                <text:p>1.07988341524746</text:p>
              </table:table-cell>
            </table:table-row>
            <table:table-row>
              <table:table-cell office:value-type="string">
                <text:p>13M</text:p>
              </table:table-cell>
              <table:table-cell office:value-type="float" office:value="2.50161172812084">
                <text:p>2.50161172812084</text:p>
              </table:table-cell>
              <table:table-cell office:value-type="float" office:value="1.33394224788983">
                <text:p>1.33394224788983</text:p>
              </table:table-cell>
              <table:table-cell office:value-type="float" office:value="1.57461178391368">
                <text:p>1.57461178391368</text:p>
              </table:table-cell>
              <table:table-cell office:value-type="float" office:value="1.16240959573523">
                <text:p>1.16240959573523</text:p>
              </table:table-cell>
            </table:table-row>
            <table:table-row>
              <table:table-cell office:value-type="string">
                <text:p>28M</text:p>
              </table:table-cell>
              <table:table-cell office:value-type="float" office:value="4.78328083195153">
                <text:p>4.78328083195153</text:p>
              </table:table-cell>
              <table:table-cell office:value-type="float" office:value="3.96151698444567">
                <text:p>3.96151698444567</text:p>
              </table:table-cell>
              <table:table-cell office:value-type="float" office:value="1.57415610168091">
                <text:p>1.57415610168091</text:p>
              </table:table-cell>
              <table:table-cell office:value-type="float" office:value="1.23819713522907">
                <text:p>1.2381971352290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24pt" style:font-size-asian="24pt" style:font-size-complex="24pt"/>
    </style:style>
    <style:style style:name="ch3" style:family="chart">
      <style:chart-properties chart:include-hidden-cells="fals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24pt" style:font-size-asian="24pt" style:font-size-complex="24pt"/>
    </style:style>
    <style:style style:name="ch5" style:family="chart">
      <style:chart-properties chart:auto-position="true" style:rotation-angle="0"/>
      <style:text-properties style:text-position="0% 100%" fo:font-size="24pt" style:font-size-asian="24pt" style:font-size-complex="24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24pt" style:font-size-asian="24pt" style:font-size-complex="24pt"/>
    </style:style>
    <style:style style:name="ch7" style:family="chart">
      <style:chart-properties chart:auto-position="true" style:rotation-angle="90"/>
      <style:text-properties style:text-position="0% 100%" fo:font-size="24pt" style:font-size-asian="24pt" style:font-size-complex="24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000000" fo:wrap-option="wrap"/>
      <style:text-properties fo:color="#000000" style:text-position="0% 100%" fo:font-size="20pt" style:font-size-asian="20pt" style:font-size-complex="20p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666666" fo:wrap-option="wrap"/>
      <style:text-properties fo:color="#000000" style:text-position="0% 100%" fo:font-size="20pt" style:font-size-asian="20pt" style:font-size-complex="2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b7b7b7" fo:wrap-option="wrap"/>
      <style:text-properties fo:color="#000000" style:text-position="0% 100%" fo:font-size="20pt" style:font-size-asian="20pt" style:font-size-complex="2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d9d9d9" fo:wrap-option="wrap"/>
      <style:text-properties fo:color="#000000" style:text-position="0% 100%" fo:font-size="20pt" style:font-size-asian="20pt" style:font-size-complex="20pt"/>
    </style:style>
    <style:style style:name="ch13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e6b8af" fo:wrap-option="wrap"/>
      <style:text-properties fo:color="#000000" style:text-position="0% 100%" fo:font-size="20pt" style:font-size-asian="20pt" style:font-size-complex="2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126cm" svg:height="23.574cm" xlink:href=".." xlink:type="simple" chart:class="chart:bar" chart:column-mapping="0 1 2 3" chart:style-name="ch1">
        <chart:legend chart:legend-position="bottom" svg:x="10.025cm" svg:y="20.922cm" style:legend-expansion="wide" chart:style-name="ch2"/>
        <chart:plot-area chart:style-name="ch3" table:cell-range-address="'i7,1080ti, arria10'.A22:'i7,1080ti, arria10'.A28 'i7,1080ti, arria10'.P44:'i7,1080ti, arria10'.T51" chart:data-source-has-labels="both" svg:x="4.044cm" svg:y="5.754cm" svg:width="31.824cm" svg:height="14.261cm">
          <chartooo:coordinate-region svg:x="4.798cm" svg:y="6.244cm" svg:width="31.07cm" svg:height="12.542cm"/>
          <chart:axis chart:dimension="x" chart:name="primary-x" chart:style-name="ch4" chartooo:axis-type="text">
            <chart:title svg:x="18.64cm" svg:y="20.487cm" chart:style-name="ch5">
              <text:p>graph</text:p>
            </chart:title>
            <chart:categories table:cell-range-address="'i7,1080ti, arria10'.A22:'i7,1080ti, arria10'.A28"/>
          </chart:axis>
          <chart:axis chart:dimension="y" chart:name="primary-y" chart:style-name="ch6">
            <chart:title svg:x="1.795cm" svg:y="21.834cm" chart:style-name="ch7">
              <text:p>Performance Improvement (higher is better)</text:p>
            </chart:title>
            <chart:grid chart:style-name="ch8" chart:class="major"/>
          </chart:axis>
          <chart:series chart:style-name="ch9" chart:values-cell-range-address="'i7,1080ti, arria10'.P45:'i7,1080ti, arria10'.P51" chart:label-cell-address="'i7,1080ti, arria10'.P44:'i7,1080ti, arria10'.P44" chart:class="chart:bar">
            <chart:data-point chart:repeated="7"/>
          </chart:series>
          <chart:series chart:style-name="ch10" chart:values-cell-range-address="'i7,1080ti, arria10'.Q45:'i7,1080ti, arria10'.Q51" chart:label-cell-address="'i7,1080ti, arria10'.Q44:'i7,1080ti, arria10'.Q44" chart:class="chart:bar">
            <chart:data-point chart:repeated="7"/>
          </chart:series>
          <chart:series chart:style-name="ch11" chart:values-cell-range-address="'i7,1080ti, arria10'.R45:'i7,1080ti, arria10'.R51" chart:label-cell-address="'i7,1080ti, arria10'.R44:'i7,1080ti, arria10'.R44" chart:class="chart:bar">
            <chart:data-point chart:repeated="7"/>
          </chart:series>
          <chart:series chart:style-name="ch12" chart:values-cell-range-address="'i7,1080ti, arria10'.S45:'i7,1080ti, arria10'.S51" chart:label-cell-address="'i7,1080ti, arria10'.S44:'i7,1080ti, arria10'.S44" chart:class="chart:bar">
            <chart:data-point chart:repeated="7"/>
          </chart:series>
          <chart:series chart:style-name="ch13" chart:values-cell-range-address="'i7,1080ti, arria10'.T45:'i7,1080ti, arria10'.T51" chart:label-cell-address="'i7,1080ti, arria10'.T44:'i7,1080ti, arria10'.T4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r/csr_int</text:p>
                <draw:g>
                  <svg:desc>'i7,1080ti, arria10'.P44:'i7,1080ti, arria10'.P44</svg:desc>
                </draw:g>
              </table:table-cell>
              <table:table-cell office:value-type="string">
                <text:p>csr/csr_int_unroll</text:p>
                <draw:g>
                  <svg:desc>'i7,1080ti, arria10'.Q44:'i7,1080ti, arria10'.Q44</svg:desc>
                </draw:g>
              </table:table-cell>
              <table:table-cell office:value-type="string">
                <text:p>csr/scg</text:p>
                <draw:g>
                  <svg:desc>'i7,1080ti, arria10'.R44:'i7,1080ti, arria10'.R44</svg:desc>
                </draw:g>
              </table:table-cell>
              <table:table-cell office:value-type="string">
                <text:p>csr/scg_int</text:p>
                <draw:g>
                  <svg:desc>'i7,1080ti, arria10'.S44:'i7,1080ti, arria10'.S44</svg:desc>
                </draw:g>
              </table:table-cell>
              <table:table-cell office:value-type="string">
                <text:p>csr/scg_int_unroll</text:p>
                <draw:g>
                  <svg:desc>'i7,1080ti, arria10'.T44:'i7,1080ti, arria10'.T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'i7,1080ti, arria10'.A22:'i7,1080ti, arria10'.A28</svg:desc>
                </draw:g>
              </table:table-cell>
              <table:table-cell office:value-type="float" office:value="1.35770941553392">
                <text:p>1.35770941553392</text:p>
                <draw:g>
                  <svg:desc>'i7,1080ti, arria10'.P45:'i7,1080ti, arria10'.P51</svg:desc>
                </draw:g>
              </table:table-cell>
              <table:table-cell office:value-type="float" office:value="1.38992108521411">
                <text:p>1.38992108521411</text:p>
                <draw:g>
                  <svg:desc>'i7,1080ti, arria10'.Q45:'i7,1080ti, arria10'.Q51</svg:desc>
                </draw:g>
              </table:table-cell>
              <table:table-cell office:value-type="float" office:value="1.28520161353177">
                <text:p>1.28520161353177</text:p>
                <draw:g>
                  <svg:desc>'i7,1080ti, arria10'.R45:'i7,1080ti, arria10'.R51</svg:desc>
                </draw:g>
              </table:table-cell>
              <table:table-cell office:value-type="float" office:value="1.63048341023951">
                <text:p>1.63048341023951</text:p>
                <draw:g>
                  <svg:desc>'i7,1080ti, arria10'.S45:'i7,1080ti, arria10'.S51</svg:desc>
                </draw:g>
              </table:table-cell>
              <table:table-cell office:value-type="float" office:value="1.36923383517889">
                <text:p>1.36923383517889</text:p>
                <draw:g>
                  <svg:desc>'i7,1080ti, arria10'.T45:'i7,1080ti, arria10'.T51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1.36485160657346">
                <text:p>1.36485160657346</text:p>
              </table:table-cell>
              <table:table-cell office:value-type="float" office:value="1.58796292993358">
                <text:p>1.58796292993358</text:p>
              </table:table-cell>
              <table:table-cell office:value-type="float" office:value="2.01369726687957">
                <text:p>2.01369726687957</text:p>
              </table:table-cell>
              <table:table-cell office:value-type="float" office:value="2.59195815230112">
                <text:p>2.59195815230112</text:p>
              </table:table-cell>
              <table:table-cell office:value-type="float" office:value="3.00702512834369">
                <text:p>3.00702512834369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1.62904789768453">
                <text:p>1.62904789768453</text:p>
              </table:table-cell>
              <table:table-cell office:value-type="float" office:value="1.87676232665639">
                <text:p>1.87676232665639</text:p>
              </table:table-cell>
              <table:table-cell office:value-type="float" office:value="1.5462364226378">
                <text:p>1.5462364226378</text:p>
              </table:table-cell>
              <table:table-cell office:value-type="float" office:value="2.32031194189784">
                <text:p>2.32031194189784</text:p>
              </table:table-cell>
              <table:table-cell office:value-type="float" office:value="2.48956310679612">
                <text:p>2.48956310679612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1.55635858487268">
                <text:p>1.55635858487268</text:p>
              </table:table-cell>
              <table:table-cell office:value-type="float" office:value="1.58534104046243">
                <text:p>1.58534104046243</text:p>
              </table:table-cell>
              <table:table-cell office:value-type="float" office:value="1.29113046884121">
                <text:p>1.29113046884121</text:p>
              </table:table-cell>
              <table:table-cell office:value-type="float" office:value="1.99909034187984">
                <text:p>1.99909034187984</text:p>
              </table:table-cell>
              <table:table-cell office:value-type="float" office:value="2.13242520370716">
                <text:p>2.13242520370716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1.65753991029195">
                <text:p>1.65753991029195</text:p>
              </table:table-cell>
              <table:table-cell office:value-type="float" office:value="1.67179145301959">
                <text:p>1.67179145301959</text:p>
              </table:table-cell>
              <table:table-cell office:value-type="float" office:value="1.31931186632228">
                <text:p>1.31931186632228</text:p>
              </table:table-cell>
              <table:table-cell office:value-type="float" office:value="2.14994160959931">
                <text:p>2.14994160959931</text:p>
              </table:table-cell>
              <table:table-cell office:value-type="float" office:value="2.32168628795672">
                <text:p>2.32168628795672</text:p>
              </table:table-cell>
            </table:table-row>
            <table:table-row>
              <table:table-cell office:value-type="string">
                <text:p>13M</text:p>
              </table:table-cell>
              <table:table-cell office:value-type="float" office:value="1.79911921521718">
                <text:p>1.79911921521718</text:p>
              </table:table-cell>
              <table:table-cell office:value-type="float" office:value="1.87535234908269">
                <text:p>1.87535234908269</text:p>
              </table:table-cell>
              <table:table-cell office:value-type="float" office:value="1.36674414043917">
                <text:p>1.36674414043917</text:p>
              </table:table-cell>
              <table:table-cell office:value-type="float" office:value="2.1520914291305">
                <text:p>2.1520914291305</text:p>
              </table:table-cell>
              <table:table-cell office:value-type="float" office:value="2.50161172812084">
                <text:p>2.50161172812084</text:p>
              </table:table-cell>
            </table:table-row>
            <table:table-row>
              <table:table-cell office:value-type="string">
                <text:p>28M</text:p>
              </table:table-cell>
              <table:table-cell office:value-type="float" office:value="1.13278013883701">
                <text:p>1.13278013883701</text:p>
              </table:table-cell>
              <table:table-cell office:value-type="float" office:value="1.2074366589194">
                <text:p>1.2074366589194</text:p>
              </table:table-cell>
              <table:table-cell office:value-type="float" office:value="2.45407757860283">
                <text:p>2.45407757860283</text:p>
              </table:table-cell>
              <table:table-cell office:value-type="float" office:value="3.86310119435596">
                <text:p>3.86310119435596</text:p>
              </table:table-cell>
              <table:table-cell office:value-type="float" office:value="4.78328083195153">
                <text:p>4.7832808319515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27cm" svg:y="4.111cm" style:legend-expansion="high" chart:style-name="ch2"/>
        <chart:plot-area chart:style-name="ch3" table:cell-range-address="Sheet1.B23:Sheet1.E28" chart:data-source-has-labels="both" svg:x="0.317cm" svg:y="0.196cm" svg:width="12.793cm" svg:height="8.394cm">
          <chartooo:coordinate-region svg:x="1.415cm" svg:y="0.396cm" svg:width="11.695cm" svg:height="7.547cm"/>
          <chart:axis chart:dimension="x" chart:name="primary-x" chart:style-name="ch4" chartooo:axis-type="text">
            <chart:title svg:x="5.709cm" svg:y="8.787cm" chart:style-name="ch5">
              <text:p>hyperedges</text:p>
            </chart:title>
            <chart:categories table:cell-range-address="Sheet1.B24:Sheet1.B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4:Sheet1.C28" chart:label-cell-address="Sheet1.C23:Sheet1.C23" chart:class="chart:bar">
            <chart:data-point chart:repeated="5"/>
          </chart:series>
          <chart:series chart:style-name="ch9" chart:values-cell-range-address="Sheet1.D24:Sheet1.D28" chart:label-cell-address="Sheet1.D23:Sheet1.D23" chart:class="chart:bar">
            <chart:data-point chart:repeated="5"/>
          </chart:series>
          <chart:series chart:style-name="ch10" chart:values-cell-range-address="Sheet1.E24:Sheet1.E28" chart:label-cell-address="Sheet1.E23:Sheet1.E2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</text:p>
                <draw:g>
                  <svg:desc>Sheet1.C23:Sheet1.C23</svg:desc>
                </draw:g>
              </table:table-cell>
              <table:table-cell office:value-type="string">
                <text:p>pull bfs </text:p>
                <draw:g>
                  <svg:desc>Sheet1.D23:Sheet1.D23</svg:desc>
                </draw:g>
              </table:table-cell>
              <table:table-cell office:value-type="string">
                <text:p>opencl bfs</text:p>
                <draw:g>
                  <svg:desc>Sheet1.E23:Sheet1.E23</svg:desc>
                </draw:g>
              </table:table-cell>
            </table:table-row>
          </table:table-header-rows>
          <table:table-rows>
            <table:table-row>
              <table:table-cell office:value-type="float" office:value="15697">
                <text:p>15697</text:p>
                <draw:g>
                  <svg:desc>Sheet1.B24:Sheet1.B28</svg:desc>
                </draw:g>
              </table:table-cell>
              <table:table-cell office:value-type="float" office:value="49.793">
                <text:p>49.793</text:p>
                <draw:g>
                  <svg:desc>Sheet1.C24:Sheet1.C28</svg:desc>
                </draw:g>
              </table:table-cell>
              <table:table-cell office:value-type="float" office:value="33.225">
                <text:p>33.225</text:p>
                <draw:g>
                  <svg:desc>Sheet1.D24:Sheet1.D28</svg:desc>
                </draw:g>
              </table:table-cell>
              <table:table-cell office:value-type="float" office:value="9.869">
                <text:p>9.869</text:p>
                <draw:g>
                  <svg:desc>Sheet1.E24:Sheet1.E28</svg:desc>
                </draw:g>
              </table:table-cell>
            </table:table-row>
            <table:table-row>
              <table:table-cell office:value-type="float" office:value="40052">
                <text:p>40052</text:p>
              </table:table-cell>
              <table:table-cell office:value-type="float" office:value="155.081">
                <text:p>155.081</text:p>
              </table:table-cell>
              <table:table-cell office:value-type="float" office:value="144.81">
                <text:p>144.81</text:p>
              </table:table-cell>
              <table:table-cell office:value-type="float" office:value="17.254">
                <text:p>17.254</text:p>
              </table:table-cell>
            </table:table-row>
            <table:table-row>
              <table:table-cell office:value-type="float" office:value="88651">
                <text:p>88651</text:p>
              </table:table-cell>
              <table:table-cell office:value-type="float" office:value="313.345">
                <text:p>313.345</text:p>
              </table:table-cell>
              <table:table-cell office:value-type="float" office:value="360.024">
                <text:p>360.024</text:p>
              </table:table-cell>
              <table:table-cell office:value-type="float" office:value="17.789">
                <text:p>17.789</text:p>
              </table:table-cell>
            </table:table-row>
            <table:table-row>
              <table:table-cell office:value-type="float" office:value="187380">
                <text:p>187380</text:p>
              </table:table-cell>
              <table:table-cell office:value-type="float" office:value="686.108">
                <text:p>686.108</text:p>
              </table:table-cell>
              <table:table-cell office:value-type="float" office:value="1096.573">
                <text:p>1096.573</text:p>
              </table:table-cell>
              <table:table-cell office:value-type="float" office:value="39.965">
                <text:p>39.965</text:p>
              </table:table-cell>
            </table:table-row>
            <table:table-row>
              <table:table-cell office:value-type="float" office:value="336215">
                <text:p>336215</text:p>
              </table:table-cell>
              <table:table-cell office:value-type="float" office:value="1248.462">
                <text:p>1248.462</text:p>
              </table:table-cell>
              <table:table-cell office:value-type="float" office:value="2279.811">
                <text:p>2279.811</text:p>
              </table:table-cell>
              <table:table-cell office:value-type="float" office:value="74.525">
                <text:p>74.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24pt" style:font-size-asian="24pt" style:font-size-complex="24pt"/>
    </style:style>
    <style:style style:name="ch4" style:family="chart">
      <style:chart-properties chart:auto-position="true" style:rotation-angle="0"/>
      <style:text-properties style:text-position="0% 100%" fo:font-size="30pt" style:font-size-asian="30pt" style:font-size-complex="3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24pt" style:font-size-asian="24pt" style:font-size-complex="24pt"/>
    </style:style>
    <style:style style:name="ch6" style:family="chart">
      <style:chart-properties chart:auto-position="true" style:rotation-angle="90"/>
      <style:text-properties style:text-position="0% 100%" fo:font-size="30pt" style:font-size-asian="30pt" style:font-size-complex="3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1.406cm" svg:height="19.42cm" xlink:href=".." xlink:type="simple" chart:class="chart:line" chart:style-name="ch1">
        <chart:plot-area chart:style-name="ch2" table:cell-range-address="frontsize.A1:frontsize.B211" chart:data-source-has-labels="column" svg:x="2.959cm" svg:y="0.388cm" svg:width="27.819cm" svg:height="16.343cm">
          <chartooo:coordinate-region svg:x="6.226cm" svg:y="0.388cm" svg:width="24.552cm" svg:height="13.845cm"/>
          <chart:axis chart:dimension="x" chart:name="primary-x" chart:style-name="ch3" chartooo:axis-type="text">
            <chart:title svg:x="14.388cm" svg:y="17.119cm" chart:style-name="ch4">
              <text:p>BFS Level</text:p>
            </chart:title>
            <chart:categories table:cell-range-address="frontsize.A1:frontsize.A211"/>
          </chart:axis>
          <chart:axis chart:dimension="y" chart:name="primary-y" chart:style-name="ch5">
            <chart:title svg:x="0.451cm" svg:y="16.357cm" chart:style-name="ch6">
              <text:p>Frontsize (thousands of edges)</text:p>
            </chart:title>
            <chart:grid chart:style-name="ch7" chart:class="major"/>
          </chart:axis>
          <chart:series chart:style-name="ch8" chart:values-cell-range-address="frontsize.B1:frontsize.B211" chart:class="chart:line">
            <chart:data-point chart:repeated="2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rontsize.A1:frontsize.A211</svg:desc>
                </draw:g>
              </table:table-cell>
              <table:table-cell office:value-type="float" office:value="16">
                <text:p>16</text:p>
                <draw:g>
                  <svg:desc>frontsize.B1:frontsize.B2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54">
                <text:p>30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858">
                <text:p>48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11">
                <text:p>561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019">
                <text:p>60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019">
                <text:p>7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401">
                <text:p>84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894">
                <text:p>989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426">
                <text:p>1142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2430">
                <text:p>1243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3354">
                <text:p>133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340">
                <text:p>1434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831">
                <text:p>1583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261">
                <text:p>212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640">
                <text:p>2364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015">
                <text:p>240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190">
                <text:p>2419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586">
                <text:p>2558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6613">
                <text:p>2661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9060">
                <text:p>2906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9459">
                <text:p>2945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1573">
                <text:p>3157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2739">
                <text:p>327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3572">
                <text:p>335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5836">
                <text:p>358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4778">
                <text:p>347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4303">
                <text:p>343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881">
                <text:p>348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4461">
                <text:p>3446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4623">
                <text:p>3462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5376">
                <text:p>3537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6039">
                <text:p>3603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6190">
                <text:p>3619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36069">
                <text:p>360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6854">
                <text:p>368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7624">
                <text:p>3762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8689">
                <text:p>3868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7143">
                <text:p>3714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7614">
                <text:p>3761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5836">
                <text:p>3583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4463">
                <text:p>344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202">
                <text:p>342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3757">
                <text:p>337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2585">
                <text:p>3258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2870">
                <text:p>3287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2728">
                <text:p>327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1954">
                <text:p>3195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2255">
                <text:p>3225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2704">
                <text:p>3270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2390">
                <text:p>323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111">
                <text:p>34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4969">
                <text:p>349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6446">
                <text:p>3644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7204">
                <text:p>372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7252">
                <text:p>3725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8350">
                <text:p>383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39512">
                <text:p>395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0664">
                <text:p>406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1348">
                <text:p>413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1360">
                <text:p>4136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2339">
                <text:p>423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3248">
                <text:p>4324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3829">
                <text:p>4382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1913">
                <text:p>4191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1319">
                <text:p>413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0936">
                <text:p>409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1182">
                <text:p>411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2367">
                <text:p>423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740">
                <text:p>4274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4284">
                <text:p>4428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4790">
                <text:p>4479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5245">
                <text:p>4524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4740">
                <text:p>4474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4859">
                <text:p>4485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5480">
                <text:p>4548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5816">
                <text:p>458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7317">
                <text:p>4731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8386">
                <text:p>4838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9985">
                <text:p>4998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1216">
                <text:p>512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2544">
                <text:p>5254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6602">
                <text:p>5660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60934">
                <text:p>609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7572">
                <text:p>5757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54830">
                <text:p>5483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54544">
                <text:p>5454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4290">
                <text:p>5429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6240">
                <text:p>5624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0998">
                <text:p>6099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4343">
                <text:p>6434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64254">
                <text:p>6425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7753">
                <text:p>6775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2840">
                <text:p>6284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63574">
                <text:p>6357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3934">
                <text:p>6393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5830">
                <text:p>6583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66958">
                <text:p>669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8151">
                <text:p>6815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0228">
                <text:p>7022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0321">
                <text:p>7032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3262">
                <text:p>732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4431">
                <text:p>744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5803">
                <text:p>7580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6725">
                <text:p>7672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9743">
                <text:p>7974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79719">
                <text:p>797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1193">
                <text:p>8119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1588">
                <text:p>8158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2394">
                <text:p>8239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5303">
                <text:p>85303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2863">
                <text:p>8286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1166">
                <text:p>8116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0987">
                <text:p>809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2067">
                <text:p>8206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4075">
                <text:p>8407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7133">
                <text:p>871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9405">
                <text:p>894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9605">
                <text:p>8960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90770">
                <text:p>90770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90785">
                <text:p>9078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1404">
                <text:p>9140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93100">
                <text:p>93100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94678">
                <text:p>946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95798">
                <text:p>9579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94250">
                <text:p>94250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2874">
                <text:p>9287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9162">
                <text:p>891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086">
                <text:p>8808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7618">
                <text:p>8761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9587">
                <text:p>8958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90531">
                <text:p>9053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92710">
                <text:p>927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91812">
                <text:p>9181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8372">
                <text:p>8837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84793">
                <text:p>8479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9940">
                <text:p>7994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77926">
                <text:p>7792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6526">
                <text:p>7652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76647">
                <text:p>7664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3337">
                <text:p>7333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0631">
                <text:p>7063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62449">
                <text:p>6244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5327">
                <text:p>5532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0901">
                <text:p>5090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8650">
                <text:p>48650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199">
                <text:p>4419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0735">
                <text:p>407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8033">
                <text:p>3803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4827">
                <text:p>3482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32012">
                <text:p>320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30936">
                <text:p>309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9790">
                <text:p>29790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7013">
                <text:p>2701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4725">
                <text:p>2472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923">
                <text:p>2392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4046">
                <text:p>240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245">
                <text:p>2224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1985">
                <text:p>2198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1241">
                <text:p>2124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127">
                <text:p>512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408">
                <text:p>24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111cm" style:legend-expansion="high" chart:style-name="ch2"/>
        <chart:plot-area chart:style-name="ch3" table:cell-range-address="Sheet1.G2:Sheet1.J8" chart:data-source-has-labels="column" svg:x="0.317cm" svg:y="0.196cm" svg:width="12.925cm" svg:height="8.394cm">
          <chartooo:coordinate-region svg:x="1.071cm" svg:y="0.196cm" svg:width="12.171cm" svg:height="6.335cm"/>
          <chart:axis chart:dimension="x" chart:name="primary-x" chart:style-name="ch4" chartooo:axis-type="text">
            <chart:title svg:x="5.775cm" svg:y="8.787cm" chart:style-name="ch5">
              <text:p>hyperedges</text:p>
            </chart:title>
            <chart:categories table:cell-range-address="Sheet1.G2:Sheet1.G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8" chart:class="chart:bar">
            <chart:data-point chart:repeated="7"/>
          </chart:series>
          <chart:series chart:style-name="ch9" chart:values-cell-range-address="Sheet1.I2:Sheet1.I8" chart:class="chart:bar">
            <chart:data-point chart:repeated="7"/>
          </chart:series>
          <chart:series chart:style-name="ch10" chart:values-cell-range-address="Sheet1.J2:Sheet1.J8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normalized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NaN">
                <text:p>NaN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</table:table-row>
            <table:table-row>
              <table:table-cell office:value-type="string">
                <text:p>hyperedg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3">
                <text:p>2153</text:p>
              </table:table-cell>
              <table:table-cell office:value-type="float" office:value="1.64842402383566">
                <text:p>1.64842402383566</text:p>
              </table:table-cell>
              <table:table-cell office:value-type="float" office:value="0.178610631958601">
                <text:p>0.178610631958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18">
                <text:p>2118</text:p>
              </table:table-cell>
              <table:table-cell office:value-type="float" office:value="2.90065968180054">
                <text:p>2.90065968180054</text:p>
              </table:table-cell>
              <table:table-cell office:value-type="float" office:value="0.520372526193248">
                <text:p>0.520372526193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66">
                <text:p>2166</text:p>
              </table:table-cell>
              <table:table-cell office:value-type="float" office:value="0.883581739232485">
                <text:p>0.883581739232485</text:p>
              </table:table-cell>
              <table:table-cell office:value-type="float" office:value="0.131205257598873">
                <text:p>0.131205257598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32">
                <text:p>2132</text:p>
              </table:table-cell>
              <table:table-cell office:value-type="float" office:value="1.55355630821338">
                <text:p>1.55355630821338</text:p>
              </table:table-cell>
              <table:table-cell office:value-type="float" office:value="0.284292972057578">
                <text:p>0.284292972057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0.116529084277213">
                <text:p>0.116529084277213</text:p>
              </table:table-cell>
              <table:table-cell office:value-type="float" office:value="0.0614321366865041">
                <text:p>0.06143213668650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427cm" svg:y="4.111cm" style:legend-expansion="high" chart:style-name="ch2"/>
        <chart:plot-area chart:style-name="ch3" table:cell-range-address="Sheet1.G10:Sheet1.J15" chart:data-source-has-labels="both" svg:x="0.317cm" svg:y="0.196cm" svg:width="12.793cm" svg:height="8.394cm">
          <chartooo:coordinate-region svg:x="0.991cm" svg:y="0.395cm" svg:width="12.119cm" svg:height="7.548cm"/>
          <chart:axis chart:dimension="x" chart:name="primary-x" chart:style-name="ch4" chartooo:axis-type="text">
            <chart:title svg:x="5.709cm" svg:y="8.787cm" chart:style-name="ch5">
              <text:p>hyperedges</text:p>
            </chart:title>
            <chart:categories table:cell-range-address="Sheet1.G11:Sheet1.G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11:Sheet1.H15" chart:label-cell-address="Sheet1.H10:Sheet1.H10" chart:class="chart:bar">
            <chart:data-point chart:repeated="5"/>
          </chart:series>
          <chart:series chart:style-name="ch9" chart:values-cell-range-address="Sheet1.I11:Sheet1.I15" chart:label-cell-address="Sheet1.I10:Sheet1.I10" chart:class="chart:bar">
            <chart:data-point chart:repeated="5"/>
          </chart:series>
          <chart:series chart:style-name="ch10" chart:values-cell-range-address="Sheet1.J11:Sheet1.J15" chart:label-cell-address="Sheet1.J10:Sheet1.J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Sheet1.H10:Sheet1.H10</svg:desc>
                </draw:g>
              </table:table-cell>
              <table:table-cell office:value-type="string">
                <text:p>pull bfs</text:p>
                <draw:g>
                  <svg:desc>Sheet1.I10:Sheet1.I10</svg:desc>
                </draw:g>
              </table:table-cell>
              <table:table-cell office:value-type="string">
                <text:p>opencl bfs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float" office:value="15697">
                <text:p>15697</text:p>
                <draw:g>
                  <svg:desc>Sheet1.G11:Sheet1.G15</svg:desc>
                </draw:g>
              </table:table-cell>
              <table:table-cell office:value-type="float" office:value="5.04539467017935">
                <text:p>5.04539467017935</text:p>
                <draw:g>
                  <svg:desc>Sheet1.H11:Sheet1.H15</svg:desc>
                </draw:g>
              </table:table-cell>
              <table:table-cell office:value-type="float" office:value="3.36660249265376">
                <text:p>3.36660249265376</text:p>
                <draw:g>
                  <svg:desc>Sheet1.I11:Sheet1.I15</svg:desc>
                </draw:g>
              </table:table-cell>
              <table:table-cell office:value-type="float" office:value="1">
                <text:p>1</text:p>
                <draw:g>
                  <svg:desc>Sheet1.J11:Sheet1.J15</svg:desc>
                </draw:g>
              </table:table-cell>
            </table:table-row>
            <table:table-row>
              <table:table-cell office:value-type="float" office:value="40052">
                <text:p>40052</text:p>
              </table:table-cell>
              <table:table-cell office:value-type="float" office:value="8.98811869711371">
                <text:p>8.98811869711371</text:p>
              </table:table-cell>
              <table:table-cell office:value-type="float" office:value="8.3928364437232">
                <text:p>8.3928364437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651">
                <text:p>88651</text:p>
              </table:table-cell>
              <table:table-cell office:value-type="float" office:value="17.6145370734724">
                <text:p>17.6145370734724</text:p>
              </table:table-cell>
              <table:table-cell office:value-type="float" office:value="20.2385743999101">
                <text:p>20.2385743999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7380">
                <text:p>187380</text:p>
              </table:table-cell>
              <table:table-cell office:value-type="float" office:value="17.167721756537">
                <text:p>17.167721756537</text:p>
              </table:table-cell>
              <table:table-cell office:value-type="float" office:value="27.4383335418491">
                <text:p>27.4383335418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6215">
                <text:p>336215</text:p>
              </table:table-cell>
              <table:table-cell office:value-type="float" office:value="16.7522576316672">
                <text:p>16.7522576316672</text:p>
              </table:table-cell>
              <table:table-cell office:value-type="float" office:value="30.5912244213351">
                <text:p>30.59122442133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avgTimes.C5:avgTimes.F10" chart:data-source-has-labels="both" svg:x="0.317cm" svg:y="0.979cm" svg:width="15.241cm" svg:height="8.641cm">
          <chartooo:coordinate-region svg:x="1.494cm" svg:y="0.979cm" svg:width="14.064cm" svg:height="5.684cm"/>
          <chart:axis chart:dimension="x" chart:name="primary-x" chart:style-name="ch4" chartooo:axis-type="text">
            <chart:categories table:cell-range-address="avgTimes.C6:avgTimes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Times.D6:avgTimes.D10" chart:label-cell-address="avgTimes.D5:avgTimes.D5" chart:class="chart:bar">
            <chart:data-point chart:repeated="5"/>
          </chart:series>
          <chart:series chart:style-name="ch8" chart:values-cell-range-address="avgTimes.E6:avgTimes.E10" chart:label-cell-address="avgTimes.E5:avgTimes.E5" chart:class="chart:bar">
            <chart:data-point chart:repeated="5"/>
          </chart:series>
          <chart:series chart:style-name="ch9" chart:values-cell-range-address="avgTimes.F6:avgTimes.F10" chart:label-cell-address="avgTimes.F5:avgTimes.F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avgTimes.D5:avgTimes.D5</svg:desc>
                </draw:g>
              </table:table-cell>
              <table:table-cell office:value-type="string">
                <text:p>pull bfs (s)</text:p>
                <draw:g>
                  <svg:desc>avgTimes.E5:avgTimes.E5</svg:desc>
                </draw:g>
              </table:table-cell>
              <table:table-cell office:value-type="string">
                <text:p>opencl bfs (s)</text:p>
                <draw:g>
                  <svg:desc>avgTimes.F5:avgTimes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avgTimes.C6:avgTimes.C10</svg:desc>
                </draw:g>
              </table:table-cell>
              <table:table-cell office:value-type="float" office:value="0.007447">
                <text:p>0.007447</text:p>
                <draw:g>
                  <svg:desc>avgTimes.D6:avgTimes.D10</svg:desc>
                </draw:g>
              </table:table-cell>
              <table:table-cell office:value-type="float" office:value="0.00113814">
                <text:p>0.00113814</text:p>
                <draw:g>
                  <svg:desc>avgTimes.E6:avgTimes.E10</svg:desc>
                </draw:g>
              </table:table-cell>
              <table:table-cell office:value-type="float" office:value="0.004343">
                <text:p>0.004343</text:p>
                <draw:g>
                  <svg:desc>avgTimes.F6:avgTimes.F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0.00750371">
                <text:p>0.00750371</text:p>
              </table:table-cell>
              <table:table-cell office:value-type="float" office:value="0.00135814">
                <text:p>0.00135814</text:p>
              </table:table-cell>
              <table:table-cell office:value-type="float" office:value="0.002534">
                <text:p>0.002534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0.00765286">
                <text:p>0.00765286</text:p>
              </table:table-cell>
              <table:table-cell office:value-type="float" office:value="0.001129">
                <text:p>0.001129</text:p>
              </table:table-cell>
              <table:table-cell office:value-type="float" office:value="0.00631543">
                <text:p>0.00631543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0.00738829">
                <text:p>0.00738829</text:p>
              </table:table-cell>
              <table:table-cell office:value-type="float" office:value="0.00133486">
                <text:p>0.00133486</text:p>
              </table:table-cell>
              <table:table-cell office:value-type="float" office:value="0.00478657">
                <text:p>0.00478657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000597714">
                <text:p>0.000597714</text:p>
              </table:table-cell>
              <table:table-cell office:value-type="float" office:value="0.000321429">
                <text:p>0.000321429</text:p>
              </table:table-cell>
              <table:table-cell office:value-type="float" office:value="0.00525">
                <text:p>0.00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avgTimes.C11:avgTimes.F16" chart:data-source-has-labels="both" svg:x="0.317cm" svg:y="0.979cm" svg:width="15.241cm" svg:height="8.641cm">
          <chartooo:coordinate-region svg:x="1.071cm" svg:y="1.178cm" svg:width="14.487cm" svg:height="7.795cm"/>
          <chart:axis chart:dimension="x" chart:name="primary-x" chart:style-name="ch4" chartooo:axis-type="text">
            <chart:categories table:cell-range-address="avgTimes.C12:avgTimes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Times.D12:avgTimes.D16" chart:label-cell-address="avgTimes.D11:avgTimes.D11" chart:class="chart:bar">
            <chart:data-point chart:repeated="5"/>
          </chart:series>
          <chart:series chart:style-name="ch8" chart:values-cell-range-address="avgTimes.E12:avgTimes.E16" chart:label-cell-address="avgTimes.E11:avgTimes.E11" chart:class="chart:bar">
            <chart:data-point chart:repeated="5"/>
          </chart:series>
          <chart:series chart:style-name="ch9" chart:values-cell-range-address="avgTimes.F12:avgTimes.F16" chart:label-cell-address="avgTimes.F11:avgTimes.F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avgTimes.D11:avgTimes.D11</svg:desc>
                </draw:g>
              </table:table-cell>
              <table:table-cell office:value-type="string">
                <text:p>pull bfs (s)</text:p>
                <draw:g>
                  <svg:desc>avgTimes.E11:avgTimes.E11</svg:desc>
                </draw:g>
              </table:table-cell>
              <table:table-cell office:value-type="string">
                <text:p>opencl bfs (s)</text:p>
                <draw:g>
                  <svg:desc>avgTimes.F11:avgTimes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avgTimes.C12:avgTimes.C16</svg:desc>
                </draw:g>
              </table:table-cell>
              <table:table-cell office:value-type="float" office:value="0.049906">
                <text:p>0.049906</text:p>
                <draw:g>
                  <svg:desc>avgTimes.D12:avgTimes.D16</svg:desc>
                </draw:g>
              </table:table-cell>
              <table:table-cell office:value-type="float" office:value="0.0329133">
                <text:p>0.0329133</text:p>
                <draw:g>
                  <svg:desc>avgTimes.E12:avgTimes.E16</svg:desc>
                </draw:g>
              </table:table-cell>
              <table:table-cell office:value-type="float" office:value="0.0121661">
                <text:p>0.0121661</text:p>
                <draw:g>
                  <svg:desc>avgTimes.F12:avgTimes.F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0.149972">
                <text:p>0.149972</text:p>
              </table:table-cell>
              <table:table-cell office:value-type="float" office:value="0.144892">
                <text:p>0.144892</text:p>
              </table:table-cell>
              <table:table-cell office:value-type="float" office:value="0.0218806">
                <text:p>0.0218806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0.316858">
                <text:p>0.316858</text:p>
              </table:table-cell>
              <table:table-cell office:value-type="float" office:value="0.362607">
                <text:p>0.362607</text:p>
              </table:table-cell>
              <table:table-cell office:value-type="float" office:value="0.0178157">
                <text:p>0.0178157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0.697032">
                <text:p>0.697032</text:p>
              </table:table-cell>
              <table:table-cell office:value-type="float" office:value="1.11785">
                <text:p>1.11785</text:p>
              </table:table-cell>
              <table:table-cell office:value-type="float" office:value="0.0401333">
                <text:p>0.0401333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1.24768">
                <text:p>1.24768</text:p>
              </table:table-cell>
              <table:table-cell office:value-type="float" office:value="2.2956">
                <text:p>2.2956</text:p>
              </table:table-cell>
              <table:table-cell office:value-type="float" office:value="0.0746554">
                <text:p>0.07465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use-zero"/>
    </style:style>
    <style:style style:name="ch3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5" style:family="chart">
      <style:graphic-properties svg:stroke-color="#b7b7b7"/>
    </style:style>
    <style:style style:name="ch6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plot-area chart:style-name="ch2" table:cell-range-address="avgTimes.J5:avgTimes.M10" chart:data-source-has-labels="both" svg:x="0.317cm" svg:y="0.196cm" svg:width="15.241cm" svg:height="9.424cm">
          <chartooo:coordinate-region svg:x="1.269cm" svg:y="0.196cm" svg:width="14.289cm" svg:height="6.467cm"/>
          <chart:axis chart:dimension="x" chart:name="primary-x" chart:style-name="ch3" chartooo:axis-type="text">
            <chart:categories table:cell-range-address="avgTimes.J6:avgTimes.J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vgTimes.K6:avgTimes.K10" chart:label-cell-address="avgTimes.K5:avgTimes.K5" chart:class="chart:bar">
            <chart:data-point chart:repeated="5"/>
          </chart:series>
          <chart:series chart:style-name="ch7" chart:values-cell-range-address="avgTimes.L6:avgTimes.L10" chart:label-cell-address="avgTimes.L5:avgTimes.L5" chart:class="chart:bar">
            <chart:data-point chart:repeated="5"/>
          </chart:series>
          <chart:series chart:style-name="ch8" chart:values-cell-range-address="avgTimes.M6:avgTimes.M10" chart:label-cell-address="avgTimes.M5:avgTimes.M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avgTimes.K5:avgTimes.K5</svg:desc>
                </draw:g>
              </table:table-cell>
              <table:table-cell office:value-type="string">
                <text:p>pull bfs</text:p>
                <draw:g>
                  <svg:desc>avgTimes.L5:avgTimes.L5</svg:desc>
                </draw:g>
              </table:table-cell>
              <table:table-cell office:value-type="string">
                <text:p>opencl bfs</text:p>
                <draw:g>
                  <svg:desc>avgTimes.M5:avgTimes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avgTimes.J6:avgTimes.J10</svg:desc>
                </draw:g>
              </table:table-cell>
              <table:table-cell office:value-type="float" office:value="1.7147133317983">
                <text:p>1.7147133317983</text:p>
                <draw:g>
                  <svg:desc>avgTimes.K6:avgTimes.K10</svg:desc>
                </draw:g>
              </table:table-cell>
              <table:table-cell office:value-type="float" office:value="0.262063090029933">
                <text:p>0.262063090029933</text:p>
                <draw:g>
                  <svg:desc>avgTimes.L6:avgTimes.L10</svg:desc>
                </draw:g>
              </table:table-cell>
              <table:table-cell office:value-type="float" office:value="1">
                <text:p>1</text:p>
                <draw:g>
                  <svg:desc>avgTimes.M6:avgTimes.M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2.96121152328335">
                <text:p>2.96121152328335</text:p>
              </table:table-cell>
              <table:table-cell office:value-type="float" office:value="0.535966850828729">
                <text:p>0.535966850828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1.21177180334514">
                <text:p>1.21177180334514</text:p>
              </table:table-cell>
              <table:table-cell office:value-type="float" office:value="0.178768508240927">
                <text:p>0.178768508240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1.54354579584128">
                <text:p>1.54354579584128</text:p>
              </table:table-cell>
              <table:table-cell office:value-type="float" office:value="0.27887610543667">
                <text:p>0.27887610543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113850285714286">
                <text:p>0.113850285714286</text:p>
              </table:table-cell>
              <table:table-cell office:value-type="float" office:value="0.0612245714285714">
                <text:p>0.061224571428571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963cm" svg:y="0.185cm" style:legend-expansion="wide" chart:style-name="ch2"/>
        <chart:plot-area chart:style-name="ch3" table:cell-range-address="avgTimes.J11:avgTimes.M16" chart:data-source-has-labels="both" svg:x="0.317cm" svg:y="0.979cm" svg:width="15.241cm" svg:height="8.641cm">
          <chartooo:coordinate-region svg:x="0.991cm" svg:y="1.178cm" svg:width="14.567cm" svg:height="7.795cm"/>
          <chart:axis chart:dimension="x" chart:name="primary-x" chart:style-name="ch4" chartooo:axis-type="text">
            <chart:categories table:cell-range-address="avgTimes.J12:avgTimes.J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Times.K12:avgTimes.K16" chart:label-cell-address="avgTimes.K11:avgTimes.K11" chart:class="chart:bar">
            <chart:data-point chart:repeated="5"/>
          </chart:series>
          <chart:series chart:style-name="ch8" chart:values-cell-range-address="avgTimes.L12:avgTimes.L16" chart:label-cell-address="avgTimes.L11:avgTimes.L11" chart:class="chart:bar">
            <chart:data-point chart:repeated="5"/>
          </chart:series>
          <chart:series chart:style-name="ch9" chart:values-cell-range-address="avgTimes.M12:avgTimes.M16" chart:label-cell-address="avgTimes.M11:avgTimes.M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</text:p>
                <draw:g>
                  <svg:desc>avgTimes.K11:avgTimes.K11</svg:desc>
                </draw:g>
              </table:table-cell>
              <table:table-cell office:value-type="string">
                <text:p>pull bfs</text:p>
                <draw:g>
                  <svg:desc>avgTimes.L11:avgTimes.L11</svg:desc>
                </draw:g>
              </table:table-cell>
              <table:table-cell office:value-type="string">
                <text:p>opencl bfs</text:p>
                <draw:g>
                  <svg:desc>avgTimes.M11:avgTimes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7k</text:p>
                <draw:g>
                  <svg:desc>avgTimes.J12:avgTimes.J16</svg:desc>
                </draw:g>
              </table:table-cell>
              <table:table-cell office:value-type="float" office:value="4.10205406827167">
                <text:p>4.10205406827167</text:p>
                <draw:g>
                  <svg:desc>avgTimes.K12:avgTimes.K16</svg:desc>
                </draw:g>
              </table:table-cell>
              <table:table-cell office:value-type="float" office:value="2.70532874133864">
                <text:p>2.70532874133864</text:p>
                <draw:g>
                  <svg:desc>avgTimes.L12:avgTimes.L16</svg:desc>
                </draw:g>
              </table:table-cell>
              <table:table-cell office:value-type="float" office:value="1">
                <text:p>1</text:p>
                <draw:g>
                  <svg:desc>avgTimes.M12:avgTimes.M16</svg:desc>
                </draw:g>
              </table:table-cell>
            </table:table-row>
            <table:table-row>
              <table:table-cell office:value-type="string">
                <text:p>190k</text:p>
              </table:table-cell>
              <table:table-cell office:value-type="float" office:value="6.85410820544226">
                <text:p>6.85410820544226</text:p>
              </table:table-cell>
              <table:table-cell office:value-type="float" office:value="6.62193906931254">
                <text:p>6.6219390693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k</text:p>
              </table:table-cell>
              <table:table-cell office:value-type="float" office:value="17.7853241803578">
                <text:p>17.7853241803578</text:p>
              </table:table-cell>
              <table:table-cell office:value-type="float" office:value="20.353227771011">
                <text:p>20.35322777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k</text:p>
              </table:table-cell>
              <table:table-cell office:value-type="float" office:value="17.3679214019281">
                <text:p>17.3679214019281</text:p>
              </table:table-cell>
              <table:table-cell office:value-type="float" office:value="27.8534284496914">
                <text:p>27.85342844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6M</text:p>
              </table:table-cell>
              <table:table-cell office:value-type="float" office:value="16.7125218001645">
                <text:p>16.7125218001645</text:p>
              </table:table-cell>
              <table:table-cell office:value-type="float" office:value="30.7492827042652">
                <text:p>30.74928270426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dc3912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99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4.129cm" svg:y="0.185cm" style:legend-expansion="wide" chart:style-name="ch2"/>
        <chart:plot-area chart:style-name="ch3" table:cell-range-address="'avgTimes sertial opt'.C5:'avgTimes sertial opt'.F10" chart:data-source-has-labels="both" svg:x="0.317cm" svg:y="0.979cm" svg:width="15.241cm" svg:height="8.641cm">
          <chartooo:coordinate-region svg:x="1.494cm" svg:y="0.979cm" svg:width="14.064cm" svg:height="5.684cm"/>
          <chart:axis chart:dimension="x" chart:name="primary-x" chart:style-name="ch4" chartooo:axis-type="text">
            <chart:categories table:cell-range-address="'avgTimes sertial opt'.C6:'avgTimes sertial opt'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Times sertial opt'.D6:'avgTimes sertial opt'.D10" chart:label-cell-address="'avgTimes sertial opt'.D5:'avgTimes sertial opt'.D5" chart:class="chart:bar">
            <chart:data-point chart:repeated="5"/>
          </chart:series>
          <chart:series chart:style-name="ch8" chart:values-cell-range-address="'avgTimes sertial opt'.E6:'avgTimes sertial opt'.E10" chart:label-cell-address="'avgTimes sertial opt'.E5:'avgTimes sertial opt'.E5" chart:class="chart:bar">
            <chart:data-point chart:repeated="5"/>
          </chart:series>
          <chart:series chart:style-name="ch9" chart:values-cell-range-address="'avgTimes sertial opt'.F6:'avgTimes sertial opt'.F10" chart:label-cell-address="'avgTimes sertial opt'.F5:'avgTimes sertial opt'.F5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sh bfs (s)</text:p>
                <draw:g>
                  <svg:desc>'avgTimes sertial opt'.D5:'avgTimes sertial opt'.D5</svg:desc>
                </draw:g>
              </table:table-cell>
              <table:table-cell office:value-type="string">
                <text:p>pull bfs (s)</text:p>
                <draw:g>
                  <svg:desc>'avgTimes sertial opt'.E5:'avgTimes sertial opt'.E5</svg:desc>
                </draw:g>
              </table:table-cell>
              <table:table-cell office:value-type="string">
                <text:p>opencl bfs (s)</text:p>
                <draw:g>
                  <svg:desc>'avgTimes sertial opt'.F5:'avgTimes sertial opt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ph128Ki_88637</text:p>
                <draw:g>
                  <svg:desc>'avgTimes sertial opt'.C6:'avgTimes sertial opt'.C10</svg:desc>
                </draw:g>
              </table:table-cell>
              <table:table-cell office:value-type="float" office:value="0.0027882">
                <text:p>0.0027882</text:p>
                <draw:g>
                  <svg:desc>'avgTimes sertial opt'.D6:'avgTimes sertial opt'.D10</svg:desc>
                </draw:g>
              </table:table-cell>
              <table:table-cell office:value-type="float" office:value="0.0006546">
                <text:p>0.0006546</text:p>
                <draw:g>
                  <svg:desc>'avgTimes sertial opt'.E6:'avgTimes sertial opt'.E10</svg:desc>
                </draw:g>
              </table:table-cell>
              <table:table-cell office:value-type="float" office:value="0.0042482">
                <text:p>0.0042482</text:p>
                <draw:g>
                  <svg:desc>'avgTimes sertial opt'.F6:'avgTimes sertial opt'.F10</svg:desc>
                </draw:g>
              </table:table-cell>
            </table:table-row>
            <table:table-row>
              <table:table-cell office:value-type="string">
                <text:p>graph128Ki_25114</text:p>
              </table:table-cell>
              <table:table-cell office:value-type="float" office:value="0.0027856">
                <text:p>0.0027856</text:p>
              </table:table-cell>
              <table:table-cell office:value-type="float" office:value="0.00071">
                <text:p>0.00071</text:p>
              </table:table-cell>
              <table:table-cell office:value-type="float" office:value="0.0026014">
                <text:p>0.0026014</text:p>
              </table:table-cell>
            </table:table-row>
            <table:table-row>
              <table:table-cell office:value-type="string">
                <text:p>afterMigr_81334</text:p>
              </table:table-cell>
              <table:table-cell office:value-type="float" office:value="0.0028126">
                <text:p>0.0028126</text:p>
              </table:table-cell>
              <table:table-cell office:value-type="float" office:value="0.0006824">
                <text:p>0.0006824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afterMigr_1457</text:p>
              </table:table-cell>
              <table:table-cell office:value-type="float" office:value="0.002753">
                <text:p>0.002753</text:p>
              </table:table-cell>
              <table:table-cell office:value-type="float" office:value="0.0006798">
                <text:p>0.0006798</text:p>
              </table:table-cell>
              <table:table-cell office:value-type="float" office:value="0.0047898">
                <text:p>0.0047898</text:p>
              </table:table-cell>
            </table:table-row>
            <table:table-row>
              <table:table-cell office:value-type="string">
                <text:p>cube</text:p>
              </table:table-cell>
              <table:table-cell office:value-type="float" office:value="0.0002704">
                <text:p>0.0002704</text:p>
              </table:table-cell>
              <table:table-cell office:value-type="float" office:value="0.000183">
                <text:p>0.000183</text:p>
              </table:table-cell>
              <table:table-cell office:value-type="float" office:value="0.0052628">
                <text:p>0.00526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